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15.98937in" svg:y="0.2216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23.07953in" svg:y="0.30118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6.00827in" svg:y="4.03622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23.11142in" svg:y="4.4059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16.20551in" svg:y="8.14567in" svg:width="20.7874in" svg:height="11.69213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number-columns-repeated="16377" table:default-cell-style-name="ce1"/>
        <table:table-row table:style-name="ro1">
          <table:table-cell table:number-columns-repeated="7" table:style-name="ce1"/>
          <table:table-cell office:value-type="string" table:style-name="ce1">
            <text:p>1D_E1</text:p>
          </table:table-cell>
          <table:table-cell table:number-columns-repeated="6" table:style-name="ce1"/>
          <table:table-cell office:value-type="string" table:style-name="ce1">
            <text:p>1D_E2</text:p>
          </table:table-cell>
          <table:table-cell table:number-columns-repeated="16369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kEpsilon standard</text:p>
          </table:table-cell>
          <table:table-cell table:number-columns-repeated="6" table:style-name="ce1"/>
          <table:table-cell office:value-type="string" table:style-name="ce1">
            <text:p>kEpsilon standard - Interpolation Scheme U</text:p>
          </table:table-cell>
          <table:table-cell table:number-columns-repeated="16369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i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lion</text:p>
          </table:table-cell>
          <table:table-cell table:number-columns-repeated="4" table:style-name="ce1"/>
          <table:table-cell office:value-type="string" table:style-name="ce1">
            <text:p>iter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Millio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k_Analytic</text:p>
          </table:table-cell>
          <table:table-cell office:value-type="string" table:style-name="ce2">
            <text:p>e_Analytic</text:p>
          </table:table-cell>
          <table:table-cell office:value-type="string" table:style-name="ce2">
            <text:p>U_Analytic</text:p>
          </table:table-cell>
          <table:table-cell office:value-type="string" table:style-name="ce2">
            <text:p>nut_Analytic</text:p>
          </table:table-cell>
          <table:table-cell office:value-type="string" table:style-name="ce2">
            <text:p>u*</text:p>
          </table:table-cell>
          <table:table-cell table:style-name="ce1"/>
          <table:table-cell office:value-type="string" table:style-name="ce1">
            <text:p>U_CFD-1</text:p>
          </table:table-cell>
          <table:table-cell office:value-type="string" table:style-name="ce1">
            <text:p>epsilon_CFD-1</text:p>
          </table:table-cell>
          <table:table-cell office:value-type="string" table:style-name="ce1">
            <text:p>k_CFD-1</text:p>
          </table:table-cell>
          <table:table-cell office:value-type="string" table:style-name="ce1">
            <text:p>nut_CFD-1</text:p>
          </table:table-cell>
          <table:table-cell office:value-type="string" table:style-name="ce1">
            <text:p>Points:2</text:p>
          </table:table-cell>
          <table:table-cell table:number-columns-repeated="2" table:style-name="ce1"/>
          <table:table-cell office:value-type="string" table:style-name="ce1">
            <text:p>U_CFD-2</text:p>
          </table:table-cell>
          <table:table-cell office:value-type="string" table:style-name="ce1">
            <text:p>epsilon_CFD-2</text:p>
          </table:table-cell>
          <table:table-cell office:value-type="string" table:style-name="ce1">
            <text:p>k_CFD-2</text:p>
          </table:table-cell>
          <table:table-cell office:value-type="string" table:style-name="ce1">
            <text:p>nut_CFD-2</text:p>
          </table:table-cell>
          <table:table-cell office:value-type="string" table:style-name="ce1">
            <text:p>Points:2</text:p>
          </table:table-cell>
          <table:table-cell table:number-columns-repeated="16365"/>
        </table:table-row>
        <table:table-row table:style-name="ro1">
          <table:table-cell office:value-type="float" office:value="5.0000000000000001E-4" table:style-name="ce2">
            <text:p>0.00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006.9979019095874" table:formula="of:=(0.76^3/(0.41*([.A8]+0.00003347)))" table:style-name="ce2">
            <text:p>2006.997902</text:p>
          </table:table-cell>
          <table:table-cell office:value-type="float" office:value="5.1323232301162909" table:formula="of:=(0.76/0.41)*LN(([.A8]+0.00003347)/0.00003347)" table:style-name="ce2">
            <text:p>5.13232323</text:p>
          </table:table-cell>
          <table:table-cell office:value-type="float" office:value="1.6622925199999994E-4" table:formula="of:=0.09*[.B8]^2/[.C8]" table:style-name="ce2">
            <text:p>0.000166229</text:p>
          </table:table-cell>
          <table:table-cell office:value-type="float" office:value="0.76" table:formula="of:=[.B8]^0.5*0.09^0.25" table:style-name="ce2">
            <text:p>0.76</text:p>
          </table:table-cell>
          <table:table-cell table:style-name="ce1"/>
          <table:table-cell office:value-type="float" office:value="5.1234000000000002" table:formula="of:=['1D_E1'.A2]" table:style-name="ce1">
            <text:p>5.1234</text:p>
          </table:table-cell>
          <table:table-cell office:value-type="float" office:value="2044.5" table:formula="of:=['1D_E1'.B2]" table:style-name="ce1">
            <text:p>2044.5</text:p>
          </table:table-cell>
          <table:table-cell office:value-type="float" office:value="1.9492" table:formula="of:=['1D_E1'.C2]" table:style-name="ce1">
            <text:p>1.9492</text:p>
          </table:table-cell>
          <table:table-cell office:value-type="float" office:value="1.6725999999999999E-4" table:formula="of:=['1D_E1'.D2]" table:style-name="ce1">
            <text:p>0.00016726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2" table:style-name="ce1"/>
          <table:table-cell office:value-type="float" office:value="5.1234000000000002" table:formula="of:=['1D_E2'.A2]" table:style-name="ce1">
            <text:p>5.1234</text:p>
          </table:table-cell>
          <table:table-cell office:value-type="float" office:value="2044.5" table:formula="of:=['1D_E2'.B2]" table:style-name="ce1">
            <text:p>2044.5</text:p>
          </table:table-cell>
          <table:table-cell office:value-type="float" office:value="1.9492" table:formula="of:=['1D_E2'.C2]" table:style-name="ce1">
            <text:p>1.9492</text:p>
          </table:table-cell>
          <table:table-cell office:value-type="float" office:value="1.6725999999999999E-4" table:formula="of:=['1D_E2'.D2]" table:style-name="ce1">
            <text:p>0.00016726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65"/>
        </table:table-row>
        <table:table-row table:style-name="ro1">
          <table:table-cell office:value-type="float" office:value="1.5E-3" table:formula="of:=[.A8]+0.001" table:style-name="ce2">
            <text:p>0.00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698.20288022048521" table:formula="of:=(0.76^3/(0.41*([.A9]+0.00003347)))" table:style-name="ce2">
            <text:p>698.2028802</text:p>
          </table:table-cell>
          <table:table-cell office:value-type="float" office:value="7.0895745557001089" table:formula="of:=(0.76/0.41)*LN(([.A9]+0.00003347)/0.00003347)" table:style-name="ce2">
            <text:p>7.089574556</text:p>
          </table:table-cell>
          <table:table-cell office:value-type="float" office:value="4.778292519999999E-4" table:formula="of:=0.09*[.B9]^2/[.C9]" table:style-name="ce2">
            <text:p>0.000477829</text:p>
          </table:table-cell>
          <table:table-cell office:value-type="float" office:value="0.76" table:formula="of:=[.B9]^0.5*0.09^0.25" table:style-name="ce2">
            <text:p>0.76</text:p>
          </table:table-cell>
          <table:table-cell table:style-name="ce1"/>
          <table:table-cell office:value-type="float" office:value="6.9522000000000004" table:formula="of:=['1D_E1'.A3]" table:style-name="ce1">
            <text:p>6.9522</text:p>
          </table:table-cell>
          <table:table-cell office:value-type="float" office:value="823.04" table:formula="of:=['1D_E1'.B3]" table:style-name="ce1">
            <text:p>823.04</text:p>
          </table:table-cell>
          <table:table-cell office:value-type="float" office:value="1.9997" table:formula="of:=['1D_E1'.C3]" table:style-name="ce1">
            <text:p>1.9997</text:p>
          </table:table-cell>
          <table:table-cell office:value-type="float" office:value="4.3724999999999998E-4" table:formula="of:=['1D_E1'.D3]" table:style-name="ce1">
            <text:p>0.00043725</text:p>
          </table:table-cell>
          <table:table-cell office:value-type="float" office:value="1.5E-3" table:style-name="ce1">
            <text:p>0.0015</text:p>
          </table:table-cell>
          <table:table-cell table:number-columns-repeated="2" table:style-name="ce1"/>
          <table:table-cell office:value-type="float" office:value="6.9522000000000004" table:formula="of:=['1D_E2'.A3]" table:style-name="ce1">
            <text:p>6.9522</text:p>
          </table:table-cell>
          <table:table-cell office:value-type="float" office:value="823.04" table:formula="of:=['1D_E2'.B3]" table:style-name="ce1">
            <text:p>823.04</text:p>
          </table:table-cell>
          <table:table-cell office:value-type="float" office:value="1.9997" table:formula="of:=['1D_E2'.C3]" table:style-name="ce1">
            <text:p>1.9997</text:p>
          </table:table-cell>
          <table:table-cell office:value-type="float" office:value="4.3724999999999998E-4" table:formula="of:=['1D_E2'.D3]" table:style-name="ce1">
            <text:p>0.00043725</text:p>
          </table:table-cell>
          <table:table-cell office:value-type="float" office:value="1.5E-3" table:style-name="ce1">
            <text:p>0.0015</text:p>
          </table:table-cell>
          <table:table-cell table:number-columns-repeated="16365"/>
        </table:table-row>
        <table:table-row table:style-name="ro1">
          <table:table-cell office:value-type="float" office:value="2.5000000000000001E-3" table:formula="of:=[.A9]+0.001" table:style-name="ce2">
            <text:p>0.00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22.61134757139712" table:formula="of:=(0.76^3/(0.41*([.A10]+0.00003347)))" table:style-name="ce2">
            <text:p>422.6113476</text:p>
          </table:table-cell>
          <table:table-cell office:value-type="float" office:value="8.0202163607445307" table:formula="of:=(0.76/0.41)*LN(([.A10]+0.00003347)/0.00003347)" table:style-name="ce2">
            <text:p>8.020216361</text:p>
          </table:table-cell>
          <table:table-cell office:value-type="float" office:value="7.8942925199999988E-4" table:formula="of:=0.09*[.B10]^2/[.C10]" table:style-name="ce2">
            <text:p>0.000789429</text:p>
          </table:table-cell>
          <table:table-cell office:value-type="float" office:value="0.76" table:formula="of:=[.B10]^0.5*0.09^0.25" table:style-name="ce2">
            <text:p>0.76</text:p>
          </table:table-cell>
          <table:table-cell table:style-name="ce1"/>
          <table:table-cell office:value-type="float" office:value="7.9219999999999997" table:formula="of:=['1D_E1'.A4]" table:style-name="ce1">
            <text:p>7.922</text:p>
          </table:table-cell>
          <table:table-cell office:value-type="float" office:value="479.45" table:formula="of:=['1D_E1'.B4]" table:style-name="ce1">
            <text:p>479.45</text:p>
          </table:table-cell>
          <table:table-cell office:value-type="float" office:value="1.9711000000000001" table:formula="of:=['1D_E1'.C4]" table:style-name="ce1">
            <text:p>1.9711</text:p>
          </table:table-cell>
          <table:table-cell office:value-type="float" office:value="7.2931000000000005E-4" table:formula="of:=['1D_E1'.D4]" table:style-name="ce1">
            <text:p>0.000729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2" table:style-name="ce1"/>
          <table:table-cell office:value-type="float" office:value="7.9219999999999997" table:formula="of:=['1D_E2'.A4]" table:style-name="ce1">
            <text:p>7.922</text:p>
          </table:table-cell>
          <table:table-cell office:value-type="float" office:value="479.45" table:formula="of:=['1D_E2'.B4]" table:style-name="ce1">
            <text:p>479.45</text:p>
          </table:table-cell>
          <table:table-cell office:value-type="float" office:value="1.9711000000000001" table:formula="of:=['1D_E2'.C4]" table:style-name="ce1">
            <text:p>1.9711</text:p>
          </table:table-cell>
          <table:table-cell office:value-type="float" office:value="7.2931000000000005E-4" table:formula="of:=['1D_E2'.D4]" table:style-name="ce1">
            <text:p>0.000729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65"/>
        </table:table-row>
        <table:table-row table:style-name="ro1">
          <table:table-cell office:value-type="float" office:value="3.5000000000000001E-3" table:formula="of:=[.A10]+0.001" table:style-name="ce2">
            <text:p>0.00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03.00898853866238" table:formula="of:=(0.76^3/(0.41*([.A11]+0.00003347)))" table:style-name="ce2">
            <text:p>303.0089885</text:p>
          </table:table-cell>
          <table:table-cell office:value-type="float" office:value="8.6369109209185773" table:formula="of:=(0.76/0.41)*LN(([.A11]+0.00003347)/0.00003347)" table:style-name="ce2">
            <text:p>8.636910921</text:p>
          </table:table-cell>
          <table:table-cell office:value-type="float" office:value="1.101029252E-3" table:formula="of:=0.09*[.B11]^2/[.C11]" table:style-name="ce2">
            <text:p>0.001101029</text:p>
          </table:table-cell>
          <table:table-cell office:value-type="float" office:value="0.76" table:formula="of:=[.B11]^0.5*0.09^0.25" table:style-name="ce2">
            <text:p>0.76</text:p>
          </table:table-cell>
          <table:table-cell table:style-name="ce1"/>
          <table:table-cell office:value-type="float" office:value="8.5683000000000007" table:formula="of:=['1D_E1'.A5]" table:style-name="ce1">
            <text:p>8.5683</text:p>
          </table:table-cell>
          <table:table-cell office:value-type="float" office:value="332.22" table:formula="of:=['1D_E1'.B5]" table:style-name="ce1">
            <text:p>332.22</text:p>
          </table:table-cell>
          <table:table-cell office:value-type="float" office:value="1.9557" table:formula="of:=['1D_E1'.C5]" table:style-name="ce1">
            <text:p>1.9557</text:p>
          </table:table-cell>
          <table:table-cell office:value-type="float" office:value="1.0361999999999999E-3" table:formula="of:=['1D_E1'.D5]" table:style-name="ce1">
            <text:p>0.0010362</text:p>
          </table:table-cell>
          <table:table-cell office:value-type="float" office:value="3.5000000000000001E-3" table:style-name="ce1">
            <text:p>0.0035</text:p>
          </table:table-cell>
          <table:table-cell table:number-columns-repeated="2" table:style-name="ce1"/>
          <table:table-cell office:value-type="float" office:value="8.5683000000000007" table:formula="of:=['1D_E2'.A5]" table:style-name="ce1">
            <text:p>8.5683</text:p>
          </table:table-cell>
          <table:table-cell office:value-type="float" office:value="332.22" table:formula="of:=['1D_E2'.B5]" table:style-name="ce1">
            <text:p>332.22</text:p>
          </table:table-cell>
          <table:table-cell office:value-type="float" office:value="1.9557" table:formula="of:=['1D_E2'.C5]" table:style-name="ce1">
            <text:p>1.9557</text:p>
          </table:table-cell>
          <table:table-cell office:value-type="float" office:value="1.0361999999999999E-3" table:formula="of:=['1D_E2'.D5]" table:style-name="ce1">
            <text:p>0.0010362</text:p>
          </table:table-cell>
          <table:table-cell office:value-type="float" office:value="3.5000000000000001E-3" table:style-name="ce1">
            <text:p>0.0035</text:p>
          </table:table-cell>
          <table:table-cell table:number-columns-repeated="16365"/>
        </table:table-row>
        <table:table-row table:style-name="ro1">
          <table:table-cell office:value-type="float" office:value="4.5000000000000005E-3" table:formula="of:=[.A11]+0.001" table:style-name="ce2">
            <text:p>0.00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36.17078545390339" table:formula="of:=(0.76^3/(0.41*([.A12]+0.00003347)))" table:style-name="ce2">
            <text:p>236.1707855</text:p>
          </table:table-cell>
          <table:table-cell office:value-type="float" office:value="9.098856085298241" table:formula="of:=(0.76/0.41)*LN(([.A12]+0.00003347)/0.00003347)" table:style-name="ce2">
            <text:p>9.098856085</text:p>
          </table:table-cell>
          <table:table-cell office:value-type="float" office:value="1.4126292519999997E-3" table:formula="of:=0.09*[.B12]^2/[.C12]" table:style-name="ce2">
            <text:p>0.001412629</text:p>
          </table:table-cell>
          <table:table-cell office:value-type="float" office:value="0.76" table:formula="of:=[.B12]^0.5*0.09^0.25" table:style-name="ce2">
            <text:p>0.76</text:p>
          </table:table-cell>
          <table:table-cell table:style-name="ce1"/>
          <table:table-cell office:value-type="float" office:value="9.0484000000000009" table:formula="of:=['1D_E1'.A6]" table:style-name="ce1">
            <text:p>9.0484</text:p>
          </table:table-cell>
          <table:table-cell office:value-type="float" office:value="252.67" table:formula="of:=['1D_E1'.B6]" table:style-name="ce1">
            <text:p>252.67</text:p>
          </table:table-cell>
          <table:table-cell office:value-type="float" office:value="1.9473" table:formula="of:=['1D_E1'.C6]" table:style-name="ce1">
            <text:p>1.9473</text:p>
          </table:table-cell>
          <table:table-cell office:value-type="float" office:value="1.3506E-3" table:formula="of:=['1D_E1'.D6]" table:style-name="ce1">
            <text:p>0.0013506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2" table:style-name="ce1"/>
          <table:table-cell office:value-type="float" office:value="9.0484000000000009" table:formula="of:=['1D_E2'.A6]" table:style-name="ce1">
            <text:p>9.0484</text:p>
          </table:table-cell>
          <table:table-cell office:value-type="float" office:value="252.67" table:formula="of:=['1D_E2'.B6]" table:style-name="ce1">
            <text:p>252.67</text:p>
          </table:table-cell>
          <table:table-cell office:value-type="float" office:value="1.9473" table:formula="of:=['1D_E2'.C6]" table:style-name="ce1">
            <text:p>1.9473</text:p>
          </table:table-cell>
          <table:table-cell office:value-type="float" office:value="1.3506E-3" table:formula="of:=['1D_E2'.D6]" table:style-name="ce1">
            <text:p>0.0013506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65"/>
        </table:table-row>
        <table:table-row table:style-name="ro1">
          <table:table-cell office:value-type="float" office:value="5.5000000000000005E-3" table:formula="of:=[.A12]+0.001" table:style-name="ce2">
            <text:p>0.00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93.49037235797923" table:formula="of:=(0.76^3/(0.41*([.A13]+0.00003347)))" table:style-name="ce2">
            <text:p>193.4903724</text:p>
          </table:table-cell>
          <table:table-cell office:value-type="float" office:value="9.4683411229195862" table:formula="of:=(0.76/0.41)*LN(([.A13]+0.00003347)/0.00003347)" table:style-name="ce2">
            <text:p>9.468341123</text:p>
          </table:table-cell>
          <table:table-cell office:value-type="float" office:value="1.7242292519999999E-3" table:formula="of:=0.09*[.B13]^2/[.C13]" table:style-name="ce2">
            <text:p>0.001724229</text:p>
          </table:table-cell>
          <table:table-cell office:value-type="float" office:value="0.76" table:formula="of:=[.B13]^0.5*0.09^0.25" table:style-name="ce2">
            <text:p>0.76</text:p>
          </table:table-cell>
          <table:table-cell table:style-name="ce1"/>
          <table:table-cell office:value-type="float" office:value="9.4288000000000007" table:formula="of:=['1D_E1'.A7]" table:style-name="ce1">
            <text:p>9.4288</text:p>
          </table:table-cell>
          <table:table-cell office:value-type="float" office:value="203.37" table:formula="of:=['1D_E1'.B7]" table:style-name="ce1">
            <text:p>203.37</text:p>
          </table:table-cell>
          <table:table-cell office:value-type="float" office:value="1.9421999999999999" table:formula="of:=['1D_E1'.C7]" table:style-name="ce1">
            <text:p>1.9422</text:p>
          </table:table-cell>
          <table:table-cell office:value-type="float" office:value="1.6693999999999999E-3" table:formula="of:=['1D_E1'.D7]" table:style-name="ce1">
            <text:p>0.0016694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2" table:style-name="ce1"/>
          <table:table-cell office:value-type="float" office:value="9.4288000000000007" table:formula="of:=['1D_E2'.A7]" table:style-name="ce1">
            <text:p>9.4288</text:p>
          </table:table-cell>
          <table:table-cell office:value-type="float" office:value="203.37" table:formula="of:=['1D_E2'.B7]" table:style-name="ce1">
            <text:p>203.37</text:p>
          </table:table-cell>
          <table:table-cell office:value-type="float" office:value="1.9421999999999999" table:formula="of:=['1D_E2'.C7]" table:style-name="ce1">
            <text:p>1.9422</text:p>
          </table:table-cell>
          <table:table-cell office:value-type="float" office:value="1.6693999999999999E-3" table:formula="of:=['1D_E2'.D7]" table:style-name="ce1">
            <text:p>0.0016694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65"/>
        </table:table-row>
        <table:table-row table:style-name="ro1">
          <table:table-cell office:value-type="float" office:value="6.5000000000000006E-3" table:formula="of:=[.A13]+0.001" table:style-name="ce2">
            <text:p>0.00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63.87511854063879" table:formula="of:=(0.76^3/(0.41*([.A14]+0.00003347)))" table:style-name="ce2">
            <text:p>163.8751185</text:p>
          </table:table-cell>
          <table:table-cell office:value-type="float" office:value="9.7762766078088461" table:formula="of:=(0.76/0.41)*LN(([.A14]+0.00003347)/0.00003347)" table:style-name="ce2">
            <text:p>9.776276608</text:p>
          </table:table-cell>
          <table:table-cell office:value-type="float" office:value="2.0358292519999997E-3" table:formula="of:=0.09*[.B14]^2/[.C14]" table:style-name="ce2">
            <text:p>0.002035829</text:p>
          </table:table-cell>
          <table:table-cell office:value-type="float" office:value="0.76" table:formula="of:=[.B14]^0.5*0.09^0.25" table:style-name="ce2">
            <text:p>0.76</text:p>
          </table:table-cell>
          <table:table-cell table:style-name="ce1"/>
          <table:table-cell office:value-type="float" office:value="9.7432999999999996" table:formula="of:=['1D_E1'.A8]" table:style-name="ce1">
            <text:p>9.7433</text:p>
          </table:table-cell>
          <table:table-cell office:value-type="float" office:value="169.98" table:formula="of:=['1D_E1'.B8]" table:style-name="ce1">
            <text:p>169.98</text:p>
          </table:table-cell>
          <table:table-cell office:value-type="float" office:value="1.9391" table:formula="of:=['1D_E1'.C8]" table:style-name="ce1">
            <text:p>1.9391</text:p>
          </table:table-cell>
          <table:table-cell office:value-type="float" office:value="1.9908999999999999E-3" table:formula="of:=['1D_E1'.D8]" table:style-name="ce1">
            <text:p>0.0019909</text:p>
          </table:table-cell>
          <table:table-cell office:value-type="float" office:value="6.4999999999999997E-3" table:style-name="ce1">
            <text:p>0.0065</text:p>
          </table:table-cell>
          <table:table-cell table:number-columns-repeated="2" table:style-name="ce1"/>
          <table:table-cell office:value-type="float" office:value="9.7432999999999996" table:formula="of:=['1D_E2'.A8]" table:style-name="ce1">
            <text:p>9.7433</text:p>
          </table:table-cell>
          <table:table-cell office:value-type="float" office:value="169.98" table:formula="of:=['1D_E2'.B8]" table:style-name="ce1">
            <text:p>169.98</text:p>
          </table:table-cell>
          <table:table-cell office:value-type="float" office:value="1.9391" table:formula="of:=['1D_E2'.C8]" table:style-name="ce1">
            <text:p>1.9391</text:p>
          </table:table-cell>
          <table:table-cell office:value-type="float" office:value="1.9908999999999999E-3" table:formula="of:=['1D_E2'.D8]" table:style-name="ce1">
            <text:p>0.0019909</text:p>
          </table:table-cell>
          <table:table-cell office:value-type="float" office:value="6.4999999999999997E-3" table:style-name="ce1">
            <text:p>0.0065</text:p>
          </table:table-cell>
          <table:table-cell table:number-columns-repeated="16365"/>
        </table:table-row>
        <table:table-row table:style-name="ro1">
          <table:table-cell office:value-type="float" office:value="7.5000000000000006E-3" table:formula="of:=[.A14]+0.001" table:style-name="ce2">
            <text:p>0.00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2.12217885406159" table:formula="of:=(0.76^3/(0.41*([.A15]+0.00003347)))" table:style-name="ce2">
            <text:p>142.1221789</text:p>
          </table:table-cell>
          <table:table-cell office:value-type="float" office:value="10.040270139819564" table:formula="of:=(0.76/0.41)*LN(([.A15]+0.00003347)/0.00003347)" table:style-name="ce2">
            <text:p>10.04027014</text:p>
          </table:table-cell>
          <table:table-cell office:value-type="float" office:value="2.3474292519999997E-3" table:formula="of:=0.09*[.B15]^2/[.C15]" table:style-name="ce2">
            <text:p>0.002347429</text:p>
          </table:table-cell>
          <table:table-cell office:value-type="float" office:value="0.76" table:formula="of:=[.B15]^0.5*0.09^0.25" table:style-name="ce2">
            <text:p>0.76</text:p>
          </table:table-cell>
          <table:table-cell table:style-name="ce1"/>
          <table:table-cell office:value-type="float" office:value="10.010999999999999" table:formula="of:=['1D_E1'.A9]" table:style-name="ce1">
            <text:p>10.011</text:p>
          </table:table-cell>
          <table:table-cell office:value-type="float" office:value="145.93" table:formula="of:=['1D_E1'.B9]" table:style-name="ce1">
            <text:p>145.93</text:p>
          </table:table-cell>
          <table:table-cell office:value-type="float" office:value="1.9370000000000001" table:formula="of:=['1D_E1'.C9]" table:style-name="ce1">
            <text:p>1.937</text:p>
          </table:table-cell>
          <table:table-cell office:value-type="float" office:value="2.3140999999999999E-3" table:formula="of:=['1D_E1'.D9]" table:style-name="ce1">
            <text:p>0.0023141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2" table:style-name="ce1"/>
          <table:table-cell office:value-type="float" office:value="10.010999999999999" table:formula="of:=['1D_E2'.A9]" table:style-name="ce1">
            <text:p>10.011</text:p>
          </table:table-cell>
          <table:table-cell office:value-type="float" office:value="145.93" table:formula="of:=['1D_E2'.B9]" table:style-name="ce1">
            <text:p>145.93</text:p>
          </table:table-cell>
          <table:table-cell office:value-type="float" office:value="1.9370000000000001" table:formula="of:=['1D_E2'.C9]" table:style-name="ce1">
            <text:p>1.937</text:p>
          </table:table-cell>
          <table:table-cell office:value-type="float" office:value="2.3140999999999999E-3" table:formula="of:=['1D_E2'.D9]" table:style-name="ce1">
            <text:p>0.0023141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65"/>
        </table:table-row>
        <table:table-row table:style-name="ro1">
          <table:table-cell office:value-type="float" office:value="8.5000000000000006E-3" table:formula="of:=[.A15]+0.001" table:style-name="ce2">
            <text:p>0.00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5.46750275464814" table:formula="of:=(0.76^3/(0.41*([.A16]+0.00003347)))" table:style-name="ce2">
            <text:p>125.4675028</text:p>
          </table:table-cell>
          <table:table-cell office:value-type="float" office:value="10.271310731647624" table:formula="of:=(0.76/0.41)*LN(([.A16]+0.00003347)/0.00003347)" table:style-name="ce2">
            <text:p>10.27131073</text:p>
          </table:table-cell>
          <table:table-cell office:value-type="float" office:value="2.6590292520000001E-3" table:formula="of:=0.09*[.B16]^2/[.C16]" table:style-name="ce2">
            <text:p>0.002659029</text:p>
          </table:table-cell>
          <table:table-cell office:value-type="float" office:value="0.76" table:formula="of:=[.B16]^0.5*0.09^0.25" table:style-name="ce2">
            <text:p>0.76</text:p>
          </table:table-cell>
          <table:table-cell table:style-name="ce1"/>
          <table:table-cell office:value-type="float" office:value="10.244" table:formula="of:=['1D_E1'.A10]" table:style-name="ce1">
            <text:p>10.244</text:p>
          </table:table-cell>
          <table:table-cell office:value-type="float" office:value="127.8" table:formula="of:=['1D_E1'.B10]" table:style-name="ce1">
            <text:p>127.8</text:p>
          </table:table-cell>
          <table:table-cell office:value-type="float" office:value="1.9356" table:formula="of:=['1D_E1'.C10]" table:style-name="ce1">
            <text:p>1.9356</text:p>
          </table:table-cell>
          <table:table-cell office:value-type="float" office:value="2.6384999999999998E-3" table:formula="of:=['1D_E1'.D10]" table:style-name="ce1">
            <text:p>0.0026385</text:p>
          </table:table-cell>
          <table:table-cell office:value-type="float" office:value="8.5000000000000006E-3" table:style-name="ce1">
            <text:p>0.0085</text:p>
          </table:table-cell>
          <table:table-cell table:number-columns-repeated="2" table:style-name="ce1"/>
          <table:table-cell office:value-type="float" office:value="10.244" table:formula="of:=['1D_E2'.A10]" table:style-name="ce1">
            <text:p>10.244</text:p>
          </table:table-cell>
          <table:table-cell office:value-type="float" office:value="127.8" table:formula="of:=['1D_E2'.B10]" table:style-name="ce1">
            <text:p>127.8</text:p>
          </table:table-cell>
          <table:table-cell office:value-type="float" office:value="1.9356" table:formula="of:=['1D_E2'.C10]" table:style-name="ce1">
            <text:p>1.9356</text:p>
          </table:table-cell>
          <table:table-cell office:value-type="float" office:value="2.6384999999999998E-3" table:formula="of:=['1D_E2'.D10]" table:style-name="ce1">
            <text:p>0.0026385</text:p>
          </table:table-cell>
          <table:table-cell office:value-type="float" office:value="8.5000000000000006E-3" table:style-name="ce1">
            <text:p>0.0085</text:p>
          </table:table-cell>
          <table:table-cell table:number-columns-repeated="16365"/>
        </table:table-row>
        <table:table-row table:style-name="ro1">
          <table:table-cell office:value-type="float" office:value="9.5000000000000015E-3" table:formula="of:=[.A16]+0.001" table:style-name="ce2">
            <text:p>0.00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2.30676456019762" table:formula="of:=(0.76^3/(0.41*([.A17]+0.00003347)))" table:style-name="ce2">
            <text:p>112.3067646</text:p>
          </table:table-cell>
          <table:table-cell office:value-type="float" office:value="10.476719613764432" table:formula="of:=(0.76/0.41)*LN(([.A17]+0.00003347)/0.00003347)" table:style-name="ce2">
            <text:p>10.47671961</text:p>
          </table:table-cell>
          <table:table-cell office:value-type="float" office:value="2.9706292520000001E-3" table:formula="of:=0.09*[.B17]^2/[.C17]" table:style-name="ce2">
            <text:p>0.002970629</text:p>
          </table:table-cell>
          <table:table-cell office:value-type="float" office:value="0.76" table:formula="of:=[.B17]^0.5*0.09^0.25" table:style-name="ce2">
            <text:p>0.76</text:p>
          </table:table-cell>
          <table:table-cell table:style-name="ce1"/>
          <table:table-cell office:value-type="float" office:value="10.45" table:formula="of:=['1D_E1'.A11]" table:style-name="ce1">
            <text:p>10.45</text:p>
          </table:table-cell>
          <table:table-cell office:value-type="float" office:value="113.65" table:formula="of:=['1D_E1'.B11]" table:style-name="ce1">
            <text:p>113.65</text:p>
          </table:table-cell>
          <table:table-cell office:value-type="float" office:value="1.9346000000000001" table:formula="of:=['1D_E1'.C11]" table:style-name="ce1">
            <text:p>1.9346</text:p>
          </table:table-cell>
          <table:table-cell office:value-type="float" office:value="2.9637999999999999E-3" table:formula="of:=['1D_E1'.D11]" table:style-name="ce1">
            <text:p>0.0029638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2" table:style-name="ce1"/>
          <table:table-cell office:value-type="float" office:value="10.45" table:formula="of:=['1D_E2'.A11]" table:style-name="ce1">
            <text:p>10.45</text:p>
          </table:table-cell>
          <table:table-cell office:value-type="float" office:value="113.65" table:formula="of:=['1D_E2'.B11]" table:style-name="ce1">
            <text:p>113.65</text:p>
          </table:table-cell>
          <table:table-cell office:value-type="float" office:value="1.9346000000000001" table:formula="of:=['1D_E2'.C11]" table:style-name="ce1">
            <text:p>1.9346</text:p>
          </table:table-cell>
          <table:table-cell office:value-type="float" office:value="2.9637999999999999E-3" table:formula="of:=['1D_E2'.D11]" table:style-name="ce1">
            <text:p>0.0029638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65"/>
        </table:table-row>
        <table:table-row table:style-name="ro1">
          <table:table-cell office:value-type="float" office:value="1.0500000000000002E-2" table:formula="of:=[.A17]+0.001" table:style-name="ce2">
            <text:p>0.01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1.64486828478242" table:formula="of:=(0.76^3/(0.41*([.A18]+0.00003347)))" table:style-name="ce2">
            <text:p>101.6448683</text:p>
          </table:table-cell>
          <table:table-cell office:value-type="float" office:value="10.661620276622207" table:formula="of:=(0.76/0.41)*LN(([.A18]+0.00003347)/0.00003347)" table:style-name="ce2">
            <text:p>10.66162028</text:p>
          </table:table-cell>
          <table:table-cell office:value-type="float" office:value="3.2822292520000005E-3" table:formula="of:=0.09*[.B18]^2/[.C18]" table:style-name="ce2">
            <text:p>0.003282229</text:p>
          </table:table-cell>
          <table:table-cell office:value-type="float" office:value="0.76" table:formula="of:=[.B18]^0.5*0.09^0.25" table:style-name="ce2">
            <text:p>0.76</text:p>
          </table:table-cell>
          <table:table-cell table:style-name="ce1"/>
          <table:table-cell office:value-type="float" office:value="10.635" table:formula="of:=['1D_E1'.A12]" table:style-name="ce1">
            <text:p>10.635</text:p>
          </table:table-cell>
          <table:table-cell office:value-type="float" office:value="102.32" table:formula="of:=['1D_E1'.B12]" table:style-name="ce1">
            <text:p>102.32</text:p>
          </table:table-cell>
          <table:table-cell office:value-type="float" office:value="1.9339" table:formula="of:=['1D_E1'.C12]" table:style-name="ce1">
            <text:p>1.9339</text:p>
          </table:table-cell>
          <table:table-cell office:value-type="float" office:value="3.2897999999999998E-3" table:formula="of:=['1D_E1'.D12]" table:style-name="ce1">
            <text:p>0.0032898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2" table:style-name="ce1"/>
          <table:table-cell office:value-type="float" office:value="10.635" table:formula="of:=['1D_E2'.A12]" table:style-name="ce1">
            <text:p>10.635</text:p>
          </table:table-cell>
          <table:table-cell office:value-type="float" office:value="102.32" table:formula="of:=['1D_E2'.B12]" table:style-name="ce1">
            <text:p>102.32</text:p>
          </table:table-cell>
          <table:table-cell office:value-type="float" office:value="1.9339" table:formula="of:=['1D_E2'.C12]" table:style-name="ce1">
            <text:p>1.9339</text:p>
          </table:table-cell>
          <table:table-cell office:value-type="float" office:value="3.2897999999999998E-3" table:formula="of:=['1D_E2'.D12]" table:style-name="ce1">
            <text:p>0.0032898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65"/>
        </table:table-row>
        <table:table-row table:style-name="ro1">
          <table:table-cell office:value-type="float" office:value="1.1500000000000003E-2" table:formula="of:=[.A18]+0.001" table:style-name="ce2">
            <text:p>0.01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2.83183384807063" table:formula="of:=(0.76^3/(0.41*([.A19]+0.00003347)))" table:style-name="ce2">
            <text:p>92.83183385</text:p>
          </table:table-cell>
          <table:table-cell office:value-type="float" office:value="10.829738646742408" table:formula="of:=(0.76/0.41)*LN(([.A19]+0.00003347)/0.00003347)" table:style-name="ce2">
            <text:p>10.82973865</text:p>
          </table:table-cell>
          <table:table-cell office:value-type="float" office:value="3.5938292520000005E-3" table:formula="of:=0.09*[.B19]^2/[.C19]" table:style-name="ce2">
            <text:p>0.003593829</text:p>
          </table:table-cell>
          <table:table-cell office:value-type="float" office:value="0.76" table:formula="of:=[.B19]^0.5*0.09^0.25" table:style-name="ce2">
            <text:p>0.76</text:p>
          </table:table-cell>
          <table:table-cell table:style-name="ce1"/>
          <table:table-cell office:value-type="float" office:value="10.802" table:formula="of:=['1D_E1'.A13]" table:style-name="ce1">
            <text:p>10.802</text:p>
          </table:table-cell>
          <table:table-cell office:value-type="float" office:value="93.031999999999996" table:formula="of:=['1D_E1'.B13]" table:style-name="ce1">
            <text:p>93.032</text:p>
          </table:table-cell>
          <table:table-cell office:value-type="float" office:value="1.9334" table:formula="of:=['1D_E1'.C13]" table:style-name="ce1">
            <text:p>1.9334</text:p>
          </table:table-cell>
          <table:table-cell office:value-type="float" office:value="3.6162E-3" table:formula="of:=['1D_E1'.D13]" table:style-name="ce1">
            <text:p>0.0036162</text:p>
          </table:table-cell>
          <table:table-cell office:value-type="float" office:value="1.15E-2" table:style-name="ce1">
            <text:p>0.0115</text:p>
          </table:table-cell>
          <table:table-cell table:number-columns-repeated="2" table:style-name="ce1"/>
          <table:table-cell office:value-type="float" office:value="10.802" table:formula="of:=['1D_E2'.A13]" table:style-name="ce1">
            <text:p>10.802</text:p>
          </table:table-cell>
          <table:table-cell office:value-type="float" office:value="93.031999999999996" table:formula="of:=['1D_E2'.B13]" table:style-name="ce1">
            <text:p>93.032</text:p>
          </table:table-cell>
          <table:table-cell office:value-type="float" office:value="1.9334" table:formula="of:=['1D_E2'.C13]" table:style-name="ce1">
            <text:p>1.9334</text:p>
          </table:table-cell>
          <table:table-cell office:value-type="float" office:value="3.6162E-3" table:formula="of:=['1D_E2'.D13]" table:style-name="ce1">
            <text:p>0.0036162</text:p>
          </table:table-cell>
          <table:table-cell office:value-type="float" office:value="1.15E-2" table:style-name="ce1">
            <text:p>0.0115</text:p>
          </table:table-cell>
          <table:table-cell table:number-columns-repeated="16365"/>
        </table:table-row>
        <table:table-row table:style-name="ro1">
          <table:table-cell office:value-type="float" office:value="1.2500000000000004E-2" table:formula="of:=[.A19]+0.001" table:style-name="ce2">
            <text:p>0.01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5.42511935894106" table:formula="of:=(0.76^3/(0.41*([.A20]+0.00003347)))" table:style-name="ce2">
            <text:p>85.42511936</text:p>
          </table:table-cell>
          <table:table-cell office:value-type="float" office:value="10.983869284289531" table:formula="of:=(0.76/0.41)*LN(([.A20]+0.00003347)/0.00003347)" table:style-name="ce2">
            <text:p>10.98386928</text:p>
          </table:table-cell>
          <table:table-cell office:value-type="float" office:value="3.9054292520000009E-3" table:formula="of:=0.09*[.B20]^2/[.C20]" table:style-name="ce2">
            <text:p>0.003905429</text:p>
          </table:table-cell>
          <table:table-cell office:value-type="float" office:value="0.76" table:formula="of:=[.B20]^0.5*0.09^0.25" table:style-name="ce2">
            <text:p>0.76</text:p>
          </table:table-cell>
          <table:table-cell table:style-name="ce1"/>
          <table:table-cell office:value-type="float" office:value="10.955" table:formula="of:=['1D_E1'.A14]" table:style-name="ce1">
            <text:p>10.955</text:p>
          </table:table-cell>
          <table:table-cell office:value-type="float" office:value="85.287999999999997" table:formula="of:=['1D_E1'.B14]" table:style-name="ce1">
            <text:p>85.288</text:p>
          </table:table-cell>
          <table:table-cell office:value-type="float" office:value="1.9330000000000001" table:formula="of:=['1D_E1'.C14]" table:style-name="ce1">
            <text:p>1.933</text:p>
          </table:table-cell>
          <table:table-cell office:value-type="float" office:value="3.9430000000000003E-3" table:formula="of:=['1D_E1'.D14]" table:style-name="ce1">
            <text:p>0.003943</text:p>
          </table:table-cell>
          <table:table-cell office:value-type="float" office:value="1.2500000000000001E-2" table:style-name="ce1">
            <text:p>0.0125</text:p>
          </table:table-cell>
          <table:table-cell table:number-columns-repeated="2" table:style-name="ce1"/>
          <table:table-cell office:value-type="float" office:value="10.955" table:formula="of:=['1D_E2'.A14]" table:style-name="ce1">
            <text:p>10.955</text:p>
          </table:table-cell>
          <table:table-cell office:value-type="float" office:value="85.287999999999997" table:formula="of:=['1D_E2'.B14]" table:style-name="ce1">
            <text:p>85.288</text:p>
          </table:table-cell>
          <table:table-cell office:value-type="float" office:value="1.9330000000000001" table:formula="of:=['1D_E2'.C14]" table:style-name="ce1">
            <text:p>1.933</text:p>
          </table:table-cell>
          <table:table-cell office:value-type="float" office:value="3.9430000000000003E-3" table:formula="of:=['1D_E2'.D14]" table:style-name="ce1">
            <text:p>0.003943</text:p>
          </table:table-cell>
          <table:table-cell office:value-type="float" office:value="1.2500000000000001E-2" table:style-name="ce1">
            <text:p>0.0125</text:p>
          </table:table-cell>
          <table:table-cell table:number-columns-repeated="16365"/>
        </table:table-row>
        <table:table-row table:style-name="ro1">
          <table:table-cell office:value-type="float" office:value="1.3500000000000005E-2" table:formula="of:=[.A20]+0.001" table:style-name="ce2">
            <text:p>0.01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9.112982164345652" table:formula="of:=(0.76^3/(0.41*([.A21]+0.00003347)))" table:style-name="ce2">
            <text:p>79.11298216</text:p>
          </table:table-cell>
          <table:table-cell office:value-type="float" office:value="11.126162064704731" table:formula="of:=(0.76/0.41)*LN(([.A21]+0.00003347)/0.00003347)" table:style-name="ce2">
            <text:p>11.12616206</text:p>
          </table:table-cell>
          <table:table-cell office:value-type="float" office:value="4.2170292520000013E-3" table:formula="of:=0.09*[.B21]^2/[.C21]" table:style-name="ce2">
            <text:p>0.004217029</text:p>
          </table:table-cell>
          <table:table-cell office:value-type="float" office:value="0.76" table:formula="of:=[.B21]^0.5*0.09^0.25" table:style-name="ce2">
            <text:p>0.76</text:p>
          </table:table-cell>
          <table:table-cell table:style-name="ce1"/>
          <table:table-cell office:value-type="float" office:value="11.095000000000001" table:formula="of:=['1D_E1'.A15]" table:style-name="ce1">
            <text:p>11.095</text:p>
          </table:table-cell>
          <table:table-cell office:value-type="float" office:value="78.731999999999999" table:formula="of:=['1D_E1'.B15]" table:style-name="ce1">
            <text:p>78.732</text:p>
          </table:table-cell>
          <table:table-cell office:value-type="float" office:value="1.9327000000000001" table:formula="of:=['1D_E1'.C15]" table:style-name="ce1">
            <text:p>1.9327</text:p>
          </table:table-cell>
          <table:table-cell office:value-type="float" office:value="4.2700000000000004E-3" table:formula="of:=['1D_E1'.D15]" table:style-name="ce1">
            <text:p>0.00427</text:p>
          </table:table-cell>
          <table:table-cell office:value-type="float" office:value="1.35E-2" table:style-name="ce1">
            <text:p>0.0135</text:p>
          </table:table-cell>
          <table:table-cell table:number-columns-repeated="2" table:style-name="ce1"/>
          <table:table-cell office:value-type="float" office:value="11.095000000000001" table:formula="of:=['1D_E2'.A15]" table:style-name="ce1">
            <text:p>11.095</text:p>
          </table:table-cell>
          <table:table-cell office:value-type="float" office:value="78.731999999999999" table:formula="of:=['1D_E2'.B15]" table:style-name="ce1">
            <text:p>78.732</text:p>
          </table:table-cell>
          <table:table-cell office:value-type="float" office:value="1.9327000000000001" table:formula="of:=['1D_E2'.C15]" table:style-name="ce1">
            <text:p>1.9327</text:p>
          </table:table-cell>
          <table:table-cell office:value-type="float" office:value="4.2700000000000004E-3" table:formula="of:=['1D_E2'.D15]" table:style-name="ce1">
            <text:p>0.00427</text:p>
          </table:table-cell>
          <table:table-cell office:value-type="float" office:value="1.35E-2" table:style-name="ce1">
            <text:p>0.0135</text:p>
          </table:table-cell>
          <table:table-cell table:number-columns-repeated="16365"/>
        </table:table-row>
        <table:table-row table:style-name="ro1">
          <table:table-cell office:value-type="float" office:value="1.4500000000000006E-2" table:formula="of:=[.A21]+0.001" table:style-name="ce2">
            <text:p>0.01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3.669479534598892" table:formula="of:=(0.76^3/(0.41*([.A22]+0.00003347)))" table:style-name="ce2">
            <text:p>73.66947953</text:p>
          </table:table-cell>
          <table:table-cell office:value-type="float" office:value="11.258306395351664" table:formula="of:=(0.76/0.41)*LN(([.A22]+0.00003347)/0.00003347)" table:style-name="ce2">
            <text:p>11.2583064</text:p>
          </table:table-cell>
          <table:table-cell office:value-type="float" office:value="4.5286292520000018E-3" table:formula="of:=0.09*[.B22]^2/[.C22]" table:style-name="ce2">
            <text:p>0.004528629</text:p>
          </table:table-cell>
          <table:table-cell office:value-type="float" office:value="0.76" table:formula="of:=[.B22]^0.5*0.09^0.25" table:style-name="ce2">
            <text:p>0.76</text:p>
          </table:table-cell>
          <table:table-cell table:style-name="ce1"/>
          <table:table-cell office:value-type="float" office:value="11.226000000000001" table:formula="of:=['1D_E1'.A16]" table:style-name="ce1">
            <text:p>11.226</text:p>
          </table:table-cell>
          <table:table-cell office:value-type="float" office:value="73.111000000000004" table:formula="of:=['1D_E1'.B16]" table:style-name="ce1">
            <text:p>73.111</text:p>
          </table:table-cell>
          <table:table-cell office:value-type="float" office:value="1.9325000000000001" table:formula="of:=['1D_E1'.C16]" table:style-name="ce1">
            <text:p>1.9325</text:p>
          </table:table-cell>
          <table:table-cell office:value-type="float" office:value="4.5973000000000003E-3" table:formula="of:=['1D_E1'.D16]" table:style-name="ce1">
            <text:p>0.0045973</text:p>
          </table:table-cell>
          <table:table-cell office:value-type="float" office:value="1.4500000000000001E-2" table:style-name="ce1">
            <text:p>0.0145</text:p>
          </table:table-cell>
          <table:table-cell table:number-columns-repeated="2" table:style-name="ce1"/>
          <table:table-cell office:value-type="float" office:value="11.226000000000001" table:formula="of:=['1D_E2'.A16]" table:style-name="ce1">
            <text:p>11.226</text:p>
          </table:table-cell>
          <table:table-cell office:value-type="float" office:value="73.111000000000004" table:formula="of:=['1D_E2'.B16]" table:style-name="ce1">
            <text:p>73.111</text:p>
          </table:table-cell>
          <table:table-cell office:value-type="float" office:value="1.9325000000000001" table:formula="of:=['1D_E2'.C16]" table:style-name="ce1">
            <text:p>1.9325</text:p>
          </table:table-cell>
          <table:table-cell office:value-type="float" office:value="4.5973000000000003E-3" table:formula="of:=['1D_E2'.D16]" table:style-name="ce1">
            <text:p>0.0045973</text:p>
          </table:table-cell>
          <table:table-cell office:value-type="float" office:value="1.4500000000000001E-2" table:style-name="ce1">
            <text:p>0.0145</text:p>
          </table:table-cell>
          <table:table-cell table:number-columns-repeated="16365"/>
        </table:table-row>
        <table:table-row table:style-name="ro1">
          <table:table-cell office:value-type="float" office:value="1.5500000000000007E-2" table:formula="of:=[.A22]+0.001" table:style-name="ce2">
            <text:p>0.01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68.926850905284326" table:formula="of:=(0.76^3/(0.41*([.A23]+0.00003347)))" table:style-name="ce2">
            <text:p>68.92685091</text:p>
          </table:table-cell>
          <table:table-cell office:value-type="float" office:value="11.381653997548492" table:formula="of:=(0.76/0.41)*LN(([.A23]+0.00003347)/0.00003347)" table:style-name="ce2">
            <text:p>11.381654</text:p>
          </table:table-cell>
          <table:table-cell office:value-type="float" office:value="4.8402292520000013E-3" table:formula="of:=0.09*[.B23]^2/[.C23]" table:style-name="ce2">
            <text:p>0.004840229</text:p>
          </table:table-cell>
          <table:table-cell office:value-type="float" office:value="0.76" table:formula="of:=[.B23]^0.5*0.09^0.25" table:style-name="ce2">
            <text:p>0.76</text:p>
          </table:table-cell>
          <table:table-cell table:style-name="ce1"/>
          <table:table-cell office:value-type="float" office:value="11.347" table:formula="of:=['1D_E1'.A17]" table:style-name="ce1">
            <text:p>11.347</text:p>
          </table:table-cell>
          <table:table-cell office:value-type="float" office:value="68.238" table:formula="of:=['1D_E1'.B17]" table:style-name="ce1">
            <text:p>68.238</text:p>
          </table:table-cell>
          <table:table-cell office:value-type="float" office:value="1.9322999999999999" table:formula="of:=['1D_E1'.C17]" table:style-name="ce1">
            <text:p>1.9323</text:p>
          </table:table-cell>
          <table:table-cell office:value-type="float" office:value="4.9246999999999997E-3" table:formula="of:=['1D_E1'.D17]" table:style-name="ce1">
            <text:p>0.0049247</text:p>
          </table:table-cell>
          <table:table-cell office:value-type="float" office:value="1.55E-2" table:style-name="ce1">
            <text:p>0.0155</text:p>
          </table:table-cell>
          <table:table-cell table:number-columns-repeated="2" table:style-name="ce1"/>
          <table:table-cell office:value-type="float" office:value="11.347" table:formula="of:=['1D_E2'.A17]" table:style-name="ce1">
            <text:p>11.347</text:p>
          </table:table-cell>
          <table:table-cell office:value-type="float" office:value="68.238" table:formula="of:=['1D_E2'.B17]" table:style-name="ce1">
            <text:p>68.238</text:p>
          </table:table-cell>
          <table:table-cell office:value-type="float" office:value="1.9322999999999999" table:formula="of:=['1D_E2'.C17]" table:style-name="ce1">
            <text:p>1.9323</text:p>
          </table:table-cell>
          <table:table-cell office:value-type="float" office:value="4.9246999999999997E-3" table:formula="of:=['1D_E2'.D17]" table:style-name="ce1">
            <text:p>0.0049247</text:p>
          </table:table-cell>
          <table:table-cell office:value-type="float" office:value="1.55E-2" table:style-name="ce1">
            <text:p>0.0155</text:p>
          </table:table-cell>
          <table:table-cell table:number-columns-repeated="16365"/>
        </table:table-row>
        <table:table-row table:style-name="ro1">
          <table:table-cell office:value-type="float" office:value="1.6500000000000008E-2" table:formula="of:=[.A23]+0.001" table:style-name="ce2">
            <text:p>0.01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64.757922609815537" table:formula="of:=(0.76^3/(0.41*([.A24]+0.00003347)))" table:style-name="ce2">
            <text:p>64.75792261</text:p>
          </table:table-cell>
          <table:table-cell office:value-type="float" office:value="11.497303309601396" table:formula="of:=(0.76/0.41)*LN(([.A24]+0.00003347)/0.00003347)" table:style-name="ce2">
            <text:p>11.49730331</text:p>
          </table:table-cell>
          <table:table-cell office:value-type="float" office:value="5.1518292520000017E-3" table:formula="of:=0.09*[.B24]^2/[.C24]" table:style-name="ce2">
            <text:p>0.005151829</text:p>
          </table:table-cell>
          <table:table-cell office:value-type="float" office:value="0.76" table:formula="of:=[.B24]^0.5*0.09^0.25" table:style-name="ce2">
            <text:p>0.76</text:p>
          </table:table-cell>
          <table:table-cell table:style-name="ce1"/>
          <table:table-cell office:value-type="float" office:value="11.461" table:formula="of:=['1D_E1'.A18]" table:style-name="ce1">
            <text:p>11.461</text:p>
          </table:table-cell>
          <table:table-cell office:value-type="float" office:value="63.975000000000001" table:formula="of:=['1D_E1'.B18]" table:style-name="ce1">
            <text:p>63.975</text:p>
          </table:table-cell>
          <table:table-cell office:value-type="float" office:value="1.9321999999999999" table:formula="of:=['1D_E1'.C18]" table:style-name="ce1">
            <text:p>1.9322</text:p>
          </table:table-cell>
          <table:table-cell office:value-type="float" office:value="5.2522999999999997E-3" table:formula="of:=['1D_E1'.D18]" table:style-name="ce1">
            <text:p>0.0052523</text:p>
          </table:table-cell>
          <table:table-cell office:value-type="float" office:value="1.6500000000000001E-2" table:style-name="ce1">
            <text:p>0.0165</text:p>
          </table:table-cell>
          <table:table-cell table:number-columns-repeated="2" table:style-name="ce1"/>
          <table:table-cell office:value-type="float" office:value="11.461" table:formula="of:=['1D_E2'.A18]" table:style-name="ce1">
            <text:p>11.461</text:p>
          </table:table-cell>
          <table:table-cell office:value-type="float" office:value="63.975000000000001" table:formula="of:=['1D_E2'.B18]" table:style-name="ce1">
            <text:p>63.975</text:p>
          </table:table-cell>
          <table:table-cell office:value-type="float" office:value="1.9321999999999999" table:formula="of:=['1D_E2'.C18]" table:style-name="ce1">
            <text:p>1.9322</text:p>
          </table:table-cell>
          <table:table-cell office:value-type="float" office:value="5.2522999999999997E-3" table:formula="of:=['1D_E2'.D18]" table:style-name="ce1">
            <text:p>0.0052523</text:p>
          </table:table-cell>
          <table:table-cell office:value-type="float" office:value="1.6500000000000001E-2" table:style-name="ce1">
            <text:p>0.0165</text:p>
          </table:table-cell>
          <table:table-cell table:number-columns-repeated="16365"/>
        </table:table-row>
        <table:table-row table:style-name="ro1">
          <table:table-cell office:value-type="float" office:value="1.7500000000000009E-2" table:formula="of:=[.A24]+0.001" table:style-name="ce2">
            <text:p>0.01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61.06453375924486" table:formula="of:=(0.76^3/(0.41*([.A25]+0.00003347)))" table:style-name="ce2">
            <text:p>61.06453376</text:p>
          </table:table-cell>
          <table:table-cell office:value-type="float" office:value="11.606159063427981" table:formula="of:=(0.76/0.41)*LN(([.A25]+0.00003347)/0.00003347)" table:style-name="ce2">
            <text:p>11.60615906</text:p>
          </table:table-cell>
          <table:table-cell office:value-type="float" office:value="5.4634292520000013E-3" table:formula="of:=0.09*[.B25]^2/[.C25]" table:style-name="ce2">
            <text:p>0.005463429</text:p>
          </table:table-cell>
          <table:table-cell office:value-type="float" office:value="0.76" table:formula="of:=[.B25]^0.5*0.09^0.25" table:style-name="ce2">
            <text:p>0.76</text:p>
          </table:table-cell>
          <table:table-cell table:style-name="ce1"/>
          <table:table-cell office:value-type="float" office:value="11.568" table:formula="of:=['1D_E1'.A19]" table:style-name="ce1">
            <text:p>11.568</text:p>
          </table:table-cell>
          <table:table-cell office:value-type="float" office:value="60.212000000000003" table:formula="of:=['1D_E1'.B19]" table:style-name="ce1">
            <text:p>60.212</text:p>
          </table:table-cell>
          <table:table-cell office:value-type="float" office:value="1.9320999999999999" table:formula="of:=['1D_E1'.C19]" table:style-name="ce1">
            <text:p>1.9321</text:p>
          </table:table-cell>
          <table:table-cell office:value-type="float" office:value="5.5798999999999996E-3" table:formula="of:=['1D_E1'.D19]" table:style-name="ce1">
            <text:p>0.0055799</text:p>
          </table:table-cell>
          <table:table-cell office:value-type="float" office:value="1.7500000000000002E-2" table:style-name="ce1">
            <text:p>0.0175</text:p>
          </table:table-cell>
          <table:table-cell table:number-columns-repeated="2" table:style-name="ce1"/>
          <table:table-cell office:value-type="float" office:value="11.568" table:formula="of:=['1D_E2'.A19]" table:style-name="ce1">
            <text:p>11.568</text:p>
          </table:table-cell>
          <table:table-cell office:value-type="float" office:value="60.212000000000003" table:formula="of:=['1D_E2'.B19]" table:style-name="ce1">
            <text:p>60.212</text:p>
          </table:table-cell>
          <table:table-cell office:value-type="float" office:value="1.9320999999999999" table:formula="of:=['1D_E2'.C19]" table:style-name="ce1">
            <text:p>1.9321</text:p>
          </table:table-cell>
          <table:table-cell office:value-type="float" office:value="5.5798999999999996E-3" table:formula="of:=['1D_E2'.D19]" table:style-name="ce1">
            <text:p>0.0055799</text:p>
          </table:table-cell>
          <table:table-cell office:value-type="float" office:value="1.7500000000000002E-2" table:style-name="ce1">
            <text:p>0.0175</text:p>
          </table:table-cell>
          <table:table-cell table:number-columns-repeated="16365"/>
        </table:table-row>
        <table:table-row table:style-name="ro1">
          <table:table-cell office:value-type="float" office:value="1.8500000000000009E-2" table:formula="of:=[.A25]+0.001" table:style-name="ce2">
            <text:p>0.01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57.769709111769508" table:formula="of:=(0.76^3/(0.41*([.A26]+0.00003347)))" table:style-name="ce2">
            <text:p>57.76970911</text:p>
          </table:table-cell>
          <table:table-cell office:value-type="float" office:value="11.708975312975253" table:formula="of:=(0.76/0.41)*LN(([.A26]+0.00003347)/0.00003347)" table:style-name="ce2">
            <text:p>11.70897531</text:p>
          </table:table-cell>
          <table:table-cell office:value-type="float" office:value="5.7750292520000026E-3" table:formula="of:=0.09*[.B26]^2/[.C26]" table:style-name="ce2">
            <text:p>0.005775029</text:p>
          </table:table-cell>
          <table:table-cell office:value-type="float" office:value="0.76" table:formula="of:=[.B26]^0.5*0.09^0.25" table:style-name="ce2">
            <text:p>0.76</text:p>
          </table:table-cell>
          <table:table-cell table:style-name="ce1"/>
          <table:table-cell office:value-type="float" office:value="11.669" table:formula="of:=['1D_E1'.A20]" table:style-name="ce1">
            <text:p>11.669</text:p>
          </table:table-cell>
          <table:table-cell office:value-type="float" office:value="56.868000000000002" table:formula="of:=['1D_E1'.B20]" table:style-name="ce1">
            <text:p>56.868</text:p>
          </table:table-cell>
          <table:table-cell office:value-type="float" office:value="1.9320999999999999" table:formula="of:=['1D_E1'.C20]" table:style-name="ce1">
            <text:p>1.9321</text:p>
          </table:table-cell>
          <table:table-cell office:value-type="float" office:value="5.9075999999999998E-3" table:formula="of:=['1D_E1'.D20]" table:style-name="ce1">
            <text:p>0.0059076</text:p>
          </table:table-cell>
          <table:table-cell office:value-type="float" office:value="1.8499999999999999E-2" table:style-name="ce1">
            <text:p>0.0185</text:p>
          </table:table-cell>
          <table:table-cell table:number-columns-repeated="2" table:style-name="ce1"/>
          <table:table-cell office:value-type="float" office:value="11.669" table:formula="of:=['1D_E2'.A20]" table:style-name="ce1">
            <text:p>11.669</text:p>
          </table:table-cell>
          <table:table-cell office:value-type="float" office:value="56.868000000000002" table:formula="of:=['1D_E2'.B20]" table:style-name="ce1">
            <text:p>56.868</text:p>
          </table:table-cell>
          <table:table-cell office:value-type="float" office:value="1.9320999999999999" table:formula="of:=['1D_E2'.C20]" table:style-name="ce1">
            <text:p>1.9321</text:p>
          </table:table-cell>
          <table:table-cell office:value-type="float" office:value="5.9075999999999998E-3" table:formula="of:=['1D_E2'.D20]" table:style-name="ce1">
            <text:p>0.0059076</text:p>
          </table:table-cell>
          <table:table-cell office:value-type="float" office:value="1.8499999999999999E-2" table:style-name="ce1">
            <text:p>0.0185</text:p>
          </table:table-cell>
          <table:table-cell table:number-columns-repeated="16365"/>
        </table:table-row>
        <table:table-row table:style-name="ro1">
          <table:table-cell office:value-type="float" office:value="1.950000000000001E-2" table:formula="of:=[.A26]+0.001" table:style-name="ce2">
            <text:p>0.01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54.812236163452113" table:formula="of:=(0.76^3/(0.41*([.A27]+0.00003347)))" table:style-name="ce2">
            <text:p>54.81223616</text:p>
          </table:table-cell>
          <table:table-cell office:value-type="float" office:value="11.806387141120974" table:formula="of:=(0.76/0.41)*LN(([.A27]+0.00003347)/0.00003347)" table:style-name="ce2">
            <text:p>11.80638714</text:p>
          </table:table-cell>
          <table:table-cell office:value-type="float" office:value="6.0866292520000021E-3" table:formula="of:=0.09*[.B27]^2/[.C27]" table:style-name="ce2">
            <text:p>0.006086629</text:p>
          </table:table-cell>
          <table:table-cell office:value-type="float" office:value="0.76" table:formula="of:=[.B27]^0.5*0.09^0.25" table:style-name="ce2">
            <text:p>0.76</text:p>
          </table:table-cell>
          <table:table-cell table:style-name="ce1"/>
          <table:table-cell office:value-type="float" office:value="11.763999999999999" table:formula="of:=['1D_E1'.A21]" table:style-name="ce1">
            <text:p>11.764</text:p>
          </table:table-cell>
          <table:table-cell office:value-type="float" office:value="53.875999999999998" table:formula="of:=['1D_E1'.B21]" table:style-name="ce1">
            <text:p>53.876</text:p>
          </table:table-cell>
          <table:table-cell office:value-type="float" office:value="1.9319999999999999" table:formula="of:=['1D_E1'.C21]" table:style-name="ce1">
            <text:p>1.932</text:p>
          </table:table-cell>
          <table:table-cell office:value-type="float" office:value="6.2354000000000003E-3" table:formula="of:=['1D_E1'.D21]" table:style-name="ce1">
            <text:p>0.0062354</text:p>
          </table:table-cell>
          <table:table-cell office:value-type="float" office:value="1.95E-2" table:style-name="ce1">
            <text:p>0.0195</text:p>
          </table:table-cell>
          <table:table-cell table:number-columns-repeated="2" table:style-name="ce1"/>
          <table:table-cell office:value-type="float" office:value="11.763999999999999" table:formula="of:=['1D_E2'.A21]" table:style-name="ce1">
            <text:p>11.764</text:p>
          </table:table-cell>
          <table:table-cell office:value-type="float" office:value="53.875999999999998" table:formula="of:=['1D_E2'.B21]" table:style-name="ce1">
            <text:p>53.876</text:p>
          </table:table-cell>
          <table:table-cell office:value-type="float" office:value="1.9319999999999999" table:formula="of:=['1D_E2'.C21]" table:style-name="ce1">
            <text:p>1.932</text:p>
          </table:table-cell>
          <table:table-cell office:value-type="float" office:value="6.2354000000000003E-3" table:formula="of:=['1D_E2'.D21]" table:style-name="ce1">
            <text:p>0.0062354</text:p>
          </table:table-cell>
          <table:table-cell office:value-type="float" office:value="1.95E-2" table:style-name="ce1">
            <text:p>0.0195</text:p>
          </table:table-cell>
          <table:table-cell table:number-columns-repeated="16365"/>
        </table:table-row>
        <table:table-row table:style-name="ro1">
          <table:table-cell office:value-type="float" office:value="2.0500000000000011E-2" table:formula="of:=[.A27]+0.001" table:style-name="ce2">
            <text:p>0.02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52.142826844742117" table:formula="of:=(0.76^3/(0.41*([.A28]+0.00003347)))" table:style-name="ce2">
            <text:p>52.14282684</text:p>
          </table:table-cell>
          <table:table-cell office:value-type="float" office:value="11.89893444171641" table:formula="of:=(0.76/0.41)*LN(([.A28]+0.00003347)/0.00003347)" table:style-name="ce2">
            <text:p>11.89893444</text:p>
          </table:table-cell>
          <table:table-cell office:value-type="float" office:value="6.3982292520000025E-3" table:formula="of:=0.09*[.B28]^2/[.C28]" table:style-name="ce2">
            <text:p>0.006398229</text:p>
          </table:table-cell>
          <table:table-cell office:value-type="float" office:value="0.76" table:formula="of:=[.B28]^0.5*0.09^0.25" table:style-name="ce2">
            <text:p>0.76</text:p>
          </table:table-cell>
          <table:table-cell table:style-name="ce1"/>
          <table:table-cell office:value-type="float" office:value="11.853999999999999" table:formula="of:=['1D_E1'.A22]" table:style-name="ce1">
            <text:p>11.854</text:p>
          </table:table-cell>
          <table:table-cell office:value-type="float" office:value="51.183999999999997" table:formula="of:=['1D_E1'.B22]" table:style-name="ce1">
            <text:p>51.184</text:p>
          </table:table-cell>
          <table:table-cell office:value-type="float" office:value="1.9319999999999999" table:formula="of:=['1D_E1'.C22]" table:style-name="ce1">
            <text:p>1.932</text:p>
          </table:table-cell>
          <table:table-cell office:value-type="float" office:value="6.5630999999999997E-3" table:formula="of:=['1D_E1'.D22]" table:style-name="ce1">
            <text:p>0.0065631</text:p>
          </table:table-cell>
          <table:table-cell office:value-type="float" office:value="2.0500000000000001E-2" table:style-name="ce1">
            <text:p>0.0205</text:p>
          </table:table-cell>
          <table:table-cell table:number-columns-repeated="2" table:style-name="ce1"/>
          <table:table-cell office:value-type="float" office:value="11.853999999999999" table:formula="of:=['1D_E2'.A22]" table:style-name="ce1">
            <text:p>11.854</text:p>
          </table:table-cell>
          <table:table-cell office:value-type="float" office:value="51.183999999999997" table:formula="of:=['1D_E2'.B22]" table:style-name="ce1">
            <text:p>51.184</text:p>
          </table:table-cell>
          <table:table-cell office:value-type="float" office:value="1.9319999999999999" table:formula="of:=['1D_E2'.C22]" table:style-name="ce1">
            <text:p>1.932</text:p>
          </table:table-cell>
          <table:table-cell office:value-type="float" office:value="6.5630999999999997E-3" table:formula="of:=['1D_E2'.D22]" table:style-name="ce1">
            <text:p>0.0065631</text:p>
          </table:table-cell>
          <table:table-cell office:value-type="float" office:value="2.0500000000000001E-2" table:style-name="ce1">
            <text:p>0.0205</text:p>
          </table:table-cell>
          <table:table-cell table:number-columns-repeated="16365"/>
        </table:table-row>
        <table:table-row table:style-name="ro1">
          <table:table-cell office:value-type="float" office:value="2.1500000000000012E-2" table:formula="of:=[.A28]+0.001" table:style-name="ce2">
            <text:p>0.02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9.72134870653484" table:formula="of:=(0.76^3/(0.41*([.A29]+0.00003347)))" table:style-name="ce2">
            <text:p>49.72134871</text:p>
          </table:table-cell>
          <table:table-cell office:value-type="float" office:value="11.987080040932709" table:formula="of:=(0.76/0.41)*LN(([.A29]+0.00003347)/0.00003347)" table:style-name="ce2">
            <text:p>11.98708004</text:p>
          </table:table-cell>
          <table:table-cell office:value-type="float" office:value="6.7098292520000029E-3" table:formula="of:=0.09*[.B29]^2/[.C29]" table:style-name="ce2">
            <text:p>0.006709829</text:p>
          </table:table-cell>
          <table:table-cell office:value-type="float" office:value="0.76" table:formula="of:=[.B29]^0.5*0.09^0.25" table:style-name="ce2">
            <text:p>0.76</text:p>
          </table:table-cell>
          <table:table-cell table:style-name="ce1"/>
          <table:table-cell office:value-type="float" office:value="11.94" table:formula="of:=['1D_E1'.A23]" table:style-name="ce1">
            <text:p>11.94</text:p>
          </table:table-cell>
          <table:table-cell office:value-type="float" office:value="48.747999999999998" table:formula="of:=['1D_E1'.B23]" table:style-name="ce1">
            <text:p>48.748</text:p>
          </table:table-cell>
          <table:table-cell office:value-type="float" office:value="1.9319" table:formula="of:=['1D_E1'.C23]" table:style-name="ce1">
            <text:p>1.9319</text:p>
          </table:table-cell>
          <table:table-cell office:value-type="float" office:value="6.8909000000000002E-3" table:formula="of:=['1D_E1'.D23]" table:style-name="ce1">
            <text:p>0.0068909</text:p>
          </table:table-cell>
          <table:table-cell office:value-type="float" office:value="2.1499999999999998E-2" table:style-name="ce1">
            <text:p>0.0215</text:p>
          </table:table-cell>
          <table:table-cell table:number-columns-repeated="2" table:style-name="ce1"/>
          <table:table-cell office:value-type="float" office:value="11.94" table:formula="of:=['1D_E2'.A23]" table:style-name="ce1">
            <text:p>11.94</text:p>
          </table:table-cell>
          <table:table-cell office:value-type="float" office:value="48.747999999999998" table:formula="of:=['1D_E2'.B23]" table:style-name="ce1">
            <text:p>48.748</text:p>
          </table:table-cell>
          <table:table-cell office:value-type="float" office:value="1.9319" table:formula="of:=['1D_E2'.C23]" table:style-name="ce1">
            <text:p>1.9319</text:p>
          </table:table-cell>
          <table:table-cell office:value-type="float" office:value="6.8909000000000002E-3" table:formula="of:=['1D_E2'.D23]" table:style-name="ce1">
            <text:p>0.0068909</text:p>
          </table:table-cell>
          <table:table-cell office:value-type="float" office:value="2.1499999999999998E-2" table:style-name="ce1">
            <text:p>0.0215</text:p>
          </table:table-cell>
          <table:table-cell table:number-columns-repeated="16365"/>
        </table:table-row>
        <table:table-row table:style-name="ro1">
          <table:table-cell office:value-type="float" office:value="2.2500000000000013E-2" table:formula="of:=[.A29]+0.001" table:style-name="ce2">
            <text:p>0.02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7.514793359908914" table:formula="of:=(0.76^3/(0.41*([.A30]+0.00003347)))" table:style-name="ce2">
            <text:p>47.51479336</text:p>
          </table:table-cell>
          <table:table-cell office:value-type="float" office:value="12.071223701560141" table:formula="of:=(0.76/0.41)*LN(([.A30]+0.00003347)/0.00003347)" table:style-name="ce2">
            <text:p>12.0712237</text:p>
          </table:table-cell>
          <table:table-cell office:value-type="float" office:value="7.0214292520000034E-3" table:formula="of:=0.09*[.B30]^2/[.C30]" table:style-name="ce2">
            <text:p>0.007021429</text:p>
          </table:table-cell>
          <table:table-cell office:value-type="float" office:value="0.76" table:formula="of:=[.B30]^0.5*0.09^0.25" table:style-name="ce2">
            <text:p>0.76</text:p>
          </table:table-cell>
          <table:table-cell table:style-name="ce1"/>
          <table:table-cell office:value-type="float" office:value="12.023" table:formula="of:=['1D_E1'.A24]" table:style-name="ce1">
            <text:p>12.023</text:p>
          </table:table-cell>
          <table:table-cell office:value-type="float" office:value="46.533999999999999" table:formula="of:=['1D_E1'.B24]" table:style-name="ce1">
            <text:p>46.534</text:p>
          </table:table-cell>
          <table:table-cell office:value-type="float" office:value="1.9319" table:formula="of:=['1D_E1'.C24]" table:style-name="ce1">
            <text:p>1.9319</text:p>
          </table:table-cell>
          <table:table-cell office:value-type="float" office:value="7.2186000000000004E-3" table:formula="of:=['1D_E1'.D24]" table:style-name="ce1">
            <text:p>0.0072186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12.023" table:formula="of:=['1D_E2'.A24]" table:style-name="ce1">
            <text:p>12.023</text:p>
          </table:table-cell>
          <table:table-cell office:value-type="float" office:value="46.533999999999999" table:formula="of:=['1D_E2'.B24]" table:style-name="ce1">
            <text:p>46.534</text:p>
          </table:table-cell>
          <table:table-cell office:value-type="float" office:value="1.9319" table:formula="of:=['1D_E2'.C24]" table:style-name="ce1">
            <text:p>1.9319</text:p>
          </table:table-cell>
          <table:table-cell office:value-type="float" office:value="7.2186000000000004E-3" table:formula="of:=['1D_E2'.D24]" table:style-name="ce1">
            <text:p>0.0072186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16365"/>
        </table:table-row>
        <table:table-row table:style-name="ro1">
          <table:table-cell office:value-type="float" office:value="2.3500000000000014E-2" table:formula="of:=[.A30]+0.001" table:style-name="ce2">
            <text:p>0.02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5.495762874395773" table:formula="of:=(0.76^3/(0.41*([.A31]+0.00003347)))" table:style-name="ce2">
            <text:p>45.49576287</text:p>
          </table:table-cell>
          <table:table-cell office:value-type="float" office:value="12.151713084081244" table:formula="of:=(0.76/0.41)*LN(([.A31]+0.00003347)/0.00003347)" table:style-name="ce2">
            <text:p>12.15171308</text:p>
          </table:table-cell>
          <table:table-cell office:value-type="float" office:value="7.3330292520000038E-3" table:formula="of:=0.09*[.B31]^2/[.C31]" table:style-name="ce2">
            <text:p>0.007333029</text:p>
          </table:table-cell>
          <table:table-cell office:value-type="float" office:value="0.76" table:formula="of:=[.B31]^0.5*0.09^0.25" table:style-name="ce2">
            <text:p>0.76</text:p>
          </table:table-cell>
          <table:table-cell table:style-name="ce1"/>
          <table:table-cell office:value-type="float" office:value="12.101000000000001" table:formula="of:=['1D_E1'.A25]" table:style-name="ce1">
            <text:p>12.101</text:p>
          </table:table-cell>
          <table:table-cell office:value-type="float" office:value="44.512999999999998" table:formula="of:=['1D_E1'.B25]" table:style-name="ce1">
            <text:p>44.513</text:p>
          </table:table-cell>
          <table:table-cell office:value-type="float" office:value="1.9319" table:formula="of:=['1D_E1'.C25]" table:style-name="ce1">
            <text:p>1.9319</text:p>
          </table:table-cell>
          <table:table-cell office:value-type="float" office:value="7.5462999999999997E-3" table:formula="of:=['1D_E1'.D25]" table:style-name="ce1">
            <text:p>0.0075463</text:p>
          </table:table-cell>
          <table:table-cell office:value-type="float" office:value="2.35E-2" table:style-name="ce1">
            <text:p>0.0235</text:p>
          </table:table-cell>
          <table:table-cell table:number-columns-repeated="2" table:style-name="ce1"/>
          <table:table-cell office:value-type="float" office:value="12.101000000000001" table:formula="of:=['1D_E2'.A25]" table:style-name="ce1">
            <text:p>12.101</text:p>
          </table:table-cell>
          <table:table-cell office:value-type="float" office:value="44.512999999999998" table:formula="of:=['1D_E2'.B25]" table:style-name="ce1">
            <text:p>44.513</text:p>
          </table:table-cell>
          <table:table-cell office:value-type="float" office:value="1.9319" table:formula="of:=['1D_E2'.C25]" table:style-name="ce1">
            <text:p>1.9319</text:p>
          </table:table-cell>
          <table:table-cell office:value-type="float" office:value="7.5462999999999997E-3" table:formula="of:=['1D_E2'.D25]" table:style-name="ce1">
            <text:p>0.0075463</text:p>
          </table:table-cell>
          <table:table-cell office:value-type="float" office:value="2.35E-2" table:style-name="ce1">
            <text:p>0.0235</text:p>
          </table:table-cell>
          <table:table-cell table:number-columns-repeated="16365"/>
        </table:table-row>
        <table:table-row table:style-name="ro1">
          <table:table-cell office:value-type="float" office:value="2.4500000000000015E-2" table:formula="of:=[.A31]+0.001" table:style-name="ce2">
            <text:p>0.02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3.641326348523336" table:formula="of:=(0.76^3/(0.41*([.A32]+0.00003347)))" table:style-name="ce2">
            <text:p>43.64132635</text:p>
          </table:table-cell>
          <table:table-cell office:value-type="float" office:value="12.228852425149594" table:formula="of:=(0.76/0.41)*LN(([.A32]+0.00003347)/0.00003347)" table:style-name="ce2">
            <text:p>12.22885243</text:p>
          </table:table-cell>
          <table:table-cell office:value-type="float" office:value="7.6446292520000033E-3" table:formula="of:=0.09*[.B32]^2/[.C32]" table:style-name="ce2">
            <text:p>0.007644629</text:p>
          </table:table-cell>
          <table:table-cell office:value-type="float" office:value="0.76" table:formula="of:=[.B32]^0.5*0.09^0.25" table:style-name="ce2">
            <text:p>0.76</text:p>
          </table:table-cell>
          <table:table-cell table:style-name="ce1"/>
          <table:table-cell office:value-type="float" office:value="12.176" table:formula="of:=['1D_E1'.A26]" table:style-name="ce1">
            <text:p>12.176</text:p>
          </table:table-cell>
          <table:table-cell office:value-type="float" office:value="42.66" table:formula="of:=['1D_E1'.B26]" table:style-name="ce1">
            <text:p>42.66</text:p>
          </table:table-cell>
          <table:table-cell office:value-type="float" office:value="1.9319" table:formula="of:=['1D_E1'.C26]" table:style-name="ce1">
            <text:p>1.9319</text:p>
          </table:table-cell>
          <table:table-cell office:value-type="float" office:value="7.8740000000000008E-3" table:formula="of:=['1D_E1'.D26]" table:style-name="ce1">
            <text:p>0.007874</text:p>
          </table:table-cell>
          <table:table-cell office:value-type="float" office:value="2.4500000000000001E-2" table:style-name="ce1">
            <text:p>0.0245</text:p>
          </table:table-cell>
          <table:table-cell table:number-columns-repeated="2" table:style-name="ce1"/>
          <table:table-cell office:value-type="float" office:value="12.176" table:formula="of:=['1D_E2'.A26]" table:style-name="ce1">
            <text:p>12.176</text:p>
          </table:table-cell>
          <table:table-cell office:value-type="float" office:value="42.66" table:formula="of:=['1D_E2'.B26]" table:style-name="ce1">
            <text:p>42.66</text:p>
          </table:table-cell>
          <table:table-cell office:value-type="float" office:value="1.9319" table:formula="of:=['1D_E2'.C26]" table:style-name="ce1">
            <text:p>1.9319</text:p>
          </table:table-cell>
          <table:table-cell office:value-type="float" office:value="7.8740000000000008E-3" table:formula="of:=['1D_E2'.D26]" table:style-name="ce1">
            <text:p>0.007874</text:p>
          </table:table-cell>
          <table:table-cell office:value-type="float" office:value="2.4500000000000001E-2" table:style-name="ce1">
            <text:p>0.0245</text:p>
          </table:table-cell>
          <table:table-cell table:number-columns-repeated="16365"/>
        </table:table-row>
        <table:table-row table:style-name="ro1">
          <table:table-cell office:value-type="float" office:value="2.5500000000000016E-2" table:formula="of:=[.A32]+0.001" table:style-name="ce2">
            <text:p>0.02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1.93214516991646" table:formula="of:=(0.76^3/(0.41*([.A33]+0.00003347)))" table:style-name="ce2">
            <text:p>41.93214517</text:p>
          </table:table-cell>
          <table:table-cell office:value-type="float" office:value="12.302909481147825" table:formula="of:=(0.76/0.41)*LN(([.A33]+0.00003347)/0.00003347)" table:style-name="ce2">
            <text:p>12.30290948</text:p>
          </table:table-cell>
          <table:table-cell office:value-type="float" office:value="7.9562292520000029E-3" table:formula="of:=0.09*[.B33]^2/[.C33]" table:style-name="ce2">
            <text:p>0.007956229</text:p>
          </table:table-cell>
          <table:table-cell office:value-type="float" office:value="0.76" table:formula="of:=[.B33]^0.5*0.09^0.25" table:style-name="ce2">
            <text:p>0.76</text:p>
          </table:table-cell>
          <table:table-cell table:style-name="ce1"/>
          <table:table-cell office:value-type="float" office:value="12.247999999999999" table:formula="of:=['1D_E1'.A27]" table:style-name="ce1">
            <text:p>12.248</text:p>
          </table:table-cell>
          <table:table-cell office:value-type="float" office:value="40.956000000000003" table:formula="of:=['1D_E1'.B27]" table:style-name="ce1">
            <text:p>40.956</text:p>
          </table:table-cell>
          <table:table-cell office:value-type="float" office:value="1.9319" table:formula="of:=['1D_E1'.C27]" table:style-name="ce1">
            <text:p>1.9319</text:p>
          </table:table-cell>
          <table:table-cell office:value-type="float" office:value="8.2016999999999993E-3" table:formula="of:=['1D_E1'.D27]" table:style-name="ce1">
            <text:p>0.0082017</text:p>
          </table:table-cell>
          <table:table-cell office:value-type="float" office:value="2.5499999999999998E-2" table:style-name="ce1">
            <text:p>0.0255</text:p>
          </table:table-cell>
          <table:table-cell table:number-columns-repeated="2" table:style-name="ce1"/>
          <table:table-cell office:value-type="float" office:value="12.247999999999999" table:formula="of:=['1D_E2'.A27]" table:style-name="ce1">
            <text:p>12.248</text:p>
          </table:table-cell>
          <table:table-cell office:value-type="float" office:value="40.956000000000003" table:formula="of:=['1D_E2'.B27]" table:style-name="ce1">
            <text:p>40.956</text:p>
          </table:table-cell>
          <table:table-cell office:value-type="float" office:value="1.9319" table:formula="of:=['1D_E2'.C27]" table:style-name="ce1">
            <text:p>1.9319</text:p>
          </table:table-cell>
          <table:table-cell office:value-type="float" office:value="8.2016999999999993E-3" table:formula="of:=['1D_E2'.D27]" table:style-name="ce1">
            <text:p>0.0082017</text:p>
          </table:table-cell>
          <table:table-cell office:value-type="float" office:value="2.5499999999999998E-2" table:style-name="ce1">
            <text:p>0.0255</text:p>
          </table:table-cell>
          <table:table-cell table:number-columns-repeated="16365"/>
        </table:table-row>
        <table:table-row table:style-name="ro1">
          <table:table-cell office:value-type="float" office:value="2.6500000000000017E-2" table:formula="of:=[.A33]+0.001" table:style-name="ce2">
            <text:p>0.02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40.351796079883513" table:formula="of:=(0.76^3/(0.41*([.A34]+0.00003347)))" table:style-name="ce2">
            <text:p>40.35179608</text:p>
          </table:table-cell>
          <table:table-cell office:value-type="float" office:value="12.374121137068395" table:formula="of:=(0.76/0.41)*LN(([.A34]+0.00003347)/0.00003347)" table:style-name="ce2">
            <text:p>12.37412114</text:p>
          </table:table-cell>
          <table:table-cell office:value-type="float" office:value="8.2678292520000033E-3" table:formula="of:=0.09*[.B34]^2/[.C34]" table:style-name="ce2">
            <text:p>0.008267829</text:p>
          </table:table-cell>
          <table:table-cell office:value-type="float" office:value="0.76" table:formula="of:=[.B34]^0.5*0.09^0.25" table:style-name="ce2">
            <text:p>0.76</text:p>
          </table:table-cell>
          <table:table-cell table:style-name="ce1"/>
          <table:table-cell office:value-type="float" office:value="12.317" table:formula="of:=['1D_E1'.A28]" table:style-name="ce1">
            <text:p>12.317</text:p>
          </table:table-cell>
          <table:table-cell office:value-type="float" office:value="39.383000000000003" table:formula="of:=['1D_E1'.B28]" table:style-name="ce1">
            <text:p>39.383</text:p>
          </table:table-cell>
          <table:table-cell office:value-type="float" office:value="1.9319" table:formula="of:=['1D_E1'.C28]" table:style-name="ce1">
            <text:p>1.9319</text:p>
          </table:table-cell>
          <table:table-cell office:value-type="float" office:value="8.5293000000000001E-3" table:formula="of:=['1D_E1'.D28]" table:style-name="ce1">
            <text:p>0.0085293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2" table:style-name="ce1"/>
          <table:table-cell office:value-type="float" office:value="12.317" table:formula="of:=['1D_E2'.A28]" table:style-name="ce1">
            <text:p>12.317</text:p>
          </table:table-cell>
          <table:table-cell office:value-type="float" office:value="39.383000000000003" table:formula="of:=['1D_E2'.B28]" table:style-name="ce1">
            <text:p>39.383</text:p>
          </table:table-cell>
          <table:table-cell office:value-type="float" office:value="1.9319" table:formula="of:=['1D_E2'.C28]" table:style-name="ce1">
            <text:p>1.9319</text:p>
          </table:table-cell>
          <table:table-cell office:value-type="float" office:value="8.5293000000000001E-3" table:formula="of:=['1D_E2'.D28]" table:style-name="ce1">
            <text:p>0.0085293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65"/>
        </table:table-row>
        <table:table-row table:style-name="ro1">
          <table:table-cell office:value-type="float" office:value="2.7500000000000017E-2" table:formula="of:=[.A34]+0.001" table:style-name="ce2">
            <text:p>0.02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8.886241753462485" table:formula="of:=(0.76^3/(0.41*([.A35]+0.00003347)))" table:style-name="ce2">
            <text:p>38.88624175</text:p>
          </table:table-cell>
          <table:table-cell office:value-type="float" office:value="12.44269797721269" table:formula="of:=(0.76/0.41)*LN(([.A35]+0.00003347)/0.00003347)" table:style-name="ce2">
            <text:p>12.44269798</text:p>
          </table:table-cell>
          <table:table-cell office:value-type="float" office:value="8.5794292520000037E-3" table:formula="of:=0.09*[.B35]^2/[.C35]" table:style-name="ce2">
            <text:p>0.008579429</text:p>
          </table:table-cell>
          <table:table-cell office:value-type="float" office:value="0.76" table:formula="of:=[.B35]^0.5*0.09^0.25" table:style-name="ce2">
            <text:p>0.76</text:p>
          </table:table-cell>
          <table:table-cell table:style-name="ce1"/>
          <table:table-cell office:value-type="float" office:value="12.384" table:formula="of:=['1D_E1'.A29]" table:style-name="ce1">
            <text:p>12.384</text:p>
          </table:table-cell>
          <table:table-cell office:value-type="float" office:value="37.927" table:formula="of:=['1D_E1'.B29]" table:style-name="ce1">
            <text:p>37.927</text:p>
          </table:table-cell>
          <table:table-cell office:value-type="float" office:value="1.9319" table:formula="of:=['1D_E1'.C29]" table:style-name="ce1">
            <text:p>1.9319</text:p>
          </table:table-cell>
          <table:table-cell office:value-type="float" office:value="8.8567999999999997E-3" table:formula="of:=['1D_E1'.D29]" table:style-name="ce1">
            <text:p>0.0088568</text:p>
          </table:table-cell>
          <table:table-cell office:value-type="float" office:value="2.75E-2" table:style-name="ce1">
            <text:p>0.0275</text:p>
          </table:table-cell>
          <table:table-cell table:number-columns-repeated="2" table:style-name="ce1"/>
          <table:table-cell office:value-type="float" office:value="12.384" table:formula="of:=['1D_E2'.A29]" table:style-name="ce1">
            <text:p>12.384</text:p>
          </table:table-cell>
          <table:table-cell office:value-type="float" office:value="37.927" table:formula="of:=['1D_E2'.B29]" table:style-name="ce1">
            <text:p>37.927</text:p>
          </table:table-cell>
          <table:table-cell office:value-type="float" office:value="1.9319" table:formula="of:=['1D_E2'.C29]" table:style-name="ce1">
            <text:p>1.9319</text:p>
          </table:table-cell>
          <table:table-cell office:value-type="float" office:value="8.8567999999999997E-3" table:formula="of:=['1D_E2'.D29]" table:style-name="ce1">
            <text:p>0.0088568</text:p>
          </table:table-cell>
          <table:table-cell office:value-type="float" office:value="2.75E-2" table:style-name="ce1">
            <text:p>0.0275</text:p>
          </table:table-cell>
          <table:table-cell table:number-columns-repeated="16365"/>
        </table:table-row>
        <table:table-row table:style-name="ro1">
          <table:table-cell office:value-type="float" office:value="2.8500000000000018E-2" table:formula="of:=[.A35]+0.001" table:style-name="ce2">
            <text:p>0.02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7.523412705559707" table:formula="of:=(0.76^3/(0.41*([.A36]+0.00003347)))" table:style-name="ce2">
            <text:p>37.52341271</text:p>
          </table:table-cell>
          <table:table-cell office:value-type="float" office:value="12.508828040096219" table:formula="of:=(0.76/0.41)*LN(([.A36]+0.00003347)/0.00003347)" table:style-name="ce2">
            <text:p>12.50882804</text:p>
          </table:table-cell>
          <table:table-cell office:value-type="float" office:value="8.8910292520000041E-3" table:formula="of:=0.09*[.B36]^2/[.C36]" table:style-name="ce2">
            <text:p>0.008891029</text:p>
          </table:table-cell>
          <table:table-cell office:value-type="float" office:value="0.76" table:formula="of:=[.B36]^0.5*0.09^0.25" table:style-name="ce2">
            <text:p>0.76</text:p>
          </table:table-cell>
          <table:table-cell table:style-name="ce1"/>
          <table:table-cell office:value-type="float" office:value="12.448" table:formula="of:=['1D_E1'.A30]" table:style-name="ce1">
            <text:p>12.448</text:p>
          </table:table-cell>
          <table:table-cell office:value-type="float" office:value="36.575000000000003" table:formula="of:=['1D_E1'.B30]" table:style-name="ce1">
            <text:p>36.575</text:p>
          </table:table-cell>
          <table:table-cell office:value-type="float" office:value="1.9319" table:formula="of:=['1D_E1'.C30]" table:style-name="ce1">
            <text:p>1.9319</text:p>
          </table:table-cell>
          <table:table-cell office:value-type="float" office:value="9.1842E-3" table:formula="of:=['1D_E1'.D30]" table:style-name="ce1">
            <text:p>0.0091842</text:p>
          </table:table-cell>
          <table:table-cell office:value-type="float" office:value="2.8500000000000001E-2" table:style-name="ce1">
            <text:p>0.0285</text:p>
          </table:table-cell>
          <table:table-cell table:number-columns-repeated="2" table:style-name="ce1"/>
          <table:table-cell office:value-type="float" office:value="12.448" table:formula="of:=['1D_E2'.A30]" table:style-name="ce1">
            <text:p>12.448</text:p>
          </table:table-cell>
          <table:table-cell office:value-type="float" office:value="36.575000000000003" table:formula="of:=['1D_E2'.B30]" table:style-name="ce1">
            <text:p>36.575</text:p>
          </table:table-cell>
          <table:table-cell office:value-type="float" office:value="1.9319" table:formula="of:=['1D_E2'.C30]" table:style-name="ce1">
            <text:p>1.9319</text:p>
          </table:table-cell>
          <table:table-cell office:value-type="float" office:value="9.1842E-3" table:formula="of:=['1D_E2'.D30]" table:style-name="ce1">
            <text:p>0.0091842</text:p>
          </table:table-cell>
          <table:table-cell office:value-type="float" office:value="2.8500000000000001E-2" table:style-name="ce1">
            <text:p>0.0285</text:p>
          </table:table-cell>
          <table:table-cell table:number-columns-repeated="16365"/>
        </table:table-row>
        <table:table-row table:style-name="ro1">
          <table:table-cell office:value-type="float" office:value="2.9500000000000019E-2" table:formula="of:=[.A36]+0.001" table:style-name="ce2">
            <text:p>0.02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6.252874136757605" table:formula="of:=(0.76^3/(0.41*([.A37]+0.00003347)))" table:style-name="ce2">
            <text:p>36.25287414</text:p>
          </table:table-cell>
          <table:table-cell office:value-type="float" office:value="12.572679926281157" table:formula="of:=(0.76/0.41)*LN(([.A37]+0.00003347)/0.00003347)" table:style-name="ce2">
            <text:p>12.57267993</text:p>
          </table:table-cell>
          <table:table-cell office:value-type="float" office:value="9.2026292520000063E-3" table:formula="of:=0.09*[.B37]^2/[.C37]" table:style-name="ce2">
            <text:p>0.009202629</text:p>
          </table:table-cell>
          <table:table-cell office:value-type="float" office:value="0.76" table:formula="of:=[.B37]^0.5*0.09^0.25" table:style-name="ce2">
            <text:p>0.76</text:p>
          </table:table-cell>
          <table:table-cell table:style-name="ce1"/>
          <table:table-cell office:value-type="float" office:value="12.51" table:formula="of:=['1D_E1'.A31]" table:style-name="ce1">
            <text:p>12.51</text:p>
          </table:table-cell>
          <table:table-cell office:value-type="float" office:value="35.317" table:formula="of:=['1D_E1'.B31]" table:style-name="ce1">
            <text:p>35.317</text:p>
          </table:table-cell>
          <table:table-cell office:value-type="float" office:value="1.9319999999999999" table:formula="of:=['1D_E1'.C31]" table:style-name="ce1">
            <text:p>1.932</text:p>
          </table:table-cell>
          <table:table-cell office:value-type="float" office:value="9.5116000000000003E-3" table:formula="of:=['1D_E1'.D31]" table:style-name="ce1">
            <text:p>0.009511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2" table:style-name="ce1"/>
          <table:table-cell office:value-type="float" office:value="12.51" table:formula="of:=['1D_E2'.A31]" table:style-name="ce1">
            <text:p>12.51</text:p>
          </table:table-cell>
          <table:table-cell office:value-type="float" office:value="35.317" table:formula="of:=['1D_E2'.B31]" table:style-name="ce1">
            <text:p>35.317</text:p>
          </table:table-cell>
          <table:table-cell office:value-type="float" office:value="1.9319999999999999" table:formula="of:=['1D_E2'.C31]" table:style-name="ce1">
            <text:p>1.932</text:p>
          </table:table-cell>
          <table:table-cell office:value-type="float" office:value="9.5116000000000003E-3" table:formula="of:=['1D_E2'.D31]" table:style-name="ce1">
            <text:p>0.009511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65"/>
        </table:table-row>
        <table:table-row table:style-name="ro1">
          <table:table-cell office:value-type="float" office:value="3.050000000000002E-2" table:formula="of:=[.A37]+0.001" table:style-name="ce2">
            <text:p>0.03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5.065558245810479" table:formula="of:=(0.76^3/(0.41*([.A38]+0.00003347)))" table:style-name="ce2">
            <text:p>35.06555825</text:p>
          </table:table-cell>
          <table:table-cell office:value-type="float" office:value="12.63440538849995" table:formula="of:=(0.76/0.41)*LN(([.A38]+0.00003347)/0.00003347)" table:style-name="ce2">
            <text:p>12.63440539</text:p>
          </table:table-cell>
          <table:table-cell office:value-type="float" office:value="9.5142292520000032E-3" table:formula="of:=0.09*[.B38]^2/[.C38]" table:style-name="ce2">
            <text:p>0.009514229</text:p>
          </table:table-cell>
          <table:table-cell office:value-type="float" office:value="0.76" table:formula="of:=[.B38]^0.5*0.09^0.25" table:style-name="ce2">
            <text:p>0.76</text:p>
          </table:table-cell>
          <table:table-cell table:style-name="ce1"/>
          <table:table-cell office:value-type="float" office:value="12.57" table:formula="of:=['1D_E1'.A32]" table:style-name="ce1">
            <text:p>12.57</text:p>
          </table:table-cell>
          <table:table-cell office:value-type="float" office:value="34.142000000000003" table:formula="of:=['1D_E1'.B32]" table:style-name="ce1">
            <text:p>34.142</text:p>
          </table:table-cell>
          <table:table-cell office:value-type="float" office:value="1.9319999999999999" table:formula="of:=['1D_E1'.C32]" table:style-name="ce1">
            <text:p>1.932</text:p>
          </table:table-cell>
          <table:table-cell office:value-type="float" office:value="9.8388999999999994E-3" table:formula="of:=['1D_E1'.D32]" table:style-name="ce1">
            <text:p>0.0098389</text:p>
          </table:table-cell>
          <table:table-cell office:value-type="float" office:value="3.0499999999999999E-2" table:style-name="ce1">
            <text:p>0.0305</text:p>
          </table:table-cell>
          <table:table-cell table:number-columns-repeated="2" table:style-name="ce1"/>
          <table:table-cell office:value-type="float" office:value="12.57" table:formula="of:=['1D_E2'.A32]" table:style-name="ce1">
            <text:p>12.57</text:p>
          </table:table-cell>
          <table:table-cell office:value-type="float" office:value="34.142000000000003" table:formula="of:=['1D_E2'.B32]" table:style-name="ce1">
            <text:p>34.142</text:p>
          </table:table-cell>
          <table:table-cell office:value-type="float" office:value="1.9319999999999999" table:formula="of:=['1D_E2'.C32]" table:style-name="ce1">
            <text:p>1.932</text:p>
          </table:table-cell>
          <table:table-cell office:value-type="float" office:value="9.8388999999999994E-3" table:formula="of:=['1D_E2'.D32]" table:style-name="ce1">
            <text:p>0.0098389</text:p>
          </table:table-cell>
          <table:table-cell office:value-type="float" office:value="3.0499999999999999E-2" table:style-name="ce1">
            <text:p>0.0305</text:p>
          </table:table-cell>
          <table:table-cell table:number-columns-repeated="16365"/>
        </table:table-row>
        <table:table-row table:style-name="ro1">
          <table:table-cell office:value-type="float" office:value="3.1500000000000021E-2" table:formula="of:=[.A38]+0.001" table:style-name="ce2">
            <text:p>0.03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3.95354747611686" table:formula="of:=(0.76^3/(0.41*([.A39]+0.00003347)))" table:style-name="ce2">
            <text:p>33.95354748</text:p>
          </table:table-cell>
          <table:table-cell office:value-type="float" office:value="12.694141504231071" table:formula="of:=(0.76/0.41)*LN(([.A39]+0.00003347)/0.00003347)" table:style-name="ce2">
            <text:p>12.6941415</text:p>
          </table:table-cell>
          <table:table-cell office:value-type="float" office:value="9.8258292520000054E-3" table:formula="of:=0.09*[.B39]^2/[.C39]" table:style-name="ce2">
            <text:p>0.009825829</text:p>
          </table:table-cell>
          <table:table-cell office:value-type="float" office:value="0.76" table:formula="of:=[.B39]^0.5*0.09^0.25" table:style-name="ce2">
            <text:p>0.76</text:p>
          </table:table-cell>
          <table:table-cell table:style-name="ce1"/>
          <table:table-cell office:value-type="float" office:value="12.628" table:formula="of:=['1D_E1'.A33]" table:style-name="ce1">
            <text:p>12.628</text:p>
          </table:table-cell>
          <table:table-cell office:value-type="float" office:value="33.043999999999997" table:formula="of:=['1D_E1'.B33]" table:style-name="ce1">
            <text:p>33.044</text:p>
          </table:table-cell>
          <table:table-cell office:value-type="float" office:value="1.9319999999999999" table:formula="of:=['1D_E1'.C33]" table:style-name="ce1">
            <text:p>1.932</text:p>
          </table:table-cell>
          <table:table-cell office:value-type="float" office:value="1.0166E-2" table:formula="of:=['1D_E1'.D33]" table:style-name="ce1">
            <text:p>0.010166</text:p>
          </table:table-cell>
          <table:table-cell office:value-type="float" office:value="3.15E-2" table:style-name="ce1">
            <text:p>0.0315</text:p>
          </table:table-cell>
          <table:table-cell table:number-columns-repeated="2" table:style-name="ce1"/>
          <table:table-cell office:value-type="float" office:value="12.628" table:formula="of:=['1D_E2'.A33]" table:style-name="ce1">
            <text:p>12.628</text:p>
          </table:table-cell>
          <table:table-cell office:value-type="float" office:value="33.043999999999997" table:formula="of:=['1D_E2'.B33]" table:style-name="ce1">
            <text:p>33.044</text:p>
          </table:table-cell>
          <table:table-cell office:value-type="float" office:value="1.9319999999999999" table:formula="of:=['1D_E2'.C33]" table:style-name="ce1">
            <text:p>1.932</text:p>
          </table:table-cell>
          <table:table-cell office:value-type="float" office:value="1.0166E-2" table:formula="of:=['1D_E2'.D33]" table:style-name="ce1">
            <text:p>0.010166</text:p>
          </table:table-cell>
          <table:table-cell office:value-type="float" office:value="3.15E-2" table:style-name="ce1">
            <text:p>0.0315</text:p>
          </table:table-cell>
          <table:table-cell table:number-columns-repeated="16365"/>
        </table:table-row>
        <table:table-row table:style-name="ro1">
          <table:table-cell office:value-type="float" office:value="3.2500000000000022E-2" table:formula="of:=[.A39]+0.001" table:style-name="ce2">
            <text:p>0.03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2.909897737059914" table:formula="of:=(0.76^3/(0.41*([.A40]+0.00003347)))" table:style-name="ce2">
            <text:p>32.90989774</text:p>
          </table:table-cell>
          <table:table-cell office:value-type="float" office:value="12.752012508984691" table:formula="of:=(0.76/0.41)*LN(([.A40]+0.00003347)/0.00003347)" table:style-name="ce2">
            <text:p>12.75201251</text:p>
          </table:table-cell>
          <table:table-cell office:value-type="float" office:value="1.0137429252000006E-2" table:formula="of:=0.09*[.B40]^2/[.C40]" table:style-name="ce2">
            <text:p>0.010137429</text:p>
          </table:table-cell>
          <table:table-cell office:value-type="float" office:value="0.76" table:formula="of:=[.B40]^0.5*0.09^0.25" table:style-name="ce2">
            <text:p>0.76</text:p>
          </table:table-cell>
          <table:table-cell table:style-name="ce1"/>
          <table:table-cell office:value-type="float" office:value="12.683999999999999" table:formula="of:=['1D_E1'.A34]" table:style-name="ce1">
            <text:p>12.684</text:p>
          </table:table-cell>
          <table:table-cell office:value-type="float" office:value="32.015000000000001" table:formula="of:=['1D_E1'.B34]" table:style-name="ce1">
            <text:p>32.015</text:p>
          </table:table-cell>
          <table:table-cell office:value-type="float" office:value="1.9319999999999999" table:formula="of:=['1D_E1'.C34]" table:style-name="ce1">
            <text:p>1.932</text:p>
          </table:table-cell>
          <table:table-cell office:value-type="float" office:value="1.0493000000000001E-2" table:formula="of:=['1D_E1'.D34]" table:style-name="ce1">
            <text:p>0.010493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2" table:style-name="ce1"/>
          <table:table-cell office:value-type="float" office:value="12.683999999999999" table:formula="of:=['1D_E2'.A34]" table:style-name="ce1">
            <text:p>12.684</text:p>
          </table:table-cell>
          <table:table-cell office:value-type="float" office:value="32.015000000000001" table:formula="of:=['1D_E2'.B34]" table:style-name="ce1">
            <text:p>32.015</text:p>
          </table:table-cell>
          <table:table-cell office:value-type="float" office:value="1.9319999999999999" table:formula="of:=['1D_E2'.C34]" table:style-name="ce1">
            <text:p>1.932</text:p>
          </table:table-cell>
          <table:table-cell office:value-type="float" office:value="1.0493000000000001E-2" table:formula="of:=['1D_E2'.D34]" table:style-name="ce1">
            <text:p>0.010493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65"/>
        </table:table-row>
        <table:table-row table:style-name="ro1">
          <table:table-cell office:value-type="float" office:value="3.3500000000000023E-2" table:formula="of:=[.A40]+0.001" table:style-name="ce2">
            <text:p>0.03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1.928493255595281" table:formula="of:=(0.76^3/(0.41*([.A41]+0.00003347)))" table:style-name="ce2">
            <text:p>31.92849326</text:p>
          </table:table-cell>
          <table:table-cell office:value-type="float" office:value="12.808131351961178" table:formula="of:=(0.76/0.41)*LN(([.A41]+0.00003347)/0.00003347)" table:style-name="ce2">
            <text:p>12.80813135</text:p>
          </table:table-cell>
          <table:table-cell office:value-type="float" office:value="1.0449029252000006E-2" table:formula="of:=0.09*[.B41]^2/[.C41]" table:style-name="ce2">
            <text:p>0.010449029</text:p>
          </table:table-cell>
          <table:table-cell office:value-type="float" office:value="0.76" table:formula="of:=[.B41]^0.5*0.09^0.25" table:style-name="ce2">
            <text:p>0.76</text:p>
          </table:table-cell>
          <table:table-cell table:style-name="ce1"/>
          <table:table-cell office:value-type="float" office:value="12.738" table:formula="of:=['1D_E1'.A35]" table:style-name="ce1">
            <text:p>12.738</text:p>
          </table:table-cell>
          <table:table-cell office:value-type="float" office:value="31.047999999999998" table:formula="of:=['1D_E1'.B35]" table:style-name="ce1">
            <text:p>31.048</text:p>
          </table:table-cell>
          <table:table-cell office:value-type="float" office:value="1.9319999999999999" table:formula="of:=['1D_E1'.C35]" table:style-name="ce1">
            <text:p>1.932</text:p>
          </table:table-cell>
          <table:table-cell office:value-type="float" office:value="1.082E-2" table:formula="of:=['1D_E1'.D35]" table:style-name="ce1">
            <text:p>0.01082</text:p>
          </table:table-cell>
          <table:table-cell office:value-type="float" office:value="3.3500000000000002E-2" table:style-name="ce1">
            <text:p>0.0335</text:p>
          </table:table-cell>
          <table:table-cell table:number-columns-repeated="2" table:style-name="ce1"/>
          <table:table-cell office:value-type="float" office:value="12.738" table:formula="of:=['1D_E2'.A35]" table:style-name="ce1">
            <text:p>12.738</text:p>
          </table:table-cell>
          <table:table-cell office:value-type="float" office:value="31.047999999999998" table:formula="of:=['1D_E2'.B35]" table:style-name="ce1">
            <text:p>31.048</text:p>
          </table:table-cell>
          <table:table-cell office:value-type="float" office:value="1.9319999999999999" table:formula="of:=['1D_E2'.C35]" table:style-name="ce1">
            <text:p>1.932</text:p>
          </table:table-cell>
          <table:table-cell office:value-type="float" office:value="1.082E-2" table:formula="of:=['1D_E2'.D35]" table:style-name="ce1">
            <text:p>0.01082</text:p>
          </table:table-cell>
          <table:table-cell office:value-type="float" office:value="3.3500000000000002E-2" table:style-name="ce1">
            <text:p>0.0335</text:p>
          </table:table-cell>
          <table:table-cell table:number-columns-repeated="16365"/>
        </table:table-row>
        <table:table-row table:style-name="ro2">
          <table:table-cell office:value-type="float" office:value="3.4500000000000024E-2" table:formula="of:=[.A41]+0.001" table:style-name="ce2">
            <text:p>0.03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1.003926646575241" table:formula="of:=(0.76^3/(0.41*([.A42]+0.00003347)))" table:style-name="ce2">
            <text:p>31.00392665</text:p>
          </table:table-cell>
          <table:table-cell office:value-type="float" office:value="12.862601023054513" table:formula="of:=(0.76/0.41)*LN(([.A42]+0.00003347)/0.00003347)" table:style-name="ce2">
            <text:p>12.86260102</text:p>
          </table:table-cell>
          <table:table-cell office:value-type="float" office:value="1.0760629252000007E-2" table:formula="of:=0.09*[.B42]^2/[.C42]" table:style-name="ce2">
            <text:p>0.010760629</text:p>
          </table:table-cell>
          <table:table-cell office:value-type="float" office:value="0.76" table:formula="of:=[.B42]^0.5*0.09^0.25" table:style-name="ce2">
            <text:p>0.76</text:p>
          </table:table-cell>
          <table:table-cell table:style-name="ce1"/>
          <table:table-cell office:value-type="float" office:value="12.791" table:formula="of:=['1D_E1'.A36]" table:style-name="ce1">
            <text:p>12.791</text:p>
          </table:table-cell>
          <table:table-cell office:value-type="float" office:value="30.138000000000002" table:formula="of:=['1D_E1'.B36]" table:style-name="ce1">
            <text:p>30.138</text:p>
          </table:table-cell>
          <table:table-cell office:value-type="float" office:value="1.9319999999999999" table:formula="of:=['1D_E1'.C36]" table:style-name="ce1">
            <text:p>1.932</text:p>
          </table:table-cell>
          <table:table-cell office:value-type="float" office:value="1.1147000000000001E-2" table:formula="of:=['1D_E1'.D36]" table:style-name="ce1">
            <text:p>0.01114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2" table:style-name="ce1"/>
          <table:table-cell office:value-type="float" office:value="12.791" table:formula="of:=['1D_E2'.A36]" table:style-name="ce1">
            <text:p>12.791</text:p>
          </table:table-cell>
          <table:table-cell office:value-type="float" office:value="30.138000000000002" table:formula="of:=['1D_E2'.B36]" table:style-name="ce1">
            <text:p>30.138</text:p>
          </table:table-cell>
          <table:table-cell office:value-type="float" office:value="1.9319999999999999" table:formula="of:=['1D_E2'.C36]" table:style-name="ce1">
            <text:p>1.932</text:p>
          </table:table-cell>
          <table:table-cell office:value-type="float" office:value="1.1147000000000001E-2" table:formula="of:=['1D_E2'.D36]" table:style-name="ce1">
            <text:p>0.01114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65"/>
        </table:table-row>
        <table:table-row table:style-name="ro2">
          <table:table-cell office:value-type="float" office:value="3.5500000000000025E-2" table:formula="of:=[.A42]+0.001" table:style-name="ce2">
            <text:p>0.03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30.13139923378456" table:formula="of:=(0.76^3/(0.41*([.A43]+0.00003347)))" table:style-name="ce2">
            <text:p>30.13139923</text:p>
          </table:table-cell>
          <table:table-cell office:value-type="float" office:value="12.915515690381536" table:formula="of:=(0.76/0.41)*LN(([.A43]+0.00003347)/0.00003347)" table:style-name="ce2">
            <text:p>12.91551569</text:p>
          </table:table-cell>
          <table:table-cell office:value-type="float" office:value="1.1072229252000007E-2" table:formula="of:=0.09*[.B43]^2/[.C43]" table:style-name="ce2">
            <text:p>0.011072229</text:p>
          </table:table-cell>
          <table:table-cell office:value-type="float" office:value="0.76" table:formula="of:=[.B43]^0.5*0.09^0.25" table:style-name="ce2">
            <text:p>0.76</text:p>
          </table:table-cell>
          <table:table-cell table:style-name="ce1"/>
          <table:table-cell office:value-type="float" office:value="12.842000000000001" table:formula="of:=['1D_E1'.A37]" table:style-name="ce1">
            <text:p>12.842</text:p>
          </table:table-cell>
          <table:table-cell office:value-type="float" office:value="29.28" table:formula="of:=['1D_E1'.B37]" table:style-name="ce1">
            <text:p>29.28</text:p>
          </table:table-cell>
          <table:table-cell office:value-type="float" office:value="1.9319999999999999" table:formula="of:=['1D_E1'.C37]" table:style-name="ce1">
            <text:p>1.932</text:p>
          </table:table-cell>
          <table:table-cell office:value-type="float" office:value="1.1474E-2" table:formula="of:=['1D_E1'.D37]" table:style-name="ce1">
            <text:p>0.011474</text:p>
          </table:table-cell>
          <table:table-cell office:value-type="float" office:value="3.5499999999999997E-2" table:style-name="ce1">
            <text:p>0.0355</text:p>
          </table:table-cell>
          <table:table-cell table:number-columns-repeated="2" table:style-name="ce1"/>
          <table:table-cell office:value-type="float" office:value="12.842000000000001" table:formula="of:=['1D_E2'.A37]" table:style-name="ce1">
            <text:p>12.842</text:p>
          </table:table-cell>
          <table:table-cell office:value-type="float" office:value="29.28" table:formula="of:=['1D_E2'.B37]" table:style-name="ce1">
            <text:p>29.28</text:p>
          </table:table-cell>
          <table:table-cell office:value-type="float" office:value="1.9319999999999999" table:formula="of:=['1D_E2'.C37]" table:style-name="ce1">
            <text:p>1.932</text:p>
          </table:table-cell>
          <table:table-cell office:value-type="float" office:value="1.1474E-2" table:formula="of:=['1D_E2'.D37]" table:style-name="ce1">
            <text:p>0.011474</text:p>
          </table:table-cell>
          <table:table-cell office:value-type="float" office:value="3.5499999999999997E-2" table:style-name="ce1">
            <text:p>0.0355</text:p>
          </table:table-cell>
          <table:table-cell table:number-columns-repeated="16365"/>
        </table:table-row>
        <table:table-row table:style-name="ro2">
          <table:table-cell office:value-type="float" office:value="3.6500000000000025E-2" table:formula="of:=[.A43]+0.001" table:style-name="ce2">
            <text:p>0.03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9.306637741547867" table:formula="of:=(0.76^3/(0.41*([.A44]+0.00003347)))" table:style-name="ce2">
            <text:p>29.30663774</text:p>
          </table:table-cell>
          <table:table-cell office:value-type="float" office:value="12.966961679902328" table:formula="of:=(0.76/0.41)*LN(([.A44]+0.00003347)/0.00003347)" table:style-name="ce2">
            <text:p>12.96696168</text:p>
          </table:table-cell>
          <table:table-cell office:value-type="float" office:value="1.1383829252000006E-2" table:formula="of:=0.09*[.B44]^2/[.C44]" table:style-name="ce2">
            <text:p>0.011383829</text:p>
          </table:table-cell>
          <table:table-cell office:value-type="float" office:value="0.76" table:formula="of:=[.B44]^0.5*0.09^0.25" table:style-name="ce2">
            <text:p>0.76</text:p>
          </table:table-cell>
          <table:table-cell table:style-name="ce1"/>
          <table:table-cell office:value-type="float" office:value="12.891999999999999" table:formula="of:=['1D_E1'.A38]" table:style-name="ce1">
            <text:p>12.892</text:p>
          </table:table-cell>
          <table:table-cell office:value-type="float" office:value="28.47" table:formula="of:=['1D_E1'.B38]" table:style-name="ce1">
            <text:p>28.47</text:p>
          </table:table-cell>
          <table:table-cell office:value-type="float" office:value="1.9320999999999999" table:formula="of:=['1D_E1'.C38]" table:style-name="ce1">
            <text:p>1.9321</text:p>
          </table:table-cell>
          <table:table-cell office:value-type="float" office:value="1.18E-2" table:formula="of:=['1D_E1'.D38]" table:style-name="ce1">
            <text:p>0.0118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2" table:style-name="ce1"/>
          <table:table-cell office:value-type="float" office:value="12.891999999999999" table:formula="of:=['1D_E2'.A38]" table:style-name="ce1">
            <text:p>12.892</text:p>
          </table:table-cell>
          <table:table-cell office:value-type="float" office:value="28.47" table:formula="of:=['1D_E2'.B38]" table:style-name="ce1">
            <text:p>28.47</text:p>
          </table:table-cell>
          <table:table-cell office:value-type="float" office:value="1.9320999999999999" table:formula="of:=['1D_E2'.C38]" table:style-name="ce1">
            <text:p>1.9321</text:p>
          </table:table-cell>
          <table:table-cell office:value-type="float" office:value="1.18E-2" table:formula="of:=['1D_E2'.D38]" table:style-name="ce1">
            <text:p>0.0118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16365"/>
        </table:table-row>
        <table:table-row table:style-name="ro2">
          <table:table-cell office:value-type="float" office:value="3.7500000000000026E-2" table:formula="of:=[.A44]+0.001" table:style-name="ce2">
            <text:p>0.03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8.525824303793566" table:formula="of:=(0.76^3/(0.41*([.A45]+0.00003347)))" table:style-name="ce2">
            <text:p>28.5258243</text:p>
          </table:table-cell>
          <table:table-cell office:value-type="float" office:value="13.017018322727202" table:formula="of:=(0.76/0.41)*LN(([.A45]+0.00003347)/0.00003347)" table:style-name="ce2">
            <text:p>13.01701832</text:p>
          </table:table-cell>
          <table:table-cell office:value-type="float" office:value="1.1695429252000006E-2" table:formula="of:=0.09*[.B45]^2/[.C45]" table:style-name="ce2">
            <text:p>0.011695429</text:p>
          </table:table-cell>
          <table:table-cell office:value-type="float" office:value="0.76" table:formula="of:=[.B45]^0.5*0.09^0.25" table:style-name="ce2">
            <text:p>0.76</text:p>
          </table:table-cell>
          <table:table-cell table:style-name="ce1"/>
          <table:table-cell office:value-type="float" office:value="12.941000000000001" table:formula="of:=['1D_E1'.A39]" table:style-name="ce1">
            <text:p>12.941</text:p>
          </table:table-cell>
          <table:table-cell office:value-type="float" office:value="27.704000000000001" table:formula="of:=['1D_E1'.B39]" table:style-name="ce1">
            <text:p>27.704</text:p>
          </table:table-cell>
          <table:table-cell office:value-type="float" office:value="1.9320999999999999" table:formula="of:=['1D_E1'.C39]" table:style-name="ce1">
            <text:p>1.9321</text:p>
          </table:table-cell>
          <table:table-cell office:value-type="float" office:value="1.2127000000000001E-2" table:formula="of:=['1D_E1'.D39]" table:style-name="ce1">
            <text:p>0.012127</text:p>
          </table:table-cell>
          <table:table-cell office:value-type="float" office:value="3.7499999999999999E-2" table:style-name="ce1">
            <text:p>0.0375</text:p>
          </table:table-cell>
          <table:table-cell table:number-columns-repeated="2" table:style-name="ce1"/>
          <table:table-cell office:value-type="float" office:value="12.941000000000001" table:formula="of:=['1D_E2'.A39]" table:style-name="ce1">
            <text:p>12.941</text:p>
          </table:table-cell>
          <table:table-cell office:value-type="float" office:value="27.704000000000001" table:formula="of:=['1D_E2'.B39]" table:style-name="ce1">
            <text:p>27.704</text:p>
          </table:table-cell>
          <table:table-cell office:value-type="float" office:value="1.9320999999999999" table:formula="of:=['1D_E2'.C39]" table:style-name="ce1">
            <text:p>1.9321</text:p>
          </table:table-cell>
          <table:table-cell office:value-type="float" office:value="1.2127000000000001E-2" table:formula="of:=['1D_E2'.D39]" table:style-name="ce1">
            <text:p>0.012127</text:p>
          </table:table-cell>
          <table:table-cell office:value-type="float" office:value="3.7499999999999999E-2" table:style-name="ce1">
            <text:p>0.0375</text:p>
          </table:table-cell>
          <table:table-cell table:number-columns-repeated="16365"/>
        </table:table-row>
        <table:table-row table:style-name="ro2">
          <table:table-cell office:value-type="float" office:value="3.8500000000000027E-2" table:formula="of:=[.A45]+0.001" table:style-name="ce2">
            <text:p>0.03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7.78553737132178" table:formula="of:=(0.76^3/(0.41*([.A46]+0.00003347)))" table:style-name="ce2">
            <text:p>27.78553737</text:p>
          </table:table-cell>
          <table:table-cell office:value-type="float" office:value="13.065758690992789" table:formula="of:=(0.76/0.41)*LN(([.A46]+0.00003347)/0.00003347)" table:style-name="ce2">
            <text:p>13.06575869</text:p>
          </table:table-cell>
          <table:table-cell office:value-type="float" office:value="1.2007029252000007E-2" table:formula="of:=0.09*[.B46]^2/[.C46]" table:style-name="ce2">
            <text:p>0.012007029</text:p>
          </table:table-cell>
          <table:table-cell office:value-type="float" office:value="0.76" table:formula="of:=[.B46]^0.5*0.09^0.25" table:style-name="ce2">
            <text:p>0.76</text:p>
          </table:table-cell>
          <table:table-cell table:style-name="ce1"/>
          <table:table-cell office:value-type="float" office:value="12.988" table:formula="of:=['1D_E1'.A40]" table:style-name="ce1">
            <text:p>12.988</text:p>
          </table:table-cell>
          <table:table-cell office:value-type="float" office:value="26.978000000000002" table:formula="of:=['1D_E1'.B40]" table:style-name="ce1">
            <text:p>26.978</text:p>
          </table:table-cell>
          <table:table-cell office:value-type="float" office:value="1.9320999999999999" table:formula="of:=['1D_E1'.C40]" table:style-name="ce1">
            <text:p>1.9321</text:p>
          </table:table-cell>
          <table:table-cell office:value-type="float" office:value="1.2453000000000001E-2" table:formula="of:=['1D_E1'.D40]" table:style-name="ce1">
            <text:p>0.012453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12.988" table:formula="of:=['1D_E2'.A40]" table:style-name="ce1">
            <text:p>12.988</text:p>
          </table:table-cell>
          <table:table-cell office:value-type="float" office:value="26.978000000000002" table:formula="of:=['1D_E2'.B40]" table:style-name="ce1">
            <text:p>26.978</text:p>
          </table:table-cell>
          <table:table-cell office:value-type="float" office:value="1.9320999999999999" table:formula="of:=['1D_E2'.C40]" table:style-name="ce1">
            <text:p>1.9321</text:p>
          </table:table-cell>
          <table:table-cell office:value-type="float" office:value="1.2453000000000001E-2" table:formula="of:=['1D_E2'.D40]" table:style-name="ce1">
            <text:p>0.012453</text:p>
          </table:table-cell>
          <table:table-cell office:value-type="float" office:value="3.85E-2" table:style-name="ce1">
            <text:p>0.0385</text:p>
          </table:table-cell>
          <table:table-cell table:number-columns-repeated="16365"/>
        </table:table-row>
        <table:table-row table:style-name="ro2">
          <table:table-cell office:value-type="float" office:value="3.9500000000000028E-2" table:formula="of:=[.A46]+0.001" table:style-name="ce2">
            <text:p>0.03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7.082701587584058" table:formula="of:=(0.76^3/(0.41*([.A47]+0.00003347)))" table:style-name="ce2">
            <text:p>27.08270159</text:p>
          </table:table-cell>
          <table:table-cell office:value-type="float" office:value="13.113250239442769" table:formula="of:=(0.76/0.41)*LN(([.A47]+0.00003347)/0.00003347)" table:style-name="ce2">
            <text:p>13.11325024</text:p>
          </table:table-cell>
          <table:table-cell office:value-type="float" office:value="1.2318629252000007E-2" table:formula="of:=0.09*[.B47]^2/[.C47]" table:style-name="ce2">
            <text:p>0.012318629</text:p>
          </table:table-cell>
          <table:table-cell office:value-type="float" office:value="0.76" table:formula="of:=[.B47]^0.5*0.09^0.25" table:style-name="ce2">
            <text:p>0.76</text:p>
          </table:table-cell>
          <table:table-cell table:style-name="ce1"/>
          <table:table-cell office:value-type="float" office:value="13.034000000000001" table:formula="of:=['1D_E1'.A41]" table:style-name="ce1">
            <text:p>13.034</text:p>
          </table:table-cell>
          <table:table-cell office:value-type="float" office:value="26.29" table:formula="of:=['1D_E1'.B41]" table:style-name="ce1">
            <text:p>26.29</text:p>
          </table:table-cell>
          <table:table-cell office:value-type="float" office:value="1.9320999999999999" table:formula="of:=['1D_E1'.C41]" table:style-name="ce1">
            <text:p>1.9321</text:p>
          </table:table-cell>
          <table:table-cell office:value-type="float" office:value="1.278E-2" table:formula="of:=['1D_E1'.D41]" table:style-name="ce1">
            <text:p>0.01278</text:p>
          </table:table-cell>
          <table:table-cell office:value-type="float" office:value="3.95E-2" table:style-name="ce1">
            <text:p>0.0395</text:p>
          </table:table-cell>
          <table:table-cell table:number-columns-repeated="2" table:style-name="ce1"/>
          <table:table-cell office:value-type="float" office:value="13.034000000000001" table:formula="of:=['1D_E2'.A41]" table:style-name="ce1">
            <text:p>13.034</text:p>
          </table:table-cell>
          <table:table-cell office:value-type="float" office:value="26.29" table:formula="of:=['1D_E2'.B41]" table:style-name="ce1">
            <text:p>26.29</text:p>
          </table:table-cell>
          <table:table-cell office:value-type="float" office:value="1.9320999999999999" table:formula="of:=['1D_E2'.C41]" table:style-name="ce1">
            <text:p>1.9321</text:p>
          </table:table-cell>
          <table:table-cell office:value-type="float" office:value="1.278E-2" table:formula="of:=['1D_E2'.D41]" table:style-name="ce1">
            <text:p>0.01278</text:p>
          </table:table-cell>
          <table:table-cell office:value-type="float" office:value="3.95E-2" table:style-name="ce1">
            <text:p>0.0395</text:p>
          </table:table-cell>
          <table:table-cell table:number-columns-repeated="16365"/>
        </table:table-row>
        <table:table-row table:style-name="ro2">
          <table:table-cell office:value-type="float" office:value="4.0500000000000029E-2" table:formula="of:=[.A47]+0.001" table:style-name="ce2">
            <text:p>0.04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6.414545084141739" table:formula="of:=(0.76^3/(0.41*([.A48]+0.00003347)))" table:style-name="ce2">
            <text:p>26.41454508</text:p>
          </table:table-cell>
          <table:table-cell office:value-type="float" office:value="13.15955536685135" table:formula="of:=(0.76/0.41)*LN(([.A48]+0.00003347)/0.00003347)" table:style-name="ce2">
            <text:p>13.15955537</text:p>
          </table:table-cell>
          <table:table-cell office:value-type="float" office:value="1.2630229252000007E-2" table:formula="of:=0.09*[.B48]^2/[.C48]" table:style-name="ce2">
            <text:p>0.012630229</text:p>
          </table:table-cell>
          <table:table-cell office:value-type="float" office:value="0.76" table:formula="of:=[.B48]^0.5*0.09^0.25" table:style-name="ce2">
            <text:p>0.76</text:p>
          </table:table-cell>
          <table:table-cell table:style-name="ce1"/>
          <table:table-cell office:value-type="float" office:value="13.077999999999999" table:formula="of:=['1D_E1'.A42]" table:style-name="ce1">
            <text:p>13.078</text:p>
          </table:table-cell>
          <table:table-cell office:value-type="float" office:value="25.635999999999999" table:formula="of:=['1D_E1'.B42]" table:style-name="ce1">
            <text:p>25.636</text:p>
          </table:table-cell>
          <table:table-cell office:value-type="float" office:value="1.9320999999999999" table:formula="of:=['1D_E1'.C42]" table:style-name="ce1">
            <text:p>1.9321</text:p>
          </table:table-cell>
          <table:table-cell office:value-type="float" office:value="1.3106E-2" table:formula="of:=['1D_E1'.D42]" table:style-name="ce1">
            <text:p>0.013106</text:p>
          </table:table-cell>
          <table:table-cell office:value-type="float" office:value="4.0500000000000001E-2" table:style-name="ce1">
            <text:p>0.0405</text:p>
          </table:table-cell>
          <table:table-cell table:number-columns-repeated="2" table:style-name="ce1"/>
          <table:table-cell office:value-type="float" office:value="13.077999999999999" table:formula="of:=['1D_E2'.A42]" table:style-name="ce1">
            <text:p>13.078</text:p>
          </table:table-cell>
          <table:table-cell office:value-type="float" office:value="25.635999999999999" table:formula="of:=['1D_E2'.B42]" table:style-name="ce1">
            <text:p>25.636</text:p>
          </table:table-cell>
          <table:table-cell office:value-type="float" office:value="1.9320999999999999" table:formula="of:=['1D_E2'.C42]" table:style-name="ce1">
            <text:p>1.9321</text:p>
          </table:table-cell>
          <table:table-cell office:value-type="float" office:value="1.3106E-2" table:formula="of:=['1D_E2'.D42]" table:style-name="ce1">
            <text:p>0.013106</text:p>
          </table:table-cell>
          <table:table-cell office:value-type="float" office:value="4.0500000000000001E-2" table:style-name="ce1">
            <text:p>0.0405</text:p>
          </table:table-cell>
          <table:table-cell table:number-columns-repeated="16365"/>
        </table:table-row>
        <table:table-row table:style-name="ro2">
          <table:table-cell office:value-type="float" office:value="4.150000000000003E-2" table:formula="of:=[.A48]+0.001" table:style-name="ce2">
            <text:p>0.04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5.778562945299456" table:formula="of:=(0.76^3/(0.41*([.A49]+0.00003347)))" table:style-name="ce2">
            <text:p>25.77856295</text:p>
          </table:table-cell>
          <table:table-cell office:value-type="float" office:value="13.204731909014646" table:formula="of:=(0.76/0.41)*LN(([.A49]+0.00003347)/0.00003347)" table:style-name="ce2">
            <text:p>13.20473191</text:p>
          </table:table-cell>
          <table:table-cell office:value-type="float" office:value="1.2941829252000008E-2" table:formula="of:=0.09*[.B49]^2/[.C49]" table:style-name="ce2">
            <text:p>0.012941829</text:p>
          </table:table-cell>
          <table:table-cell office:value-type="float" office:value="0.76" table:formula="of:=[.B49]^0.5*0.09^0.25" table:style-name="ce2">
            <text:p>0.76</text:p>
          </table:table-cell>
          <table:table-cell table:style-name="ce1"/>
          <table:table-cell office:value-type="float" office:value="13.122" table:formula="of:=['1D_E1'.A43]" table:style-name="ce1">
            <text:p>13.122</text:p>
          </table:table-cell>
          <table:table-cell office:value-type="float" office:value="25.015000000000001" table:formula="of:=['1D_E1'.B43]" table:style-name="ce1">
            <text:p>25.015</text:p>
          </table:table-cell>
          <table:table-cell office:value-type="float" office:value="1.9320999999999999" table:formula="of:=['1D_E1'.C43]" table:style-name="ce1">
            <text:p>1.9321</text:p>
          </table:table-cell>
          <table:table-cell office:value-type="float" office:value="1.3431999999999999E-2" table:formula="of:=['1D_E1'.D43]" table:style-name="ce1">
            <text:p>0.013432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2" table:style-name="ce1"/>
          <table:table-cell office:value-type="float" office:value="13.122" table:formula="of:=['1D_E2'.A43]" table:style-name="ce1">
            <text:p>13.122</text:p>
          </table:table-cell>
          <table:table-cell office:value-type="float" office:value="25.015000000000001" table:formula="of:=['1D_E2'.B43]" table:style-name="ce1">
            <text:p>25.015</text:p>
          </table:table-cell>
          <table:table-cell office:value-type="float" office:value="1.9320999999999999" table:formula="of:=['1D_E2'.C43]" table:style-name="ce1">
            <text:p>1.9321</text:p>
          </table:table-cell>
          <table:table-cell office:value-type="float" office:value="1.3431999999999999E-2" table:formula="of:=['1D_E2'.D43]" table:style-name="ce1">
            <text:p>0.013432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65"/>
        </table:table-row>
        <table:table-row table:style-name="ro2">
          <table:table-cell office:value-type="float" office:value="4.2500000000000031E-2" table:formula="of:=[.A49]+0.001" table:style-name="ce2">
            <text:p>0.04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5.17248582661388" table:formula="of:=(0.76^3/(0.41*([.A50]+0.00003347)))" table:style-name="ce2">
            <text:p>25.17248583</text:p>
          </table:table-cell>
          <table:table-cell office:value-type="float" office:value="13.248833573081642" table:formula="of:=(0.76/0.41)*LN(([.A50]+0.00003347)/0.00003347)" table:style-name="ce2">
            <text:p>13.24883357</text:p>
          </table:table-cell>
          <table:table-cell office:value-type="float" office:value="1.3253429252000008E-2" table:formula="of:=0.09*[.B50]^2/[.C50]" table:style-name="ce2">
            <text:p>0.013253429</text:p>
          </table:table-cell>
          <table:table-cell office:value-type="float" office:value="0.76" table:formula="of:=[.B50]^0.5*0.09^0.25" table:style-name="ce2">
            <text:p>0.76</text:p>
          </table:table-cell>
          <table:table-cell table:style-name="ce1"/>
          <table:table-cell office:value-type="float" office:value="13.164999999999999" table:formula="of:=['1D_E1'.A44]" table:style-name="ce1">
            <text:p>13.165</text:p>
          </table:table-cell>
          <table:table-cell office:value-type="float" office:value="24.422999999999998" table:formula="of:=['1D_E1'.B44]" table:style-name="ce1">
            <text:p>24.423</text:p>
          </table:table-cell>
          <table:table-cell office:value-type="float" office:value="1.9321999999999999" table:formula="of:=['1D_E1'.C44]" table:style-name="ce1">
            <text:p>1.9322</text:p>
          </table:table-cell>
          <table:table-cell office:value-type="float" office:value="1.3757E-2" table:formula="of:=['1D_E1'.D44]" table:style-name="ce1">
            <text:p>0.013757</text:p>
          </table:table-cell>
          <table:table-cell office:value-type="float" office:value="4.2500000000000003E-2" table:style-name="ce1">
            <text:p>0.0425</text:p>
          </table:table-cell>
          <table:table-cell table:number-columns-repeated="2" table:style-name="ce1"/>
          <table:table-cell office:value-type="float" office:value="13.164999999999999" table:formula="of:=['1D_E2'.A44]" table:style-name="ce1">
            <text:p>13.165</text:p>
          </table:table-cell>
          <table:table-cell office:value-type="float" office:value="24.422999999999998" table:formula="of:=['1D_E2'.B44]" table:style-name="ce1">
            <text:p>24.423</text:p>
          </table:table-cell>
          <table:table-cell office:value-type="float" office:value="1.9321999999999999" table:formula="of:=['1D_E2'.C44]" table:style-name="ce1">
            <text:p>1.9322</text:p>
          </table:table-cell>
          <table:table-cell office:value-type="float" office:value="1.3757E-2" table:formula="of:=['1D_E2'.D44]" table:style-name="ce1">
            <text:p>0.013757</text:p>
          </table:table-cell>
          <table:table-cell office:value-type="float" office:value="4.2500000000000003E-2" table:style-name="ce1">
            <text:p>0.0425</text:p>
          </table:table-cell>
          <table:table-cell table:number-columns-repeated="16365"/>
        </table:table-row>
        <table:table-row table:style-name="ro2">
          <table:table-cell office:value-type="float" office:value="4.3500000000000032E-2" table:formula="of:=[.A50]+0.001" table:style-name="ce2">
            <text:p>0.04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4.594252898556135" table:formula="of:=(0.76^3/(0.41*([.A51]+0.00003347)))" table:style-name="ce2">
            <text:p>24.5942529</text:p>
          </table:table-cell>
          <table:table-cell office:value-type="float" office:value="13.291910321406361" table:formula="of:=(0.76/0.41)*LN(([.A51]+0.00003347)/0.00003347)" table:style-name="ce2">
            <text:p>13.29191032</text:p>
          </table:table-cell>
          <table:table-cell office:value-type="float" office:value="1.3565029252000009E-2" table:formula="of:=0.09*[.B51]^2/[.C51]" table:style-name="ce2">
            <text:p>0.013565029</text:p>
          </table:table-cell>
          <table:table-cell office:value-type="float" office:value="0.76" table:formula="of:=[.B51]^0.5*0.09^0.25" table:style-name="ce2">
            <text:p>0.76</text:p>
          </table:table-cell>
          <table:table-cell table:style-name="ce1"/>
          <table:table-cell office:value-type="float" office:value="13.206" table:formula="of:=['1D_E1'.A45]" table:style-name="ce1">
            <text:p>13.206</text:p>
          </table:table-cell>
          <table:table-cell office:value-type="float" office:value="23.858000000000001" table:formula="of:=['1D_E1'.B45]" table:style-name="ce1">
            <text:p>23.858</text:p>
          </table:table-cell>
          <table:table-cell office:value-type="float" office:value="1.9321999999999999" table:formula="of:=['1D_E1'.C45]" table:style-name="ce1">
            <text:p>1.9322</text:p>
          </table:table-cell>
          <table:table-cell office:value-type="float" office:value="1.4083E-2" table:formula="of:=['1D_E1'.D45]" table:style-name="ce1">
            <text:p>0.014083</text:p>
          </table:table-cell>
          <table:table-cell office:value-type="float" office:value="4.3499999999999997E-2" table:style-name="ce1">
            <text:p>0.0435</text:p>
          </table:table-cell>
          <table:table-cell table:number-columns-repeated="2" table:style-name="ce1"/>
          <table:table-cell office:value-type="float" office:value="13.206" table:formula="of:=['1D_E2'.A45]" table:style-name="ce1">
            <text:p>13.206</text:p>
          </table:table-cell>
          <table:table-cell office:value-type="float" office:value="23.858000000000001" table:formula="of:=['1D_E2'.B45]" table:style-name="ce1">
            <text:p>23.858</text:p>
          </table:table-cell>
          <table:table-cell office:value-type="float" office:value="1.9321999999999999" table:formula="of:=['1D_E2'.C45]" table:style-name="ce1">
            <text:p>1.9322</text:p>
          </table:table-cell>
          <table:table-cell office:value-type="float" office:value="1.4083E-2" table:formula="of:=['1D_E2'.D45]" table:style-name="ce1">
            <text:p>0.014083</text:p>
          </table:table-cell>
          <table:table-cell office:value-type="float" office:value="4.3499999999999997E-2" table:style-name="ce1">
            <text:p>0.0435</text:p>
          </table:table-cell>
          <table:table-cell table:number-columns-repeated="16365"/>
        </table:table-row>
        <table:table-row table:style-name="ro2">
          <table:table-cell office:value-type="float" office:value="4.4500000000000033E-2" table:formula="of:=[.A51]+0.001" table:style-name="ce2">
            <text:p>0.04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4.041988435478007" table:formula="of:=(0.76^3/(0.41*([.A52]+0.00003347)))" table:style-name="ce2">
            <text:p>24.04198844</text:p>
          </table:table-cell>
          <table:table-cell office:value-type="float" office:value="13.334008711801676" table:formula="of:=(0.76/0.41)*LN(([.A52]+0.00003347)/0.00003347)" table:style-name="ce2">
            <text:p>13.33400871</text:p>
          </table:table-cell>
          <table:table-cell office:value-type="float" office:value="1.3876629252000007E-2" table:formula="of:=0.09*[.B52]^2/[.C52]" table:style-name="ce2">
            <text:p>0.013876629</text:p>
          </table:table-cell>
          <table:table-cell office:value-type="float" office:value="0.76" table:formula="of:=[.B52]^0.5*0.09^0.25" table:style-name="ce2">
            <text:p>0.76</text:p>
          </table:table-cell>
          <table:table-cell table:style-name="ce1"/>
          <table:table-cell office:value-type="float" office:value="13.247" table:formula="of:=['1D_E1'.A46]" table:style-name="ce1">
            <text:p>13.247</text:p>
          </table:table-cell>
          <table:table-cell office:value-type="float" office:value="23.32" table:formula="of:=['1D_E1'.B46]" table:style-name="ce1">
            <text:p>23.32</text:p>
          </table:table-cell>
          <table:table-cell office:value-type="float" office:value="1.9321999999999999" table:formula="of:=['1D_E1'.C46]" table:style-name="ce1">
            <text:p>1.9322</text:p>
          </table:table-cell>
          <table:table-cell office:value-type="float" office:value="1.4408000000000001E-2" table:formula="of:=['1D_E1'.D46]" table:style-name="ce1">
            <text:p>0.014408</text:p>
          </table:table-cell>
          <table:table-cell office:value-type="float" office:value="4.4499999999999998E-2" table:style-name="ce1">
            <text:p>0.0445</text:p>
          </table:table-cell>
          <table:table-cell table:number-columns-repeated="2" table:style-name="ce1"/>
          <table:table-cell office:value-type="float" office:value="13.247" table:formula="of:=['1D_E2'.A46]" table:style-name="ce1">
            <text:p>13.247</text:p>
          </table:table-cell>
          <table:table-cell office:value-type="float" office:value="23.32" table:formula="of:=['1D_E2'.B46]" table:style-name="ce1">
            <text:p>23.32</text:p>
          </table:table-cell>
          <table:table-cell office:value-type="float" office:value="1.9321999999999999" table:formula="of:=['1D_E2'.C46]" table:style-name="ce1">
            <text:p>1.9322</text:p>
          </table:table-cell>
          <table:table-cell office:value-type="float" office:value="1.4408000000000001E-2" table:formula="of:=['1D_E2'.D46]" table:style-name="ce1">
            <text:p>0.014408</text:p>
          </table:table-cell>
          <table:table-cell office:value-type="float" office:value="4.4499999999999998E-2" table:style-name="ce1">
            <text:p>0.0445</text:p>
          </table:table-cell>
          <table:table-cell table:number-columns-repeated="16365"/>
        </table:table-row>
        <table:table-row table:style-name="ro2">
          <table:table-cell office:value-type="float" office:value="4.5500000000000033E-2" table:formula="of:=[.A52]+0.001" table:style-name="ce2">
            <text:p>0.04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3.513981489478109" table:formula="of:=(0.76^3/(0.41*([.A53]+0.00003347)))" table:style-name="ce2">
            <text:p>23.51398149</text:p>
          </table:table-cell>
          <table:table-cell office:value-type="float" office:value="13.37517220000537" table:formula="of:=(0.76/0.41)*LN(([.A53]+0.00003347)/0.00003347)" table:style-name="ce2">
            <text:p>13.3751722</text:p>
          </table:table-cell>
          <table:table-cell office:value-type="float" office:value="1.4188229252000006E-2" table:formula="of:=0.09*[.B53]^2/[.C53]" table:style-name="ce2">
            <text:p>0.014188229</text:p>
          </table:table-cell>
          <table:table-cell office:value-type="float" office:value="0.76" table:formula="of:=[.B53]^0.5*0.09^0.25" table:style-name="ce2">
            <text:p>0.76</text:p>
          </table:table-cell>
          <table:table-cell table:style-name="ce1"/>
          <table:table-cell office:value-type="float" office:value="13.287000000000001" table:formula="of:=['1D_E1'.A47]" table:style-name="ce1">
            <text:p>13.287</text:p>
          </table:table-cell>
          <table:table-cell office:value-type="float" office:value="22.805" table:formula="of:=['1D_E1'.B47]" table:style-name="ce1">
            <text:p>22.805</text:p>
          </table:table-cell>
          <table:table-cell office:value-type="float" office:value="1.9321999999999999" table:formula="of:=['1D_E1'.C47]" table:style-name="ce1">
            <text:p>1.9322</text:p>
          </table:table-cell>
          <table:table-cell office:value-type="float" office:value="1.4734000000000001E-2" table:formula="of:=['1D_E1'.D47]" table:style-name="ce1">
            <text:p>0.014734</text:p>
          </table:table-cell>
          <table:table-cell office:value-type="float" office:value="4.5499999999999999E-2" table:style-name="ce1">
            <text:p>0.0455</text:p>
          </table:table-cell>
          <table:table-cell table:number-columns-repeated="2" table:style-name="ce1"/>
          <table:table-cell office:value-type="float" office:value="13.287000000000001" table:formula="of:=['1D_E2'.A47]" table:style-name="ce1">
            <text:p>13.287</text:p>
          </table:table-cell>
          <table:table-cell office:value-type="float" office:value="22.805" table:formula="of:=['1D_E2'.B47]" table:style-name="ce1">
            <text:p>22.805</text:p>
          </table:table-cell>
          <table:table-cell office:value-type="float" office:value="1.9321999999999999" table:formula="of:=['1D_E2'.C47]" table:style-name="ce1">
            <text:p>1.9322</text:p>
          </table:table-cell>
          <table:table-cell office:value-type="float" office:value="1.4734000000000001E-2" table:formula="of:=['1D_E2'.D47]" table:style-name="ce1">
            <text:p>0.014734</text:p>
          </table:table-cell>
          <table:table-cell office:value-type="float" office:value="4.5499999999999999E-2" table:style-name="ce1">
            <text:p>0.0455</text:p>
          </table:table-cell>
          <table:table-cell table:number-columns-repeated="16365"/>
        </table:table-row>
        <table:table-row table:style-name="ro2">
          <table:table-cell office:value-type="float" office:value="4.6500000000000034E-2" table:formula="of:=[.A53]+0.001" table:style-name="ce2">
            <text:p>0.04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3.008668185108625" table:formula="of:=(0.76^3/(0.41*([.A54]+0.00003347)))" table:style-name="ce2">
            <text:p>23.00866819</text:p>
          </table:table-cell>
          <table:table-cell office:value-type="float" office:value="13.415441409285128" table:formula="of:=(0.76/0.41)*LN(([.A54]+0.00003347)/0.00003347)" table:style-name="ce2">
            <text:p>13.41544141</text:p>
          </table:table-cell>
          <table:table-cell office:value-type="float" office:value="1.4499829252000008E-2" table:formula="of:=0.09*[.B54]^2/[.C54]" table:style-name="ce2">
            <text:p>0.014499829</text:p>
          </table:table-cell>
          <table:table-cell office:value-type="float" office:value="0.76" table:formula="of:=[.B54]^0.5*0.09^0.25" table:style-name="ce2">
            <text:p>0.76</text:p>
          </table:table-cell>
          <table:table-cell table:style-name="ce1"/>
          <table:table-cell office:value-type="float" office:value="13.326000000000001" table:formula="of:=['1D_E1'.A48]" table:style-name="ce1">
            <text:p>13.326</text:p>
          </table:table-cell>
          <table:table-cell office:value-type="float" office:value="22.312999999999999" table:formula="of:=['1D_E1'.B48]" table:style-name="ce1">
            <text:p>22.313</text:p>
          </table:table-cell>
          <table:table-cell office:value-type="float" office:value="1.9321999999999999" table:formula="of:=['1D_E1'.C48]" table:style-name="ce1">
            <text:p>1.9322</text:p>
          </table:table-cell>
          <table:table-cell office:value-type="float" office:value="1.5058999999999999E-2" table:formula="of:=['1D_E1'.D48]" table:style-name="ce1">
            <text:p>0.015059</text:p>
          </table:table-cell>
          <table:table-cell office:value-type="float" office:value="4.65E-2" table:style-name="ce1">
            <text:p>0.0465</text:p>
          </table:table-cell>
          <table:table-cell table:number-columns-repeated="2" table:style-name="ce1"/>
          <table:table-cell office:value-type="float" office:value="13.326000000000001" table:formula="of:=['1D_E2'.A48]" table:style-name="ce1">
            <text:p>13.326</text:p>
          </table:table-cell>
          <table:table-cell office:value-type="float" office:value="22.312999999999999" table:formula="of:=['1D_E2'.B48]" table:style-name="ce1">
            <text:p>22.313</text:p>
          </table:table-cell>
          <table:table-cell office:value-type="float" office:value="1.9321999999999999" table:formula="of:=['1D_E2'.C48]" table:style-name="ce1">
            <text:p>1.9322</text:p>
          </table:table-cell>
          <table:table-cell office:value-type="float" office:value="1.5058999999999999E-2" table:formula="of:=['1D_E2'.D48]" table:style-name="ce1">
            <text:p>0.015059</text:p>
          </table:table-cell>
          <table:table-cell office:value-type="float" office:value="4.65E-2" table:style-name="ce1">
            <text:p>0.0465</text:p>
          </table:table-cell>
          <table:table-cell table:number-columns-repeated="16365"/>
        </table:table-row>
        <table:table-row table:style-name="ro2">
          <table:table-cell office:value-type="float" office:value="4.7500000000000035E-2" table:formula="of:=[.A54]+0.001" table:style-name="ce2">
            <text:p>0.04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2.524616248965344" table:formula="of:=(0.76^3/(0.41*([.A55]+0.00003347)))" table:style-name="ce2">
            <text:p>22.52461625</text:p>
          </table:table-cell>
          <table:table-cell office:value-type="float" office:value="13.454854371375731" table:formula="of:=(0.76/0.41)*LN(([.A55]+0.00003347)/0.00003347)" table:style-name="ce2">
            <text:p>13.45485437</text:p>
          </table:table-cell>
          <table:table-cell office:value-type="float" office:value="1.4811429252000007E-2" table:formula="of:=0.09*[.B55]^2/[.C55]" table:style-name="ce2">
            <text:p>0.014811429</text:p>
          </table:table-cell>
          <table:table-cell office:value-type="float" office:value="0.76" table:formula="of:=[.B55]^0.5*0.09^0.25" table:style-name="ce2">
            <text:p>0.76</text:p>
          </table:table-cell>
          <table:table-cell table:style-name="ce1"/>
          <table:table-cell office:value-type="float" office:value="13.364000000000001" table:formula="of:=['1D_E1'.A49]" table:style-name="ce1">
            <text:p>13.364</text:p>
          </table:table-cell>
          <table:table-cell office:value-type="float" office:value="21.841999999999999" table:formula="of:=['1D_E1'.B49]" table:style-name="ce1">
            <text:p>21.842</text:p>
          </table:table-cell>
          <table:table-cell office:value-type="float" office:value="1.9321999999999999" table:formula="of:=['1D_E1'.C49]" table:style-name="ce1">
            <text:p>1.9322</text:p>
          </table:table-cell>
          <table:table-cell office:value-type="float" office:value="1.5384E-2" table:formula="of:=['1D_E1'.D49]" table:style-name="ce1">
            <text:p>0.015384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2" table:style-name="ce1"/>
          <table:table-cell office:value-type="float" office:value="13.364000000000001" table:formula="of:=['1D_E2'.A49]" table:style-name="ce1">
            <text:p>13.364</text:p>
          </table:table-cell>
          <table:table-cell office:value-type="float" office:value="21.841999999999999" table:formula="of:=['1D_E2'.B49]" table:style-name="ce1">
            <text:p>21.842</text:p>
          </table:table-cell>
          <table:table-cell office:value-type="float" office:value="1.9321999999999999" table:formula="of:=['1D_E2'.C49]" table:style-name="ce1">
            <text:p>1.9322</text:p>
          </table:table-cell>
          <table:table-cell office:value-type="float" office:value="1.5384E-2" table:formula="of:=['1D_E2'.D49]" table:style-name="ce1">
            <text:p>0.015384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65"/>
        </table:table-row>
        <table:table-row table:style-name="ro2">
          <table:table-cell office:value-type="float" office:value="4.8500000000000036E-2" table:formula="of:=[.A55]+0.001" table:style-name="ce2">
            <text:p>0.04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2.060511451822972" table:formula="of:=(0.76^3/(0.41*([.A56]+0.00003347)))" table:style-name="ce2">
            <text:p>22.06051145</text:p>
          </table:table-cell>
          <table:table-cell office:value-type="float" office:value="13.493446742330354" table:formula="of:=(0.76/0.41)*LN(([.A56]+0.00003347)/0.00003347)" table:style-name="ce2">
            <text:p>13.49344674</text:p>
          </table:table-cell>
          <table:table-cell office:value-type="float" office:value="1.5123029252000009E-2" table:formula="of:=0.09*[.B56]^2/[.C56]" table:style-name="ce2">
            <text:p>0.015123029</text:p>
          </table:table-cell>
          <table:table-cell office:value-type="float" office:value="0.76" table:formula="of:=[.B56]^0.5*0.09^0.25" table:style-name="ce2">
            <text:p>0.76</text:p>
          </table:table-cell>
          <table:table-cell table:style-name="ce1"/>
          <table:table-cell office:value-type="float" office:value="13.401" table:formula="of:=['1D_E1'.A50]" table:style-name="ce1">
            <text:p>13.401</text:p>
          </table:table-cell>
          <table:table-cell office:value-type="float" office:value="21.390999999999998" table:formula="of:=['1D_E1'.B50]" table:style-name="ce1">
            <text:p>21.391</text:p>
          </table:table-cell>
          <table:table-cell office:value-type="float" office:value="1.9321999999999999" table:formula="of:=['1D_E1'.C50]" table:style-name="ce1">
            <text:p>1.9322</text:p>
          </table:table-cell>
          <table:table-cell office:value-type="float" office:value="1.5709000000000001E-2" table:formula="of:=['1D_E1'.D50]" table:style-name="ce1">
            <text:p>0.015709</text:p>
          </table:table-cell>
          <table:table-cell office:value-type="float" office:value="4.8500000000000001E-2" table:style-name="ce1">
            <text:p>0.0485</text:p>
          </table:table-cell>
          <table:table-cell table:number-columns-repeated="2" table:style-name="ce1"/>
          <table:table-cell office:value-type="float" office:value="13.401" table:formula="of:=['1D_E2'.A50]" table:style-name="ce1">
            <text:p>13.401</text:p>
          </table:table-cell>
          <table:table-cell office:value-type="float" office:value="21.390999999999998" table:formula="of:=['1D_E2'.B50]" table:style-name="ce1">
            <text:p>21.391</text:p>
          </table:table-cell>
          <table:table-cell office:value-type="float" office:value="1.9321999999999999" table:formula="of:=['1D_E2'.C50]" table:style-name="ce1">
            <text:p>1.9322</text:p>
          </table:table-cell>
          <table:table-cell office:value-type="float" office:value="1.5709000000000001E-2" table:formula="of:=['1D_E2'.D50]" table:style-name="ce1">
            <text:p>0.015709</text:p>
          </table:table-cell>
          <table:table-cell office:value-type="float" office:value="4.8500000000000001E-2" table:style-name="ce1">
            <text:p>0.0485</text:p>
          </table:table-cell>
          <table:table-cell table:number-columns-repeated="16365"/>
        </table:table-row>
        <table:table-row table:style-name="ro2">
          <table:table-cell office:value-type="float" office:value="4.9500000000000037E-2" table:formula="of:=[.A56]+0.001" table:style-name="ce2">
            <text:p>0.04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1.61514569303759" table:formula="of:=(0.76^3/(0.41*([.A57]+0.00003347)))" table:style-name="ce2">
            <text:p>21.61514569</text:p>
          </table:table-cell>
          <table:table-cell office:value-type="float" office:value="13.531251996356421" table:formula="of:=(0.76/0.41)*LN(([.A57]+0.00003347)/0.00003347)" table:style-name="ce2">
            <text:p>13.531252</text:p>
          </table:table-cell>
          <table:table-cell office:value-type="float" office:value="1.5434629252000009E-2" table:formula="of:=0.09*[.B57]^2/[.C57]" table:style-name="ce2">
            <text:p>0.015434629</text:p>
          </table:table-cell>
          <table:table-cell office:value-type="float" office:value="0.76" table:formula="of:=[.B57]^0.5*0.09^0.25" table:style-name="ce2">
            <text:p>0.76</text:p>
          </table:table-cell>
          <table:table-cell table:style-name="ce1"/>
          <table:table-cell office:value-type="float" office:value="13.438000000000001" table:formula="of:=['1D_E1'.A51]" table:style-name="ce1">
            <text:p>13.438</text:p>
          </table:table-cell>
          <table:table-cell office:value-type="float" office:value="20.957999999999998" table:formula="of:=['1D_E1'.B51]" table:style-name="ce1">
            <text:p>20.958</text:p>
          </table:table-cell>
          <table:table-cell office:value-type="float" office:value="1.9322999999999999" table:formula="of:=['1D_E1'.C51]" table:style-name="ce1">
            <text:p>1.9323</text:p>
          </table:table-cell>
          <table:table-cell office:value-type="float" office:value="1.6032999999999999E-2" table:formula="of:=['1D_E1'.D51]" table:style-name="ce1">
            <text:p>0.016033</text:p>
          </table:table-cell>
          <table:table-cell office:value-type="float" office:value="4.9500000000000002E-2" table:style-name="ce1">
            <text:p>0.0495</text:p>
          </table:table-cell>
          <table:table-cell table:number-columns-repeated="2" table:style-name="ce1"/>
          <table:table-cell office:value-type="float" office:value="13.438000000000001" table:formula="of:=['1D_E2'.A51]" table:style-name="ce1">
            <text:p>13.438</text:p>
          </table:table-cell>
          <table:table-cell office:value-type="float" office:value="20.957999999999998" table:formula="of:=['1D_E2'.B51]" table:style-name="ce1">
            <text:p>20.958</text:p>
          </table:table-cell>
          <table:table-cell office:value-type="float" office:value="1.9322999999999999" table:formula="of:=['1D_E2'.C51]" table:style-name="ce1">
            <text:p>1.9323</text:p>
          </table:table-cell>
          <table:table-cell office:value-type="float" office:value="1.6032999999999999E-2" table:formula="of:=['1D_E2'.D51]" table:style-name="ce1">
            <text:p>0.016033</text:p>
          </table:table-cell>
          <table:table-cell office:value-type="float" office:value="4.9500000000000002E-2" table:style-name="ce1">
            <text:p>0.0495</text:p>
          </table:table-cell>
          <table:table-cell table:number-columns-repeated="16365"/>
        </table:table-row>
        <table:table-row table:style-name="ro2">
          <table:table-cell office:value-type="float" office:value="5.0500000000000038E-2" table:formula="of:=[.A57]+0.001" table:style-name="ce2">
            <text:p>0.05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1.187406499725956" table:formula="of:=(0.76^3/(0.41*([.A58]+0.00003347)))" table:style-name="ce2">
            <text:p>21.1874065</text:p>
          </table:table-cell>
          <table:table-cell office:value-type="float" office:value="13.568301600276781" table:formula="of:=(0.76/0.41)*LN(([.A58]+0.00003347)/0.00003347)" table:style-name="ce2">
            <text:p>13.5683016</text:p>
          </table:table-cell>
          <table:table-cell office:value-type="float" office:value="1.5746229252000012E-2" table:formula="of:=0.09*[.B58]^2/[.C58]" table:style-name="ce2">
            <text:p>0.015746229</text:p>
          </table:table-cell>
          <table:table-cell office:value-type="float" office:value="0.76" table:formula="of:=[.B58]^0.5*0.09^0.25" table:style-name="ce2">
            <text:p>0.76</text:p>
          </table:table-cell>
          <table:table-cell table:style-name="ce1"/>
          <table:table-cell office:value-type="float" office:value="13.473000000000001" table:formula="of:=['1D_E1'.A52]" table:style-name="ce1">
            <text:p>13.473</text:p>
          </table:table-cell>
          <table:table-cell office:value-type="float" office:value="20.542999999999999" table:formula="of:=['1D_E1'.B52]" table:style-name="ce1">
            <text:p>20.543</text:p>
          </table:table-cell>
          <table:table-cell office:value-type="float" office:value="1.9322999999999999" table:formula="of:=['1D_E1'.C52]" table:style-name="ce1">
            <text:p>1.9323</text:p>
          </table:table-cell>
          <table:table-cell office:value-type="float" office:value="1.6358000000000001E-2" table:formula="of:=['1D_E1'.D52]" table:style-name="ce1">
            <text:p>0.016358</text:p>
          </table:table-cell>
          <table:table-cell office:value-type="float" office:value="5.0500000000000003E-2" table:style-name="ce1">
            <text:p>0.0505</text:p>
          </table:table-cell>
          <table:table-cell table:number-columns-repeated="2" table:style-name="ce1"/>
          <table:table-cell office:value-type="float" office:value="13.473000000000001" table:formula="of:=['1D_E2'.A52]" table:style-name="ce1">
            <text:p>13.473</text:p>
          </table:table-cell>
          <table:table-cell office:value-type="float" office:value="20.542999999999999" table:formula="of:=['1D_E2'.B52]" table:style-name="ce1">
            <text:p>20.543</text:p>
          </table:table-cell>
          <table:table-cell office:value-type="float" office:value="1.9322999999999999" table:formula="of:=['1D_E2'.C52]" table:style-name="ce1">
            <text:p>1.9323</text:p>
          </table:table-cell>
          <table:table-cell office:value-type="float" office:value="1.6358000000000001E-2" table:formula="of:=['1D_E2'.D52]" table:style-name="ce1">
            <text:p>0.016358</text:p>
          </table:table-cell>
          <table:table-cell office:value-type="float" office:value="5.0500000000000003E-2" table:style-name="ce1">
            <text:p>0.0505</text:p>
          </table:table-cell>
          <table:table-cell table:number-columns-repeated="16365"/>
        </table:table-row>
        <table:table-row table:style-name="ro2">
          <table:table-cell office:value-type="float" office:value="5.1500000000000039E-2" table:formula="of:=[.A58]+0.001" table:style-name="ce2">
            <text:p>0.05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0.77626774854685" table:formula="of:=(0.76^3/(0.41*([.A59]+0.00003347)))" table:style-name="ce2">
            <text:p>20.77626775</text:p>
          </table:table-cell>
          <table:table-cell office:value-type="float" office:value="13.604625170894604" table:formula="of:=(0.76/0.41)*LN(([.A59]+0.00003347)/0.00003347)" table:style-name="ce2">
            <text:p>13.60462517</text:p>
          </table:table-cell>
          <table:table-cell office:value-type="float" office:value="1.605782925200001E-2" table:formula="of:=0.09*[.B59]^2/[.C59]" table:style-name="ce2">
            <text:p>0.016057829</text:p>
          </table:table-cell>
          <table:table-cell office:value-type="float" office:value="0.76" table:formula="of:=[.B59]^0.5*0.09^0.25" table:style-name="ce2">
            <text:p>0.76</text:p>
          </table:table-cell>
          <table:table-cell table:style-name="ce1"/>
          <table:table-cell office:value-type="float" office:value="13.509" table:formula="of:=['1D_E1'.A53]" table:style-name="ce1">
            <text:p>13.509</text:p>
          </table:table-cell>
          <table:table-cell office:value-type="float" office:value="20.143999999999998" table:formula="of:=['1D_E1'.B53]" table:style-name="ce1">
            <text:p>20.144</text:p>
          </table:table-cell>
          <table:table-cell office:value-type="float" office:value="1.9322999999999999" table:formula="of:=['1D_E1'.C53]" table:style-name="ce1">
            <text:p>1.9323</text:p>
          </table:table-cell>
          <table:table-cell office:value-type="float" office:value="1.6681999999999999E-2" table:formula="of:=['1D_E1'.D53]" table:style-name="ce1">
            <text:p>0.016682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2" table:style-name="ce1"/>
          <table:table-cell office:value-type="float" office:value="13.509" table:formula="of:=['1D_E2'.A53]" table:style-name="ce1">
            <text:p>13.509</text:p>
          </table:table-cell>
          <table:table-cell office:value-type="float" office:value="20.143999999999998" table:formula="of:=['1D_E2'.B53]" table:style-name="ce1">
            <text:p>20.144</text:p>
          </table:table-cell>
          <table:table-cell office:value-type="float" office:value="1.9322999999999999" table:formula="of:=['1D_E2'.C53]" table:style-name="ce1">
            <text:p>1.9323</text:p>
          </table:table-cell>
          <table:table-cell office:value-type="float" office:value="1.6681999999999999E-2" table:formula="of:=['1D_E2'.D53]" table:style-name="ce1">
            <text:p>0.016682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65"/>
        </table:table-row>
        <table:table-row table:style-name="ro2">
          <table:table-cell office:value-type="float" office:value="5.250000000000004E-2" table:formula="of:=[.A59]+0.001" table:style-name="ce2">
            <text:p>0.05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0.380781447174659" table:formula="of:=(0.76^3/(0.41*([.A60]+0.00003347)))" table:style-name="ce2">
            <text:p>20.38078145</text:p>
          </table:table-cell>
          <table:table-cell office:value-type="float" office:value="13.640250617233812" table:formula="of:=(0.76/0.41)*LN(([.A60]+0.00003347)/0.00003347)" table:style-name="ce2">
            <text:p>13.64025062</text:p>
          </table:table-cell>
          <table:table-cell office:value-type="float" office:value="1.6369429252000012E-2" table:formula="of:=0.09*[.B60]^2/[.C60]" table:style-name="ce2">
            <text:p>0.016369429</text:p>
          </table:table-cell>
          <table:table-cell office:value-type="float" office:value="0.76" table:formula="of:=[.B60]^0.5*0.09^0.25" table:style-name="ce2">
            <text:p>0.76</text:p>
          </table:table-cell>
          <table:table-cell table:style-name="ce1"/>
          <table:table-cell office:value-type="float" office:value="13.542999999999999" table:formula="of:=['1D_E1'.A54]" table:style-name="ce1">
            <text:p>13.543</text:p>
          </table:table-cell>
          <table:table-cell office:value-type="float" office:value="19.760000000000002" table:formula="of:=['1D_E1'.B54]" table:style-name="ce1">
            <text:p>19.76</text:p>
          </table:table-cell>
          <table:table-cell office:value-type="float" office:value="1.9322999999999999" table:formula="of:=['1D_E1'.C54]" table:style-name="ce1">
            <text:p>1.9323</text:p>
          </table:table-cell>
          <table:table-cell office:value-type="float" office:value="1.7006E-2" table:formula="of:=['1D_E1'.D54]" table:style-name="ce1">
            <text:p>0.017006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2" table:style-name="ce1"/>
          <table:table-cell office:value-type="float" office:value="13.542999999999999" table:formula="of:=['1D_E2'.A54]" table:style-name="ce1">
            <text:p>13.543</text:p>
          </table:table-cell>
          <table:table-cell office:value-type="float" office:value="19.760000000000002" table:formula="of:=['1D_E2'.B54]" table:style-name="ce1">
            <text:p>19.76</text:p>
          </table:table-cell>
          <table:table-cell office:value-type="float" office:value="1.9322999999999999" table:formula="of:=['1D_E2'.C54]" table:style-name="ce1">
            <text:p>1.9323</text:p>
          </table:table-cell>
          <table:table-cell office:value-type="float" office:value="1.7006E-2" table:formula="of:=['1D_E2'.D54]" table:style-name="ce1">
            <text:p>0.017006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65"/>
        </table:table-row>
        <table:table-row table:style-name="ro2">
          <table:table-cell office:value-type="float" office:value="5.3500000000000041E-2" table:formula="of:=[.A60]+0.001" table:style-name="ce2">
            <text:p>0.05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20.000070436900625" table:formula="of:=(0.76^3/(0.41*([.A61]+0.00003347)))" table:style-name="ce2">
            <text:p>20.00007044</text:p>
          </table:table-cell>
          <table:table-cell office:value-type="float" office:value="13.675204269366604" table:formula="of:=(0.76/0.41)*LN(([.A61]+0.00003347)/0.00003347)" table:style-name="ce2">
            <text:p>13.67520427</text:p>
          </table:table-cell>
          <table:table-cell office:value-type="float" office:value="1.6681029252000011E-2" table:formula="of:=0.09*[.B61]^2/[.C61]" table:style-name="ce2">
            <text:p>0.016681029</text:p>
          </table:table-cell>
          <table:table-cell office:value-type="float" office:value="0.76" table:formula="of:=[.B61]^0.5*0.09^0.25" table:style-name="ce2">
            <text:p>0.76</text:p>
          </table:table-cell>
          <table:table-cell table:style-name="ce1"/>
          <table:table-cell office:value-type="float" office:value="13.577" table:formula="of:=['1D_E1'.A55]" table:style-name="ce1">
            <text:p>13.577</text:p>
          </table:table-cell>
          <table:table-cell office:value-type="float" office:value="19.390999999999998" table:formula="of:=['1D_E1'.B55]" table:style-name="ce1">
            <text:p>19.391</text:p>
          </table:table-cell>
          <table:table-cell office:value-type="float" office:value="1.9322999999999999" table:formula="of:=['1D_E1'.C55]" table:style-name="ce1">
            <text:p>1.9323</text:p>
          </table:table-cell>
          <table:table-cell office:value-type="float" office:value="1.7330000000000002E-2" table:formula="of:=['1D_E1'.D55]" table:style-name="ce1">
            <text:p>0.01733</text:p>
          </table:table-cell>
          <table:table-cell office:value-type="float" office:value="5.3499999999999999E-2" table:style-name="ce1">
            <text:p>0.0535</text:p>
          </table:table-cell>
          <table:table-cell table:number-columns-repeated="2" table:style-name="ce1"/>
          <table:table-cell office:value-type="float" office:value="13.577" table:formula="of:=['1D_E2'.A55]" table:style-name="ce1">
            <text:p>13.577</text:p>
          </table:table-cell>
          <table:table-cell office:value-type="float" office:value="19.390999999999998" table:formula="of:=['1D_E2'.B55]" table:style-name="ce1">
            <text:p>19.391</text:p>
          </table:table-cell>
          <table:table-cell office:value-type="float" office:value="1.9322999999999999" table:formula="of:=['1D_E2'.C55]" table:style-name="ce1">
            <text:p>1.9323</text:p>
          </table:table-cell>
          <table:table-cell office:value-type="float" office:value="1.7330000000000002E-2" table:formula="of:=['1D_E2'.D55]" table:style-name="ce1">
            <text:p>0.01733</text:p>
          </table:table-cell>
          <table:table-cell office:value-type="float" office:value="5.3499999999999999E-2" table:style-name="ce1">
            <text:p>0.0535</text:p>
          </table:table-cell>
          <table:table-cell table:number-columns-repeated="16365"/>
        </table:table-row>
        <table:table-row table:style-name="ro2">
          <table:table-cell office:value-type="float" office:value="5.4500000000000041E-2" table:formula="of:=[.A61]+0.001" table:style-name="ce2">
            <text:p>0.05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9.633321898124336" table:formula="of:=(0.76^3/(0.41*([.A62]+0.00003347)))" table:style-name="ce2">
            <text:p>19.6333219</text:p>
          </table:table-cell>
          <table:table-cell office:value-type="float" office:value="13.709510995317718" table:formula="of:=(0.76/0.41)*LN(([.A62]+0.00003347)/0.00003347)" table:style-name="ce2">
            <text:p>13.709511</text:p>
          </table:table-cell>
          <table:table-cell office:value-type="float" office:value="1.6992629252000013E-2" table:formula="of:=0.09*[.B62]^2/[.C62]" table:style-name="ce2">
            <text:p>0.016992629</text:p>
          </table:table-cell>
          <table:table-cell office:value-type="float" office:value="0.76" table:formula="of:=[.B62]^0.5*0.09^0.25" table:style-name="ce2">
            <text:p>0.76</text:p>
          </table:table-cell>
          <table:table-cell table:style-name="ce1"/>
          <table:table-cell office:value-type="float" office:value="13.61" table:formula="of:=['1D_E1'.A56]" table:style-name="ce1">
            <text:p>13.61</text:p>
          </table:table-cell>
          <table:table-cell office:value-type="float" office:value="19.036000000000001" table:formula="of:=['1D_E1'.B56]" table:style-name="ce1">
            <text:p>19.036</text:p>
          </table:table-cell>
          <table:table-cell office:value-type="float" office:value="1.9322999999999999" table:formula="of:=['1D_E1'.C56]" table:style-name="ce1">
            <text:p>1.9323</text:p>
          </table:table-cell>
          <table:table-cell office:value-type="float" office:value="1.7654E-2" table:formula="of:=['1D_E1'.D56]" table:style-name="ce1">
            <text:p>0.017654</text:p>
          </table:table-cell>
          <table:table-cell office:value-type="float" office:value="5.45E-2" table:style-name="ce1">
            <text:p>0.0545</text:p>
          </table:table-cell>
          <table:table-cell table:number-columns-repeated="2" table:style-name="ce1"/>
          <table:table-cell office:value-type="float" office:value="13.61" table:formula="of:=['1D_E2'.A56]" table:style-name="ce1">
            <text:p>13.61</text:p>
          </table:table-cell>
          <table:table-cell office:value-type="float" office:value="19.036000000000001" table:formula="of:=['1D_E2'.B56]" table:style-name="ce1">
            <text:p>19.036</text:p>
          </table:table-cell>
          <table:table-cell office:value-type="float" office:value="1.9322999999999999" table:formula="of:=['1D_E2'.C56]" table:style-name="ce1">
            <text:p>1.9323</text:p>
          </table:table-cell>
          <table:table-cell office:value-type="float" office:value="1.7654E-2" table:formula="of:=['1D_E2'.D56]" table:style-name="ce1">
            <text:p>0.017654</text:p>
          </table:table-cell>
          <table:table-cell office:value-type="float" office:value="5.45E-2" table:style-name="ce1">
            <text:p>0.0545</text:p>
          </table:table-cell>
          <table:table-cell table:number-columns-repeated="16365"/>
        </table:table-row>
        <table:table-row table:style-name="ro2">
          <table:table-cell office:value-type="float" office:value="5.5500000000000042E-2" table:formula="of:=[.A62]+0.001" table:style-name="ce2">
            <text:p>0.05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9.279781557531098" table:formula="of:=(0.76^3/(0.41*([.A63]+0.00003347)))" table:style-name="ce2">
            <text:p>19.27978156</text:p>
          </table:table-cell>
          <table:table-cell office:value-type="float" office:value="13.743194307345671" table:formula="of:=(0.76/0.41)*LN(([.A63]+0.00003347)/0.00003347)" table:style-name="ce2">
            <text:p>13.74319431</text:p>
          </table:table-cell>
          <table:table-cell office:value-type="float" office:value="1.7304229252000012E-2" table:formula="of:=0.09*[.B63]^2/[.C63]" table:style-name="ce2">
            <text:p>0.017304229</text:p>
          </table:table-cell>
          <table:table-cell office:value-type="float" office:value="0.76" table:formula="of:=[.B63]^0.5*0.09^0.25" table:style-name="ce2">
            <text:p>0.76</text:p>
          </table:table-cell>
          <table:table-cell table:style-name="ce1"/>
          <table:table-cell office:value-type="float" office:value="13.641999999999999" table:formula="of:=['1D_E1'.A57]" table:style-name="ce1">
            <text:p>13.642</text:p>
          </table:table-cell>
          <table:table-cell office:value-type="float" office:value="18.693000000000001" table:formula="of:=['1D_E1'.B57]" table:style-name="ce1">
            <text:p>18.693</text:p>
          </table:table-cell>
          <table:table-cell office:value-type="float" office:value="1.9322999999999999" table:formula="of:=['1D_E1'.C57]" table:style-name="ce1">
            <text:p>1.9323</text:p>
          </table:table-cell>
          <table:table-cell office:value-type="float" office:value="1.7977E-2" table:formula="of:=['1D_E1'.D57]" table:style-name="ce1">
            <text:p>0.017977</text:p>
          </table:table-cell>
          <table:table-cell office:value-type="float" office:value="5.5500000000000001E-2" table:style-name="ce1">
            <text:p>0.0555</text:p>
          </table:table-cell>
          <table:table-cell table:number-columns-repeated="2" table:style-name="ce1"/>
          <table:table-cell office:value-type="float" office:value="13.641999999999999" table:formula="of:=['1D_E2'.A57]" table:style-name="ce1">
            <text:p>13.642</text:p>
          </table:table-cell>
          <table:table-cell office:value-type="float" office:value="18.693000000000001" table:formula="of:=['1D_E2'.B57]" table:style-name="ce1">
            <text:p>18.693</text:p>
          </table:table-cell>
          <table:table-cell office:value-type="float" office:value="1.9322999999999999" table:formula="of:=['1D_E2'.C57]" table:style-name="ce1">
            <text:p>1.9323</text:p>
          </table:table-cell>
          <table:table-cell office:value-type="float" office:value="1.7977E-2" table:formula="of:=['1D_E2'.D57]" table:style-name="ce1">
            <text:p>0.017977</text:p>
          </table:table-cell>
          <table:table-cell office:value-type="float" office:value="5.5500000000000001E-2" table:style-name="ce1">
            <text:p>0.0555</text:p>
          </table:table-cell>
          <table:table-cell table:number-columns-repeated="16365"/>
        </table:table-row>
        <table:table-row table:style-name="ro2">
          <table:table-cell office:value-type="float" office:value="5.6500000000000043E-2" table:formula="of:=[.A63]+0.001" table:style-name="ce2">
            <text:p>0.05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8.938748510072116" table:formula="of:=(0.76^3/(0.41*([.A64]+0.00003347)))" table:style-name="ce2">
            <text:p>18.93874851</text:p>
          </table:table-cell>
          <table:table-cell office:value-type="float" office:value="13.776276458738691" table:formula="of:=(0.76/0.41)*LN(([.A64]+0.00003347)/0.00003347)" table:style-name="ce2">
            <text:p>13.77627646</text:p>
          </table:table-cell>
          <table:table-cell office:value-type="float" office:value="1.7615829252000011E-2" table:formula="of:=0.09*[.B64]^2/[.C64]" table:style-name="ce2">
            <text:p>0.017615829</text:p>
          </table:table-cell>
          <table:table-cell office:value-type="float" office:value="0.76" table:formula="of:=[.B64]^0.5*0.09^0.25" table:style-name="ce2">
            <text:p>0.76</text:p>
          </table:table-cell>
          <table:table-cell table:style-name="ce1"/>
          <table:table-cell office:value-type="float" office:value="13.673999999999999" table:formula="of:=['1D_E1'.A58]" table:style-name="ce1">
            <text:p>13.674</text:p>
          </table:table-cell>
          <table:table-cell office:value-type="float" office:value="18.363" table:formula="of:=['1D_E1'.B58]" table:style-name="ce1">
            <text:p>18.363</text:p>
          </table:table-cell>
          <table:table-cell office:value-type="float" office:value="1.9322999999999999" table:formula="of:=['1D_E1'.C58]" table:style-name="ce1">
            <text:p>1.9323</text:p>
          </table:table-cell>
          <table:table-cell office:value-type="float" office:value="1.83E-2" table:formula="of:=['1D_E1'.D58]" table:style-name="ce1">
            <text:p>0.0183</text:p>
          </table:table-cell>
          <table:table-cell office:value-type="float" office:value="5.6500000000000002E-2" table:style-name="ce1">
            <text:p>0.0565</text:p>
          </table:table-cell>
          <table:table-cell table:number-columns-repeated="2" table:style-name="ce1"/>
          <table:table-cell office:value-type="float" office:value="13.673999999999999" table:formula="of:=['1D_E2'.A58]" table:style-name="ce1">
            <text:p>13.674</text:p>
          </table:table-cell>
          <table:table-cell office:value-type="float" office:value="18.363" table:formula="of:=['1D_E2'.B58]" table:style-name="ce1">
            <text:p>18.363</text:p>
          </table:table-cell>
          <table:table-cell office:value-type="float" office:value="1.9322999999999999" table:formula="of:=['1D_E2'.C58]" table:style-name="ce1">
            <text:p>1.9323</text:p>
          </table:table-cell>
          <table:table-cell office:value-type="float" office:value="1.83E-2" table:formula="of:=['1D_E2'.D58]" table:style-name="ce1">
            <text:p>0.0183</text:p>
          </table:table-cell>
          <table:table-cell office:value-type="float" office:value="5.6500000000000002E-2" table:style-name="ce1">
            <text:p>0.0565</text:p>
          </table:table-cell>
          <table:table-cell table:number-columns-repeated="16365"/>
        </table:table-row>
        <table:table-row table:style-name="ro2">
          <table:table-cell office:value-type="float" office:value="5.7500000000000044E-2" table:formula="of:=[.A64]+0.001" table:style-name="ce2">
            <text:p>0.05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8.609570580945434" table:formula="of:=(0.76^3/(0.41*([.A65]+0.00003347)))" table:style-name="ce2">
            <text:p>18.60957058</text:p>
          </table:table-cell>
          <table:table-cell office:value-type="float" office:value="13.808778532123391" table:formula="of:=(0.76/0.41)*LN(([.A65]+0.00003347)/0.00003347)" table:style-name="ce2">
            <text:p>13.80877853</text:p>
          </table:table-cell>
          <table:table-cell office:value-type="float" office:value="1.7927429252000009E-2" table:formula="of:=0.09*[.B65]^2/[.C65]" table:style-name="ce2">
            <text:p>0.017927429</text:p>
          </table:table-cell>
          <table:table-cell office:value-type="float" office:value="0.76" table:formula="of:=[.B65]^0.5*0.09^0.25" table:style-name="ce2">
            <text:p>0.76</text:p>
          </table:table-cell>
          <table:table-cell table:style-name="ce1"/>
          <table:table-cell office:value-type="float" office:value="13.706" table:formula="of:=['1D_E1'.A59]" table:style-name="ce1">
            <text:p>13.706</text:p>
          </table:table-cell>
          <table:table-cell office:value-type="float" office:value="18.045000000000002" table:formula="of:=['1D_E1'.B59]" table:style-name="ce1">
            <text:p>18.045</text:p>
          </table:table-cell>
          <table:table-cell office:value-type="float" office:value="1.9323999999999999" table:formula="of:=['1D_E1'.C59]" table:style-name="ce1">
            <text:p>1.9324</text:p>
          </table:table-cell>
          <table:table-cell office:value-type="float" office:value="1.8623000000000001E-2" table:formula="of:=['1D_E1'.D59]" table:style-name="ce1">
            <text:p>0.018623</text:p>
          </table:table-cell>
          <table:table-cell office:value-type="float" office:value="5.7500000000000002E-2" table:style-name="ce1">
            <text:p>0.0575</text:p>
          </table:table-cell>
          <table:table-cell table:number-columns-repeated="2" table:style-name="ce1"/>
          <table:table-cell office:value-type="float" office:value="13.706" table:formula="of:=['1D_E2'.A59]" table:style-name="ce1">
            <text:p>13.706</text:p>
          </table:table-cell>
          <table:table-cell office:value-type="float" office:value="18.045000000000002" table:formula="of:=['1D_E2'.B59]" table:style-name="ce1">
            <text:p>18.045</text:p>
          </table:table-cell>
          <table:table-cell office:value-type="float" office:value="1.9323999999999999" table:formula="of:=['1D_E2'.C59]" table:style-name="ce1">
            <text:p>1.9324</text:p>
          </table:table-cell>
          <table:table-cell office:value-type="float" office:value="1.8623000000000001E-2" table:formula="of:=['1D_E2'.D59]" table:style-name="ce1">
            <text:p>0.018623</text:p>
          </table:table-cell>
          <table:table-cell office:value-type="float" office:value="5.7500000000000002E-2" table:style-name="ce1">
            <text:p>0.0575</text:p>
          </table:table-cell>
          <table:table-cell table:number-columns-repeated="16365"/>
        </table:table-row>
        <table:table-row table:style-name="ro2">
          <table:table-cell office:value-type="float" office:value="5.8500000000000045E-2" table:formula="of:=[.A65]+0.001" table:style-name="ce2">
            <text:p>0.05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8.291640162999165" table:formula="of:=(0.76^3/(0.41*([.A66]+0.00003347)))" table:style-name="ce2">
            <text:p>18.29164016</text:p>
          </table:table-cell>
          <table:table-cell office:value-type="float" office:value="13.840720520163842" table:formula="of:=(0.76/0.41)*LN(([.A66]+0.00003347)/0.00003347)" table:style-name="ce2">
            <text:p>13.84072052</text:p>
          </table:table-cell>
          <table:table-cell office:value-type="float" office:value="1.8239029252000008E-2" table:formula="of:=0.09*[.B66]^2/[.C66]" table:style-name="ce2">
            <text:p>0.018239029</text:p>
          </table:table-cell>
          <table:table-cell office:value-type="float" office:value="0.76" table:formula="of:=[.B66]^0.5*0.09^0.25" table:style-name="ce2">
            <text:p>0.76</text:p>
          </table:table-cell>
          <table:table-cell table:style-name="ce1"/>
          <table:table-cell office:value-type="float" office:value="13.737" table:formula="of:=['1D_E1'.A60]" table:style-name="ce1">
            <text:p>13.737</text:p>
          </table:table-cell>
          <table:table-cell office:value-type="float" office:value="17.738" table:formula="of:=['1D_E1'.B60]" table:style-name="ce1">
            <text:p>17.738</text:p>
          </table:table-cell>
          <table:table-cell office:value-type="float" office:value="1.9323999999999999" table:formula="of:=['1D_E1'.C60]" table:style-name="ce1">
            <text:p>1.9324</text:p>
          </table:table-cell>
          <table:table-cell office:value-type="float" office:value="1.8946000000000001E-2" table:formula="of:=['1D_E1'.D60]" table:style-name="ce1">
            <text:p>0.018946</text:p>
          </table:table-cell>
          <table:table-cell office:value-type="float" office:value="5.8500000000000003E-2" table:style-name="ce1">
            <text:p>0.0585</text:p>
          </table:table-cell>
          <table:table-cell table:number-columns-repeated="2" table:style-name="ce1"/>
          <table:table-cell office:value-type="float" office:value="13.737" table:formula="of:=['1D_E2'.A60]" table:style-name="ce1">
            <text:p>13.737</text:p>
          </table:table-cell>
          <table:table-cell office:value-type="float" office:value="17.738" table:formula="of:=['1D_E2'.B60]" table:style-name="ce1">
            <text:p>17.738</text:p>
          </table:table-cell>
          <table:table-cell office:value-type="float" office:value="1.9323999999999999" table:formula="of:=['1D_E2'.C60]" table:style-name="ce1">
            <text:p>1.9324</text:p>
          </table:table-cell>
          <table:table-cell office:value-type="float" office:value="1.8946000000000001E-2" table:formula="of:=['1D_E2'.D60]" table:style-name="ce1">
            <text:p>0.018946</text:p>
          </table:table-cell>
          <table:table-cell office:value-type="float" office:value="5.8500000000000003E-2" table:style-name="ce1">
            <text:p>0.0585</text:p>
          </table:table-cell>
          <table:table-cell table:number-columns-repeated="16365"/>
        </table:table-row>
        <table:table-row table:style-name="ro2">
          <table:table-cell office:value-type="float" office:value="5.9500000000000046E-2" table:formula="of:=[.A66]+0.001" table:style-name="ce2">
            <text:p>0.05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7.984390473656358" table:formula="of:=(0.76^3/(0.41*([.A67]+0.00003347)))" table:style-name="ce2">
            <text:p>17.98439047</text:p>
          </table:table-cell>
          <table:table-cell office:value-type="float" office:value="13.872121399424572" table:formula="of:=(0.76/0.41)*LN(([.A67]+0.00003347)/0.00003347)" table:style-name="ce2">
            <text:p>13.8721214</text:p>
          </table:table-cell>
          <table:table-cell office:value-type="float" office:value="1.8550629252000014E-2" table:formula="of:=0.09*[.B67]^2/[.C67]" table:style-name="ce2">
            <text:p>0.018550629</text:p>
          </table:table-cell>
          <table:table-cell office:value-type="float" office:value="0.76" table:formula="of:=[.B67]^0.5*0.09^0.25" table:style-name="ce2">
            <text:p>0.76</text:p>
          </table:table-cell>
          <table:table-cell table:style-name="ce1"/>
          <table:table-cell office:value-type="float" office:value="13.766999999999999" table:formula="of:=['1D_E1'.A61]" table:style-name="ce1">
            <text:p>13.767</text:p>
          </table:table-cell>
          <table:table-cell office:value-type="float" office:value="17.440999999999999" table:formula="of:=['1D_E1'.B61]" table:style-name="ce1">
            <text:p>17.441</text:p>
          </table:table-cell>
          <table:table-cell office:value-type="float" office:value="1.9323999999999999" table:formula="of:=['1D_E1'.C61]" table:style-name="ce1">
            <text:p>1.9324</text:p>
          </table:table-cell>
          <table:table-cell office:value-type="float" office:value="1.9269000000000001E-2" table:formula="of:=['1D_E1'.D61]" table:style-name="ce1">
            <text:p>0.019269</text:p>
          </table:table-cell>
          <table:table-cell office:value-type="float" office:value="5.9499999999999997E-2" table:style-name="ce1">
            <text:p>0.0595</text:p>
          </table:table-cell>
          <table:table-cell table:number-columns-repeated="2" table:style-name="ce1"/>
          <table:table-cell office:value-type="float" office:value="13.766999999999999" table:formula="of:=['1D_E2'.A61]" table:style-name="ce1">
            <text:p>13.767</text:p>
          </table:table-cell>
          <table:table-cell office:value-type="float" office:value="17.440999999999999" table:formula="of:=['1D_E2'.B61]" table:style-name="ce1">
            <text:p>17.441</text:p>
          </table:table-cell>
          <table:table-cell office:value-type="float" office:value="1.9323999999999999" table:formula="of:=['1D_E2'.C61]" table:style-name="ce1">
            <text:p>1.9324</text:p>
          </table:table-cell>
          <table:table-cell office:value-type="float" office:value="1.9269000000000001E-2" table:formula="of:=['1D_E2'.D61]" table:style-name="ce1">
            <text:p>0.019269</text:p>
          </table:table-cell>
          <table:table-cell office:value-type="float" office:value="5.9499999999999997E-2" table:style-name="ce1">
            <text:p>0.0595</text:p>
          </table:table-cell>
          <table:table-cell table:number-columns-repeated="16365"/>
        </table:table-row>
        <table:table-row table:style-name="ro2">
          <table:table-cell office:value-type="float" office:value="6.0500000000000047E-2" table:formula="of:=[.A67]+0.001" table:style-name="ce2">
            <text:p>0.06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7.687292182848704" table:formula="of:=(0.76^3/(0.41*([.A68]+0.00003347)))" table:style-name="ce2">
            <text:p>17.68729218</text:p>
          </table:table-cell>
          <table:table-cell office:value-type="float" office:value="13.902999198080886" table:formula="of:=(0.76/0.41)*LN(([.A68]+0.00003347)/0.00003347)" table:style-name="ce2">
            <text:p>13.9029992</text:p>
          </table:table-cell>
          <table:table-cell office:value-type="float" office:value="1.8862229252000012E-2" table:formula="of:=0.09*[.B68]^2/[.C68]" table:style-name="ce2">
            <text:p>0.018862229</text:p>
          </table:table-cell>
          <table:table-cell office:value-type="float" office:value="0.76" table:formula="of:=[.B68]^0.5*0.09^0.25" table:style-name="ce2">
            <text:p>0.76</text:p>
          </table:table-cell>
          <table:table-cell table:style-name="ce1"/>
          <table:table-cell office:value-type="float" office:value="13.797000000000001" table:formula="of:=['1D_E1'.A62]" table:style-name="ce1">
            <text:p>13.797</text:p>
          </table:table-cell>
          <table:table-cell office:value-type="float" office:value="17.154" table:formula="of:=['1D_E1'.B62]" table:style-name="ce1">
            <text:p>17.154</text:p>
          </table:table-cell>
          <table:table-cell office:value-type="float" office:value="1.9323999999999999" table:formula="of:=['1D_E1'.C62]" table:style-name="ce1">
            <text:p>1.9324</text:p>
          </table:table-cell>
          <table:table-cell office:value-type="float" office:value="1.9591000000000001E-2" table:formula="of:=['1D_E1'.D62]" table:style-name="ce1">
            <text:p>0.019591</text:p>
          </table:table-cell>
          <table:table-cell office:value-type="float" office:value="6.0499999999999998E-2" table:style-name="ce1">
            <text:p>0.0605</text:p>
          </table:table-cell>
          <table:table-cell table:number-columns-repeated="2" table:style-name="ce1"/>
          <table:table-cell office:value-type="float" office:value="13.797000000000001" table:formula="of:=['1D_E2'.A62]" table:style-name="ce1">
            <text:p>13.797</text:p>
          </table:table-cell>
          <table:table-cell office:value-type="float" office:value="17.154" table:formula="of:=['1D_E2'.B62]" table:style-name="ce1">
            <text:p>17.154</text:p>
          </table:table-cell>
          <table:table-cell office:value-type="float" office:value="1.9323999999999999" table:formula="of:=['1D_E2'.C62]" table:style-name="ce1">
            <text:p>1.9324</text:p>
          </table:table-cell>
          <table:table-cell office:value-type="float" office:value="1.9591000000000001E-2" table:formula="of:=['1D_E2'.D62]" table:style-name="ce1">
            <text:p>0.019591</text:p>
          </table:table-cell>
          <table:table-cell office:value-type="float" office:value="6.0499999999999998E-2" table:style-name="ce1">
            <text:p>0.0605</text:p>
          </table:table-cell>
          <table:table-cell table:number-columns-repeated="16365"/>
        </table:table-row>
        <table:table-row table:style-name="ro2">
          <table:table-cell office:value-type="float" office:value="6.1500000000000048E-2" table:formula="of:=[.A68]+0.001" table:style-name="ce2">
            <text:p>0.06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7.399850369753349" table:formula="of:=(0.76^3/(0.41*([.A69]+0.00003347)))" table:style-name="ce2">
            <text:p>17.39985037</text:p>
          </table:table-cell>
          <table:table-cell office:value-type="float" office:value="13.933371058081409" table:formula="of:=(0.76/0.41)*LN(([.A69]+0.00003347)/0.00003347)" table:style-name="ce2">
            <text:p>13.93337106</text:p>
          </table:table-cell>
          <table:table-cell office:value-type="float" office:value="1.9173829252000011E-2" table:formula="of:=0.09*[.B69]^2/[.C69]" table:style-name="ce2">
            <text:p>0.019173829</text:p>
          </table:table-cell>
          <table:table-cell office:value-type="float" office:value="0.76" table:formula="of:=[.B69]^0.5*0.09^0.25" table:style-name="ce2">
            <text:p>0.76</text:p>
          </table:table-cell>
          <table:table-cell table:style-name="ce1"/>
          <table:table-cell office:value-type="float" office:value="13.826000000000001" table:formula="of:=['1D_E1'.A63]" table:style-name="ce1">
            <text:p>13.826</text:p>
          </table:table-cell>
          <table:table-cell office:value-type="float" office:value="16.876999999999999" table:formula="of:=['1D_E1'.B63]" table:style-name="ce1">
            <text:p>16.877</text:p>
          </table:table-cell>
          <table:table-cell office:value-type="float" office:value="1.9323999999999999" table:formula="of:=['1D_E1'.C63]" table:style-name="ce1">
            <text:p>1.9324</text:p>
          </table:table-cell>
          <table:table-cell office:value-type="float" office:value="1.9913E-2" table:formula="of:=['1D_E1'.D63]" table:style-name="ce1">
            <text:p>0.019913</text:p>
          </table:table-cell>
          <table:table-cell office:value-type="float" office:value="6.1499999999999999E-2" table:style-name="ce1">
            <text:p>0.0615</text:p>
          </table:table-cell>
          <table:table-cell table:number-columns-repeated="2" table:style-name="ce1"/>
          <table:table-cell office:value-type="float" office:value="13.826000000000001" table:formula="of:=['1D_E2'.A63]" table:style-name="ce1">
            <text:p>13.826</text:p>
          </table:table-cell>
          <table:table-cell office:value-type="float" office:value="16.876999999999999" table:formula="of:=['1D_E2'.B63]" table:style-name="ce1">
            <text:p>16.877</text:p>
          </table:table-cell>
          <table:table-cell office:value-type="float" office:value="1.9323999999999999" table:formula="of:=['1D_E2'.C63]" table:style-name="ce1">
            <text:p>1.9324</text:p>
          </table:table-cell>
          <table:table-cell office:value-type="float" office:value="1.9913E-2" table:formula="of:=['1D_E2'.D63]" table:style-name="ce1">
            <text:p>0.019913</text:p>
          </table:table-cell>
          <table:table-cell office:value-type="float" office:value="6.1499999999999999E-2" table:style-name="ce1">
            <text:p>0.0615</text:p>
          </table:table-cell>
          <table:table-cell table:number-columns-repeated="16365"/>
        </table:table-row>
        <table:table-row table:style-name="ro2">
          <table:table-cell office:value-type="float" office:value="6.2500000000000042E-2" table:formula="of:=[.A69]+0.001" table:style-name="ce2">
            <text:p>0.06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7.121601771526624" table:formula="of:=(0.76^3/(0.41*([.A70]+0.00003347)))" table:style-name="ce2">
            <text:p>17.12160177</text:p>
          </table:table-cell>
          <table:table-cell office:value-type="float" office:value="13.963253292299543" table:formula="of:=(0.76/0.41)*LN(([.A70]+0.00003347)/0.00003347)" table:style-name="ce2">
            <text:p>13.96325329</text:p>
          </table:table-cell>
          <table:table-cell office:value-type="float" office:value="1.9485429252000006E-2" table:formula="of:=0.09*[.B70]^2/[.C70]" table:style-name="ce2">
            <text:p>0.019485429</text:p>
          </table:table-cell>
          <table:table-cell office:value-type="float" office:value="0.76" table:formula="of:=[.B70]^0.5*0.09^0.25" table:style-name="ce2">
            <text:p>0.76</text:p>
          </table:table-cell>
          <table:table-cell table:style-name="ce1"/>
          <table:table-cell office:value-type="float" office:value="13.855" table:formula="of:=['1D_E1'.A64]" table:style-name="ce1">
            <text:p>13.855</text:p>
          </table:table-cell>
          <table:table-cell office:value-type="float" office:value="16.609000000000002" table:formula="of:=['1D_E1'.B64]" table:style-name="ce1">
            <text:p>16.609</text:p>
          </table:table-cell>
          <table:table-cell office:value-type="float" office:value="1.9323999999999999" table:formula="of:=['1D_E1'.C64]" table:style-name="ce1">
            <text:p>1.9324</text:p>
          </table:table-cell>
          <table:table-cell office:value-type="float" office:value="2.0235E-2" table:formula="of:=['1D_E1'.D64]" table:style-name="ce1">
            <text:p>0.020235</text:p>
          </table:table-cell>
          <table:table-cell office:value-type="float" office:value="6.25E-2" table:style-name="ce1">
            <text:p>0.0625</text:p>
          </table:table-cell>
          <table:table-cell table:number-columns-repeated="2" table:style-name="ce1"/>
          <table:table-cell office:value-type="float" office:value="13.855" table:formula="of:=['1D_E2'.A64]" table:style-name="ce1">
            <text:p>13.855</text:p>
          </table:table-cell>
          <table:table-cell office:value-type="float" office:value="16.609000000000002" table:formula="of:=['1D_E2'.B64]" table:style-name="ce1">
            <text:p>16.609</text:p>
          </table:table-cell>
          <table:table-cell office:value-type="float" office:value="1.9323999999999999" table:formula="of:=['1D_E2'.C64]" table:style-name="ce1">
            <text:p>1.9324</text:p>
          </table:table-cell>
          <table:table-cell office:value-type="float" office:value="2.0235E-2" table:formula="of:=['1D_E2'.D64]" table:style-name="ce1">
            <text:p>0.020235</text:p>
          </table:table-cell>
          <table:table-cell office:value-type="float" office:value="6.25E-2" table:style-name="ce1">
            <text:p>0.0625</text:p>
          </table:table-cell>
          <table:table-cell table:number-columns-repeated="16365"/>
        </table:table-row>
        <table:table-row table:style-name="ro2">
          <table:table-cell office:value-type="float" office:value="6.3500000000000043E-2" table:formula="of:=[.A70]+0.001" table:style-name="ce2">
            <text:p>0.06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6.852112291862966" table:formula="of:=(0.76^3/(0.41*([.A71]+0.00003347)))" table:style-name="ce2">
            <text:p>16.85211229</text:p>
          </table:table-cell>
          <table:table-cell office:value-type="float" office:value="13.99266143715092" table:formula="of:=(0.76/0.41)*LN(([.A71]+0.00003347)/0.00003347)" table:style-name="ce2">
            <text:p>13.99266144</text:p>
          </table:table-cell>
          <table:table-cell office:value-type="float" office:value="1.9797029252000005E-2" table:formula="of:=0.09*[.B71]^2/[.C71]" table:style-name="ce2">
            <text:p>0.019797029</text:p>
          </table:table-cell>
          <table:table-cell office:value-type="float" office:value="0.76" table:formula="of:=[.B71]^0.5*0.09^0.25" table:style-name="ce2">
            <text:p>0.76</text:p>
          </table:table-cell>
          <table:table-cell table:style-name="ce1"/>
          <table:table-cell office:value-type="float" office:value="13.882999999999999" table:formula="of:=['1D_E1'.A65]" table:style-name="ce1">
            <text:p>13.883</text:p>
          </table:table-cell>
          <table:table-cell office:value-type="float" office:value="16.349" table:formula="of:=['1D_E1'.B65]" table:style-name="ce1">
            <text:p>16.349</text:p>
          </table:table-cell>
          <table:table-cell office:value-type="float" office:value="1.9323999999999999" table:formula="of:=['1D_E1'.C65]" table:style-name="ce1">
            <text:p>1.9324</text:p>
          </table:table-cell>
          <table:table-cell office:value-type="float" office:value="2.0556999999999999E-2" table:formula="of:=['1D_E1'.D65]" table:style-name="ce1">
            <text:p>0.020557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2" table:style-name="ce1"/>
          <table:table-cell office:value-type="float" office:value="13.882999999999999" table:formula="of:=['1D_E2'.A65]" table:style-name="ce1">
            <text:p>13.883</text:p>
          </table:table-cell>
          <table:table-cell office:value-type="float" office:value="16.349" table:formula="of:=['1D_E2'.B65]" table:style-name="ce1">
            <text:p>16.349</text:p>
          </table:table-cell>
          <table:table-cell office:value-type="float" office:value="1.9323999999999999" table:formula="of:=['1D_E2'.C65]" table:style-name="ce1">
            <text:p>1.9324</text:p>
          </table:table-cell>
          <table:table-cell office:value-type="float" office:value="2.0556999999999999E-2" table:formula="of:=['1D_E2'.D65]" table:style-name="ce1">
            <text:p>0.020557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65"/>
        </table:table-row>
        <table:table-row table:style-name="ro2">
          <table:table-cell office:value-type="float" office:value="6.4500000000000043E-2" table:formula="of:=[.A71]+0.001" table:style-name="ce2">
            <text:p>0.06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6.590974741195645" table:formula="of:=(0.76^3/(0.41*([.A72]+0.00003347)))" table:style-name="ce2">
            <text:p>16.59097474</text:p>
          </table:table-cell>
          <table:table-cell office:value-type="float" office:value="14.021610301101738" table:formula="of:=(0.76/0.41)*LN(([.A72]+0.00003347)/0.00003347)" table:style-name="ce2">
            <text:p>14.0216103</text:p>
          </table:table-cell>
          <table:table-cell office:value-type="float" office:value="2.0108629252000007E-2" table:formula="of:=0.09*[.B72]^2/[.C72]" table:style-name="ce2">
            <text:p>0.020108629</text:p>
          </table:table-cell>
          <table:table-cell office:value-type="float" office:value="0.76" table:formula="of:=[.B72]^0.5*0.09^0.25" table:style-name="ce2">
            <text:p>0.76</text:p>
          </table:table-cell>
          <table:table-cell table:style-name="ce1"/>
          <table:table-cell office:value-type="float" office:value="13.911" table:formula="of:=['1D_E1'.A66]" table:style-name="ce1">
            <text:p>13.911</text:p>
          </table:table-cell>
          <table:table-cell office:value-type="float" office:value="16.097000000000001" table:formula="of:=['1D_E1'.B66]" table:style-name="ce1">
            <text:p>16.097</text:p>
          </table:table-cell>
          <table:table-cell office:value-type="float" office:value="1.9323999999999999" table:formula="of:=['1D_E1'.C66]" table:style-name="ce1">
            <text:p>1.9324</text:p>
          </table:table-cell>
          <table:table-cell office:value-type="float" office:value="2.0878000000000001E-2" table:formula="of:=['1D_E1'.D66]" table:style-name="ce1">
            <text:p>0.020878</text:p>
          </table:table-cell>
          <table:table-cell office:value-type="float" office:value="6.4500000000000002E-2" table:style-name="ce1">
            <text:p>0.0645</text:p>
          </table:table-cell>
          <table:table-cell table:number-columns-repeated="2" table:style-name="ce1"/>
          <table:table-cell office:value-type="float" office:value="13.911" table:formula="of:=['1D_E2'.A66]" table:style-name="ce1">
            <text:p>13.911</text:p>
          </table:table-cell>
          <table:table-cell office:value-type="float" office:value="16.097000000000001" table:formula="of:=['1D_E2'.B66]" table:style-name="ce1">
            <text:p>16.097</text:p>
          </table:table-cell>
          <table:table-cell office:value-type="float" office:value="1.9323999999999999" table:formula="of:=['1D_E2'.C66]" table:style-name="ce1">
            <text:p>1.9324</text:p>
          </table:table-cell>
          <table:table-cell office:value-type="float" office:value="2.0878000000000001E-2" table:formula="of:=['1D_E2'.D66]" table:style-name="ce1">
            <text:p>0.020878</text:p>
          </table:table-cell>
          <table:table-cell office:value-type="float" office:value="6.4500000000000002E-2" table:style-name="ce1">
            <text:p>0.0645</text:p>
          </table:table-cell>
          <table:table-cell table:number-columns-repeated="16365"/>
        </table:table-row>
        <table:table-row table:style-name="ro2">
          <table:table-cell office:value-type="float" office:value="6.5500000000000044E-2" table:formula="of:=[.A72]+0.001" table:style-name="ce2">
            <text:p>0.06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6.337806783796232" table:formula="of:=(0.76^3/(0.41*([.A73]+0.00003347)))" table:style-name="ce2">
            <text:p>16.33780678</text:p>
          </table:table-cell>
          <table:table-cell office:value-type="float" office:value="14.050114009447144" table:formula="of:=(0.76/0.41)*LN(([.A73]+0.00003347)/0.00003347)" table:style-name="ce2">
            <text:p>14.05011401</text:p>
          </table:table-cell>
          <table:table-cell office:value-type="float" office:value="2.0420229252000009E-2" table:formula="of:=0.09*[.B73]^2/[.C73]" table:style-name="ce2">
            <text:p>0.020420229</text:p>
          </table:table-cell>
          <table:table-cell office:value-type="float" office:value="0.76" table:formula="of:=[.B73]^0.5*0.09^0.25" table:style-name="ce2">
            <text:p>0.76</text:p>
          </table:table-cell>
          <table:table-cell table:style-name="ce1"/>
          <table:table-cell office:value-type="float" office:value="13.939" table:formula="of:=['1D_E1'.A67]" table:style-name="ce1">
            <text:p>13.939</text:p>
          </table:table-cell>
          <table:table-cell office:value-type="float" office:value="15.853999999999999" table:formula="of:=['1D_E1'.B67]" table:style-name="ce1">
            <text:p>15.854</text:p>
          </table:table-cell>
          <table:table-cell office:value-type="float" office:value="1.9323999999999999" table:formula="of:=['1D_E1'.C67]" table:style-name="ce1">
            <text:p>1.9324</text:p>
          </table:table-cell>
          <table:table-cell office:value-type="float" office:value="2.1198999999999999E-2" table:formula="of:=['1D_E1'.D67]" table:style-name="ce1">
            <text:p>0.021199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2" table:style-name="ce1"/>
          <table:table-cell office:value-type="float" office:value="13.939" table:formula="of:=['1D_E2'.A67]" table:style-name="ce1">
            <text:p>13.939</text:p>
          </table:table-cell>
          <table:table-cell office:value-type="float" office:value="15.853999999999999" table:formula="of:=['1D_E2'.B67]" table:style-name="ce1">
            <text:p>15.854</text:p>
          </table:table-cell>
          <table:table-cell office:value-type="float" office:value="1.9323999999999999" table:formula="of:=['1D_E2'.C67]" table:style-name="ce1">
            <text:p>1.9324</text:p>
          </table:table-cell>
          <table:table-cell office:value-type="float" office:value="2.1198999999999999E-2" table:formula="of:=['1D_E2'.D67]" table:style-name="ce1">
            <text:p>0.021199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65"/>
        </table:table-row>
        <table:table-row table:style-name="ro2">
          <table:table-cell office:value-type="float" office:value="6.6500000000000045E-2" table:formula="of:=[.A73]+0.001" table:style-name="ce2">
            <text:p>0.06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6.092249070005018" table:formula="of:=(0.76^3/(0.41*([.A74]+0.00003347)))" table:style-name="ce2">
            <text:p>16.09224907</text:p>
          </table:table-cell>
          <table:table-cell office:value-type="float" office:value="14.078186045698635" table:formula="of:=(0.76/0.41)*LN(([.A74]+0.00003347)/0.00003347)" table:style-name="ce2">
            <text:p>14.07818605</text:p>
          </table:table-cell>
          <table:table-cell office:value-type="float" office:value="2.0731829252000011E-2" table:formula="of:=0.09*[.B74]^2/[.C74]" table:style-name="ce2">
            <text:p>0.020731829</text:p>
          </table:table-cell>
          <table:table-cell office:value-type="float" office:value="0.76" table:formula="of:=[.B74]^0.5*0.09^0.25" table:style-name="ce2">
            <text:p>0.76</text:p>
          </table:table-cell>
          <table:table-cell table:style-name="ce1"/>
          <table:table-cell office:value-type="float" office:value="13.965999999999999" table:formula="of:=['1D_E1'.A68]" table:style-name="ce1">
            <text:p>13.966</text:p>
          </table:table-cell>
          <table:table-cell office:value-type="float" office:value="15.617000000000001" table:formula="of:=['1D_E1'.B68]" table:style-name="ce1">
            <text:p>15.617</text:p>
          </table:table-cell>
          <table:table-cell office:value-type="float" office:value="1.9323999999999999" table:formula="of:=['1D_E1'.C68]" table:style-name="ce1">
            <text:p>1.9324</text:p>
          </table:table-cell>
          <table:table-cell office:value-type="float" office:value="2.1520000000000001E-2" table:formula="of:=['1D_E1'.D68]" table:style-name="ce1">
            <text:p>0.0215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2" table:style-name="ce1"/>
          <table:table-cell office:value-type="float" office:value="13.965999999999999" table:formula="of:=['1D_E2'.A68]" table:style-name="ce1">
            <text:p>13.966</text:p>
          </table:table-cell>
          <table:table-cell office:value-type="float" office:value="15.617000000000001" table:formula="of:=['1D_E2'.B68]" table:style-name="ce1">
            <text:p>15.617</text:p>
          </table:table-cell>
          <table:table-cell office:value-type="float" office:value="1.9323999999999999" table:formula="of:=['1D_E2'.C68]" table:style-name="ce1">
            <text:p>1.9324</text:p>
          </table:table-cell>
          <table:table-cell office:value-type="float" office:value="2.1520000000000001E-2" table:formula="of:=['1D_E2'.D68]" table:style-name="ce1">
            <text:p>0.0215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65"/>
        </table:table-row>
        <table:table-row table:style-name="ro2">
          <table:table-cell office:value-type="float" office:value="6.7500000000000046E-2" table:formula="of:=[.A74]+0.001" table:style-name="ce2">
            <text:p>0.06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5.853963534403116" table:formula="of:=(0.76^3/(0.41*([.A75]+0.00003347)))" table:style-name="ce2">
            <text:p>15.85396353</text:p>
          </table:table-cell>
          <table:table-cell office:value-type="float" office:value="14.105839289884031" table:formula="of:=(0.76/0.41)*LN(([.A75]+0.00003347)/0.00003347)" table:style-name="ce2">
            <text:p>14.10583929</text:p>
          </table:table-cell>
          <table:table-cell office:value-type="float" office:value="2.104342925200001E-2" table:formula="of:=0.09*[.B75]^2/[.C75]" table:style-name="ce2">
            <text:p>0.021043429</text:p>
          </table:table-cell>
          <table:table-cell office:value-type="float" office:value="0.76" table:formula="of:=[.B75]^0.5*0.09^0.25" table:style-name="ce2">
            <text:p>0.76</text:p>
          </table:table-cell>
          <table:table-cell table:style-name="ce1"/>
          <table:table-cell office:value-type="float" office:value="13.993" table:formula="of:=['1D_E1'.A69]" table:style-name="ce1">
            <text:p>13.993</text:p>
          </table:table-cell>
          <table:table-cell office:value-type="float" office:value="15.388" table:formula="of:=['1D_E1'.B69]" table:style-name="ce1">
            <text:p>15.388</text:p>
          </table:table-cell>
          <table:table-cell office:value-type="float" office:value="1.9325000000000001" table:formula="of:=['1D_E1'.C69]" table:style-name="ce1">
            <text:p>1.9325</text:p>
          </table:table-cell>
          <table:table-cell office:value-type="float" office:value="2.1840999999999999E-2" table:formula="of:=['1D_E1'.D69]" table:style-name="ce1">
            <text:p>0.021841</text:p>
          </table:table-cell>
          <table:table-cell office:value-type="float" office:value="6.7500000000000004E-2" table:style-name="ce1">
            <text:p>0.0675</text:p>
          </table:table-cell>
          <table:table-cell table:number-columns-repeated="2" table:style-name="ce1"/>
          <table:table-cell office:value-type="float" office:value="13.993" table:formula="of:=['1D_E2'.A69]" table:style-name="ce1">
            <text:p>13.993</text:p>
          </table:table-cell>
          <table:table-cell office:value-type="float" office:value="15.388" table:formula="of:=['1D_E2'.B69]" table:style-name="ce1">
            <text:p>15.388</text:p>
          </table:table-cell>
          <table:table-cell office:value-type="float" office:value="1.9325000000000001" table:formula="of:=['1D_E2'.C69]" table:style-name="ce1">
            <text:p>1.9325</text:p>
          </table:table-cell>
          <table:table-cell office:value-type="float" office:value="2.1840999999999999E-2" table:formula="of:=['1D_E2'.D69]" table:style-name="ce1">
            <text:p>0.021841</text:p>
          </table:table-cell>
          <table:table-cell office:value-type="float" office:value="6.7500000000000004E-2" table:style-name="ce1">
            <text:p>0.0675</text:p>
          </table:table-cell>
          <table:table-cell table:number-columns-repeated="16365"/>
        </table:table-row>
        <table:table-row table:style-name="ro2">
          <table:table-cell office:value-type="float" office:value="6.8500000000000047E-2" table:formula="of:=[.A75]+0.001" table:style-name="ce2">
            <text:p>0.06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5.622631842976968" table:formula="of:=(0.76^3/(0.41*([.A76]+0.00003347)))" table:style-name="ce2">
            <text:p>15.62263184</text:p>
          </table:table-cell>
          <table:table-cell office:value-type="float" office:value="14.133086054032345" table:formula="of:=(0.76/0.41)*LN(([.A76]+0.00003347)/0.00003347)" table:style-name="ce2">
            <text:p>14.13308605</text:p>
          </table:table-cell>
          <table:table-cell office:value-type="float" office:value="2.1355029252000009E-2" table:formula="of:=0.09*[.B76]^2/[.C76]" table:style-name="ce2">
            <text:p>0.021355029</text:p>
          </table:table-cell>
          <table:table-cell office:value-type="float" office:value="0.76" table:formula="of:=[.B76]^0.5*0.09^0.25" table:style-name="ce2">
            <text:p>0.76</text:p>
          </table:table-cell>
          <table:table-cell table:style-name="ce1"/>
          <table:table-cell office:value-type="float" office:value="14.019" table:formula="of:=['1D_E1'.A70]" table:style-name="ce1">
            <text:p>14.019</text:p>
          </table:table-cell>
          <table:table-cell office:value-type="float" office:value="15.166" table:formula="of:=['1D_E1'.B70]" table:style-name="ce1">
            <text:p>15.166</text:p>
          </table:table-cell>
          <table:table-cell office:value-type="float" office:value="1.9325000000000001" table:formula="of:=['1D_E1'.C70]" table:style-name="ce1">
            <text:p>1.9325</text:p>
          </table:table-cell>
          <table:table-cell office:value-type="float" office:value="2.2162000000000001E-2" table:formula="of:=['1D_E1'.D70]" table:style-name="ce1">
            <text:p>0.022162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2" table:style-name="ce1"/>
          <table:table-cell office:value-type="float" office:value="14.019" table:formula="of:=['1D_E2'.A70]" table:style-name="ce1">
            <text:p>14.019</text:p>
          </table:table-cell>
          <table:table-cell office:value-type="float" office:value="15.166" table:formula="of:=['1D_E2'.B70]" table:style-name="ce1">
            <text:p>15.166</text:p>
          </table:table-cell>
          <table:table-cell office:value-type="float" office:value="1.9325000000000001" table:formula="of:=['1D_E2'.C70]" table:style-name="ce1">
            <text:p>1.9325</text:p>
          </table:table-cell>
          <table:table-cell office:value-type="float" office:value="2.2162000000000001E-2" table:formula="of:=['1D_E2'.D70]" table:style-name="ce1">
            <text:p>0.022162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65"/>
        </table:table-row>
        <table:table-row table:style-name="ro2">
          <table:table-cell office:value-type="float" office:value="6.9500000000000048E-2" table:formula="of:=[.A76]+0.001" table:style-name="ce2">
            <text:p>0.06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5.397953974276083" table:formula="of:=(0.76^3/(0.41*([.A77]+0.00003347)))" table:style-name="ce2">
            <text:p>15.39795397</text:p>
          </table:table-cell>
          <table:table-cell office:value-type="float" office:value="14.15993811508825" table:formula="of:=(0.76/0.41)*LN(([.A77]+0.00003347)/0.00003347)" table:style-name="ce2">
            <text:p>14.15993812</text:p>
          </table:table-cell>
          <table:table-cell office:value-type="float" office:value="2.1666629252000011E-2" table:formula="of:=0.09*[.B77]^2/[.C77]" table:style-name="ce2">
            <text:p>0.021666629</text:p>
          </table:table-cell>
          <table:table-cell office:value-type="float" office:value="0.76" table:formula="of:=[.B77]^0.5*0.09^0.25" table:style-name="ce2">
            <text:p>0.76</text:p>
          </table:table-cell>
          <table:table-cell table:style-name="ce1"/>
          <table:table-cell office:value-type="float" office:value="14.045" table:formula="of:=['1D_E1'.A71]" table:style-name="ce1">
            <text:p>14.045</text:p>
          </table:table-cell>
          <table:table-cell office:value-type="float" office:value="14.95" table:formula="of:=['1D_E1'.B71]" table:style-name="ce1">
            <text:p>14.95</text:p>
          </table:table-cell>
          <table:table-cell office:value-type="float" office:value="1.9325000000000001" table:formula="of:=['1D_E1'.C71]" table:style-name="ce1">
            <text:p>1.9325</text:p>
          </table:table-cell>
          <table:table-cell office:value-type="float" office:value="2.2481999999999999E-2" table:formula="of:=['1D_E1'.D71]" table:style-name="ce1">
            <text:p>0.022482</text:p>
          </table:table-cell>
          <table:table-cell office:value-type="float" office:value="6.9500000000000006E-2" table:style-name="ce1">
            <text:p>0.0695</text:p>
          </table:table-cell>
          <table:table-cell table:number-columns-repeated="2" table:style-name="ce1"/>
          <table:table-cell office:value-type="float" office:value="14.045" table:formula="of:=['1D_E2'.A71]" table:style-name="ce1">
            <text:p>14.045</text:p>
          </table:table-cell>
          <table:table-cell office:value-type="float" office:value="14.95" table:formula="of:=['1D_E2'.B71]" table:style-name="ce1">
            <text:p>14.95</text:p>
          </table:table-cell>
          <table:table-cell office:value-type="float" office:value="1.9325000000000001" table:formula="of:=['1D_E2'.C71]" table:style-name="ce1">
            <text:p>1.9325</text:p>
          </table:table-cell>
          <table:table-cell office:value-type="float" office:value="2.2481999999999999E-2" table:formula="of:=['1D_E2'.D71]" table:style-name="ce1">
            <text:p>0.022482</text:p>
          </table:table-cell>
          <table:table-cell office:value-type="float" office:value="6.9500000000000006E-2" table:style-name="ce1">
            <text:p>0.0695</text:p>
          </table:table-cell>
          <table:table-cell table:number-columns-repeated="16365"/>
        </table:table-row>
        <table:table-row table:style-name="ro2">
          <table:table-cell office:value-type="float" office:value="7.0500000000000049E-2" table:formula="of:=[.A77]+0.001" table:style-name="ce2">
            <text:p>0.07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5.179646921265986" table:formula="of:=(0.76^3/(0.41*([.A78]+0.00003347)))" table:style-name="ce2">
            <text:p>15.17964692</text:p>
          </table:table-cell>
          <table:table-cell office:value-type="float" office:value="14.186406745476384" table:formula="of:=(0.76/0.41)*LN(([.A78]+0.00003347)/0.00003347)" table:style-name="ce2">
            <text:p>14.18640675</text:p>
          </table:table-cell>
          <table:table-cell office:value-type="float" office:value="2.197822925200001E-2" table:formula="of:=0.09*[.B78]^2/[.C78]" table:style-name="ce2">
            <text:p>0.021978229</text:p>
          </table:table-cell>
          <table:table-cell office:value-type="float" office:value="0.76" table:formula="of:=[.B78]^0.5*0.09^0.25" table:style-name="ce2">
            <text:p>0.76</text:p>
          </table:table-cell>
          <table:table-cell table:style-name="ce1"/>
          <table:table-cell office:value-type="float" office:value="14.071" table:formula="of:=['1D_E1'.A72]" table:style-name="ce1">
            <text:p>14.071</text:p>
          </table:table-cell>
          <table:table-cell office:value-type="float" office:value="14.74" table:formula="of:=['1D_E1'.B72]" table:style-name="ce1">
            <text:p>14.74</text:p>
          </table:table-cell>
          <table:table-cell office:value-type="float" office:value="1.9325000000000001" table:formula="of:=['1D_E1'.C72]" table:style-name="ce1">
            <text:p>1.9325</text:p>
          </table:table-cell>
          <table:table-cell office:value-type="float" office:value="2.2801999999999999E-2" table:formula="of:=['1D_E1'.D72]" table:style-name="ce1">
            <text:p>0.022802</text:p>
          </table:table-cell>
          <table:table-cell office:value-type="float" office:value="7.0499999999999993E-2" table:style-name="ce1">
            <text:p>0.0705</text:p>
          </table:table-cell>
          <table:table-cell table:number-columns-repeated="2" table:style-name="ce1"/>
          <table:table-cell office:value-type="float" office:value="14.071" table:formula="of:=['1D_E2'.A72]" table:style-name="ce1">
            <text:p>14.071</text:p>
          </table:table-cell>
          <table:table-cell office:value-type="float" office:value="14.74" table:formula="of:=['1D_E2'.B72]" table:style-name="ce1">
            <text:p>14.74</text:p>
          </table:table-cell>
          <table:table-cell office:value-type="float" office:value="1.9325000000000001" table:formula="of:=['1D_E2'.C72]" table:style-name="ce1">
            <text:p>1.9325</text:p>
          </table:table-cell>
          <table:table-cell office:value-type="float" office:value="2.2801999999999999E-2" table:formula="of:=['1D_E2'.D72]" table:style-name="ce1">
            <text:p>0.022802</text:p>
          </table:table-cell>
          <table:table-cell office:value-type="float" office:value="7.0499999999999993E-2" table:style-name="ce1">
            <text:p>0.0705</text:p>
          </table:table-cell>
          <table:table-cell table:number-columns-repeated="16365"/>
        </table:table-row>
        <table:table-row table:style-name="ro2">
          <table:table-cell office:value-type="float" office:value="7.150000000000005E-2" table:formula="of:=[.A78]+0.001" table:style-name="ce2">
            <text:p>0.07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.967443502065633" table:formula="of:=(0.76^3/(0.41*([.A79]+0.00003347)))" table:style-name="ce2">
            <text:p>14.9674435</text:p>
          </table:table-cell>
          <table:table-cell office:value-type="float" office:value="14.212502741514044" table:formula="of:=(0.76/0.41)*LN(([.A79]+0.00003347)/0.00003347)" table:style-name="ce2">
            <text:p>14.21250274</text:p>
          </table:table-cell>
          <table:table-cell office:value-type="float" office:value="2.2289829252000008E-2" table:formula="of:=0.09*[.B79]^2/[.C79]" table:style-name="ce2">
            <text:p>0.022289829</text:p>
          </table:table-cell>
          <table:table-cell office:value-type="float" office:value="0.76" table:formula="of:=[.B79]^0.5*0.09^0.25" table:style-name="ce2">
            <text:p>0.76</text:p>
          </table:table-cell>
          <table:table-cell table:style-name="ce1"/>
          <table:table-cell office:value-type="float" office:value="14.096" table:formula="of:=['1D_E1'.A73]" table:style-name="ce1">
            <text:p>14.096</text:p>
          </table:table-cell>
          <table:table-cell office:value-type="float" office:value="14.537000000000001" table:formula="of:=['1D_E1'.B73]" table:style-name="ce1">
            <text:p>14.537</text:p>
          </table:table-cell>
          <table:table-cell office:value-type="float" office:value="1.9325000000000001" table:formula="of:=['1D_E1'.C73]" table:style-name="ce1">
            <text:p>1.9325</text:p>
          </table:table-cell>
          <table:table-cell office:value-type="float" office:value="2.3120999999999999E-2" table:formula="of:=['1D_E1'.D73]" table:style-name="ce1">
            <text:p>0.023121</text:p>
          </table:table-cell>
          <table:table-cell office:value-type="float" office:value="7.1499999999999994E-2" table:style-name="ce1">
            <text:p>0.0715</text:p>
          </table:table-cell>
          <table:table-cell table:number-columns-repeated="2" table:style-name="ce1"/>
          <table:table-cell office:value-type="float" office:value="14.096" table:formula="of:=['1D_E2'.A73]" table:style-name="ce1">
            <text:p>14.096</text:p>
          </table:table-cell>
          <table:table-cell office:value-type="float" office:value="14.537000000000001" table:formula="of:=['1D_E2'.B73]" table:style-name="ce1">
            <text:p>14.537</text:p>
          </table:table-cell>
          <table:table-cell office:value-type="float" office:value="1.9325000000000001" table:formula="of:=['1D_E2'.C73]" table:style-name="ce1">
            <text:p>1.9325</text:p>
          </table:table-cell>
          <table:table-cell office:value-type="float" office:value="2.3120999999999999E-2" table:formula="of:=['1D_E2'.D73]" table:style-name="ce1">
            <text:p>0.023121</text:p>
          </table:table-cell>
          <table:table-cell office:value-type="float" office:value="7.1499999999999994E-2" table:style-name="ce1">
            <text:p>0.0715</text:p>
          </table:table-cell>
          <table:table-cell table:number-columns-repeated="16365"/>
        </table:table-row>
        <table:table-row table:style-name="ro2">
          <table:table-cell office:value-type="float" office:value="7.2500000000000051E-2" table:formula="of:=[.A79]+0.001" table:style-name="ce2">
            <text:p>0.07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.761091269061122" table:formula="of:=(0.76^3/(0.41*([.A80]+0.00003347)))" table:style-name="ce2">
            <text:p>14.76109127</text:p>
          </table:table-cell>
          <table:table-cell office:value-type="float" office:value="14.238236449851478" table:formula="of:=(0.76/0.41)*LN(([.A80]+0.00003347)/0.00003347)" table:style-name="ce2">
            <text:p>14.23823645</text:p>
          </table:table-cell>
          <table:table-cell office:value-type="float" office:value="2.260142925200001E-2" table:formula="of:=0.09*[.B80]^2/[.C80]" table:style-name="ce2">
            <text:p>0.022601429</text:p>
          </table:table-cell>
          <table:table-cell office:value-type="float" office:value="0.76" table:formula="of:=[.B80]^0.5*0.09^0.25" table:style-name="ce2">
            <text:p>0.76</text:p>
          </table:table-cell>
          <table:table-cell table:style-name="ce1"/>
          <table:table-cell office:value-type="float" office:value="14.121" table:formula="of:=['1D_E1'.A74]" table:style-name="ce1">
            <text:p>14.121</text:p>
          </table:table-cell>
          <table:table-cell office:value-type="float" office:value="14.339" table:formula="of:=['1D_E1'.B74]" table:style-name="ce1">
            <text:p>14.339</text:p>
          </table:table-cell>
          <table:table-cell office:value-type="float" office:value="1.9325000000000001" table:formula="of:=['1D_E1'.C74]" table:style-name="ce1">
            <text:p>1.9325</text:p>
          </table:table-cell>
          <table:table-cell office:value-type="float" office:value="2.3441E-2" table:formula="of:=['1D_E1'.D74]" table:style-name="ce1">
            <text:p>0.023441</text:p>
          </table:table-cell>
          <table:table-cell office:value-type="float" office:value="7.2499999999999995E-2" table:style-name="ce1">
            <text:p>0.0725</text:p>
          </table:table-cell>
          <table:table-cell table:number-columns-repeated="2" table:style-name="ce1"/>
          <table:table-cell office:value-type="float" office:value="14.121" table:formula="of:=['1D_E2'.A74]" table:style-name="ce1">
            <text:p>14.121</text:p>
          </table:table-cell>
          <table:table-cell office:value-type="float" office:value="14.339" table:formula="of:=['1D_E2'.B74]" table:style-name="ce1">
            <text:p>14.339</text:p>
          </table:table-cell>
          <table:table-cell office:value-type="float" office:value="1.9325000000000001" table:formula="of:=['1D_E2'.C74]" table:style-name="ce1">
            <text:p>1.9325</text:p>
          </table:table-cell>
          <table:table-cell office:value-type="float" office:value="2.3441E-2" table:formula="of:=['1D_E2'.D74]" table:style-name="ce1">
            <text:p>0.023441</text:p>
          </table:table-cell>
          <table:table-cell office:value-type="float" office:value="7.2499999999999995E-2" table:style-name="ce1">
            <text:p>0.0725</text:p>
          </table:table-cell>
          <table:table-cell table:number-columns-repeated="16365"/>
        </table:table-row>
        <table:table-row table:style-name="ro2">
          <table:table-cell office:value-type="float" office:value="7.3500000000000051E-2" table:formula="of:=[.A80]+0.001" table:style-name="ce2">
            <text:p>0.07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.560351507030838" table:formula="of:=(0.76^3/(0.41*([.A81]+0.00003347)))" table:style-name="ce2">
            <text:p>14.56035151</text:p>
          </table:table-cell>
          <table:table-cell office:value-type="float" office:value="14.263617792101874" table:formula="of:=(0.76/0.41)*LN(([.A81]+0.00003347)/0.00003347)" table:style-name="ce2">
            <text:p>14.26361779</text:p>
          </table:table-cell>
          <table:table-cell office:value-type="float" office:value="2.2913029252000009E-2" table:formula="of:=0.09*[.B81]^2/[.C81]" table:style-name="ce2">
            <text:p>0.022913029</text:p>
          </table:table-cell>
          <table:table-cell office:value-type="float" office:value="0.76" table:formula="of:=[.B81]^0.5*0.09^0.25" table:style-name="ce2">
            <text:p>0.76</text:p>
          </table:table-cell>
          <table:table-cell table:style-name="ce1"/>
          <table:table-cell office:value-type="float" office:value="14.146000000000001" table:formula="of:=['1D_E1'.A75]" table:style-name="ce1">
            <text:p>14.146</text:p>
          </table:table-cell>
          <table:table-cell office:value-type="float" office:value="14.146000000000001" table:formula="of:=['1D_E1'.B75]" table:style-name="ce1">
            <text:p>14.146</text:p>
          </table:table-cell>
          <table:table-cell office:value-type="float" office:value="1.9325000000000001" table:formula="of:=['1D_E1'.C75]" table:style-name="ce1">
            <text:p>1.9325</text:p>
          </table:table-cell>
          <table:table-cell office:value-type="float" office:value="2.376E-2" table:formula="of:=['1D_E1'.D75]" table:style-name="ce1">
            <text:p>0.02376</text:p>
          </table:table-cell>
          <table:table-cell office:value-type="float" office:value="7.3499999999999996E-2" table:style-name="ce1">
            <text:p>0.0735</text:p>
          </table:table-cell>
          <table:table-cell table:number-columns-repeated="2" table:style-name="ce1"/>
          <table:table-cell office:value-type="float" office:value="14.146000000000001" table:formula="of:=['1D_E2'.A75]" table:style-name="ce1">
            <text:p>14.146</text:p>
          </table:table-cell>
          <table:table-cell office:value-type="float" office:value="14.146000000000001" table:formula="of:=['1D_E2'.B75]" table:style-name="ce1">
            <text:p>14.146</text:p>
          </table:table-cell>
          <table:table-cell office:value-type="float" office:value="1.9325000000000001" table:formula="of:=['1D_E2'.C75]" table:style-name="ce1">
            <text:p>1.9325</text:p>
          </table:table-cell>
          <table:table-cell office:value-type="float" office:value="2.376E-2" table:formula="of:=['1D_E2'.D75]" table:style-name="ce1">
            <text:p>0.02376</text:p>
          </table:table-cell>
          <table:table-cell office:value-type="float" office:value="7.3499999999999996E-2" table:style-name="ce1">
            <text:p>0.0735</text:p>
          </table:table-cell>
          <table:table-cell table:number-columns-repeated="16365"/>
        </table:table-row>
        <table:table-row table:style-name="ro2">
          <table:table-cell office:value-type="float" office:value="7.4500000000000052E-2" table:formula="of:=[.A81]+0.001" table:style-name="ce2">
            <text:p>0.07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.364998311922239" table:formula="of:=(0.76^3/(0.41*([.A82]+0.00003347)))" table:style-name="ce2">
            <text:p>14.36499831</text:p>
          </table:table-cell>
          <table:table-cell office:value-type="float" office:value="14.288656287807735" table:formula="of:=(0.76/0.41)*LN(([.A82]+0.00003347)/0.00003347)" table:style-name="ce2">
            <text:p>14.28865629</text:p>
          </table:table-cell>
          <table:table-cell office:value-type="float" office:value="2.3224629252000008E-2" table:formula="of:=0.09*[.B82]^2/[.C82]" table:style-name="ce2">
            <text:p>0.023224629</text:p>
          </table:table-cell>
          <table:table-cell office:value-type="float" office:value="0.76" table:formula="of:=[.B82]^0.5*0.09^0.25" table:style-name="ce2">
            <text:p>0.76</text:p>
          </table:table-cell>
          <table:table-cell table:style-name="ce1"/>
          <table:table-cell office:value-type="float" office:value="14.17" table:formula="of:=['1D_E1'.A76]" table:style-name="ce1">
            <text:p>14.17</text:p>
          </table:table-cell>
          <table:table-cell office:value-type="float" office:value="13.959" table:formula="of:=['1D_E1'.B76]" table:style-name="ce1">
            <text:p>13.959</text:p>
          </table:table-cell>
          <table:table-cell office:value-type="float" office:value="1.9325000000000001" table:formula="of:=['1D_E1'.C76]" table:style-name="ce1">
            <text:p>1.9325</text:p>
          </table:table-cell>
          <table:table-cell office:value-type="float" office:value="2.4079E-2" table:formula="of:=['1D_E1'.D76]" table:style-name="ce1">
            <text:p>0.024079</text:p>
          </table:table-cell>
          <table:table-cell office:value-type="float" office:value="7.4499999999999997E-2" table:style-name="ce1">
            <text:p>0.0745</text:p>
          </table:table-cell>
          <table:table-cell table:number-columns-repeated="2" table:style-name="ce1"/>
          <table:table-cell office:value-type="float" office:value="14.17" table:formula="of:=['1D_E2'.A76]" table:style-name="ce1">
            <text:p>14.17</text:p>
          </table:table-cell>
          <table:table-cell office:value-type="float" office:value="13.959" table:formula="of:=['1D_E2'.B76]" table:style-name="ce1">
            <text:p>13.959</text:p>
          </table:table-cell>
          <table:table-cell office:value-type="float" office:value="1.9325000000000001" table:formula="of:=['1D_E2'.C76]" table:style-name="ce1">
            <text:p>1.9325</text:p>
          </table:table-cell>
          <table:table-cell office:value-type="float" office:value="2.4079E-2" table:formula="of:=['1D_E2'.D76]" table:style-name="ce1">
            <text:p>0.024079</text:p>
          </table:table-cell>
          <table:table-cell office:value-type="float" office:value="7.4499999999999997E-2" table:style-name="ce1">
            <text:p>0.0745</text:p>
          </table:table-cell>
          <table:table-cell table:number-columns-repeated="16365"/>
        </table:table-row>
        <table:table-row table:style-name="ro2">
          <table:table-cell office:value-type="float" office:value="7.5500000000000053E-2" table:formula="of:=[.A82]+0.001" table:style-name="ce2">
            <text:p>0.07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4.174817742806027" table:formula="of:=(0.76^3/(0.41*([.A83]+0.00003347)))" table:style-name="ce2">
            <text:p>14.17481774</text:p>
          </table:table-cell>
          <table:table-cell office:value-type="float" office:value="14.313361075876715" table:formula="of:=(0.76/0.41)*LN(([.A83]+0.00003347)/0.00003347)" table:style-name="ce2">
            <text:p>14.31336108</text:p>
          </table:table-cell>
          <table:table-cell office:value-type="float" office:value="2.353622925200001E-2" table:formula="of:=0.09*[.B83]^2/[.C83]" table:style-name="ce2">
            <text:p>0.023536229</text:p>
          </table:table-cell>
          <table:table-cell office:value-type="float" office:value="0.76" table:formula="of:=[.B83]^0.5*0.09^0.25" table:style-name="ce2">
            <text:p>0.76</text:p>
          </table:table-cell>
          <table:table-cell table:style-name="ce1"/>
          <table:table-cell office:value-type="float" office:value="14.194000000000001" table:formula="of:=['1D_E1'.A77]" table:style-name="ce1">
            <text:p>14.194</text:p>
          </table:table-cell>
          <table:table-cell office:value-type="float" office:value="13.776999999999999" table:formula="of:=['1D_E1'.B77]" table:style-name="ce1">
            <text:p>13.777</text:p>
          </table:table-cell>
          <table:table-cell office:value-type="float" office:value="1.9325000000000001" table:formula="of:=['1D_E1'.C77]" table:style-name="ce1">
            <text:p>1.9325</text:p>
          </table:table-cell>
          <table:table-cell office:value-type="float" office:value="2.4396999999999999E-2" table:formula="of:=['1D_E1'.D77]" table:style-name="ce1">
            <text:p>0.024397</text:p>
          </table:table-cell>
          <table:table-cell office:value-type="float" office:value="7.5499999999999998E-2" table:style-name="ce1">
            <text:p>0.0755</text:p>
          </table:table-cell>
          <table:table-cell table:number-columns-repeated="2" table:style-name="ce1"/>
          <table:table-cell office:value-type="float" office:value="14.194000000000001" table:formula="of:=['1D_E2'.A77]" table:style-name="ce1">
            <text:p>14.194</text:p>
          </table:table-cell>
          <table:table-cell office:value-type="float" office:value="13.776999999999999" table:formula="of:=['1D_E2'.B77]" table:style-name="ce1">
            <text:p>13.777</text:p>
          </table:table-cell>
          <table:table-cell office:value-type="float" office:value="1.9325000000000001" table:formula="of:=['1D_E2'.C77]" table:style-name="ce1">
            <text:p>1.9325</text:p>
          </table:table-cell>
          <table:table-cell office:value-type="float" office:value="2.4396999999999999E-2" table:formula="of:=['1D_E2'.D77]" table:style-name="ce1">
            <text:p>0.024397</text:p>
          </table:table-cell>
          <table:table-cell office:value-type="float" office:value="7.5499999999999998E-2" table:style-name="ce1">
            <text:p>0.0755</text:p>
          </table:table-cell>
          <table:table-cell table:number-columns-repeated="16365"/>
        </table:table-row>
        <table:table-row table:style-name="ro2">
          <table:table-cell office:value-type="float" office:value="7.6500000000000054E-2" table:formula="of:=[.A83]+0.001" table:style-name="ce2">
            <text:p>0.07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989607040314606" table:formula="of:=(0.76^3/(0.41*([.A84]+0.00003347)))" table:style-name="ce2">
            <text:p>13.98960704</text:p>
          </table:table-cell>
          <table:table-cell office:value-type="float" office:value="14.337740934607709" table:formula="of:=(0.76/0.41)*LN(([.A84]+0.00003347)/0.00003347)" table:style-name="ce2">
            <text:p>14.33774093</text:p>
          </table:table-cell>
          <table:table-cell office:value-type="float" office:value="2.3847829252000012E-2" table:formula="of:=0.09*[.B84]^2/[.C84]" table:style-name="ce2">
            <text:p>0.023847829</text:p>
          </table:table-cell>
          <table:table-cell office:value-type="float" office:value="0.76" table:formula="of:=[.B84]^0.5*0.09^0.25" table:style-name="ce2">
            <text:p>0.76</text:p>
          </table:table-cell>
          <table:table-cell table:style-name="ce1"/>
          <table:table-cell office:value-type="float" office:value="14.217000000000001" table:formula="of:=['1D_E1'.A78]" table:style-name="ce1">
            <text:p>14.217</text:p>
          </table:table-cell>
          <table:table-cell office:value-type="float" office:value="13.599" table:formula="of:=['1D_E1'.B78]" table:style-name="ce1">
            <text:p>13.599</text:p>
          </table:table-cell>
          <table:table-cell office:value-type="float" office:value="1.9325000000000001" table:formula="of:=['1D_E1'.C78]" table:style-name="ce1">
            <text:p>1.9325</text:p>
          </table:table-cell>
          <table:table-cell office:value-type="float" office:value="2.4715000000000001E-2" table:formula="of:=['1D_E1'.D78]" table:style-name="ce1">
            <text:p>0.024715</text:p>
          </table:table-cell>
          <table:table-cell office:value-type="float" office:value="7.6499999999999999E-2" table:style-name="ce1">
            <text:p>0.0765</text:p>
          </table:table-cell>
          <table:table-cell table:number-columns-repeated="2" table:style-name="ce1"/>
          <table:table-cell office:value-type="float" office:value="14.217000000000001" table:formula="of:=['1D_E2'.A78]" table:style-name="ce1">
            <text:p>14.217</text:p>
          </table:table-cell>
          <table:table-cell office:value-type="float" office:value="13.599" table:formula="of:=['1D_E2'.B78]" table:style-name="ce1">
            <text:p>13.599</text:p>
          </table:table-cell>
          <table:table-cell office:value-type="float" office:value="1.9325000000000001" table:formula="of:=['1D_E2'.C78]" table:style-name="ce1">
            <text:p>1.9325</text:p>
          </table:table-cell>
          <table:table-cell office:value-type="float" office:value="2.4715000000000001E-2" table:formula="of:=['1D_E2'.D78]" table:style-name="ce1">
            <text:p>0.024715</text:p>
          </table:table-cell>
          <table:table-cell office:value-type="float" office:value="7.6499999999999999E-2" table:style-name="ce1">
            <text:p>0.0765</text:p>
          </table:table-cell>
          <table:table-cell table:number-columns-repeated="16365"/>
        </table:table-row>
        <table:table-row table:style-name="ro2">
          <table:table-cell office:value-type="float" office:value="7.7500000000000055E-2" table:formula="of:=[.A84]+0.001" table:style-name="ce2">
            <text:p>0.07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809173905562423" table:formula="of:=(0.76^3/(0.41*([.A85]+0.00003347)))" table:style-name="ce2">
            <text:p>13.80917391</text:p>
          </table:table-cell>
          <table:table-cell office:value-type="float" office:value="14.361804300416964" table:formula="of:=(0.76/0.41)*LN(([.A85]+0.00003347)/0.00003347)" table:style-name="ce2">
            <text:p>14.3618043</text:p>
          </table:table-cell>
          <table:table-cell office:value-type="float" office:value="2.4159429252000007E-2" table:formula="of:=0.09*[.B85]^2/[.C85]" table:style-name="ce2">
            <text:p>0.024159429</text:p>
          </table:table-cell>
          <table:table-cell office:value-type="float" office:value="0.76" table:formula="of:=[.B85]^0.5*0.09^0.25" table:style-name="ce2">
            <text:p>0.76</text:p>
          </table:table-cell>
          <table:table-cell table:style-name="ce1"/>
          <table:table-cell office:value-type="float" office:value="14.241" table:formula="of:=['1D_E1'.A79]" table:style-name="ce1">
            <text:p>14.241</text:p>
          </table:table-cell>
          <table:table-cell office:value-type="float" office:value="13.427" table:formula="of:=['1D_E1'.B79]" table:style-name="ce1">
            <text:p>13.427</text:p>
          </table:table-cell>
          <table:table-cell office:value-type="float" office:value="1.9325000000000001" table:formula="of:=['1D_E1'.C79]" table:style-name="ce1">
            <text:p>1.9325</text:p>
          </table:table-cell>
          <table:table-cell office:value-type="float" office:value="2.5033E-2" table:formula="of:=['1D_E1'.D79]" table:style-name="ce1">
            <text:p>0.025033</text:p>
          </table:table-cell>
          <table:table-cell office:value-type="float" office:value="7.7499999999999999E-2" table:style-name="ce1">
            <text:p>0.0775</text:p>
          </table:table-cell>
          <table:table-cell table:number-columns-repeated="2" table:style-name="ce1"/>
          <table:table-cell office:value-type="float" office:value="14.241" table:formula="of:=['1D_E2'.A79]" table:style-name="ce1">
            <text:p>14.241</text:p>
          </table:table-cell>
          <table:table-cell office:value-type="float" office:value="13.427" table:formula="of:=['1D_E2'.B79]" table:style-name="ce1">
            <text:p>13.427</text:p>
          </table:table-cell>
          <table:table-cell office:value-type="float" office:value="1.9325000000000001" table:formula="of:=['1D_E2'.C79]" table:style-name="ce1">
            <text:p>1.9325</text:p>
          </table:table-cell>
          <table:table-cell office:value-type="float" office:value="2.5033E-2" table:formula="of:=['1D_E2'.D79]" table:style-name="ce1">
            <text:p>0.025033</text:p>
          </table:table-cell>
          <table:table-cell office:value-type="float" office:value="7.7499999999999999E-2" table:style-name="ce1">
            <text:p>0.0775</text:p>
          </table:table-cell>
          <table:table-cell table:number-columns-repeated="16365"/>
        </table:table-row>
        <table:table-row table:style-name="ro2">
          <table:table-cell office:value-type="float" office:value="7.8500000000000056E-2" table:formula="of:=[.A85]+0.001" table:style-name="ce2">
            <text:p>0.07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633335834157167" table:formula="of:=(0.76^3/(0.41*([.A86]+0.00003347)))" table:style-name="ce2">
            <text:p>13.63333583</text:p>
          </table:table-cell>
          <table:table-cell office:value-type="float" office:value="14.385559285364256" table:formula="of:=(0.76/0.41)*LN(([.A86]+0.00003347)/0.00003347)" table:style-name="ce2">
            <text:p>14.38555929</text:p>
          </table:table-cell>
          <table:table-cell office:value-type="float" office:value="2.4471029252000009E-2" table:formula="of:=0.09*[.B86]^2/[.C86]" table:style-name="ce2">
            <text:p>0.024471029</text:p>
          </table:table-cell>
          <table:table-cell office:value-type="float" office:value="0.76" table:formula="of:=[.B86]^0.5*0.09^0.25" table:style-name="ce2">
            <text:p>0.76</text:p>
          </table:table-cell>
          <table:table-cell table:style-name="ce1"/>
          <table:table-cell office:value-type="float" office:value="14.263999999999999" table:formula="of:=['1D_E1'.A80]" table:style-name="ce1">
            <text:p>14.264</text:p>
          </table:table-cell>
          <table:table-cell office:value-type="float" office:value="13.259" table:formula="of:=['1D_E1'.B80]" table:style-name="ce1">
            <text:p>13.259</text:p>
          </table:table-cell>
          <table:table-cell office:value-type="float" office:value="1.9325000000000001" table:formula="of:=['1D_E1'.C80]" table:style-name="ce1">
            <text:p>1.9325</text:p>
          </table:table-cell>
          <table:table-cell office:value-type="float" office:value="2.5350999999999999E-2" table:formula="of:=['1D_E1'.D80]" table:style-name="ce1">
            <text:p>0.025351</text:p>
          </table:table-cell>
          <table:table-cell office:value-type="float" office:value="7.85E-2" table:style-name="ce1">
            <text:p>0.0785</text:p>
          </table:table-cell>
          <table:table-cell table:number-columns-repeated="2" table:style-name="ce1"/>
          <table:table-cell office:value-type="float" office:value="14.263999999999999" table:formula="of:=['1D_E2'.A80]" table:style-name="ce1">
            <text:p>14.264</text:p>
          </table:table-cell>
          <table:table-cell office:value-type="float" office:value="13.259" table:formula="of:=['1D_E2'.B80]" table:style-name="ce1">
            <text:p>13.259</text:p>
          </table:table-cell>
          <table:table-cell office:value-type="float" office:value="1.9325000000000001" table:formula="of:=['1D_E2'.C80]" table:style-name="ce1">
            <text:p>1.9325</text:p>
          </table:table-cell>
          <table:table-cell office:value-type="float" office:value="2.5350999999999999E-2" table:formula="of:=['1D_E2'.D80]" table:style-name="ce1">
            <text:p>0.025351</text:p>
          </table:table-cell>
          <table:table-cell office:value-type="float" office:value="7.85E-2" table:style-name="ce1">
            <text:p>0.0785</text:p>
          </table:table-cell>
          <table:table-cell table:number-columns-repeated="16365"/>
        </table:table-row>
        <table:table-row table:style-name="ro2">
          <table:table-cell office:value-type="float" office:value="7.9500000000000057E-2" table:formula="of:=[.A86]+0.001" table:style-name="ce2">
            <text:p>0.07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461919500453167" table:formula="of:=(0.76^3/(0.41*([.A87]+0.00003347)))" table:style-name="ce2">
            <text:p>13.4619195</text:p>
          </table:table-cell>
          <table:table-cell office:value-type="float" office:value="14.409013693570154" table:formula="of:=(0.76/0.41)*LN(([.A87]+0.00003347)/0.00003347)" table:style-name="ce2">
            <text:p>14.40901369</text:p>
          </table:table-cell>
          <table:table-cell office:value-type="float" office:value="2.4782629252000008E-2" table:formula="of:=0.09*[.B87]^2/[.C87]" table:style-name="ce2">
            <text:p>0.024782629</text:p>
          </table:table-cell>
          <table:table-cell office:value-type="float" office:value="0.76" table:formula="of:=[.B87]^0.5*0.09^0.25" table:style-name="ce2">
            <text:p>0.76</text:p>
          </table:table-cell>
          <table:table-cell table:style-name="ce1"/>
          <table:table-cell office:value-type="float" office:value="14.286" table:formula="of:=['1D_E1'.A81]" table:style-name="ce1">
            <text:p>14.286</text:p>
          </table:table-cell>
          <table:table-cell office:value-type="float" office:value="13.095000000000001" table:formula="of:=['1D_E1'.B81]" table:style-name="ce1">
            <text:p>13.095</text:p>
          </table:table-cell>
          <table:table-cell office:value-type="float" office:value="1.9325000000000001" table:formula="of:=['1D_E1'.C81]" table:style-name="ce1">
            <text:p>1.9325</text:p>
          </table:table-cell>
          <table:table-cell office:value-type="float" office:value="2.5669000000000001E-2" table:formula="of:=['1D_E1'.D81]" table:style-name="ce1">
            <text:p>0.025669</text:p>
          </table:table-cell>
          <table:table-cell office:value-type="float" office:value="7.9500000000000001E-2" table:style-name="ce1">
            <text:p>0.0795</text:p>
          </table:table-cell>
          <table:table-cell table:number-columns-repeated="2" table:style-name="ce1"/>
          <table:table-cell office:value-type="float" office:value="14.286" table:formula="of:=['1D_E2'.A81]" table:style-name="ce1">
            <text:p>14.286</text:p>
          </table:table-cell>
          <table:table-cell office:value-type="float" office:value="13.095000000000001" table:formula="of:=['1D_E2'.B81]" table:style-name="ce1">
            <text:p>13.095</text:p>
          </table:table-cell>
          <table:table-cell office:value-type="float" office:value="1.9325000000000001" table:formula="of:=['1D_E2'.C81]" table:style-name="ce1">
            <text:p>1.9325</text:p>
          </table:table-cell>
          <table:table-cell office:value-type="float" office:value="2.5669000000000001E-2" table:formula="of:=['1D_E2'.D81]" table:style-name="ce1">
            <text:p>0.025669</text:p>
          </table:table-cell>
          <table:table-cell office:value-type="float" office:value="7.9500000000000001E-2" table:style-name="ce1">
            <text:p>0.0795</text:p>
          </table:table-cell>
          <table:table-cell table:number-columns-repeated="16365"/>
        </table:table-row>
        <table:table-row table:style-name="ro2">
          <table:table-cell office:value-type="float" office:value="8.0500000000000058E-2" table:formula="of:=[.A87]+0.001" table:style-name="ce2">
            <text:p>0.08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294760187679817" table:formula="of:=(0.76^3/(0.41*([.A88]+0.00003347)))" table:style-name="ce2">
            <text:p>13.29476019</text:p>
          </table:table-cell>
          <table:table-cell office:value-type="float" office:value="14.432175036607584" table:formula="of:=(0.76/0.41)*LN(([.A88]+0.00003347)/0.00003347)" table:style-name="ce2">
            <text:p>14.43217504</text:p>
          </table:table-cell>
          <table:table-cell office:value-type="float" office:value="2.509422925200001E-2" table:formula="of:=0.09*[.B88]^2/[.C88]" table:style-name="ce2">
            <text:p>0.025094229</text:p>
          </table:table-cell>
          <table:table-cell office:value-type="float" office:value="0.76" table:formula="of:=[.B88]^0.5*0.09^0.25" table:style-name="ce2">
            <text:p>0.76</text:p>
          </table:table-cell>
          <table:table-cell table:style-name="ce1"/>
          <table:table-cell office:value-type="float" office:value="14.308999999999999" table:formula="of:=['1D_E1'.A82]" table:style-name="ce1">
            <text:p>14.309</text:p>
          </table:table-cell>
          <table:table-cell office:value-type="float" office:value="12.935" table:formula="of:=['1D_E1'.B82]" table:style-name="ce1">
            <text:p>12.935</text:p>
          </table:table-cell>
          <table:table-cell office:value-type="float" office:value="1.9325000000000001" table:formula="of:=['1D_E1'.C82]" table:style-name="ce1">
            <text:p>1.9325</text:p>
          </table:table-cell>
          <table:table-cell office:value-type="float" office:value="2.5985999999999999E-2" table:formula="of:=['1D_E1'.D82]" table:style-name="ce1">
            <text:p>0.025986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2" table:style-name="ce1"/>
          <table:table-cell office:value-type="float" office:value="14.308999999999999" table:formula="of:=['1D_E2'.A82]" table:style-name="ce1">
            <text:p>14.309</text:p>
          </table:table-cell>
          <table:table-cell office:value-type="float" office:value="12.935" table:formula="of:=['1D_E2'.B82]" table:style-name="ce1">
            <text:p>12.935</text:p>
          </table:table-cell>
          <table:table-cell office:value-type="float" office:value="1.9325000000000001" table:formula="of:=['1D_E2'.C82]" table:style-name="ce1">
            <text:p>1.9325</text:p>
          </table:table-cell>
          <table:table-cell office:value-type="float" office:value="2.5985999999999999E-2" table:formula="of:=['1D_E2'.D82]" table:style-name="ce1">
            <text:p>0.025986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65"/>
        </table:table-row>
        <table:table-row table:style-name="ro2">
          <table:table-cell office:value-type="float" office:value="8.1500000000000059E-2" table:formula="of:=[.A88]+0.001" table:style-name="ce2">
            <text:p>0.08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3.131701260006558" table:formula="of:=(0.76^3/(0.41*([.A89]+0.00003347)))" table:style-name="ce2">
            <text:p>13.13170126</text:p>
          </table:table-cell>
          <table:table-cell office:value-type="float" office:value="14.45505054794358" table:formula="of:=(0.76/0.41)*LN(([.A89]+0.00003347)/0.00003347)" table:style-name="ce2">
            <text:p>14.45505055</text:p>
          </table:table-cell>
          <table:table-cell office:value-type="float" office:value="2.5405829252000009E-2" table:formula="of:=0.09*[.B89]^2/[.C89]" table:style-name="ce2">
            <text:p>0.025405829</text:p>
          </table:table-cell>
          <table:table-cell office:value-type="float" office:value="0.76" table:formula="of:=[.B89]^0.5*0.09^0.25" table:style-name="ce2">
            <text:p>0.76</text:p>
          </table:table-cell>
          <table:table-cell table:style-name="ce1"/>
          <table:table-cell office:value-type="float" office:value="14.331" table:formula="of:=['1D_E1'.A83]" table:style-name="ce1">
            <text:p>14.331</text:p>
          </table:table-cell>
          <table:table-cell office:value-type="float" office:value="12.779" table:formula="of:=['1D_E1'.B83]" table:style-name="ce1">
            <text:p>12.779</text:p>
          </table:table-cell>
          <table:table-cell office:value-type="float" office:value="1.9325000000000001" table:formula="of:=['1D_E1'.C83]" table:style-name="ce1">
            <text:p>1.9325</text:p>
          </table:table-cell>
          <table:table-cell office:value-type="float" office:value="2.6301999999999999E-2" table:formula="of:=['1D_E1'.D83]" table:style-name="ce1">
            <text:p>0.026302</text:p>
          </table:table-cell>
          <table:table-cell office:value-type="float" office:value="8.1500000000000003E-2" table:style-name="ce1">
            <text:p>0.0815</text:p>
          </table:table-cell>
          <table:table-cell table:number-columns-repeated="2" table:style-name="ce1"/>
          <table:table-cell office:value-type="float" office:value="14.331" table:formula="of:=['1D_E2'.A83]" table:style-name="ce1">
            <text:p>14.331</text:p>
          </table:table-cell>
          <table:table-cell office:value-type="float" office:value="12.779" table:formula="of:=['1D_E2'.B83]" table:style-name="ce1">
            <text:p>12.779</text:p>
          </table:table-cell>
          <table:table-cell office:value-type="float" office:value="1.9325000000000001" table:formula="of:=['1D_E2'.C83]" table:style-name="ce1">
            <text:p>1.9325</text:p>
          </table:table-cell>
          <table:table-cell office:value-type="float" office:value="2.6301999999999999E-2" table:formula="of:=['1D_E2'.D83]" table:style-name="ce1">
            <text:p>0.026302</text:p>
          </table:table-cell>
          <table:table-cell office:value-type="float" office:value="8.1500000000000003E-2" table:style-name="ce1">
            <text:p>0.0815</text:p>
          </table:table-cell>
          <table:table-cell table:number-columns-repeated="16365"/>
        </table:table-row>
        <table:table-row table:style-name="ro2">
          <table:table-cell office:value-type="float" office:value="8.2500000000000059E-2" table:formula="of:=[.A89]+0.001" table:style-name="ce2">
            <text:p>0.08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972593672987539" table:formula="of:=(0.76^3/(0.41*([.A90]+0.00003347)))" table:style-name="ce2">
            <text:p>12.97259367</text:p>
          </table:table-cell>
          <table:table-cell office:value-type="float" office:value="14.477647196500774" table:formula="of:=(0.76/0.41)*LN(([.A90]+0.00003347)/0.00003347)" table:style-name="ce2">
            <text:p>14.4776472</text:p>
          </table:table-cell>
          <table:table-cell office:value-type="float" office:value="2.5717429252000011E-2" table:formula="of:=0.09*[.B90]^2/[.C90]" table:style-name="ce2">
            <text:p>0.025717429</text:p>
          </table:table-cell>
          <table:table-cell office:value-type="float" office:value="0.76" table:formula="of:=[.B90]^0.5*0.09^0.25" table:style-name="ce2">
            <text:p>0.76</text:p>
          </table:table-cell>
          <table:table-cell table:style-name="ce1"/>
          <table:table-cell office:value-type="float" office:value="14.353" table:formula="of:=['1D_E1'.A84]" table:style-name="ce1">
            <text:p>14.353</text:p>
          </table:table-cell>
          <table:table-cell office:value-type="float" office:value="12.627000000000001" table:formula="of:=['1D_E1'.B84]" table:style-name="ce1">
            <text:p>12.627</text:p>
          </table:table-cell>
          <table:table-cell office:value-type="float" office:value="1.9325000000000001" table:formula="of:=['1D_E1'.C84]" table:style-name="ce1">
            <text:p>1.9325</text:p>
          </table:table-cell>
          <table:table-cell office:value-type="float" office:value="2.6619E-2" table:formula="of:=['1D_E1'.D84]" table:style-name="ce1">
            <text:p>0.026619</text:p>
          </table:table-cell>
          <table:table-cell office:value-type="float" office:value="8.2500000000000004E-2" table:style-name="ce1">
            <text:p>0.0825</text:p>
          </table:table-cell>
          <table:table-cell table:number-columns-repeated="2" table:style-name="ce1"/>
          <table:table-cell office:value-type="float" office:value="14.353" table:formula="of:=['1D_E2'.A84]" table:style-name="ce1">
            <text:p>14.353</text:p>
          </table:table-cell>
          <table:table-cell office:value-type="float" office:value="12.627000000000001" table:formula="of:=['1D_E2'.B84]" table:style-name="ce1">
            <text:p>12.627</text:p>
          </table:table-cell>
          <table:table-cell office:value-type="float" office:value="1.9325000000000001" table:formula="of:=['1D_E2'.C84]" table:style-name="ce1">
            <text:p>1.9325</text:p>
          </table:table-cell>
          <table:table-cell office:value-type="float" office:value="2.6619E-2" table:formula="of:=['1D_E2'.D84]" table:style-name="ce1">
            <text:p>0.026619</text:p>
          </table:table-cell>
          <table:table-cell office:value-type="float" office:value="8.2500000000000004E-2" table:style-name="ce1">
            <text:p>0.0825</text:p>
          </table:table-cell>
          <table:table-cell table:number-columns-repeated="16365"/>
        </table:table-row>
        <table:table-row table:style-name="ro2">
          <table:table-cell office:value-type="float" office:value="8.350000000000006E-2" table:formula="of:=[.A90]+0.001" table:style-name="ce2">
            <text:p>0.08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817295519169823" table:formula="of:=(0.76^3/(0.41*([.A91]+0.00003347)))" table:style-name="ce2">
            <text:p>12.81729552</text:p>
          </table:table-cell>
          <table:table-cell office:value-type="float" office:value="14.499971699402154" table:formula="of:=(0.76/0.41)*LN(([.A91]+0.00003347)/0.00003347)" table:style-name="ce2">
            <text:p>14.4999717</text:p>
          </table:table-cell>
          <table:table-cell office:value-type="float" office:value="2.602902925200001E-2" table:formula="of:=0.09*[.B91]^2/[.C91]" table:style-name="ce2">
            <text:p>0.026029029</text:p>
          </table:table-cell>
          <table:table-cell office:value-type="float" office:value="0.76" table:formula="of:=[.B91]^0.5*0.09^0.25" table:style-name="ce2">
            <text:p>0.76</text:p>
          </table:table-cell>
          <table:table-cell table:style-name="ce1"/>
          <table:table-cell office:value-type="float" office:value="14.375" table:formula="of:=['1D_E1'.A85]" table:style-name="ce1">
            <text:p>14.375</text:p>
          </table:table-cell>
          <table:table-cell office:value-type="float" office:value="12.478999999999999" table:formula="of:=['1D_E1'.B85]" table:style-name="ce1">
            <text:p>12.479</text:p>
          </table:table-cell>
          <table:table-cell office:value-type="float" office:value="1.9326000000000001" table:formula="of:=['1D_E1'.C85]" table:style-name="ce1">
            <text:p>1.9326</text:p>
          </table:table-cell>
          <table:table-cell office:value-type="float" office:value="2.6935000000000001E-2" table:formula="of:=['1D_E1'.D85]" table:style-name="ce1">
            <text:p>0.026935</text:p>
          </table:table-cell>
          <table:table-cell office:value-type="float" office:value="8.3500000000000005E-2" table:style-name="ce1">
            <text:p>0.0835</text:p>
          </table:table-cell>
          <table:table-cell table:number-columns-repeated="2" table:style-name="ce1"/>
          <table:table-cell office:value-type="float" office:value="14.375" table:formula="of:=['1D_E2'.A85]" table:style-name="ce1">
            <text:p>14.375</text:p>
          </table:table-cell>
          <table:table-cell office:value-type="float" office:value="12.478999999999999" table:formula="of:=['1D_E2'.B85]" table:style-name="ce1">
            <text:p>12.479</text:p>
          </table:table-cell>
          <table:table-cell office:value-type="float" office:value="1.9326000000000001" table:formula="of:=['1D_E2'.C85]" table:style-name="ce1">
            <text:p>1.9326</text:p>
          </table:table-cell>
          <table:table-cell office:value-type="float" office:value="2.6935000000000001E-2" table:formula="of:=['1D_E2'.D85]" table:style-name="ce1">
            <text:p>0.026935</text:p>
          </table:table-cell>
          <table:table-cell office:value-type="float" office:value="8.3500000000000005E-2" table:style-name="ce1">
            <text:p>0.0835</text:p>
          </table:table-cell>
          <table:table-cell table:number-columns-repeated="16365"/>
        </table:table-row>
        <table:table-row table:style-name="ro2">
          <table:table-cell office:value-type="float" office:value="8.4500000000000061E-2" table:formula="of:=[.A91]+0.001" table:style-name="ce2">
            <text:p>0.08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665671605953319" table:formula="of:=(0.76^3/(0.41*([.A92]+0.00003347)))" table:style-name="ce2">
            <text:p>12.66567161</text:p>
          </table:table-cell>
          <table:table-cell office:value-type="float" office:value="14.522030533957482" table:formula="of:=(0.76/0.41)*LN(([.A92]+0.00003347)/0.00003347)" table:style-name="ce2">
            <text:p>14.52203053</text:p>
          </table:table-cell>
          <table:table-cell office:value-type="float" office:value="2.6340629252000012E-2" table:formula="of:=0.09*[.B92]^2/[.C92]" table:style-name="ce2">
            <text:p>0.026340629</text:p>
          </table:table-cell>
          <table:table-cell office:value-type="float" office:value="0.76" table:formula="of:=[.B92]^0.5*0.09^0.25" table:style-name="ce2">
            <text:p>0.76</text:p>
          </table:table-cell>
          <table:table-cell table:style-name="ce1"/>
          <table:table-cell office:value-type="float" office:value="14.396000000000001" table:formula="of:=['1D_E1'.A86]" table:style-name="ce1">
            <text:p>14.396</text:p>
          </table:table-cell>
          <table:table-cell office:value-type="float" office:value="12.335000000000001" table:formula="of:=['1D_E1'.B86]" table:style-name="ce1">
            <text:p>12.335</text:p>
          </table:table-cell>
          <table:table-cell office:value-type="float" office:value="1.9326000000000001" table:formula="of:=['1D_E1'.C86]" table:style-name="ce1">
            <text:p>1.9326</text:p>
          </table:table-cell>
          <table:table-cell office:value-type="float" office:value="2.7251000000000001E-2" table:formula="of:=['1D_E1'.D86]" table:style-name="ce1">
            <text:p>0.027251</text:p>
          </table:table-cell>
          <table:table-cell office:value-type="float" office:value="8.4500000000000006E-2" table:style-name="ce1">
            <text:p>0.0845</text:p>
          </table:table-cell>
          <table:table-cell table:number-columns-repeated="2" table:style-name="ce1"/>
          <table:table-cell office:value-type="float" office:value="14.396000000000001" table:formula="of:=['1D_E2'.A86]" table:style-name="ce1">
            <text:p>14.396</text:p>
          </table:table-cell>
          <table:table-cell office:value-type="float" office:value="12.335000000000001" table:formula="of:=['1D_E2'.B86]" table:style-name="ce1">
            <text:p>12.335</text:p>
          </table:table-cell>
          <table:table-cell office:value-type="float" office:value="1.9326000000000001" table:formula="of:=['1D_E2'.C86]" table:style-name="ce1">
            <text:p>1.9326</text:p>
          </table:table-cell>
          <table:table-cell office:value-type="float" office:value="2.7251000000000001E-2" table:formula="of:=['1D_E2'.D86]" table:style-name="ce1">
            <text:p>0.027251</text:p>
          </table:table-cell>
          <table:table-cell office:value-type="float" office:value="8.4500000000000006E-2" table:style-name="ce1">
            <text:p>0.0845</text:p>
          </table:table-cell>
          <table:table-cell table:number-columns-repeated="16365"/>
        </table:table-row>
        <table:table-row table:style-name="ro2">
          <table:table-cell office:value-type="float" office:value="8.5500000000000062E-2" table:formula="of:=[.A92]+0.001" table:style-name="ce2">
            <text:p>0.08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517593063062995" table:formula="of:=(0.76^3/(0.41*([.A93]+0.00003347)))" table:style-name="ce2">
            <text:p>12.51759306</text:p>
          </table:table-cell>
          <table:table-cell office:value-type="float" office:value="14.543829948944847" table:formula="of:=(0.76/0.41)*LN(([.A93]+0.00003347)/0.00003347)" table:style-name="ce2">
            <text:p>14.54382995</text:p>
          </table:table-cell>
          <table:table-cell office:value-type="float" office:value="2.6652229252000014E-2" table:formula="of:=0.09*[.B93]^2/[.C93]" table:style-name="ce2">
            <text:p>0.026652229</text:p>
          </table:table-cell>
          <table:table-cell office:value-type="float" office:value="0.76" table:formula="of:=[.B93]^0.5*0.09^0.25" table:style-name="ce2">
            <text:p>0.76</text:p>
          </table:table-cell>
          <table:table-cell table:style-name="ce1"/>
          <table:table-cell office:value-type="float" office:value="14.417" table:formula="of:=['1D_E1'.A87]" table:style-name="ce1">
            <text:p>14.417</text:p>
          </table:table-cell>
          <table:table-cell office:value-type="float" office:value="12.193" table:formula="of:=['1D_E1'.B87]" table:style-name="ce1">
            <text:p>12.193</text:p>
          </table:table-cell>
          <table:table-cell office:value-type="float" office:value="1.9326000000000001" table:formula="of:=['1D_E1'.C87]" table:style-name="ce1">
            <text:p>1.9326</text:p>
          </table:table-cell>
          <table:table-cell office:value-type="float" office:value="2.7567000000000001E-2" table:formula="of:=['1D_E1'.D87]" table:style-name="ce1">
            <text:p>0.027567</text:p>
          </table:table-cell>
          <table:table-cell office:value-type="float" office:value="8.5500000000000007E-2" table:style-name="ce1">
            <text:p>0.0855</text:p>
          </table:table-cell>
          <table:table-cell table:number-columns-repeated="2" table:style-name="ce1"/>
          <table:table-cell office:value-type="float" office:value="14.417" table:formula="of:=['1D_E2'.A87]" table:style-name="ce1">
            <text:p>14.417</text:p>
          </table:table-cell>
          <table:table-cell office:value-type="float" office:value="12.193" table:formula="of:=['1D_E2'.B87]" table:style-name="ce1">
            <text:p>12.193</text:p>
          </table:table-cell>
          <table:table-cell office:value-type="float" office:value="1.9326000000000001" table:formula="of:=['1D_E2'.C87]" table:style-name="ce1">
            <text:p>1.9326</text:p>
          </table:table-cell>
          <table:table-cell office:value-type="float" office:value="2.7567000000000001E-2" table:formula="of:=['1D_E2'.D87]" table:style-name="ce1">
            <text:p>0.027567</text:p>
          </table:table-cell>
          <table:table-cell office:value-type="float" office:value="8.5500000000000007E-2" table:style-name="ce1">
            <text:p>0.0855</text:p>
          </table:table-cell>
          <table:table-cell table:number-columns-repeated="16365"/>
        </table:table-row>
        <table:table-row table:style-name="ro2">
          <table:table-cell office:value-type="float" office:value="8.6500000000000063E-2" table:formula="of:=[.A93]+0.001" table:style-name="ce2">
            <text:p>0.08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372936977237902" table:formula="of:=(0.76^3/(0.41*([.A94]+0.00003347)))" table:style-name="ce2">
            <text:p>12.37293698</text:p>
          </table:table-cell>
          <table:table-cell office:value-type="float" office:value="14.565375975236517" table:formula="of:=(0.76/0.41)*LN(([.A94]+0.00003347)/0.00003347)" table:style-name="ce2">
            <text:p>14.56537598</text:p>
          </table:table-cell>
          <table:table-cell office:value-type="float" office:value="2.6963829252000016E-2" table:formula="of:=0.09*[.B94]^2/[.C94]" table:style-name="ce2">
            <text:p>0.026963829</text:p>
          </table:table-cell>
          <table:table-cell office:value-type="float" office:value="0.76" table:formula="of:=[.B94]^0.5*0.09^0.25" table:style-name="ce2">
            <text:p>0.76</text:p>
          </table:table-cell>
          <table:table-cell table:style-name="ce1"/>
          <table:table-cell office:value-type="float" office:value="14.438000000000001" table:formula="of:=['1D_E1'.A88]" table:style-name="ce1">
            <text:p>14.438</text:p>
          </table:table-cell>
          <table:table-cell office:value-type="float" office:value="12.055999999999999" table:formula="of:=['1D_E1'.B88]" table:style-name="ce1">
            <text:p>12.056</text:p>
          </table:table-cell>
          <table:table-cell office:value-type="float" office:value="1.9326000000000001" table:formula="of:=['1D_E1'.C88]" table:style-name="ce1">
            <text:p>1.9326</text:p>
          </table:table-cell>
          <table:table-cell office:value-type="float" office:value="2.7882000000000001E-2" table:formula="of:=['1D_E1'.D88]" table:style-name="ce1">
            <text:p>0.027882</text:p>
          </table:table-cell>
          <table:table-cell office:value-type="float" office:value="8.6499999999999994E-2" table:style-name="ce1">
            <text:p>0.0865</text:p>
          </table:table-cell>
          <table:table-cell table:number-columns-repeated="2" table:style-name="ce1"/>
          <table:table-cell office:value-type="float" office:value="14.438000000000001" table:formula="of:=['1D_E2'.A88]" table:style-name="ce1">
            <text:p>14.438</text:p>
          </table:table-cell>
          <table:table-cell office:value-type="float" office:value="12.055999999999999" table:formula="of:=['1D_E2'.B88]" table:style-name="ce1">
            <text:p>12.056</text:p>
          </table:table-cell>
          <table:table-cell office:value-type="float" office:value="1.9326000000000001" table:formula="of:=['1D_E2'.C88]" table:style-name="ce1">
            <text:p>1.9326</text:p>
          </table:table-cell>
          <table:table-cell office:value-type="float" office:value="2.7882000000000001E-2" table:formula="of:=['1D_E2'.D88]" table:style-name="ce1">
            <text:p>0.027882</text:p>
          </table:table-cell>
          <table:table-cell office:value-type="float" office:value="8.6499999999999994E-2" table:style-name="ce1">
            <text:p>0.0865</text:p>
          </table:table-cell>
          <table:table-cell table:number-columns-repeated="16365"/>
        </table:table-row>
        <table:table-row table:style-name="ro2">
          <table:table-cell office:value-type="float" office:value="8.7500000000000064E-2" table:formula="of:=[.A94]+0.001" table:style-name="ce2">
            <text:p>0.08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231586051960544" table:formula="of:=(0.76^3/(0.41*([.A95]+0.00003347)))" table:style-name="ce2">
            <text:p>12.23158605</text:p>
          </table:table-cell>
          <table:table-cell office:value-type="float" office:value="14.586674435814311" table:formula="of:=(0.76/0.41)*LN(([.A95]+0.00003347)/0.00003347)" table:style-name="ce2">
            <text:p>14.58667444</text:p>
          </table:table-cell>
          <table:table-cell office:value-type="float" office:value="2.7275429252000015E-2" table:formula="of:=0.09*[.B95]^2/[.C95]" table:style-name="ce2">
            <text:p>0.027275429</text:p>
          </table:table-cell>
          <table:table-cell office:value-type="float" office:value="0.76" table:formula="of:=[.B95]^0.5*0.09^0.25" table:style-name="ce2">
            <text:p>0.76</text:p>
          </table:table-cell>
          <table:table-cell table:style-name="ce1"/>
          <table:table-cell office:value-type="float" office:value="14.459" table:formula="of:=['1D_E1'.A89]" table:style-name="ce1">
            <text:p>14.459</text:p>
          </table:table-cell>
          <table:table-cell office:value-type="float" office:value="11.920999999999999" table:formula="of:=['1D_E1'.B89]" table:style-name="ce1">
            <text:p>11.921</text:p>
          </table:table-cell>
          <table:table-cell office:value-type="float" office:value="1.9326000000000001" table:formula="of:=['1D_E1'.C89]" table:style-name="ce1">
            <text:p>1.9326</text:p>
          </table:table-cell>
          <table:table-cell office:value-type="float" office:value="2.8197E-2" table:formula="of:=['1D_E1'.D89]" table:style-name="ce1">
            <text:p>0.028197</text:p>
          </table:table-cell>
          <table:table-cell office:value-type="float" office:value="8.7499999999999994E-2" table:style-name="ce1">
            <text:p>0.0875</text:p>
          </table:table-cell>
          <table:table-cell table:number-columns-repeated="2" table:style-name="ce1"/>
          <table:table-cell office:value-type="float" office:value="14.459" table:formula="of:=['1D_E2'.A89]" table:style-name="ce1">
            <text:p>14.459</text:p>
          </table:table-cell>
          <table:table-cell office:value-type="float" office:value="11.920999999999999" table:formula="of:=['1D_E2'.B89]" table:style-name="ce1">
            <text:p>11.921</text:p>
          </table:table-cell>
          <table:table-cell office:value-type="float" office:value="1.9326000000000001" table:formula="of:=['1D_E2'.C89]" table:style-name="ce1">
            <text:p>1.9326</text:p>
          </table:table-cell>
          <table:table-cell office:value-type="float" office:value="2.8197E-2" table:formula="of:=['1D_E2'.D89]" table:style-name="ce1">
            <text:p>0.028197</text:p>
          </table:table-cell>
          <table:table-cell office:value-type="float" office:value="8.7499999999999994E-2" table:style-name="ce1">
            <text:p>0.0875</text:p>
          </table:table-cell>
          <table:table-cell table:number-columns-repeated="16365"/>
        </table:table-row>
        <table:table-row table:style-name="ro2">
          <table:table-cell office:value-type="float" office:value="8.8500000000000065E-2" table:formula="of:=[.A95]+0.001" table:style-name="ce2">
            <text:p>0.08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2.093428290246692" table:formula="of:=(0.76^3/(0.41*([.A96]+0.00003347)))" table:style-name="ce2">
            <text:p>12.09342829</text:p>
          </table:table-cell>
          <table:table-cell office:value-type="float" office:value="14.607730955216098" table:formula="of:=(0.76/0.41)*LN(([.A96]+0.00003347)/0.00003347)" table:style-name="ce2">
            <text:p>14.60773096</text:p>
          </table:table-cell>
          <table:table-cell office:value-type="float" office:value="2.7587029252000014E-2" table:formula="of:=0.09*[.B96]^2/[.C96]" table:style-name="ce2">
            <text:p>0.027587029</text:p>
          </table:table-cell>
          <table:table-cell office:value-type="float" office:value="0.76" table:formula="of:=[.B96]^0.5*0.09^0.25" table:style-name="ce2">
            <text:p>0.76</text:p>
          </table:table-cell>
          <table:table-cell table:style-name="ce1"/>
          <table:table-cell office:value-type="float" office:value="14.478999999999999" table:formula="of:=['1D_E1'.A90]" table:style-name="ce1">
            <text:p>14.479</text:p>
          </table:table-cell>
          <table:table-cell office:value-type="float" office:value="11.79" table:formula="of:=['1D_E1'.B90]" table:style-name="ce1">
            <text:p>11.79</text:p>
          </table:table-cell>
          <table:table-cell office:value-type="float" office:value="1.9326000000000001" table:formula="of:=['1D_E1'.C90]" table:style-name="ce1">
            <text:p>1.9326</text:p>
          </table:table-cell>
          <table:table-cell office:value-type="float" office:value="2.8511000000000002E-2" table:formula="of:=['1D_E1'.D90]" table:style-name="ce1">
            <text:p>0.028511</text:p>
          </table:table-cell>
          <table:table-cell office:value-type="float" office:value="8.8499999999999995E-2" table:style-name="ce1">
            <text:p>0.0885</text:p>
          </table:table-cell>
          <table:table-cell table:number-columns-repeated="2" table:style-name="ce1"/>
          <table:table-cell office:value-type="float" office:value="14.478999999999999" table:formula="of:=['1D_E2'.A90]" table:style-name="ce1">
            <text:p>14.479</text:p>
          </table:table-cell>
          <table:table-cell office:value-type="float" office:value="11.79" table:formula="of:=['1D_E2'.B90]" table:style-name="ce1">
            <text:p>11.79</text:p>
          </table:table-cell>
          <table:table-cell office:value-type="float" office:value="1.9326000000000001" table:formula="of:=['1D_E2'.C90]" table:style-name="ce1">
            <text:p>1.9326</text:p>
          </table:table-cell>
          <table:table-cell office:value-type="float" office:value="2.8511000000000002E-2" table:formula="of:=['1D_E2'.D90]" table:style-name="ce1">
            <text:p>0.028511</text:p>
          </table:table-cell>
          <table:table-cell office:value-type="float" office:value="8.8499999999999995E-2" table:style-name="ce1">
            <text:p>0.0885</text:p>
          </table:table-cell>
          <table:table-cell table:number-columns-repeated="16365"/>
        </table:table-row>
        <table:table-row table:style-name="ro2">
          <table:table-cell office:value-type="float" office:value="8.9500000000000066E-2" table:formula="of:=[.A96]+0.001" table:style-name="ce2">
            <text:p>0.08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958356698692754" table:formula="of:=(0.76^3/(0.41*([.A97]+0.00003347)))" table:style-name="ce2">
            <text:p>11.9583567</text:p>
          </table:table-cell>
          <table:table-cell office:value-type="float" office:value="14.628550968451741" table:formula="of:=(0.76/0.41)*LN(([.A97]+0.00003347)/0.00003347)" table:style-name="ce2">
            <text:p>14.62855097</text:p>
          </table:table-cell>
          <table:table-cell office:value-type="float" office:value="2.7898629252000016E-2" table:formula="of:=0.09*[.B97]^2/[.C97]" table:style-name="ce2">
            <text:p>0.027898629</text:p>
          </table:table-cell>
          <table:table-cell office:value-type="float" office:value="0.76" table:formula="of:=[.B97]^0.5*0.09^0.25" table:style-name="ce2">
            <text:p>0.76</text:p>
          </table:table-cell>
          <table:table-cell table:style-name="ce1"/>
          <table:table-cell office:value-type="float" office:value="14.499000000000001" table:formula="of:=['1D_E1'.A91]" table:style-name="ce1">
            <text:p>14.499</text:p>
          </table:table-cell>
          <table:table-cell office:value-type="float" office:value="11.661" table:formula="of:=['1D_E1'.B91]" table:style-name="ce1">
            <text:p>11.661</text:p>
          </table:table-cell>
          <table:table-cell office:value-type="float" office:value="1.9326000000000001" table:formula="of:=['1D_E1'.C91]" table:style-name="ce1">
            <text:p>1.9326</text:p>
          </table:table-cell>
          <table:table-cell office:value-type="float" office:value="2.8826000000000001E-2" table:formula="of:=['1D_E1'.D91]" table:style-name="ce1">
            <text:p>0.028826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2" table:style-name="ce1"/>
          <table:table-cell office:value-type="float" office:value="14.499000000000001" table:formula="of:=['1D_E2'.A91]" table:style-name="ce1">
            <text:p>14.499</text:p>
          </table:table-cell>
          <table:table-cell office:value-type="float" office:value="11.661" table:formula="of:=['1D_E2'.B91]" table:style-name="ce1">
            <text:p>11.661</text:p>
          </table:table-cell>
          <table:table-cell office:value-type="float" office:value="1.9326000000000001" table:formula="of:=['1D_E2'.C91]" table:style-name="ce1">
            <text:p>1.9326</text:p>
          </table:table-cell>
          <table:table-cell office:value-type="float" office:value="2.8826000000000001E-2" table:formula="of:=['1D_E2'.D91]" table:style-name="ce1">
            <text:p>0.028826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65"/>
        </table:table-row>
        <table:table-row table:style-name="ro2">
          <table:table-cell office:value-type="float" office:value="9.0500000000000067E-2" table:formula="of:=[.A97]+0.001" table:style-name="ce2">
            <text:p>0.09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826269011137061" table:formula="of:=(0.76^3/(0.41*([.A98]+0.00003347)))" table:style-name="ce2">
            <text:p>11.82626901</text:p>
          </table:table-cell>
          <table:table-cell office:value-type="float" office:value="14.649139729423887" table:formula="of:=(0.76/0.41)*LN(([.A98]+0.00003347)/0.00003347)" table:style-name="ce2">
            <text:p>14.64913973</text:p>
          </table:table-cell>
          <table:table-cell office:value-type="float" office:value="2.8210229252000014E-2" table:formula="of:=0.09*[.B98]^2/[.C98]" table:style-name="ce2">
            <text:p>0.028210229</text:p>
          </table:table-cell>
          <table:table-cell office:value-type="float" office:value="0.76" table:formula="of:=[.B98]^0.5*0.09^0.25" table:style-name="ce2">
            <text:p>0.76</text:p>
          </table:table-cell>
          <table:table-cell table:style-name="ce1"/>
          <table:table-cell office:value-type="float" office:value="14.519" table:formula="of:=['1D_E1'.A92]" table:style-name="ce1">
            <text:p>14.519</text:p>
          </table:table-cell>
          <table:table-cell office:value-type="float" office:value="11.536" table:formula="of:=['1D_E1'.B92]" table:style-name="ce1">
            <text:p>11.536</text:p>
          </table:table-cell>
          <table:table-cell office:value-type="float" office:value="1.9326000000000001" table:formula="of:=['1D_E1'.C92]" table:style-name="ce1">
            <text:p>1.9326</text:p>
          </table:table-cell>
          <table:table-cell office:value-type="float" office:value="2.9139999999999999E-2" table:formula="of:=['1D_E1'.D92]" table:style-name="ce1">
            <text:p>0.02914</text:p>
          </table:table-cell>
          <table:table-cell office:value-type="float" office:value="9.0499999999999997E-2" table:style-name="ce1">
            <text:p>0.0905</text:p>
          </table:table-cell>
          <table:table-cell table:number-columns-repeated="2" table:style-name="ce1"/>
          <table:table-cell office:value-type="float" office:value="14.519" table:formula="of:=['1D_E2'.A92]" table:style-name="ce1">
            <text:p>14.519</text:p>
          </table:table-cell>
          <table:table-cell office:value-type="float" office:value="11.536" table:formula="of:=['1D_E2'.B92]" table:style-name="ce1">
            <text:p>11.536</text:p>
          </table:table-cell>
          <table:table-cell office:value-type="float" office:value="1.9326000000000001" table:formula="of:=['1D_E2'.C92]" table:style-name="ce1">
            <text:p>1.9326</text:p>
          </table:table-cell>
          <table:table-cell office:value-type="float" office:value="2.9139999999999999E-2" table:formula="of:=['1D_E2'.D92]" table:style-name="ce1">
            <text:p>0.02914</text:p>
          </table:table-cell>
          <table:table-cell office:value-type="float" office:value="9.0499999999999997E-2" table:style-name="ce1">
            <text:p>0.0905</text:p>
          </table:table-cell>
          <table:table-cell table:number-columns-repeated="16365"/>
        </table:table-row>
        <table:table-row table:style-name="ro2">
          <table:table-cell office:value-type="float" office:value="9.1500000000000067E-2" table:formula="of:=[.A98]+0.001" table:style-name="ce2">
            <text:p>0.09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697067430435082" table:formula="of:=(0.76^3/(0.41*([.A99]+0.00003347)))" table:style-name="ce2">
            <text:p>11.69706743</text:p>
          </table:table-cell>
          <table:table-cell office:value-type="float" office:value="14.669502318886193" table:formula="of:=(0.76/0.41)*LN(([.A99]+0.00003347)/0.00003347)" table:style-name="ce2">
            <text:p>14.66950232</text:p>
          </table:table-cell>
          <table:table-cell office:value-type="float" office:value="2.8521829252000017E-2" table:formula="of:=0.09*[.B99]^2/[.C99]" table:style-name="ce2">
            <text:p>0.028521829</text:p>
          </table:table-cell>
          <table:table-cell office:value-type="float" office:value="0.76" table:formula="of:=[.B99]^0.5*0.09^0.25" table:style-name="ce2">
            <text:p>0.76</text:p>
          </table:table-cell>
          <table:table-cell table:style-name="ce1"/>
          <table:table-cell office:value-type="float" office:value="14.539" table:formula="of:=['1D_E1'.A93]" table:style-name="ce1">
            <text:p>14.539</text:p>
          </table:table-cell>
          <table:table-cell office:value-type="float" office:value="11.413" table:formula="of:=['1D_E1'.B93]" table:style-name="ce1">
            <text:p>11.413</text:p>
          </table:table-cell>
          <table:table-cell office:value-type="float" office:value="1.9326000000000001" table:formula="of:=['1D_E1'.C93]" table:style-name="ce1">
            <text:p>1.9326</text:p>
          </table:table-cell>
          <table:table-cell office:value-type="float" office:value="2.9453E-2" table:formula="of:=['1D_E1'.D93]" table:style-name="ce1">
            <text:p>0.029453</text:p>
          </table:table-cell>
          <table:table-cell office:value-type="float" office:value="9.1499999999999998E-2" table:style-name="ce1">
            <text:p>0.0915</text:p>
          </table:table-cell>
          <table:table-cell table:number-columns-repeated="2" table:style-name="ce1"/>
          <table:table-cell office:value-type="float" office:value="14.539" table:formula="of:=['1D_E2'.A93]" table:style-name="ce1">
            <text:p>14.539</text:p>
          </table:table-cell>
          <table:table-cell office:value-type="float" office:value="11.413" table:formula="of:=['1D_E2'.B93]" table:style-name="ce1">
            <text:p>11.413</text:p>
          </table:table-cell>
          <table:table-cell office:value-type="float" office:value="1.9326000000000001" table:formula="of:=['1D_E2'.C93]" table:style-name="ce1">
            <text:p>1.9326</text:p>
          </table:table-cell>
          <table:table-cell office:value-type="float" office:value="2.9453E-2" table:formula="of:=['1D_E2'.D93]" table:style-name="ce1">
            <text:p>0.029453</text:p>
          </table:table-cell>
          <table:table-cell office:value-type="float" office:value="9.1499999999999998E-2" table:style-name="ce1">
            <text:p>0.0915</text:p>
          </table:table-cell>
          <table:table-cell table:number-columns-repeated="16365"/>
        </table:table-row>
        <table:table-row table:style-name="ro2">
          <table:table-cell office:value-type="float" office:value="9.2500000000000068E-2" table:formula="of:=[.A99]+0.001" table:style-name="ce2">
            <text:p>0.09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570658386978319" table:formula="of:=(0.76^3/(0.41*([.A100]+0.00003347)))" table:style-name="ce2">
            <text:p>11.57065839</text:p>
          </table:table-cell>
          <table:table-cell office:value-type="float" office:value="14.689643651969204" table:formula="of:=(0.76/0.41)*LN(([.A100]+0.00003347)/0.00003347)" table:style-name="ce2">
            <text:p>14.68964365</text:p>
          </table:table-cell>
          <table:table-cell office:value-type="float" office:value="2.8833429252000015E-2" table:formula="of:=0.09*[.B100]^2/[.C100]" table:style-name="ce2">
            <text:p>0.028833429</text:p>
          </table:table-cell>
          <table:table-cell office:value-type="float" office:value="0.76" table:formula="of:=[.B100]^0.5*0.09^0.25" table:style-name="ce2">
            <text:p>0.76</text:p>
          </table:table-cell>
          <table:table-cell table:style-name="ce1"/>
          <table:table-cell office:value-type="float" office:value="14.558999999999999" table:formula="of:=['1D_E1'.A94]" table:style-name="ce1">
            <text:p>14.559</text:p>
          </table:table-cell>
          <table:table-cell office:value-type="float" office:value="11.292999999999999" table:formula="of:=['1D_E1'.B94]" table:style-name="ce1">
            <text:p>11.293</text:p>
          </table:table-cell>
          <table:table-cell office:value-type="float" office:value="1.9326000000000001" table:formula="of:=['1D_E1'.C94]" table:style-name="ce1">
            <text:p>1.9326</text:p>
          </table:table-cell>
          <table:table-cell office:value-type="float" office:value="2.9766000000000001E-2" table:formula="of:=['1D_E1'.D94]" table:style-name="ce1">
            <text:p>0.029766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2" table:style-name="ce1"/>
          <table:table-cell office:value-type="float" office:value="14.558999999999999" table:formula="of:=['1D_E2'.A94]" table:style-name="ce1">
            <text:p>14.559</text:p>
          </table:table-cell>
          <table:table-cell office:value-type="float" office:value="11.292999999999999" table:formula="of:=['1D_E2'.B94]" table:style-name="ce1">
            <text:p>11.293</text:p>
          </table:table-cell>
          <table:table-cell office:value-type="float" office:value="1.9326000000000001" table:formula="of:=['1D_E2'.C94]" table:style-name="ce1">
            <text:p>1.9326</text:p>
          </table:table-cell>
          <table:table-cell office:value-type="float" office:value="2.9766000000000001E-2" table:formula="of:=['1D_E2'.D94]" table:style-name="ce1">
            <text:p>0.029766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65"/>
        </table:table-row>
        <table:table-row table:style-name="ro2">
          <table:table-cell office:value-type="float" office:value="9.3500000000000069E-2" table:formula="of:=[.A100]+0.001" table:style-name="ce2">
            <text:p>0.09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446952312703749" table:formula="of:=(0.76^3/(0.41*([.A101]+0.00003347)))" table:style-name="ce2">
            <text:p>11.44695231</text:p>
          </table:table-cell>
          <table:table-cell office:value-type="float" office:value="14.709568485301691" table:formula="of:=(0.76/0.41)*LN(([.A101]+0.00003347)/0.00003347)" table:style-name="ce2">
            <text:p>14.70956849</text:p>
          </table:table-cell>
          <table:table-cell office:value-type="float" office:value="2.9145029252000017E-2" table:formula="of:=0.09*[.B101]^2/[.C101]" table:style-name="ce2">
            <text:p>0.029145029</text:p>
          </table:table-cell>
          <table:table-cell office:value-type="float" office:value="0.76" table:formula="of:=[.B101]^0.5*0.09^0.25" table:style-name="ce2">
            <text:p>0.76</text:p>
          </table:table-cell>
          <table:table-cell table:style-name="ce1"/>
          <table:table-cell office:value-type="float" office:value="14.577999999999999" table:formula="of:=['1D_E1'.A95]" table:style-name="ce1">
            <text:p>14.578</text:p>
          </table:table-cell>
          <table:table-cell office:value-type="float" office:value="11.175000000000001" table:formula="of:=['1D_E1'.B95]" table:style-name="ce1">
            <text:p>11.175</text:p>
          </table:table-cell>
          <table:table-cell office:value-type="float" office:value="1.9326000000000001" table:formula="of:=['1D_E1'.C95]" table:style-name="ce1">
            <text:p>1.9326</text:p>
          </table:table-cell>
          <table:table-cell office:value-type="float" office:value="3.0079000000000002E-2" table:formula="of:=['1D_E1'.D95]" table:style-name="ce1">
            <text:p>0.030079</text:p>
          </table:table-cell>
          <table:table-cell office:value-type="float" office:value="9.35E-2" table:style-name="ce1">
            <text:p>0.0935</text:p>
          </table:table-cell>
          <table:table-cell table:number-columns-repeated="2" table:style-name="ce1"/>
          <table:table-cell office:value-type="float" office:value="14.577999999999999" table:formula="of:=['1D_E2'.A95]" table:style-name="ce1">
            <text:p>14.578</text:p>
          </table:table-cell>
          <table:table-cell office:value-type="float" office:value="11.175000000000001" table:formula="of:=['1D_E2'.B95]" table:style-name="ce1">
            <text:p>11.175</text:p>
          </table:table-cell>
          <table:table-cell office:value-type="float" office:value="1.9326000000000001" table:formula="of:=['1D_E2'.C95]" table:style-name="ce1">
            <text:p>1.9326</text:p>
          </table:table-cell>
          <table:table-cell office:value-type="float" office:value="3.0079000000000002E-2" table:formula="of:=['1D_E2'.D95]" table:style-name="ce1">
            <text:p>0.030079</text:p>
          </table:table-cell>
          <table:table-cell office:value-type="float" office:value="9.35E-2" table:style-name="ce1">
            <text:p>0.0935</text:p>
          </table:table-cell>
          <table:table-cell table:number-columns-repeated="16365"/>
        </table:table-row>
        <table:table-row table:style-name="ro2">
          <table:table-cell office:value-type="float" office:value="9.450000000000007E-2" table:formula="of:=[.A101]+0.001" table:style-name="ce2">
            <text:p>0.09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325863429446805" table:formula="of:=(0.76^3/(0.41*([.A102]+0.00003347)))" table:style-name="ce2">
            <text:p>11.32586343</text:p>
          </table:table-cell>
          <table:table-cell office:value-type="float" office:value="14.729281423753351" table:formula="of:=(0.76/0.41)*LN(([.A102]+0.00003347)/0.00003347)" table:style-name="ce2">
            <text:p>14.72928142</text:p>
          </table:table-cell>
          <table:table-cell office:value-type="float" office:value="2.9456629252000016E-2" table:formula="of:=0.09*[.B102]^2/[.C102]" table:style-name="ce2">
            <text:p>0.029456629</text:p>
          </table:table-cell>
          <table:table-cell office:value-type="float" office:value="0.76" table:formula="of:=[.B102]^0.5*0.09^0.25" table:style-name="ce2">
            <text:p>0.76</text:p>
          </table:table-cell>
          <table:table-cell table:style-name="ce1"/>
          <table:table-cell office:value-type="float" office:value="14.597" table:formula="of:=['1D_E1'.A96]" table:style-name="ce1">
            <text:p>14.597</text:p>
          </table:table-cell>
          <table:table-cell office:value-type="float" office:value="11.06" table:formula="of:=['1D_E1'.B96]" table:style-name="ce1">
            <text:p>11.06</text:p>
          </table:table-cell>
          <table:table-cell office:value-type="float" office:value="1.9326000000000001" table:formula="of:=['1D_E1'.C96]" table:style-name="ce1">
            <text:p>1.9326</text:p>
          </table:table-cell>
          <table:table-cell office:value-type="float" office:value="3.0391999999999999E-2" table:formula="of:=['1D_E1'.D96]" table:style-name="ce1">
            <text:p>0.030392</text:p>
          </table:table-cell>
          <table:table-cell office:value-type="float" office:value="9.4500000000000001E-2" table:style-name="ce1">
            <text:p>0.0945</text:p>
          </table:table-cell>
          <table:table-cell table:number-columns-repeated="2" table:style-name="ce1"/>
          <table:table-cell office:value-type="float" office:value="14.597" table:formula="of:=['1D_E2'.A96]" table:style-name="ce1">
            <text:p>14.597</text:p>
          </table:table-cell>
          <table:table-cell office:value-type="float" office:value="11.06" table:formula="of:=['1D_E2'.B96]" table:style-name="ce1">
            <text:p>11.06</text:p>
          </table:table-cell>
          <table:table-cell office:value-type="float" office:value="1.9326000000000001" table:formula="of:=['1D_E2'.C96]" table:style-name="ce1">
            <text:p>1.9326</text:p>
          </table:table-cell>
          <table:table-cell office:value-type="float" office:value="3.0391999999999999E-2" table:formula="of:=['1D_E2'.D96]" table:style-name="ce1">
            <text:p>0.030392</text:p>
          </table:table-cell>
          <table:table-cell office:value-type="float" office:value="9.4500000000000001E-2" table:style-name="ce1">
            <text:p>0.0945</text:p>
          </table:table-cell>
          <table:table-cell table:number-columns-repeated="16365"/>
        </table:table-row>
        <table:table-row table:style-name="ro2">
          <table:table-cell office:value-type="float" office:value="9.5500000000000071E-2" table:formula="of:=[.A102]+0.001" table:style-name="ce2">
            <text:p>0.09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207309550586896" table:formula="of:=(0.76^3/(0.41*([.A103]+0.00003347)))" table:style-name="ce2">
            <text:p>11.20730955</text:p>
          </table:table-cell>
          <table:table-cell office:value-type="float" office:value="14.748786926822703" table:formula="of:=(0.76/0.41)*LN(([.A103]+0.00003347)/0.00003347)" table:style-name="ce2">
            <text:p>14.74878693</text:p>
          </table:table-cell>
          <table:table-cell office:value-type="float" office:value="2.9768229252000018E-2" table:formula="of:=0.09*[.B103]^2/[.C103]" table:style-name="ce2">
            <text:p>0.029768229</text:p>
          </table:table-cell>
          <table:table-cell office:value-type="float" office:value="0.76" table:formula="of:=[.B103]^0.5*0.09^0.25" table:style-name="ce2">
            <text:p>0.76</text:p>
          </table:table-cell>
          <table:table-cell table:style-name="ce1"/>
          <table:table-cell office:value-type="float" office:value="14.616" table:formula="of:=['1D_E1'.A97]" table:style-name="ce1">
            <text:p>14.616</text:p>
          </table:table-cell>
          <table:table-cell office:value-type="float" office:value="10.948" table:formula="of:=['1D_E1'.B97]" table:style-name="ce1">
            <text:p>10.948</text:p>
          </table:table-cell>
          <table:table-cell office:value-type="float" office:value="1.9326000000000001" table:formula="of:=['1D_E1'.C97]" table:style-name="ce1">
            <text:p>1.9326</text:p>
          </table:table-cell>
          <table:table-cell office:value-type="float" office:value="3.0703999999999999E-2" table:formula="of:=['1D_E1'.D97]" table:style-name="ce1">
            <text:p>0.030704</text:p>
          </table:table-cell>
          <table:table-cell office:value-type="float" office:value="9.5500000000000002E-2" table:style-name="ce1">
            <text:p>0.0955</text:p>
          </table:table-cell>
          <table:table-cell table:number-columns-repeated="2" table:style-name="ce1"/>
          <table:table-cell office:value-type="float" office:value="14.616" table:formula="of:=['1D_E2'.A97]" table:style-name="ce1">
            <text:p>14.616</text:p>
          </table:table-cell>
          <table:table-cell office:value-type="float" office:value="10.948" table:formula="of:=['1D_E2'.B97]" table:style-name="ce1">
            <text:p>10.948</text:p>
          </table:table-cell>
          <table:table-cell office:value-type="float" office:value="1.9326000000000001" table:formula="of:=['1D_E2'.C97]" table:style-name="ce1">
            <text:p>1.9326</text:p>
          </table:table-cell>
          <table:table-cell office:value-type="float" office:value="3.0703999999999999E-2" table:formula="of:=['1D_E2'.D97]" table:style-name="ce1">
            <text:p>0.030704</text:p>
          </table:table-cell>
          <table:table-cell office:value-type="float" office:value="9.5500000000000002E-2" table:style-name="ce1">
            <text:p>0.0955</text:p>
          </table:table-cell>
          <table:table-cell table:number-columns-repeated="16365"/>
        </table:table-row>
        <table:table-row table:style-name="ro2">
          <table:table-cell office:value-type="float" office:value="9.6500000000000072E-2" table:formula="of:=[.A103]+0.001" table:style-name="ce2">
            <text:p>0.09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1.091211895021557" table:formula="of:=(0.76^3/(0.41*([.A104]+0.00003347)))" table:style-name="ce2">
            <text:p>11.0912119</text:p>
          </table:table-cell>
          <table:table-cell office:value-type="float" office:value="14.768089314692386" table:formula="of:=(0.76/0.41)*LN(([.A104]+0.00003347)/0.00003347)" table:style-name="ce2">
            <text:p>14.76808931</text:p>
          </table:table-cell>
          <table:table-cell office:value-type="float" office:value="3.007982925200002E-2" table:formula="of:=0.09*[.B104]^2/[.C104]" table:style-name="ce2">
            <text:p>0.030079829</text:p>
          </table:table-cell>
          <table:table-cell office:value-type="float" office:value="0.76" table:formula="of:=[.B104]^0.5*0.09^0.25" table:style-name="ce2">
            <text:p>0.76</text:p>
          </table:table-cell>
          <table:table-cell table:style-name="ce1"/>
          <table:table-cell office:value-type="float" office:value="14.635" table:formula="of:=['1D_E1'.A98]" table:style-name="ce1">
            <text:p>14.635</text:p>
          </table:table-cell>
          <table:table-cell office:value-type="float" office:value="10.837999999999999" table:formula="of:=['1D_E1'.B98]" table:style-name="ce1">
            <text:p>10.838</text:p>
          </table:table-cell>
          <table:table-cell office:value-type="float" office:value="1.9326000000000001" table:formula="of:=['1D_E1'.C98]" table:style-name="ce1">
            <text:p>1.9326</text:p>
          </table:table-cell>
          <table:table-cell office:value-type="float" office:value="3.1015999999999998E-2" table:formula="of:=['1D_E1'.D98]" table:style-name="ce1">
            <text:p>0.031016</text:p>
          </table:table-cell>
          <table:table-cell office:value-type="float" office:value="9.6500000000000002E-2" table:style-name="ce1">
            <text:p>0.0965</text:p>
          </table:table-cell>
          <table:table-cell table:number-columns-repeated="2" table:style-name="ce1"/>
          <table:table-cell office:value-type="float" office:value="14.635" table:formula="of:=['1D_E2'.A98]" table:style-name="ce1">
            <text:p>14.635</text:p>
          </table:table-cell>
          <table:table-cell office:value-type="float" office:value="10.837999999999999" table:formula="of:=['1D_E2'.B98]" table:style-name="ce1">
            <text:p>10.838</text:p>
          </table:table-cell>
          <table:table-cell office:value-type="float" office:value="1.9326000000000001" table:formula="of:=['1D_E2'.C98]" table:style-name="ce1">
            <text:p>1.9326</text:p>
          </table:table-cell>
          <table:table-cell office:value-type="float" office:value="3.1015999999999998E-2" table:formula="of:=['1D_E2'.D98]" table:style-name="ce1">
            <text:p>0.031016</text:p>
          </table:table-cell>
          <table:table-cell office:value-type="float" office:value="9.6500000000000002E-2" table:style-name="ce1">
            <text:p>0.0965</text:p>
          </table:table-cell>
          <table:table-cell table:number-columns-repeated="16365"/>
        </table:table-row>
        <table:table-row table:style-name="ro2">
          <table:table-cell office:value-type="float" office:value="9.7500000000000073E-2" table:formula="of:=[.A104]+0.001" table:style-name="ce2">
            <text:p>0.09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977494912584435" table:formula="of:=(0.76^3/(0.41*([.A105]+0.00003347)))" table:style-name="ce2">
            <text:p>10.97749491</text:p>
          </table:table-cell>
          <table:table-cell office:value-type="float" office:value="14.787192773972437" table:formula="of:=(0.76/0.41)*LN(([.A105]+0.00003347)/0.00003347)" table:style-name="ce2">
            <text:p>14.78719277</text:p>
          </table:table-cell>
          <table:table-cell office:value-type="float" office:value="3.0391429252000019E-2" table:formula="of:=0.09*[.B105]^2/[.C105]" table:style-name="ce2">
            <text:p>0.030391429</text:p>
          </table:table-cell>
          <table:table-cell office:value-type="float" office:value="0.76" table:formula="of:=[.B105]^0.5*0.09^0.25" table:style-name="ce2">
            <text:p>0.76</text:p>
          </table:table-cell>
          <table:table-cell table:style-name="ce1"/>
          <table:table-cell office:value-type="float" office:value="14.654" table:formula="of:=['1D_E1'.A99]" table:style-name="ce1">
            <text:p>14.654</text:p>
          </table:table-cell>
          <table:table-cell office:value-type="float" office:value="10.73" table:formula="of:=['1D_E1'.B99]" table:style-name="ce1">
            <text:p>10.73</text:p>
          </table:table-cell>
          <table:table-cell office:value-type="float" office:value="1.9326000000000001" table:formula="of:=['1D_E1'.C99]" table:style-name="ce1">
            <text:p>1.9326</text:p>
          </table:table-cell>
          <table:table-cell office:value-type="float" office:value="3.1327000000000001E-2" table:formula="of:=['1D_E1'.D99]" table:style-name="ce1">
            <text:p>0.031327</text:p>
          </table:table-cell>
          <table:table-cell office:value-type="float" office:value="9.7500000000000003E-2" table:style-name="ce1">
            <text:p>0.0975</text:p>
          </table:table-cell>
          <table:table-cell table:number-columns-repeated="2" table:style-name="ce1"/>
          <table:table-cell office:value-type="float" office:value="14.654" table:formula="of:=['1D_E2'.A99]" table:style-name="ce1">
            <text:p>14.654</text:p>
          </table:table-cell>
          <table:table-cell office:value-type="float" office:value="10.73" table:formula="of:=['1D_E2'.B99]" table:style-name="ce1">
            <text:p>10.73</text:p>
          </table:table-cell>
          <table:table-cell office:value-type="float" office:value="1.9326000000000001" table:formula="of:=['1D_E2'.C99]" table:style-name="ce1">
            <text:p>1.9326</text:p>
          </table:table-cell>
          <table:table-cell office:value-type="float" office:value="3.1327000000000001E-2" table:formula="of:=['1D_E2'.D99]" table:style-name="ce1">
            <text:p>0.031327</text:p>
          </table:table-cell>
          <table:table-cell office:value-type="float" office:value="9.7500000000000003E-2" table:style-name="ce1">
            <text:p>0.0975</text:p>
          </table:table-cell>
          <table:table-cell table:number-columns-repeated="16365"/>
        </table:table-row>
        <table:table-row table:style-name="ro2">
          <table:table-cell office:value-type="float" office:value="9.8500000000000074E-2" table:formula="of:=[.A105]+0.001" table:style-name="ce2">
            <text:p>0.09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866086120094081" table:formula="of:=(0.76^3/(0.41*([.A106]+0.00003347)))" table:style-name="ce2">
            <text:p>10.86608612</text:p>
          </table:table-cell>
          <table:table-cell office:value-type="float" office:value="14.806101363150601" table:formula="of:=(0.76/0.41)*LN(([.A106]+0.00003347)/0.00003347)" table:style-name="ce2">
            <text:p>14.80610136</text:p>
          </table:table-cell>
          <table:table-cell office:value-type="float" office:value="3.0703029252000021E-2" table:formula="of:=0.09*[.B106]^2/[.C106]" table:style-name="ce2">
            <text:p>0.030703029</text:p>
          </table:table-cell>
          <table:table-cell office:value-type="float" office:value="0.76" table:formula="of:=[.B106]^0.5*0.09^0.25" table:style-name="ce2">
            <text:p>0.76</text:p>
          </table:table-cell>
          <table:table-cell table:style-name="ce1"/>
          <table:table-cell office:value-type="float" office:value="14.672000000000001" table:formula="of:=['1D_E1'.A100]" table:style-name="ce1">
            <text:p>14.672</text:p>
          </table:table-cell>
          <table:table-cell office:value-type="float" office:value="10.625" table:formula="of:=['1D_E1'.B100]" table:style-name="ce1">
            <text:p>10.625</text:p>
          </table:table-cell>
          <table:table-cell office:value-type="float" office:value="1.9326000000000001" table:formula="of:=['1D_E1'.C100]" table:style-name="ce1">
            <text:p>1.9326</text:p>
          </table:table-cell>
          <table:table-cell office:value-type="float" office:value="3.1637999999999999E-2" table:formula="of:=['1D_E1'.D100]" table:style-name="ce1">
            <text:p>0.031638</text:p>
          </table:table-cell>
          <table:table-cell office:value-type="float" office:value="9.8500000000000004E-2" table:style-name="ce1">
            <text:p>0.0985</text:p>
          </table:table-cell>
          <table:table-cell table:number-columns-repeated="2" table:style-name="ce1"/>
          <table:table-cell office:value-type="float" office:value="14.672000000000001" table:formula="of:=['1D_E2'.A100]" table:style-name="ce1">
            <text:p>14.672</text:p>
          </table:table-cell>
          <table:table-cell office:value-type="float" office:value="10.625" table:formula="of:=['1D_E2'.B100]" table:style-name="ce1">
            <text:p>10.625</text:p>
          </table:table-cell>
          <table:table-cell office:value-type="float" office:value="1.9326000000000001" table:formula="of:=['1D_E2'.C100]" table:style-name="ce1">
            <text:p>1.9326</text:p>
          </table:table-cell>
          <table:table-cell office:value-type="float" office:value="3.1637999999999999E-2" table:formula="of:=['1D_E2'.D100]" table:style-name="ce1">
            <text:p>0.031638</text:p>
          </table:table-cell>
          <table:table-cell office:value-type="float" office:value="9.8500000000000004E-2" table:style-name="ce1">
            <text:p>0.0985</text:p>
          </table:table-cell>
          <table:table-cell table:number-columns-repeated="16365"/>
        </table:table-row>
        <table:table-row table:style-name="ro2">
          <table:table-cell office:value-type="float" office:value="9.9500000000000074E-2" table:formula="of:=[.A106]+0.001" table:style-name="ce2">
            <text:p>0.09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75691594728594" table:formula="of:=(0.76^3/(0.41*([.A107]+0.00003347)))" table:style-name="ce2">
            <text:p>10.75691595</text:p>
          </table:table-cell>
          <table:table-cell office:value-type="float" office:value="14.82481901776746" table:formula="of:=(0.76/0.41)*LN(([.A107]+0.00003347)/0.00003347)" table:style-name="ce2">
            <text:p>14.82481902</text:p>
          </table:table-cell>
          <table:table-cell office:value-type="float" office:value="3.1014629252000016E-2" table:formula="of:=0.09*[.B107]^2/[.C107]" table:style-name="ce2">
            <text:p>0.031014629</text:p>
          </table:table-cell>
          <table:table-cell office:value-type="float" office:value="0.76" table:formula="of:=[.B107]^0.5*0.09^0.25" table:style-name="ce2">
            <text:p>0.76</text:p>
          </table:table-cell>
          <table:table-cell table:style-name="ce1"/>
          <table:table-cell office:value-type="float" office:value="14.69" table:formula="of:=['1D_E1'.A101]" table:style-name="ce1">
            <text:p>14.69</text:p>
          </table:table-cell>
          <table:table-cell office:value-type="float" office:value="10.521000000000001" table:formula="of:=['1D_E1'.B101]" table:style-name="ce1">
            <text:p>10.521</text:p>
          </table:table-cell>
          <table:table-cell office:value-type="float" office:value="1.9326000000000001" table:formula="of:=['1D_E1'.C101]" table:style-name="ce1">
            <text:p>1.9326</text:p>
          </table:table-cell>
          <table:table-cell office:value-type="float" office:value="3.1948999999999998E-2" table:formula="of:=['1D_E1'.D101]" table:style-name="ce1">
            <text:p>0.031949</text:p>
          </table:table-cell>
          <table:table-cell office:value-type="float" office:value="9.9500000000000005E-2" table:style-name="ce1">
            <text:p>0.0995</text:p>
          </table:table-cell>
          <table:table-cell table:number-columns-repeated="2" table:style-name="ce1"/>
          <table:table-cell office:value-type="float" office:value="14.69" table:formula="of:=['1D_E2'.A101]" table:style-name="ce1">
            <text:p>14.69</text:p>
          </table:table-cell>
          <table:table-cell office:value-type="float" office:value="10.521000000000001" table:formula="of:=['1D_E2'.B101]" table:style-name="ce1">
            <text:p>10.521</text:p>
          </table:table-cell>
          <table:table-cell office:value-type="float" office:value="1.9326000000000001" table:formula="of:=['1D_E2'.C101]" table:style-name="ce1">
            <text:p>1.9326</text:p>
          </table:table-cell>
          <table:table-cell office:value-type="float" office:value="3.1948999999999998E-2" table:formula="of:=['1D_E2'.D101]" table:style-name="ce1">
            <text:p>0.031949</text:p>
          </table:table-cell>
          <table:table-cell office:value-type="float" office:value="9.9500000000000005E-2" table:style-name="ce1">
            <text:p>0.0995</text:p>
          </table:table-cell>
          <table:table-cell table:number-columns-repeated="16365"/>
        </table:table-row>
        <table:table-row table:style-name="ro2">
          <table:table-cell office:value-type="float" office:value="0.10050000000000008" table:formula="of:=[.A107]+0.001" table:style-name="ce2">
            <text:p>0.10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649917591939349" table:formula="of:=(0.76^3/(0.41*([.A108]+0.00003347)))" table:style-name="ce2">
            <text:p>10.64991759</text:p>
          </table:table-cell>
          <table:table-cell office:value-type="float" office:value="14.843349555332896" table:formula="of:=(0.76/0.41)*LN(([.A108]+0.00003347)/0.00003347)" table:style-name="ce2">
            <text:p>14.84334956</text:p>
          </table:table-cell>
          <table:table-cell office:value-type="float" office:value="3.1326229252000015E-2" table:formula="of:=0.09*[.B108]^2/[.C108]" table:style-name="ce2">
            <text:p>0.031326229</text:p>
          </table:table-cell>
          <table:table-cell office:value-type="float" office:value="0.76" table:formula="of:=[.B108]^0.5*0.09^0.25" table:style-name="ce2">
            <text:p>0.76</text:p>
          </table:table-cell>
          <table:table-cell table:style-name="ce1"/>
          <table:table-cell office:value-type="float" office:value="14.708" table:formula="of:=['1D_E1'.A102]" table:style-name="ce1">
            <text:p>14.708</text:p>
          </table:table-cell>
          <table:table-cell office:value-type="float" office:value="10.42" table:formula="of:=['1D_E1'.B102]" table:style-name="ce1">
            <text:p>10.42</text:p>
          </table:table-cell>
          <table:table-cell office:value-type="float" office:value="1.9326000000000001" table:formula="of:=['1D_E1'.C102]" table:style-name="ce1">
            <text:p>1.9326</text:p>
          </table:table-cell>
          <table:table-cell office:value-type="float" office:value="3.2259999999999997E-2" table:formula="of:=['1D_E1'.D102]" table:style-name="ce1">
            <text:p>0.03226</text:p>
          </table:table-cell>
          <table:table-cell office:value-type="float" office:value="0.10050000000000001" table:style-name="ce1">
            <text:p>0.1005</text:p>
          </table:table-cell>
          <table:table-cell table:number-columns-repeated="2" table:style-name="ce1"/>
          <table:table-cell office:value-type="float" office:value="14.708" table:formula="of:=['1D_E2'.A102]" table:style-name="ce1">
            <text:p>14.708</text:p>
          </table:table-cell>
          <table:table-cell office:value-type="float" office:value="10.42" table:formula="of:=['1D_E2'.B102]" table:style-name="ce1">
            <text:p>10.42</text:p>
          </table:table-cell>
          <table:table-cell office:value-type="float" office:value="1.9326000000000001" table:formula="of:=['1D_E2'.C102]" table:style-name="ce1">
            <text:p>1.9326</text:p>
          </table:table-cell>
          <table:table-cell office:value-type="float" office:value="3.2259999999999997E-2" table:formula="of:=['1D_E2'.D102]" table:style-name="ce1">
            <text:p>0.03226</text:p>
          </table:table-cell>
          <table:table-cell office:value-type="float" office:value="0.10050000000000001" table:style-name="ce1">
            <text:p>0.1005</text:p>
          </table:table-cell>
          <table:table-cell table:number-columns-repeated="16365"/>
        </table:table-row>
        <table:table-row table:style-name="ro2">
          <table:table-cell office:value-type="float" office:value="0.10150000000000008" table:formula="of:=[.A108]+0.001" table:style-name="ce2">
            <text:p>0.10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545026883565654" table:formula="of:=(0.76^3/(0.41*([.A109]+0.00003347)))" table:style-name="ce2">
            <text:p>10.54502688</text:p>
          </table:table-cell>
          <table:table-cell office:value-type="float" office:value="14.861696679999218" table:formula="of:=(0.76/0.41)*LN(([.A109]+0.00003347)/0.00003347)" table:style-name="ce2">
            <text:p>14.86169668</text:p>
          </table:table-cell>
          <table:table-cell office:value-type="float" office:value="3.163782925200001E-2" table:formula="of:=0.09*[.B109]^2/[.C109]" table:style-name="ce2">
            <text:p>0.031637829</text:p>
          </table:table-cell>
          <table:table-cell office:value-type="float" office:value="0.76" table:formula="of:=[.B109]^0.5*0.09^0.25" table:style-name="ce2">
            <text:p>0.76</text:p>
          </table:table-cell>
          <table:table-cell table:style-name="ce1"/>
          <table:table-cell office:value-type="float" office:value="14.726000000000001" table:formula="of:=['1D_E1'.A103]" table:style-name="ce1">
            <text:p>14.726</text:p>
          </table:table-cell>
          <table:table-cell office:value-type="float" office:value="10.321" table:formula="of:=['1D_E1'.B103]" table:style-name="ce1">
            <text:p>10.321</text:p>
          </table:table-cell>
          <table:table-cell office:value-type="float" office:value="1.9326000000000001" table:formula="of:=['1D_E1'.C103]" table:style-name="ce1">
            <text:p>1.9326</text:p>
          </table:table-cell>
          <table:table-cell office:value-type="float" office:value="3.2570000000000002E-2" table:formula="of:=['1D_E1'.D103]" table:style-name="ce1">
            <text:p>0.03257</text:p>
          </table:table-cell>
          <table:table-cell office:value-type="float" office:value="0.10150000000000001" table:style-name="ce1">
            <text:p>0.1015</text:p>
          </table:table-cell>
          <table:table-cell table:number-columns-repeated="2" table:style-name="ce1"/>
          <table:table-cell office:value-type="float" office:value="14.726000000000001" table:formula="of:=['1D_E2'.A103]" table:style-name="ce1">
            <text:p>14.726</text:p>
          </table:table-cell>
          <table:table-cell office:value-type="float" office:value="10.321" table:formula="of:=['1D_E2'.B103]" table:style-name="ce1">
            <text:p>10.321</text:p>
          </table:table-cell>
          <table:table-cell office:value-type="float" office:value="1.9326000000000001" table:formula="of:=['1D_E2'.C103]" table:style-name="ce1">
            <text:p>1.9326</text:p>
          </table:table-cell>
          <table:table-cell office:value-type="float" office:value="3.2570000000000002E-2" table:formula="of:=['1D_E2'.D103]" table:style-name="ce1">
            <text:p>0.03257</text:p>
          </table:table-cell>
          <table:table-cell office:value-type="float" office:value="0.10150000000000001" table:style-name="ce1">
            <text:p>0.1015</text:p>
          </table:table-cell>
          <table:table-cell table:number-columns-repeated="16365"/>
        </table:table-row>
        <table:table-row table:style-name="ro2">
          <table:table-cell office:value-type="float" office:value="0.10250000000000008" table:formula="of:=[.A109]+0.001" table:style-name="ce2">
            <text:p>0.10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442182155072942" table:formula="of:=(0.76^3/(0.41*([.A110]+0.00003347)))" table:style-name="ce2">
            <text:p>10.44218216</text:p>
          </table:table-cell>
          <table:table-cell office:value-type="float" office:value="14.879863987005271" table:formula="of:=(0.76/0.41)*LN(([.A110]+0.00003347)/0.00003347)" table:style-name="ce2">
            <text:p>14.87986399</text:p>
          </table:table-cell>
          <table:table-cell office:value-type="float" office:value="3.1949429252000013E-2" table:formula="of:=0.09*[.B110]^2/[.C110]" table:style-name="ce2">
            <text:p>0.031949429</text:p>
          </table:table-cell>
          <table:table-cell office:value-type="float" office:value="0.76" table:formula="of:=[.B110]^0.5*0.09^0.25" table:style-name="ce2">
            <text:p>0.76</text:p>
          </table:table-cell>
          <table:table-cell table:style-name="ce1"/>
          <table:table-cell office:value-type="float" office:value="14.744" table:formula="of:=['1D_E1'.A104]" table:style-name="ce1">
            <text:p>14.744</text:p>
          </table:table-cell>
          <table:table-cell office:value-type="float" office:value="10.224" table:formula="of:=['1D_E1'.B104]" table:style-name="ce1">
            <text:p>10.224</text:p>
          </table:table-cell>
          <table:table-cell office:value-type="float" office:value="1.9326000000000001" table:formula="of:=['1D_E1'.C104]" table:style-name="ce1">
            <text:p>1.9326</text:p>
          </table:table-cell>
          <table:table-cell office:value-type="float" office:value="3.2878999999999999E-2" table:formula="of:=['1D_E1'.D104]" table:style-name="ce1">
            <text:p>0.032879</text:p>
          </table:table-cell>
          <table:table-cell office:value-type="float" office:value="0.10249999999999999" table:style-name="ce1">
            <text:p>0.1025</text:p>
          </table:table-cell>
          <table:table-cell table:number-columns-repeated="2" table:style-name="ce1"/>
          <table:table-cell office:value-type="float" office:value="14.744" table:formula="of:=['1D_E2'.A104]" table:style-name="ce1">
            <text:p>14.744</text:p>
          </table:table-cell>
          <table:table-cell office:value-type="float" office:value="10.224" table:formula="of:=['1D_E2'.B104]" table:style-name="ce1">
            <text:p>10.224</text:p>
          </table:table-cell>
          <table:table-cell office:value-type="float" office:value="1.9326000000000001" table:formula="of:=['1D_E2'.C104]" table:style-name="ce1">
            <text:p>1.9326</text:p>
          </table:table-cell>
          <table:table-cell office:value-type="float" office:value="3.2878999999999999E-2" table:formula="of:=['1D_E2'.D104]" table:style-name="ce1">
            <text:p>0.032879</text:p>
          </table:table-cell>
          <table:table-cell office:value-type="float" office:value="0.10249999999999999" table:style-name="ce1">
            <text:p>0.1025</text:p>
          </table:table-cell>
          <table:table-cell table:number-columns-repeated="16365"/>
        </table:table-row>
        <table:table-row table:style-name="ro2">
          <table:table-cell office:value-type="float" office:value="0.10350000000000008" table:formula="of:=[.A110]+0.001" table:style-name="ce2">
            <text:p>0.10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341324121868094" table:formula="of:=(0.76^3/(0.41*([.A111]+0.00003347)))" table:style-name="ce2">
            <text:p>10.34132412</text:p>
          </table:table-cell>
          <table:table-cell office:value-type="float" office:value="14.89785496690488" table:formula="of:=(0.76/0.41)*LN(([.A111]+0.00003347)/0.00003347)" table:style-name="ce2">
            <text:p>14.89785497</text:p>
          </table:table-cell>
          <table:table-cell office:value-type="float" office:value="3.2261029252000015E-2" table:formula="of:=0.09*[.B111]^2/[.C111]" table:style-name="ce2">
            <text:p>0.032261029</text:p>
          </table:table-cell>
          <table:table-cell office:value-type="float" office:value="0.76" table:formula="of:=[.B111]^0.5*0.09^0.25" table:style-name="ce2">
            <text:p>0.76</text:p>
          </table:table-cell>
          <table:table-cell table:style-name="ce1"/>
          <table:table-cell office:value-type="float" office:value="14.762" table:formula="of:=['1D_E1'.A105]" table:style-name="ce1">
            <text:p>14.762</text:p>
          </table:table-cell>
          <table:table-cell office:value-type="float" office:value="10.129" table:formula="of:=['1D_E1'.B105]" table:style-name="ce1">
            <text:p>10.129</text:p>
          </table:table-cell>
          <table:table-cell office:value-type="float" office:value="1.9326000000000001" table:formula="of:=['1D_E1'.C105]" table:style-name="ce1">
            <text:p>1.9326</text:p>
          </table:table-cell>
          <table:table-cell office:value-type="float" office:value="3.3188000000000002E-2" table:formula="of:=['1D_E1'.D105]" table:style-name="ce1">
            <text:p>0.033188</text:p>
          </table:table-cell>
          <table:table-cell office:value-type="float" office:value="0.10349999999999999" table:style-name="ce1">
            <text:p>0.1035</text:p>
          </table:table-cell>
          <table:table-cell table:number-columns-repeated="2" table:style-name="ce1"/>
          <table:table-cell office:value-type="float" office:value="14.762" table:formula="of:=['1D_E2'.A105]" table:style-name="ce1">
            <text:p>14.762</text:p>
          </table:table-cell>
          <table:table-cell office:value-type="float" office:value="10.129" table:formula="of:=['1D_E2'.B105]" table:style-name="ce1">
            <text:p>10.129</text:p>
          </table:table-cell>
          <table:table-cell office:value-type="float" office:value="1.9326000000000001" table:formula="of:=['1D_E2'.C105]" table:style-name="ce1">
            <text:p>1.9326</text:p>
          </table:table-cell>
          <table:table-cell office:value-type="float" office:value="3.3188000000000002E-2" table:formula="of:=['1D_E2'.D105]" table:style-name="ce1">
            <text:p>0.033188</text:p>
          </table:table-cell>
          <table:table-cell office:value-type="float" office:value="0.10349999999999999" table:style-name="ce1">
            <text:p>0.1035</text:p>
          </table:table-cell>
          <table:table-cell table:number-columns-repeated="16365"/>
        </table:table-row>
        <table:table-row table:style-name="ro2">
          <table:table-cell office:value-type="float" office:value="0.10450000000000008" table:formula="of:=[.A111]+0.001" table:style-name="ce2">
            <text:p>0.10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242395767898136" table:formula="of:=(0.76^3/(0.41*([.A112]+0.00003347)))" table:style-name="ce2">
            <text:p>10.24239577</text:p>
          </table:table-cell>
          <table:table-cell office:value-type="float" office:value="14.915673009592085" table:formula="of:=(0.76/0.41)*LN(([.A112]+0.00003347)/0.00003347)" table:style-name="ce2">
            <text:p>14.91567301</text:p>
          </table:table-cell>
          <table:table-cell office:value-type="float" office:value="3.2572629252000017E-2" table:formula="of:=0.09*[.B112]^2/[.C112]" table:style-name="ce2">
            <text:p>0.032572629</text:p>
          </table:table-cell>
          <table:table-cell office:value-type="float" office:value="0.76" table:formula="of:=[.B112]^0.5*0.09^0.25" table:style-name="ce2">
            <text:p>0.76</text:p>
          </table:table-cell>
          <table:table-cell table:style-name="ce1"/>
          <table:table-cell office:value-type="float" office:value="14.779" table:formula="of:=['1D_E1'.A106]" table:style-name="ce1">
            <text:p>14.779</text:p>
          </table:table-cell>
          <table:table-cell office:value-type="float" office:value="10.035" table:formula="of:=['1D_E1'.B106]" table:style-name="ce1">
            <text:p>10.035</text:p>
          </table:table-cell>
          <table:table-cell office:value-type="float" office:value="1.9326000000000001" table:formula="of:=['1D_E1'.C106]" table:style-name="ce1">
            <text:p>1.9326</text:p>
          </table:table-cell>
          <table:table-cell office:value-type="float" office:value="3.3496999999999999E-2" table:formula="of:=['1D_E1'.D106]" table:style-name="ce1">
            <text:p>0.033497</text:p>
          </table:table-cell>
          <table:table-cell office:value-type="float" office:value="0.1045" table:style-name="ce1">
            <text:p>0.1045</text:p>
          </table:table-cell>
          <table:table-cell table:number-columns-repeated="2" table:style-name="ce1"/>
          <table:table-cell office:value-type="float" office:value="14.779" table:formula="of:=['1D_E2'.A106]" table:style-name="ce1">
            <text:p>14.779</text:p>
          </table:table-cell>
          <table:table-cell office:value-type="float" office:value="10.035" table:formula="of:=['1D_E2'.B106]" table:style-name="ce1">
            <text:p>10.035</text:p>
          </table:table-cell>
          <table:table-cell office:value-type="float" office:value="1.9326000000000001" table:formula="of:=['1D_E2'.C106]" table:style-name="ce1">
            <text:p>1.9326</text:p>
          </table:table-cell>
          <table:table-cell office:value-type="float" office:value="3.3496999999999999E-2" table:formula="of:=['1D_E2'.D106]" table:style-name="ce1">
            <text:p>0.033497</text:p>
          </table:table-cell>
          <table:table-cell office:value-type="float" office:value="0.1045" table:style-name="ce1">
            <text:p>0.1045</text:p>
          </table:table-cell>
          <table:table-cell table:number-columns-repeated="16365"/>
        </table:table-row>
        <table:table-row table:style-name="ro2">
          <table:table-cell office:value-type="float" office:value="0.10550000000000008" table:formula="of:=[.A112]+0.001" table:style-name="ce2">
            <text:p>0.10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145342238170571" table:formula="of:=(0.76^3/(0.41*([.A113]+0.00003347)))" table:style-name="ce2">
            <text:p>10.14534224</text:p>
          </table:table-cell>
          <table:table-cell office:value-type="float" office:value="14.933321408134683" table:formula="of:=(0.76/0.41)*LN(([.A113]+0.00003347)/0.00003347)" table:style-name="ce2">
            <text:p>14.93332141</text:p>
          </table:table-cell>
          <table:table-cell office:value-type="float" office:value="3.2884229252000019E-2" table:formula="of:=0.09*[.B113]^2/[.C113]" table:style-name="ce2">
            <text:p>0.032884229</text:p>
          </table:table-cell>
          <table:table-cell office:value-type="float" office:value="0.76" table:formula="of:=[.B113]^0.5*0.09^0.25" table:style-name="ce2">
            <text:p>0.76</text:p>
          </table:table-cell>
          <table:table-cell table:style-name="ce1"/>
          <table:table-cell office:value-type="float" office:value="14.795999999999999" table:formula="of:=['1D_E1'.A107]" table:style-name="ce1">
            <text:p>14.796</text:p>
          </table:table-cell>
          <table:table-cell office:value-type="float" office:value="9.9436999999999998" table:formula="of:=['1D_E1'.B107]" table:style-name="ce1">
            <text:p>9.9437</text:p>
          </table:table-cell>
          <table:table-cell office:value-type="float" office:value="1.9326000000000001" table:formula="of:=['1D_E1'.C107]" table:style-name="ce1">
            <text:p>1.9326</text:p>
          </table:table-cell>
          <table:table-cell office:value-type="float" office:value="3.3806000000000003E-2" table:formula="of:=['1D_E1'.D107]" table:style-name="ce1">
            <text:p>0.033806</text:p>
          </table:table-cell>
          <table:table-cell office:value-type="float" office:value="0.1055" table:style-name="ce1">
            <text:p>0.1055</text:p>
          </table:table-cell>
          <table:table-cell table:number-columns-repeated="2" table:style-name="ce1"/>
          <table:table-cell office:value-type="float" office:value="14.795999999999999" table:formula="of:=['1D_E2'.A107]" table:style-name="ce1">
            <text:p>14.796</text:p>
          </table:table-cell>
          <table:table-cell office:value-type="float" office:value="9.9436999999999998" table:formula="of:=['1D_E2'.B107]" table:style-name="ce1">
            <text:p>9.9437</text:p>
          </table:table-cell>
          <table:table-cell office:value-type="float" office:value="1.9326000000000001" table:formula="of:=['1D_E2'.C107]" table:style-name="ce1">
            <text:p>1.9326</text:p>
          </table:table-cell>
          <table:table-cell office:value-type="float" office:value="3.3806000000000003E-2" table:formula="of:=['1D_E2'.D107]" table:style-name="ce1">
            <text:p>0.033806</text:p>
          </table:table-cell>
          <table:table-cell office:value-type="float" office:value="0.1055" table:style-name="ce1">
            <text:p>0.1055</text:p>
          </table:table-cell>
          <table:table-cell table:number-columns-repeated="16365"/>
        </table:table-row>
        <table:table-row table:style-name="ro2">
          <table:table-cell office:value-type="float" office:value="0.10650000000000008" table:formula="of:=[.A113]+0.001" table:style-name="ce2">
            <text:p>0.10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10.050110737327028" table:formula="of:=(0.76^3/(0.41*([.A114]+0.00003347)))" table:style-name="ce2">
            <text:p>10.05011074</text:p>
          </table:table-cell>
          <table:table-cell office:value-type="float" office:value="14.95080336242707" table:formula="of:=(0.76/0.41)*LN(([.A114]+0.00003347)/0.00003347)" table:style-name="ce2">
            <text:p>14.95080336</text:p>
          </table:table-cell>
          <table:table-cell office:value-type="float" office:value="3.3195829252000014E-2" table:formula="of:=0.09*[.B114]^2/[.C114]" table:style-name="ce2">
            <text:p>0.033195829</text:p>
          </table:table-cell>
          <table:table-cell office:value-type="float" office:value="0.76" table:formula="of:=[.B114]^0.5*0.09^0.25" table:style-name="ce2">
            <text:p>0.76</text:p>
          </table:table-cell>
          <table:table-cell table:style-name="ce1"/>
          <table:table-cell office:value-type="float" office:value="14.813000000000001" table:formula="of:=['1D_E1'.A108]" table:style-name="ce1">
            <text:p>14.813</text:p>
          </table:table-cell>
          <table:table-cell office:value-type="float" office:value="9.8538999999999994" table:formula="of:=['1D_E1'.B108]" table:style-name="ce1">
            <text:p>9.8539</text:p>
          </table:table-cell>
          <table:table-cell office:value-type="float" office:value="1.9326000000000001" table:formula="of:=['1D_E1'.C108]" table:style-name="ce1">
            <text:p>1.9326</text:p>
          </table:table-cell>
          <table:table-cell office:value-type="float" office:value="3.4113999999999998E-2" table:formula="of:=['1D_E1'.D108]" table:style-name="ce1">
            <text:p>0.034114</text:p>
          </table:table-cell>
          <table:table-cell office:value-type="float" office:value="0.1065" table:style-name="ce1">
            <text:p>0.1065</text:p>
          </table:table-cell>
          <table:table-cell table:number-columns-repeated="2" table:style-name="ce1"/>
          <table:table-cell office:value-type="float" office:value="14.813000000000001" table:formula="of:=['1D_E2'.A108]" table:style-name="ce1">
            <text:p>14.813</text:p>
          </table:table-cell>
          <table:table-cell office:value-type="float" office:value="9.8538999999999994" table:formula="of:=['1D_E2'.B108]" table:style-name="ce1">
            <text:p>9.8539</text:p>
          </table:table-cell>
          <table:table-cell office:value-type="float" office:value="1.9326000000000001" table:formula="of:=['1D_E2'.C108]" table:style-name="ce1">
            <text:p>1.9326</text:p>
          </table:table-cell>
          <table:table-cell office:value-type="float" office:value="3.4113999999999998E-2" table:formula="of:=['1D_E2'.D108]" table:style-name="ce1">
            <text:p>0.034114</text:p>
          </table:table-cell>
          <table:table-cell office:value-type="float" office:value="0.1065" table:style-name="ce1">
            <text:p>0.1065</text:p>
          </table:table-cell>
          <table:table-cell table:number-columns-repeated="16365"/>
        </table:table-row>
        <table:table-row table:style-name="ro2">
          <table:table-cell office:value-type="float" office:value="0.10750000000000008" table:formula="of:=[.A114]+0.001" table:style-name="ce2">
            <text:p>0.10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9566504338761384" table:formula="of:=(0.76^3/(0.41*([.A115]+0.00003347)))" table:style-name="ce2">
            <text:p>9.956650434</text:p>
          </table:table-cell>
          <table:table-cell office:value-type="float" office:value="14.968121982672383" table:formula="of:=(0.76/0.41)*LN(([.A115]+0.00003347)/0.00003347)" table:style-name="ce2">
            <text:p>14.96812198</text:p>
          </table:table-cell>
          <table:table-cell office:value-type="float" office:value="3.3507429252000016E-2" table:formula="of:=0.09*[.B115]^2/[.C115]" table:style-name="ce2">
            <text:p>0.033507429</text:p>
          </table:table-cell>
          <table:table-cell office:value-type="float" office:value="0.76" table:formula="of:=[.B115]^0.5*0.09^0.25" table:style-name="ce2">
            <text:p>0.76</text:p>
          </table:table-cell>
          <table:table-cell table:style-name="ce1"/>
          <table:table-cell office:value-type="float" office:value="14.83" table:formula="of:=['1D_E1'.A109]" table:style-name="ce1">
            <text:p>14.83</text:p>
          </table:table-cell>
          <table:table-cell office:value-type="float" office:value="9.7659000000000002" table:formula="of:=['1D_E1'.B109]" table:style-name="ce1">
            <text:p>9.7659</text:p>
          </table:table-cell>
          <table:table-cell office:value-type="float" office:value="1.9326000000000001" table:formula="of:=['1D_E1'.C109]" table:style-name="ce1">
            <text:p>1.9326</text:p>
          </table:table-cell>
          <table:table-cell office:value-type="float" office:value="3.4421E-2" table:formula="of:=['1D_E1'.D109]" table:style-name="ce1">
            <text:p>0.034421</text:p>
          </table:table-cell>
          <table:table-cell office:value-type="float" office:value="0.1075" table:style-name="ce1">
            <text:p>0.1075</text:p>
          </table:table-cell>
          <table:table-cell table:number-columns-repeated="2" table:style-name="ce1"/>
          <table:table-cell office:value-type="float" office:value="14.83" table:formula="of:=['1D_E2'.A109]" table:style-name="ce1">
            <text:p>14.83</text:p>
          </table:table-cell>
          <table:table-cell office:value-type="float" office:value="9.7659000000000002" table:formula="of:=['1D_E2'.B109]" table:style-name="ce1">
            <text:p>9.7659</text:p>
          </table:table-cell>
          <table:table-cell office:value-type="float" office:value="1.9326000000000001" table:formula="of:=['1D_E2'.C109]" table:style-name="ce1">
            <text:p>1.9326</text:p>
          </table:table-cell>
          <table:table-cell office:value-type="float" office:value="3.4421E-2" table:formula="of:=['1D_E2'.D109]" table:style-name="ce1">
            <text:p>0.034421</text:p>
          </table:table-cell>
          <table:table-cell office:value-type="float" office:value="0.1075" table:style-name="ce1">
            <text:p>0.1075</text:p>
          </table:table-cell>
          <table:table-cell table:number-columns-repeated="16365"/>
        </table:table-row>
        <table:table-row table:style-name="ro2">
          <table:table-cell office:value-type="float" office:value="0.10850000000000008" table:formula="of:=[.A115]+0.001" table:style-name="ce2">
            <text:p>0.10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8649123697206651" table:formula="of:=(0.76^3/(0.41*([.A116]+0.00003347)))" table:style-name="ce2">
            <text:p>9.86491237</text:p>
          </table:table-cell>
          <table:table-cell office:value-type="float" office:value="14.985280292703488" table:formula="of:=(0.76/0.41)*LN(([.A116]+0.00003347)/0.00003347)" table:style-name="ce2">
            <text:p>14.98528029</text:p>
          </table:table-cell>
          <table:table-cell office:value-type="float" office:value="3.3819029252000019E-2" table:formula="of:=0.09*[.B116]^2/[.C116]" table:style-name="ce2">
            <text:p>0.033819029</text:p>
          </table:table-cell>
          <table:table-cell office:value-type="float" office:value="0.76" table:formula="of:=[.B116]^0.5*0.09^0.25" table:style-name="ce2">
            <text:p>0.76</text:p>
          </table:table-cell>
          <table:table-cell table:style-name="ce1"/>
          <table:table-cell office:value-type="float" office:value="14.847" table:formula="of:=['1D_E1'.A110]" table:style-name="ce1">
            <text:p>14.847</text:p>
          </table:table-cell>
          <table:table-cell office:value-type="float" office:value="9.6795000000000009" table:formula="of:=['1D_E1'.B110]" table:style-name="ce1">
            <text:p>9.6795</text:p>
          </table:table-cell>
          <table:table-cell office:value-type="float" office:value="1.9326000000000001" table:formula="of:=['1D_E1'.C110]" table:style-name="ce1">
            <text:p>1.9326</text:p>
          </table:table-cell>
          <table:table-cell office:value-type="float" office:value="3.4729000000000003E-2" table:formula="of:=['1D_E1'.D110]" table:style-name="ce1">
            <text:p>0.034729</text:p>
          </table:table-cell>
          <table:table-cell office:value-type="float" office:value="0.1085" table:style-name="ce1">
            <text:p>0.1085</text:p>
          </table:table-cell>
          <table:table-cell table:number-columns-repeated="2" table:style-name="ce1"/>
          <table:table-cell office:value-type="float" office:value="14.847" table:formula="of:=['1D_E2'.A110]" table:style-name="ce1">
            <text:p>14.847</text:p>
          </table:table-cell>
          <table:table-cell office:value-type="float" office:value="9.6795000000000009" table:formula="of:=['1D_E2'.B110]" table:style-name="ce1">
            <text:p>9.6795</text:p>
          </table:table-cell>
          <table:table-cell office:value-type="float" office:value="1.9326000000000001" table:formula="of:=['1D_E2'.C110]" table:style-name="ce1">
            <text:p>1.9326</text:p>
          </table:table-cell>
          <table:table-cell office:value-type="float" office:value="3.4729000000000003E-2" table:formula="of:=['1D_E2'.D110]" table:style-name="ce1">
            <text:p>0.034729</text:p>
          </table:table-cell>
          <table:table-cell office:value-type="float" office:value="0.1085" table:style-name="ce1">
            <text:p>0.1085</text:p>
          </table:table-cell>
          <table:table-cell table:number-columns-repeated="16365"/>
        </table:table-row>
        <table:table-row table:style-name="ro2">
          <table:table-cell office:value-type="float" office:value="0.10950000000000008" table:formula="of:=[.A116]+0.001" table:style-name="ce2">
            <text:p>0.10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7748493746405245" table:formula="of:=(0.76^3/(0.41*([.A117]+0.00003347)))" table:style-name="ce2">
            <text:p>9.774849375</text:p>
          </table:table-cell>
          <table:table-cell office:value-type="float" office:value="15.002281233151676" table:formula="of:=(0.76/0.41)*LN(([.A117]+0.00003347)/0.00003347)" table:style-name="ce2">
            <text:p>15.00228123</text:p>
          </table:table-cell>
          <table:table-cell office:value-type="float" office:value="3.4130629252000021E-2" table:formula="of:=0.09*[.B117]^2/[.C117]" table:style-name="ce2">
            <text:p>0.034130629</text:p>
          </table:table-cell>
          <table:table-cell office:value-type="float" office:value="0.76" table:formula="of:=[.B117]^0.5*0.09^0.25" table:style-name="ce2">
            <text:p>0.76</text:p>
          </table:table-cell>
          <table:table-cell table:style-name="ce1"/>
          <table:table-cell office:value-type="float" office:value="14.864000000000001" table:formula="of:=['1D_E1'.A111]" table:style-name="ce1">
            <text:p>14.864</text:p>
          </table:table-cell>
          <table:table-cell office:value-type="float" office:value="9.5946999999999996" table:formula="of:=['1D_E1'.B111]" table:style-name="ce1">
            <text:p>9.5947</text:p>
          </table:table-cell>
          <table:table-cell office:value-type="float" office:value="1.9326000000000001" table:formula="of:=['1D_E1'.C111]" table:style-name="ce1">
            <text:p>1.9326</text:p>
          </table:table-cell>
          <table:table-cell office:value-type="float" office:value="3.5035999999999998E-2" table:formula="of:=['1D_E1'.D111]" table:style-name="ce1">
            <text:p>0.035036</text:p>
          </table:table-cell>
          <table:table-cell office:value-type="float" office:value="0.1095" table:style-name="ce1">
            <text:p>0.1095</text:p>
          </table:table-cell>
          <table:table-cell table:number-columns-repeated="2" table:style-name="ce1"/>
          <table:table-cell office:value-type="float" office:value="14.864000000000001" table:formula="of:=['1D_E2'.A111]" table:style-name="ce1">
            <text:p>14.864</text:p>
          </table:table-cell>
          <table:table-cell office:value-type="float" office:value="9.5946999999999996" table:formula="of:=['1D_E2'.B111]" table:style-name="ce1">
            <text:p>9.5947</text:p>
          </table:table-cell>
          <table:table-cell office:value-type="float" office:value="1.9326000000000001" table:formula="of:=['1D_E2'.C111]" table:style-name="ce1">
            <text:p>1.9326</text:p>
          </table:table-cell>
          <table:table-cell office:value-type="float" office:value="3.5035999999999998E-2" table:formula="of:=['1D_E2'.D111]" table:style-name="ce1">
            <text:p>0.035036</text:p>
          </table:table-cell>
          <table:table-cell office:value-type="float" office:value="0.1095" table:style-name="ce1">
            <text:p>0.1095</text:p>
          </table:table-cell>
          <table:table-cell table:number-columns-repeated="16365"/>
        </table:table-row>
        <table:table-row table:style-name="ro2">
          <table:table-cell office:value-type="float" office:value="0.11050000000000008" table:formula="of:=[.A117]+0.001" table:style-name="ce2">
            <text:p>0.11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686415985417872" table:formula="of:=(0.76^3/(0.41*([.A118]+0.00003347)))" table:style-name="ce2">
            <text:p>9.686415985</text:p>
          </table:table-cell>
          <table:table-cell office:value-type="float" office:value="15.019127664471361" table:formula="of:=(0.76/0.41)*LN(([.A118]+0.00003347)/0.00003347)" table:style-name="ce2">
            <text:p>15.01912766</text:p>
          </table:table-cell>
          <table:table-cell office:value-type="float" office:value="3.4442229252000016E-2" table:formula="of:=0.09*[.B118]^2/[.C118]" table:style-name="ce2">
            <text:p>0.034442229</text:p>
          </table:table-cell>
          <table:table-cell office:value-type="float" office:value="0.76" table:formula="of:=[.B118]^0.5*0.09^0.25" table:style-name="ce2">
            <text:p>0.76</text:p>
          </table:table-cell>
          <table:table-cell table:style-name="ce1"/>
          <table:table-cell office:value-type="float" office:value="14.88" table:formula="of:=['1D_E1'.A112]" table:style-name="ce1">
            <text:p>14.88</text:p>
          </table:table-cell>
          <table:table-cell office:value-type="float" office:value="9.5114999999999998" table:formula="of:=['1D_E1'.B112]" table:style-name="ce1">
            <text:p>9.5115</text:p>
          </table:table-cell>
          <table:table-cell office:value-type="float" office:value="1.9326000000000001" table:formula="of:=['1D_E1'.C112]" table:style-name="ce1">
            <text:p>1.9326</text:p>
          </table:table-cell>
          <table:table-cell office:value-type="float" office:value="3.5341999999999998E-2" table:formula="of:=['1D_E1'.D112]" table:style-name="ce1">
            <text:p>0.035342</text:p>
          </table:table-cell>
          <table:table-cell office:value-type="float" office:value="0.1105" table:style-name="ce1">
            <text:p>0.1105</text:p>
          </table:table-cell>
          <table:table-cell table:number-columns-repeated="2" table:style-name="ce1"/>
          <table:table-cell office:value-type="float" office:value="14.88" table:formula="of:=['1D_E2'.A112]" table:style-name="ce1">
            <text:p>14.88</text:p>
          </table:table-cell>
          <table:table-cell office:value-type="float" office:value="9.5114999999999998" table:formula="of:=['1D_E2'.B112]" table:style-name="ce1">
            <text:p>9.5115</text:p>
          </table:table-cell>
          <table:table-cell office:value-type="float" office:value="1.9326000000000001" table:formula="of:=['1D_E2'.C112]" table:style-name="ce1">
            <text:p>1.9326</text:p>
          </table:table-cell>
          <table:table-cell office:value-type="float" office:value="3.5341999999999998E-2" table:formula="of:=['1D_E2'.D112]" table:style-name="ce1">
            <text:p>0.035342</text:p>
          </table:table-cell>
          <table:table-cell office:value-type="float" office:value="0.1105" table:style-name="ce1">
            <text:p>0.1105</text:p>
          </table:table-cell>
          <table:table-cell table:number-columns-repeated="16365"/>
        </table:table-row>
        <table:table-row table:style-name="ro2">
          <table:table-cell office:value-type="float" office:value="0.11150000000000009" table:formula="of:=[.A118]+0.001" table:style-name="ce2">
            <text:p>0.11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5995683693128768" table:formula="of:=(0.76^3/(0.41*([.A119]+0.00003347)))" table:style-name="ce2">
            <text:p>9.599568369</text:p>
          </table:table-cell>
          <table:table-cell office:value-type="float" office:value="15.035822369828558" table:formula="of:=(0.76/0.41)*LN(([.A119]+0.00003347)/0.00003347)" table:style-name="ce2">
            <text:p>15.03582237</text:p>
          </table:table-cell>
          <table:table-cell office:value-type="float" office:value="3.4753829252000018E-2" table:formula="of:=0.09*[.B119]^2/[.C119]" table:style-name="ce2">
            <text:p>0.034753829</text:p>
          </table:table-cell>
          <table:table-cell office:value-type="float" office:value="0.76" table:formula="of:=[.B119]^0.5*0.09^0.25" table:style-name="ce2">
            <text:p>0.76</text:p>
          </table:table-cell>
          <table:table-cell table:style-name="ce1"/>
          <table:table-cell office:value-type="float" office:value="14.896000000000001" table:formula="of:=['1D_E1'.A113]" table:style-name="ce1">
            <text:p>14.896</text:p>
          </table:table-cell>
          <table:table-cell office:value-type="float" office:value="9.4298999999999999" table:formula="of:=['1D_E1'.B113]" table:style-name="ce1">
            <text:p>9.4299</text:p>
          </table:table-cell>
          <table:table-cell office:value-type="float" office:value="1.9326000000000001" table:formula="of:=['1D_E1'.C113]" table:style-name="ce1">
            <text:p>1.9326</text:p>
          </table:table-cell>
          <table:table-cell office:value-type="float" office:value="3.5647999999999999E-2" table:formula="of:=['1D_E1'.D113]" table:style-name="ce1">
            <text:p>0.035648</text:p>
          </table:table-cell>
          <table:table-cell office:value-type="float" office:value="0.1115" table:style-name="ce1">
            <text:p>0.1115</text:p>
          </table:table-cell>
          <table:table-cell table:number-columns-repeated="2" table:style-name="ce1"/>
          <table:table-cell office:value-type="float" office:value="14.896000000000001" table:formula="of:=['1D_E2'.A113]" table:style-name="ce1">
            <text:p>14.896</text:p>
          </table:table-cell>
          <table:table-cell office:value-type="float" office:value="9.4298999999999999" table:formula="of:=['1D_E2'.B113]" table:style-name="ce1">
            <text:p>9.4299</text:p>
          </table:table-cell>
          <table:table-cell office:value-type="float" office:value="1.9326000000000001" table:formula="of:=['1D_E2'.C113]" table:style-name="ce1">
            <text:p>1.9326</text:p>
          </table:table-cell>
          <table:table-cell office:value-type="float" office:value="3.5647999999999999E-2" table:formula="of:=['1D_E2'.D113]" table:style-name="ce1">
            <text:p>0.035648</text:p>
          </table:table-cell>
          <table:table-cell office:value-type="float" office:value="0.1115" table:style-name="ce1">
            <text:p>0.1115</text:p>
          </table:table-cell>
          <table:table-cell table:number-columns-repeated="16365"/>
        </table:table-row>
        <table:table-row table:style-name="ro2">
          <table:table-cell office:value-type="float" office:value="0.11250000000000009" table:formula="of:=[.A119]+0.001" table:style-name="ce2">
            <text:p>0.11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5142642516196005" table:formula="of:=(0.76^3/(0.41*([.A120]+0.00003347)))" table:style-name="ce2">
            <text:p>9.514264252</text:p>
          </table:table-cell>
          <table:table-cell office:value-type="float" office:value="15.052368057860471" table:formula="of:=(0.76/0.41)*LN(([.A120]+0.00003347)/0.00003347)" table:style-name="ce2">
            <text:p>15.05236806</text:p>
          </table:table-cell>
          <table:table-cell office:value-type="float" office:value="3.506542925200002E-2" table:formula="of:=0.09*[.B120]^2/[.C120]" table:style-name="ce2">
            <text:p>0.035065429</text:p>
          </table:table-cell>
          <table:table-cell office:value-type="float" office:value="0.76" table:formula="of:=[.B120]^0.5*0.09^0.25" table:style-name="ce2">
            <text:p>0.76</text:p>
          </table:table-cell>
          <table:table-cell table:style-name="ce1"/>
          <table:table-cell office:value-type="float" office:value="14.913" table:formula="of:=['1D_E1'.A114]" table:style-name="ce1">
            <text:p>14.913</text:p>
          </table:table-cell>
          <table:table-cell office:value-type="float" office:value="9.3497000000000003" table:formula="of:=['1D_E1'.B114]" table:style-name="ce1">
            <text:p>9.3497</text:p>
          </table:table-cell>
          <table:table-cell office:value-type="float" office:value="1.9326000000000001" table:formula="of:=['1D_E1'.C114]" table:style-name="ce1">
            <text:p>1.9326</text:p>
          </table:table-cell>
          <table:table-cell office:value-type="float" office:value="3.5954E-2" table:formula="of:=['1D_E1'.D114]" table:style-name="ce1">
            <text:p>0.035954</text:p>
          </table:table-cell>
          <table:table-cell office:value-type="float" office:value="0.1125" table:style-name="ce1">
            <text:p>0.1125</text:p>
          </table:table-cell>
          <table:table-cell table:number-columns-repeated="2" table:style-name="ce1"/>
          <table:table-cell office:value-type="float" office:value="14.913" table:formula="of:=['1D_E2'.A114]" table:style-name="ce1">
            <text:p>14.913</text:p>
          </table:table-cell>
          <table:table-cell office:value-type="float" office:value="9.3497000000000003" table:formula="of:=['1D_E2'.B114]" table:style-name="ce1">
            <text:p>9.3497</text:p>
          </table:table-cell>
          <table:table-cell office:value-type="float" office:value="1.9326000000000001" table:formula="of:=['1D_E2'.C114]" table:style-name="ce1">
            <text:p>1.9326</text:p>
          </table:table-cell>
          <table:table-cell office:value-type="float" office:value="3.5954E-2" table:formula="of:=['1D_E2'.D114]" table:style-name="ce1">
            <text:p>0.035954</text:p>
          </table:table-cell>
          <table:table-cell office:value-type="float" office:value="0.1125" table:style-name="ce1">
            <text:p>0.1125</text:p>
          </table:table-cell>
          <table:table-cell table:number-columns-repeated="16365"/>
        </table:table-row>
        <table:table-row table:style-name="ro2">
          <table:table-cell office:value-type="float" office:value="0.11350000000000009" table:formula="of:=[.A120]+0.001" table:style-name="ce2">
            <text:p>0.11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4304628470503609" table:formula="of:=(0.76^3/(0.41*([.A121]+0.00003347)))" table:style-name="ce2">
            <text:p>9.430462847</text:p>
          </table:table-cell>
          <table:table-cell office:value-type="float" office:value="15.068767365312963" table:formula="of:=(0.76/0.41)*LN(([.A121]+0.00003347)/0.00003347)" table:style-name="ce2">
            <text:p>15.06876737</text:p>
          </table:table-cell>
          <table:table-cell office:value-type="float" office:value="3.5377029252000015E-2" table:formula="of:=0.09*[.B121]^2/[.C121]" table:style-name="ce2">
            <text:p>0.035377029</text:p>
          </table:table-cell>
          <table:table-cell office:value-type="float" office:value="0.76" table:formula="of:=[.B121]^0.5*0.09^0.25" table:style-name="ce2">
            <text:p>0.76</text:p>
          </table:table-cell>
          <table:table-cell table:style-name="ce1"/>
          <table:table-cell office:value-type="float" office:value="14.929" table:formula="of:=['1D_E1'.A115]" table:style-name="ce1">
            <text:p>14.929</text:p>
          </table:table-cell>
          <table:table-cell office:value-type="float" office:value="9.2710000000000008" table:formula="of:=['1D_E1'.B115]" table:style-name="ce1">
            <text:p>9.271</text:p>
          </table:table-cell>
          <table:table-cell office:value-type="float" office:value="1.9326000000000001" table:formula="of:=['1D_E1'.C115]" table:style-name="ce1">
            <text:p>1.9326</text:p>
          </table:table-cell>
          <table:table-cell office:value-type="float" office:value="3.6259E-2" table:formula="of:=['1D_E1'.D115]" table:style-name="ce1">
            <text:p>0.036259</text:p>
          </table:table-cell>
          <table:table-cell office:value-type="float" office:value="0.1135" table:style-name="ce1">
            <text:p>0.1135</text:p>
          </table:table-cell>
          <table:table-cell table:number-columns-repeated="2" table:style-name="ce1"/>
          <table:table-cell office:value-type="float" office:value="14.929" table:formula="of:=['1D_E2'.A115]" table:style-name="ce1">
            <text:p>14.929</text:p>
          </table:table-cell>
          <table:table-cell office:value-type="float" office:value="9.2710000000000008" table:formula="of:=['1D_E2'.B115]" table:style-name="ce1">
            <text:p>9.271</text:p>
          </table:table-cell>
          <table:table-cell office:value-type="float" office:value="1.9326000000000001" table:formula="of:=['1D_E2'.C115]" table:style-name="ce1">
            <text:p>1.9326</text:p>
          </table:table-cell>
          <table:table-cell office:value-type="float" office:value="3.6259E-2" table:formula="of:=['1D_E2'.D115]" table:style-name="ce1">
            <text:p>0.036259</text:p>
          </table:table-cell>
          <table:table-cell office:value-type="float" office:value="0.1135" table:style-name="ce1">
            <text:p>0.1135</text:p>
          </table:table-cell>
          <table:table-cell table:number-columns-repeated="16365"/>
        </table:table-row>
        <table:table-row table:style-name="ro2">
          <table:table-cell office:value-type="float" office:value="0.11450000000000009" table:formula="of:=[.A121]+0.001" table:style-name="ce2">
            <text:p>0.11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3481247947146517" table:formula="of:=(0.76^3/(0.41*([.A122]+0.00003347)))" table:style-name="ce2">
            <text:p>9.348124795</text:p>
          </table:table-cell>
          <table:table-cell office:value-type="float" office:value="15.085022859562415" table:formula="of:=(0.76/0.41)*LN(([.A122]+0.00003347)/0.00003347)" table:style-name="ce2">
            <text:p>15.08502286</text:p>
          </table:table-cell>
          <table:table-cell office:value-type="float" office:value="3.5688629252000018E-2" table:formula="of:=0.09*[.B122]^2/[.C122]" table:style-name="ce2">
            <text:p>0.035688629</text:p>
          </table:table-cell>
          <table:table-cell office:value-type="float" office:value="0.76" table:formula="of:=[.B122]^0.5*0.09^0.25" table:style-name="ce2">
            <text:p>0.76</text:p>
          </table:table-cell>
          <table:table-cell table:style-name="ce1"/>
          <table:table-cell office:value-type="float" office:value="14.945" table:formula="of:=['1D_E1'.A116]" table:style-name="ce1">
            <text:p>14.945</text:p>
          </table:table-cell>
          <table:table-cell office:value-type="float" office:value="9.1937999999999995" table:formula="of:=['1D_E1'.B116]" table:style-name="ce1">
            <text:p>9.1938</text:p>
          </table:table-cell>
          <table:table-cell office:value-type="float" office:value="1.9326000000000001" table:formula="of:=['1D_E1'.C116]" table:style-name="ce1">
            <text:p>1.9326</text:p>
          </table:table-cell>
          <table:table-cell office:value-type="float" office:value="3.6563999999999999E-2" table:formula="of:=['1D_E1'.D116]" table:style-name="ce1">
            <text:p>0.036564</text:p>
          </table:table-cell>
          <table:table-cell office:value-type="float" office:value="0.1145" table:style-name="ce1">
            <text:p>0.1145</text:p>
          </table:table-cell>
          <table:table-cell table:number-columns-repeated="2" table:style-name="ce1"/>
          <table:table-cell office:value-type="float" office:value="14.945" table:formula="of:=['1D_E2'.A116]" table:style-name="ce1">
            <text:p>14.945</text:p>
          </table:table-cell>
          <table:table-cell office:value-type="float" office:value="9.1937999999999995" table:formula="of:=['1D_E2'.B116]" table:style-name="ce1">
            <text:p>9.1938</text:p>
          </table:table-cell>
          <table:table-cell office:value-type="float" office:value="1.9326000000000001" table:formula="of:=['1D_E2'.C116]" table:style-name="ce1">
            <text:p>1.9326</text:p>
          </table:table-cell>
          <table:table-cell office:value-type="float" office:value="3.6563999999999999E-2" table:formula="of:=['1D_E2'.D116]" table:style-name="ce1">
            <text:p>0.036564</text:p>
          </table:table-cell>
          <table:table-cell office:value-type="float" office:value="0.1145" table:style-name="ce1">
            <text:p>0.1145</text:p>
          </table:table-cell>
          <table:table-cell table:number-columns-repeated="16365"/>
        </table:table-row>
        <table:table-row table:style-name="ro2">
          <table:table-cell office:value-type="float" office:value="0.11550000000000009" table:formula="of:=[.A122]+0.001" table:style-name="ce2">
            <text:p>0.11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2672120964747844" table:formula="of:=(0.76^3/(0.41*([.A123]+0.00003347)))" table:style-name="ce2">
            <text:p>9.267212096</text:p>
          </table:table-cell>
          <table:table-cell office:value-type="float" office:value="15.101137041027945" table:formula="of:=(0.76/0.41)*LN(([.A123]+0.00003347)/0.00003347)" table:style-name="ce2">
            <text:p>15.10113704</text:p>
          </table:table-cell>
          <table:table-cell office:value-type="float" office:value="3.600022925200002E-2" table:formula="of:=0.09*[.B123]^2/[.C123]" table:style-name="ce2">
            <text:p>0.036000229</text:p>
          </table:table-cell>
          <table:table-cell office:value-type="float" office:value="0.76" table:formula="of:=[.B123]^0.5*0.09^0.25" table:style-name="ce2">
            <text:p>0.76</text:p>
          </table:table-cell>
          <table:table-cell table:style-name="ce1"/>
          <table:table-cell office:value-type="float" office:value="14.96" table:formula="of:=['1D_E1'.A117]" table:style-name="ce1">
            <text:p>14.96</text:p>
          </table:table-cell>
          <table:table-cell office:value-type="float" office:value="9.1179000000000006" table:formula="of:=['1D_E1'.B117]" table:style-name="ce1">
            <text:p>9.1179</text:p>
          </table:table-cell>
          <table:table-cell office:value-type="float" office:value="1.9326000000000001" table:formula="of:=['1D_E1'.C117]" table:style-name="ce1">
            <text:p>1.9326</text:p>
          </table:table-cell>
          <table:table-cell office:value-type="float" office:value="3.6867999999999998E-2" table:formula="of:=['1D_E1'.D117]" table:style-name="ce1">
            <text:p>0.036868</text:p>
          </table:table-cell>
          <table:table-cell office:value-type="float" office:value="0.11550000000000001" table:style-name="ce1">
            <text:p>0.1155</text:p>
          </table:table-cell>
          <table:table-cell table:number-columns-repeated="2" table:style-name="ce1"/>
          <table:table-cell office:value-type="float" office:value="14.96" table:formula="of:=['1D_E2'.A117]" table:style-name="ce1">
            <text:p>14.96</text:p>
          </table:table-cell>
          <table:table-cell office:value-type="float" office:value="9.1179000000000006" table:formula="of:=['1D_E2'.B117]" table:style-name="ce1">
            <text:p>9.1179</text:p>
          </table:table-cell>
          <table:table-cell office:value-type="float" office:value="1.9326000000000001" table:formula="of:=['1D_E2'.C117]" table:style-name="ce1">
            <text:p>1.9326</text:p>
          </table:table-cell>
          <table:table-cell office:value-type="float" office:value="3.6867999999999998E-2" table:formula="of:=['1D_E2'.D117]" table:style-name="ce1">
            <text:p>0.036868</text:p>
          </table:table-cell>
          <table:table-cell office:value-type="float" office:value="0.11550000000000001" table:style-name="ce1">
            <text:p>0.1155</text:p>
          </table:table-cell>
          <table:table-cell table:number-columns-repeated="16365"/>
        </table:table-row>
        <table:table-row table:style-name="ro2">
          <table:table-cell office:value-type="float" office:value="0.11650000000000009" table:formula="of:=[.A123]+0.001" table:style-name="ce2">
            <text:p>0.11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1876880584754463" table:formula="of:=(0.76^3/(0.41*([.A124]+0.00003347)))" table:style-name="ce2">
            <text:p>9.187688058</text:p>
          </table:table-cell>
          <table:table-cell office:value-type="float" office:value="15.117112345479699" table:formula="of:=(0.76/0.41)*LN(([.A124]+0.00003347)/0.00003347)" table:style-name="ce2">
            <text:p>15.11711235</text:p>
          </table:table-cell>
          <table:table-cell office:value-type="float" office:value="3.6311829252000022E-2" table:formula="of:=0.09*[.B124]^2/[.C124]" table:style-name="ce2">
            <text:p>0.036311829</text:p>
          </table:table-cell>
          <table:table-cell office:value-type="float" office:value="0.76" table:formula="of:=[.B124]^0.5*0.09^0.25" table:style-name="ce2">
            <text:p>0.76</text:p>
          </table:table-cell>
          <table:table-cell table:style-name="ce1"/>
          <table:table-cell office:value-type="float" office:value="14.976000000000001" table:formula="of:=['1D_E1'.A118]" table:style-name="ce1">
            <text:p>14.976</text:p>
          </table:table-cell>
          <table:table-cell office:value-type="float" office:value="9.0433000000000003" table:formula="of:=['1D_E1'.B118]" table:style-name="ce1">
            <text:p>9.0433</text:p>
          </table:table-cell>
          <table:table-cell office:value-type="float" office:value="1.9326000000000001" table:formula="of:=['1D_E1'.C118]" table:style-name="ce1">
            <text:p>1.9326</text:p>
          </table:table-cell>
          <table:table-cell office:value-type="float" office:value="3.7171999999999997E-2" table:formula="of:=['1D_E1'.D118]" table:style-name="ce1">
            <text:p>0.037172</text:p>
          </table:table-cell>
          <table:table-cell office:value-type="float" office:value="0.11650000000000001" table:style-name="ce1">
            <text:p>0.1165</text:p>
          </table:table-cell>
          <table:table-cell table:number-columns-repeated="2" table:style-name="ce1"/>
          <table:table-cell office:value-type="float" office:value="14.976000000000001" table:formula="of:=['1D_E2'.A118]" table:style-name="ce1">
            <text:p>14.976</text:p>
          </table:table-cell>
          <table:table-cell office:value-type="float" office:value="9.0433000000000003" table:formula="of:=['1D_E2'.B118]" table:style-name="ce1">
            <text:p>9.0433</text:p>
          </table:table-cell>
          <table:table-cell office:value-type="float" office:value="1.9326000000000001" table:formula="of:=['1D_E2'.C118]" table:style-name="ce1">
            <text:p>1.9326</text:p>
          </table:table-cell>
          <table:table-cell office:value-type="float" office:value="3.7171999999999997E-2" table:formula="of:=['1D_E2'.D118]" table:style-name="ce1">
            <text:p>0.037172</text:p>
          </table:table-cell>
          <table:table-cell office:value-type="float" office:value="0.11650000000000001" table:style-name="ce1">
            <text:p>0.1165</text:p>
          </table:table-cell>
          <table:table-cell table:number-columns-repeated="16365"/>
        </table:table-row>
        <table:table-row table:style-name="ro2">
          <table:table-cell office:value-type="float" office:value="0.11750000000000009" table:formula="of:=[.A124]+0.001" table:style-name="ce2">
            <text:p>0.11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1095172356581209" table:formula="of:=(0.76^3/(0.41*([.A125]+0.00003347)))" table:style-name="ce2">
            <text:p>9.109517236</text:p>
          </table:table-cell>
          <table:table-cell office:value-type="float" office:value="15.132951146248498" table:formula="of:=(0.76/0.41)*LN(([.A125]+0.00003347)/0.00003347)" table:style-name="ce2">
            <text:p>15.13295115</text:p>
          </table:table-cell>
          <table:table-cell office:value-type="float" office:value="3.6623429252000024E-2" table:formula="of:=0.09*[.B125]^2/[.C125]" table:style-name="ce2">
            <text:p>0.036623429</text:p>
          </table:table-cell>
          <table:table-cell office:value-type="float" office:value="0.76" table:formula="of:=[.B125]^0.5*0.09^0.25" table:style-name="ce2">
            <text:p>0.76</text:p>
          </table:table-cell>
          <table:table-cell table:style-name="ce1"/>
          <table:table-cell office:value-type="float" office:value="14.992000000000001" table:formula="of:=['1D_E1'.A119]" table:style-name="ce1">
            <text:p>14.992</text:p>
          </table:table-cell>
          <table:table-cell office:value-type="float" office:value="8.9701000000000004" table:formula="of:=['1D_E1'.B119]" table:style-name="ce1">
            <text:p>8.9701</text:p>
          </table:table-cell>
          <table:table-cell office:value-type="float" office:value="1.9326000000000001" table:formula="of:=['1D_E1'.C119]" table:style-name="ce1">
            <text:p>1.9326</text:p>
          </table:table-cell>
          <table:table-cell office:value-type="float" office:value="3.7476000000000002E-2" table:formula="of:=['1D_E1'.D119]" table:style-name="ce1">
            <text:p>0.037476</text:p>
          </table:table-cell>
          <table:table-cell office:value-type="float" office:value="0.11749999999999999" table:style-name="ce1">
            <text:p>0.1175</text:p>
          </table:table-cell>
          <table:table-cell table:number-columns-repeated="2" table:style-name="ce1"/>
          <table:table-cell office:value-type="float" office:value="14.992000000000001" table:formula="of:=['1D_E2'.A119]" table:style-name="ce1">
            <text:p>14.992</text:p>
          </table:table-cell>
          <table:table-cell office:value-type="float" office:value="8.9701000000000004" table:formula="of:=['1D_E2'.B119]" table:style-name="ce1">
            <text:p>8.9701</text:p>
          </table:table-cell>
          <table:table-cell office:value-type="float" office:value="1.9326000000000001" table:formula="of:=['1D_E2'.C119]" table:style-name="ce1">
            <text:p>1.9326</text:p>
          </table:table-cell>
          <table:table-cell office:value-type="float" office:value="3.7476000000000002E-2" table:formula="of:=['1D_E2'.D119]" table:style-name="ce1">
            <text:p>0.037476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65"/>
        </table:table-row>
        <table:table-row table:style-name="ro2">
          <table:table-cell office:value-type="float" office:value="0.11850000000000009" table:formula="of:=[.A125]+0.001" table:style-name="ce2">
            <text:p>0.11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9.0326653790841238" table:formula="of:=(0.76^3/(0.41*([.A126]+0.00003347)))" table:style-name="ce2">
            <text:p>9.032665379</text:p>
          </table:table-cell>
          <table:table-cell office:value-type="float" office:value="15.148655756341888" table:formula="of:=(0.76/0.41)*LN(([.A126]+0.00003347)/0.00003347)" table:style-name="ce2">
            <text:p>15.14865576</text:p>
          </table:table-cell>
          <table:table-cell office:value-type="float" office:value="3.6935029252000026E-2" table:formula="of:=0.09*[.B126]^2/[.C126]" table:style-name="ce2">
            <text:p>0.036935029</text:p>
          </table:table-cell>
          <table:table-cell office:value-type="float" office:value="0.76" table:formula="of:=[.B126]^0.5*0.09^0.25" table:style-name="ce2">
            <text:p>0.76</text:p>
          </table:table-cell>
          <table:table-cell table:style-name="ce1"/>
          <table:table-cell office:value-type="float" office:value="15.007" table:formula="of:=['1D_E1'.A120]" table:style-name="ce1">
            <text:p>15.007</text:p>
          </table:table-cell>
          <table:table-cell office:value-type="float" office:value="8.8981999999999992" table:formula="of:=['1D_E1'.B120]" table:style-name="ce1">
            <text:p>8.8982</text:p>
          </table:table-cell>
          <table:table-cell office:value-type="float" office:value="1.9326000000000001" table:formula="of:=['1D_E1'.C120]" table:style-name="ce1">
            <text:p>1.9326</text:p>
          </table:table-cell>
          <table:table-cell office:value-type="float" office:value="3.7779E-2" table:formula="of:=['1D_E1'.D120]" table:style-name="ce1">
            <text:p>0.037779</text:p>
          </table:table-cell>
          <table:table-cell office:value-type="float" office:value="0.11849999999999999" table:style-name="ce1">
            <text:p>0.1185</text:p>
          </table:table-cell>
          <table:table-cell table:number-columns-repeated="2" table:style-name="ce1"/>
          <table:table-cell office:value-type="float" office:value="15.007" table:formula="of:=['1D_E2'.A120]" table:style-name="ce1">
            <text:p>15.007</text:p>
          </table:table-cell>
          <table:table-cell office:value-type="float" office:value="8.8981999999999992" table:formula="of:=['1D_E2'.B120]" table:style-name="ce1">
            <text:p>8.8982</text:p>
          </table:table-cell>
          <table:table-cell office:value-type="float" office:value="1.9326000000000001" table:formula="of:=['1D_E2'.C120]" table:style-name="ce1">
            <text:p>1.9326</text:p>
          </table:table-cell>
          <table:table-cell office:value-type="float" office:value="3.7779E-2" table:formula="of:=['1D_E2'.D120]" table:style-name="ce1">
            <text:p>0.037779</text:p>
          </table:table-cell>
          <table:table-cell office:value-type="float" office:value="0.11849999999999999" table:style-name="ce1">
            <text:p>0.1185</text:p>
          </table:table-cell>
          <table:table-cell table:number-columns-repeated="16365"/>
        </table:table-row>
        <table:table-row table:style-name="ro2">
          <table:table-cell office:value-type="float" office:value="0.11950000000000009" table:formula="of:=[.A126]+0.001" table:style-name="ce2">
            <text:p>0.11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9570993859017616" table:formula="of:=(0.76^3/(0.41*([.A127]+0.00003347)))" table:style-name="ce2">
            <text:p>8.957099386</text:p>
          </table:table-cell>
          <table:table-cell office:value-type="float" office:value="15.164228430471312" table:formula="of:=(0.76/0.41)*LN(([.A127]+0.00003347)/0.00003347)" table:style-name="ce2">
            <text:p>15.16422843</text:p>
          </table:table-cell>
          <table:table-cell office:value-type="float" office:value="3.7246629252000021E-2" table:formula="of:=0.09*[.B127]^2/[.C127]" table:style-name="ce2">
            <text:p>0.037246629</text:p>
          </table:table-cell>
          <table:table-cell office:value-type="float" office:value="0.76" table:formula="of:=[.B127]^0.5*0.09^0.25" table:style-name="ce2">
            <text:p>0.76</text:p>
          </table:table-cell>
          <table:table-cell table:style-name="ce1"/>
          <table:table-cell office:value-type="float" office:value="15.022" table:formula="of:=['1D_E1'.A121]" table:style-name="ce1">
            <text:p>15.022</text:p>
          </table:table-cell>
          <table:table-cell office:value-type="float" office:value="8.8274000000000008" table:formula="of:=['1D_E1'.B121]" table:style-name="ce1">
            <text:p>8.8274</text:p>
          </table:table-cell>
          <table:table-cell office:value-type="float" office:value="1.9326000000000001" table:formula="of:=['1D_E1'.C121]" table:style-name="ce1">
            <text:p>1.9326</text:p>
          </table:table-cell>
          <table:table-cell office:value-type="float" office:value="3.8080999999999997E-2" table:formula="of:=['1D_E1'.D121]" table:style-name="ce1">
            <text:p>0.038081</text:p>
          </table:table-cell>
          <table:table-cell office:value-type="float" office:value="0.1195" table:style-name="ce1">
            <text:p>0.1195</text:p>
          </table:table-cell>
          <table:table-cell table:number-columns-repeated="2" table:style-name="ce1"/>
          <table:table-cell office:value-type="float" office:value="15.022" table:formula="of:=['1D_E2'.A121]" table:style-name="ce1">
            <text:p>15.022</text:p>
          </table:table-cell>
          <table:table-cell office:value-type="float" office:value="8.8274000000000008" table:formula="of:=['1D_E2'.B121]" table:style-name="ce1">
            <text:p>8.8274</text:p>
          </table:table-cell>
          <table:table-cell office:value-type="float" office:value="1.9326000000000001" table:formula="of:=['1D_E2'.C121]" table:style-name="ce1">
            <text:p>1.9326</text:p>
          </table:table-cell>
          <table:table-cell office:value-type="float" office:value="3.8080999999999997E-2" table:formula="of:=['1D_E2'.D121]" table:style-name="ce1">
            <text:p>0.038081</text:p>
          </table:table-cell>
          <table:table-cell office:value-type="float" office:value="0.1195" table:style-name="ce1">
            <text:p>0.1195</text:p>
          </table:table-cell>
          <table:table-cell table:number-columns-repeated="16365"/>
        </table:table-row>
        <table:table-row table:style-name="ro2">
          <table:table-cell office:value-type="float" office:value="0.12050000000000009" table:formula="of:=[.A127]+0.001" table:style-name="ce2">
            <text:p>0.12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8827872518040554" table:formula="of:=(0.76^3/(0.41*([.A128]+0.00003347)))" table:style-name="ce2">
            <text:p>8.882787252</text:p>
          </table:table-cell>
          <table:table-cell office:value-type="float" office:value="15.179671366994814" table:formula="of:=(0.76/0.41)*LN(([.A128]+0.00003347)/0.00003347)" table:style-name="ce2">
            <text:p>15.17967137</text:p>
          </table:table-cell>
          <table:table-cell office:value-type="float" office:value="3.7558229252000024E-2" table:formula="of:=0.09*[.B128]^2/[.C128]" table:style-name="ce2">
            <text:p>0.037558229</text:p>
          </table:table-cell>
          <table:table-cell office:value-type="float" office:value="0.76" table:formula="of:=[.B128]^0.5*0.09^0.25" table:style-name="ce2">
            <text:p>0.76</text:p>
          </table:table-cell>
          <table:table-cell table:style-name="ce1"/>
          <table:table-cell office:value-type="float" office:value="15.037000000000001" table:formula="of:=['1D_E1'.A122]" table:style-name="ce1">
            <text:p>15.037</text:p>
          </table:table-cell>
          <table:table-cell office:value-type="float" office:value="8.7579999999999991" table:formula="of:=['1D_E1'.B122]" table:style-name="ce1">
            <text:p>8.758</text:p>
          </table:table-cell>
          <table:table-cell office:value-type="float" office:value="1.9326000000000001" table:formula="of:=['1D_E1'.C122]" table:style-name="ce1">
            <text:p>1.9326</text:p>
          </table:table-cell>
          <table:table-cell office:value-type="float" office:value="3.8384000000000001E-2" table:formula="of:=['1D_E1'.D122]" table:style-name="ce1">
            <text:p>0.038384</text:p>
          </table:table-cell>
          <table:table-cell office:value-type="float" office:value="0.1205" table:style-name="ce1">
            <text:p>0.1205</text:p>
          </table:table-cell>
          <table:table-cell table:number-columns-repeated="2" table:style-name="ce1"/>
          <table:table-cell office:value-type="float" office:value="15.037000000000001" table:formula="of:=['1D_E2'.A122]" table:style-name="ce1">
            <text:p>15.037</text:p>
          </table:table-cell>
          <table:table-cell office:value-type="float" office:value="8.7579999999999991" table:formula="of:=['1D_E2'.B122]" table:style-name="ce1">
            <text:p>8.758</text:p>
          </table:table-cell>
          <table:table-cell office:value-type="float" office:value="1.9326000000000001" table:formula="of:=['1D_E2'.C122]" table:style-name="ce1">
            <text:p>1.9326</text:p>
          </table:table-cell>
          <table:table-cell office:value-type="float" office:value="3.8384000000000001E-2" table:formula="of:=['1D_E2'.D122]" table:style-name="ce1">
            <text:p>0.038384</text:p>
          </table:table-cell>
          <table:table-cell office:value-type="float" office:value="0.1205" table:style-name="ce1">
            <text:p>0.1205</text:p>
          </table:table-cell>
          <table:table-cell table:number-columns-repeated="16365"/>
        </table:table-row>
        <table:table-row table:style-name="ro2">
          <table:table-cell office:value-type="float" office:value="0.12150000000000009" table:formula="of:=[.A128]+0.001" table:style-name="ce2">
            <text:p>0.12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8096980258335957" table:formula="of:=(0.76^3/(0.41*([.A129]+0.00003347)))" table:style-name="ce2">
            <text:p>8.809698026</text:p>
          </table:table-cell>
          <table:table-cell office:value-type="float" office:value="15.194986709779528" table:formula="of:=(0.76/0.41)*LN(([.A129]+0.00003347)/0.00003347)" table:style-name="ce2">
            <text:p>15.19498671</text:p>
          </table:table-cell>
          <table:table-cell office:value-type="float" office:value="3.7869829252000026E-2" table:formula="of:=0.09*[.B129]^2/[.C129]" table:style-name="ce2">
            <text:p>0.037869829</text:p>
          </table:table-cell>
          <table:table-cell office:value-type="float" office:value="0.76" table:formula="of:=[.B129]^0.5*0.09^0.25" table:style-name="ce2">
            <text:p>0.76</text:p>
          </table:table-cell>
          <table:table-cell table:style-name="ce1"/>
          <table:table-cell office:value-type="float" office:value="15.052" table:formula="of:=['1D_E1'.A123]" table:style-name="ce1">
            <text:p>15.052</text:p>
          </table:table-cell>
          <table:table-cell office:value-type="float" office:value="8.6896000000000004" table:formula="of:=['1D_E1'.B123]" table:style-name="ce1">
            <text:p>8.6896</text:p>
          </table:table-cell>
          <table:table-cell office:value-type="float" office:value="1.9327000000000001" table:formula="of:=['1D_E1'.C123]" table:style-name="ce1">
            <text:p>1.9327</text:p>
          </table:table-cell>
          <table:table-cell office:value-type="float" office:value="3.8684999999999997E-2" table:formula="of:=['1D_E1'.D123]" table:style-name="ce1">
            <text:p>0.038685</text:p>
          </table:table-cell>
          <table:table-cell office:value-type="float" office:value="0.1215" table:style-name="ce1">
            <text:p>0.1215</text:p>
          </table:table-cell>
          <table:table-cell table:number-columns-repeated="2" table:style-name="ce1"/>
          <table:table-cell office:value-type="float" office:value="15.052" table:formula="of:=['1D_E2'.A123]" table:style-name="ce1">
            <text:p>15.052</text:p>
          </table:table-cell>
          <table:table-cell office:value-type="float" office:value="8.6896000000000004" table:formula="of:=['1D_E2'.B123]" table:style-name="ce1">
            <text:p>8.6896</text:p>
          </table:table-cell>
          <table:table-cell office:value-type="float" office:value="1.9327000000000001" table:formula="of:=['1D_E2'.C123]" table:style-name="ce1">
            <text:p>1.9327</text:p>
          </table:table-cell>
          <table:table-cell office:value-type="float" office:value="3.8684999999999997E-2" table:formula="of:=['1D_E2'.D123]" table:style-name="ce1">
            <text:p>0.038685</text:p>
          </table:table-cell>
          <table:table-cell office:value-type="float" office:value="0.1215" table:style-name="ce1">
            <text:p>0.1215</text:p>
          </table:table-cell>
          <table:table-cell table:number-columns-repeated="16365"/>
        </table:table-row>
        <table:table-row table:style-name="ro2">
          <table:table-cell office:value-type="float" office:value="0.12250000000000009" table:formula="of:=[.A129]+0.001" table:style-name="ce2">
            <text:p>0.12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7378017674004216" table:formula="of:=(0.76^3/(0.41*([.A130]+0.00003347)))" table:style-name="ce2">
            <text:p>8.737801767</text:p>
          </table:table-cell>
          <table:table-cell office:value-type="float" office:value="15.210176549987791" table:formula="of:=(0.76/0.41)*LN(([.A130]+0.00003347)/0.00003347)" table:style-name="ce2">
            <text:p>15.21017655</text:p>
          </table:table-cell>
          <table:table-cell office:value-type="float" office:value="3.8181429252000028E-2" table:formula="of:=0.09*[.B130]^2/[.C130]" table:style-name="ce2">
            <text:p>0.038181429</text:p>
          </table:table-cell>
          <table:table-cell office:value-type="float" office:value="0.76" table:formula="of:=[.B130]^0.5*0.09^0.25" table:style-name="ce2">
            <text:p>0.76</text:p>
          </table:table-cell>
          <table:table-cell table:style-name="ce1"/>
          <table:table-cell office:value-type="float" office:value="15.067" table:formula="of:=['1D_E1'.A124]" table:style-name="ce1">
            <text:p>15.067</text:p>
          </table:table-cell>
          <table:table-cell office:value-type="float" office:value="8.6225000000000005" table:formula="of:=['1D_E1'.B124]" table:style-name="ce1">
            <text:p>8.6225</text:p>
          </table:table-cell>
          <table:table-cell office:value-type="float" office:value="1.9327000000000001" table:formula="of:=['1D_E1'.C124]" table:style-name="ce1">
            <text:p>1.9327</text:p>
          </table:table-cell>
          <table:table-cell office:value-type="float" office:value="3.8987000000000001E-2" table:formula="of:=['1D_E1'.D124]" table:style-name="ce1">
            <text:p>0.038987</text:p>
          </table:table-cell>
          <table:table-cell office:value-type="float" office:value="0.1225" table:style-name="ce1">
            <text:p>0.1225</text:p>
          </table:table-cell>
          <table:table-cell table:number-columns-repeated="2" table:style-name="ce1"/>
          <table:table-cell office:value-type="float" office:value="15.067" table:formula="of:=['1D_E2'.A124]" table:style-name="ce1">
            <text:p>15.067</text:p>
          </table:table-cell>
          <table:table-cell office:value-type="float" office:value="8.6225000000000005" table:formula="of:=['1D_E2'.B124]" table:style-name="ce1">
            <text:p>8.6225</text:p>
          </table:table-cell>
          <table:table-cell office:value-type="float" office:value="1.9327000000000001" table:formula="of:=['1D_E2'.C124]" table:style-name="ce1">
            <text:p>1.9327</text:p>
          </table:table-cell>
          <table:table-cell office:value-type="float" office:value="3.8987000000000001E-2" table:formula="of:=['1D_E2'.D124]" table:style-name="ce1">
            <text:p>0.038987</text:p>
          </table:table-cell>
          <table:table-cell office:value-type="float" office:value="0.1225" table:style-name="ce1">
            <text:p>0.1225</text:p>
          </table:table-cell>
          <table:table-cell table:number-columns-repeated="16365"/>
        </table:table-row>
        <table:table-row table:style-name="ro2">
          <table:table-cell office:value-type="float" office:value="0.1235000000000001" table:formula="of:=[.A130]+0.001" table:style-name="ce2">
            <text:p>0.12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6670695053875413" table:formula="of:=(0.76^3/(0.41*([.A131]+0.00003347)))" table:style-name="ce2">
            <text:p>8.667069505</text:p>
          </table:table-cell>
          <table:table-cell office:value-type="float" office:value="15.225242927790731" table:formula="of:=(0.76/0.41)*LN(([.A131]+0.00003347)/0.00003347)" table:style-name="ce2">
            <text:p>15.22524293</text:p>
          </table:table-cell>
          <table:table-cell office:value-type="float" office:value="3.8493029252000023E-2" table:formula="of:=0.09*[.B131]^2/[.C131]" table:style-name="ce2">
            <text:p>0.038493029</text:p>
          </table:table-cell>
          <table:table-cell office:value-type="float" office:value="0.76" table:formula="of:=[.B131]^0.5*0.09^0.25" table:style-name="ce2">
            <text:p>0.76</text:p>
          </table:table-cell>
          <table:table-cell table:style-name="ce1"/>
          <table:table-cell office:value-type="float" office:value="15.082000000000001" table:formula="of:=['1D_E1'.A125]" table:style-name="ce1">
            <text:p>15.082</text:p>
          </table:table-cell>
          <table:table-cell office:value-type="float" office:value="8.5564999999999998" table:formula="of:=['1D_E1'.B125]" table:style-name="ce1">
            <text:p>8.5565</text:p>
          </table:table-cell>
          <table:table-cell office:value-type="float" office:value="1.9327000000000001" table:formula="of:=['1D_E1'.C125]" table:style-name="ce1">
            <text:p>1.9327</text:p>
          </table:table-cell>
          <table:table-cell office:value-type="float" office:value="3.9287999999999997E-2" table:formula="of:=['1D_E1'.D125]" table:style-name="ce1">
            <text:p>0.039288</text:p>
          </table:table-cell>
          <table:table-cell office:value-type="float" office:value="0.1235" table:style-name="ce1">
            <text:p>0.1235</text:p>
          </table:table-cell>
          <table:table-cell table:number-columns-repeated="2" table:style-name="ce1"/>
          <table:table-cell office:value-type="float" office:value="15.082000000000001" table:formula="of:=['1D_E2'.A125]" table:style-name="ce1">
            <text:p>15.082</text:p>
          </table:table-cell>
          <table:table-cell office:value-type="float" office:value="8.5564999999999998" table:formula="of:=['1D_E2'.B125]" table:style-name="ce1">
            <text:p>8.5565</text:p>
          </table:table-cell>
          <table:table-cell office:value-type="float" office:value="1.9327000000000001" table:formula="of:=['1D_E2'.C125]" table:style-name="ce1">
            <text:p>1.9327</text:p>
          </table:table-cell>
          <table:table-cell office:value-type="float" office:value="3.9287999999999997E-2" table:formula="of:=['1D_E2'.D125]" table:style-name="ce1">
            <text:p>0.039288</text:p>
          </table:table-cell>
          <table:table-cell office:value-type="float" office:value="0.1235" table:style-name="ce1">
            <text:p>0.1235</text:p>
          </table:table-cell>
          <table:table-cell table:number-columns-repeated="16365"/>
        </table:table-row>
        <table:table-row table:style-name="ro2">
          <table:table-cell office:value-type="float" office:value="0.1245000000000001" table:formula="of:=[.A131]+0.001" table:style-name="ce2">
            <text:p>0.12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5974731992267355" table:formula="of:=(0.76^3/(0.41*([.A132]+0.00003347)))" table:style-name="ce2">
            <text:p>8.597473199</text:p>
          </table:table-cell>
          <table:table-cell office:value-type="float" office:value="15.240187834012724" table:formula="of:=(0.76/0.41)*LN(([.A132]+0.00003347)/0.00003347)" table:style-name="ce2">
            <text:p>15.24018783</text:p>
          </table:table-cell>
          <table:table-cell office:value-type="float" office:value="3.8804629252000018E-2" table:formula="of:=0.09*[.B132]^2/[.C132]" table:style-name="ce2">
            <text:p>0.038804629</text:p>
          </table:table-cell>
          <table:table-cell office:value-type="float" office:value="0.76" table:formula="of:=[.B132]^0.5*0.09^0.25" table:style-name="ce2">
            <text:p>0.76</text:p>
          </table:table-cell>
          <table:table-cell table:style-name="ce1"/>
          <table:table-cell office:value-type="float" office:value="15.097" table:formula="of:=['1D_E1'.A126]" table:style-name="ce1">
            <text:p>15.097</text:p>
          </table:table-cell>
          <table:table-cell office:value-type="float" office:value="8.4916" table:formula="of:=['1D_E1'.B126]" table:style-name="ce1">
            <text:p>8.4916</text:p>
          </table:table-cell>
          <table:table-cell office:value-type="float" office:value="1.9327000000000001" table:formula="of:=['1D_E1'.C126]" table:style-name="ce1">
            <text:p>1.9327</text:p>
          </table:table-cell>
          <table:table-cell office:value-type="float" office:value="3.9587999999999998E-2" table:formula="of:=['1D_E1'.D126]" table:style-name="ce1">
            <text:p>0.039588</text:p>
          </table:table-cell>
          <table:table-cell office:value-type="float" office:value="0.1245" table:style-name="ce1">
            <text:p>0.1245</text:p>
          </table:table-cell>
          <table:table-cell table:number-columns-repeated="2" table:style-name="ce1"/>
          <table:table-cell office:value-type="float" office:value="15.097" table:formula="of:=['1D_E2'.A126]" table:style-name="ce1">
            <text:p>15.097</text:p>
          </table:table-cell>
          <table:table-cell office:value-type="float" office:value="8.4916" table:formula="of:=['1D_E2'.B126]" table:style-name="ce1">
            <text:p>8.4916</text:p>
          </table:table-cell>
          <table:table-cell office:value-type="float" office:value="1.9327000000000001" table:formula="of:=['1D_E2'.C126]" table:style-name="ce1">
            <text:p>1.9327</text:p>
          </table:table-cell>
          <table:table-cell office:value-type="float" office:value="3.9587999999999998E-2" table:formula="of:=['1D_E2'.D126]" table:style-name="ce1">
            <text:p>0.039588</text:p>
          </table:table-cell>
          <table:table-cell office:value-type="float" office:value="0.1245" table:style-name="ce1">
            <text:p>0.1245</text:p>
          </table:table-cell>
          <table:table-cell table:number-columns-repeated="16365"/>
        </table:table-row>
        <table:table-row table:style-name="ro2">
          <table:table-cell office:value-type="float" office:value="0.12550000000000008" table:formula="of:=[.A132]+0.001" table:style-name="ce2">
            <text:p>0.12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5289857018347917" table:formula="of:=(0.76^3/(0.41*([.A133]+0.00003347)))" table:style-name="ce2">
            <text:p>8.528985702</text:p>
          </table:table-cell>
          <table:table-cell office:value-type="float" office:value="15.255013211710127" table:formula="of:=(0.76/0.41)*LN(([.A133]+0.00003347)/0.00003347)" table:style-name="ce2">
            <text:p>15.25501321</text:p>
          </table:table-cell>
          <table:table-cell office:value-type="float" office:value="3.911622925200002E-2" table:formula="of:=0.09*[.B133]^2/[.C133]" table:style-name="ce2">
            <text:p>0.039116229</text:p>
          </table:table-cell>
          <table:table-cell office:value-type="float" office:value="0.76" table:formula="of:=[.B133]^0.5*0.09^0.25" table:style-name="ce2">
            <text:p>0.76</text:p>
          </table:table-cell>
          <table:table-cell table:style-name="ce1"/>
          <table:table-cell office:value-type="float" office:value="15.111000000000001" table:formula="of:=['1D_E1'.A127]" table:style-name="ce1">
            <text:p>15.111</text:p>
          </table:table-cell>
          <table:table-cell office:value-type="float" office:value="8.4276999999999997" table:formula="of:=['1D_E1'.B127]" table:style-name="ce1">
            <text:p>8.4277</text:p>
          </table:table-cell>
          <table:table-cell office:value-type="float" office:value="1.9327000000000001" table:formula="of:=['1D_E1'.C127]" table:style-name="ce1">
            <text:p>1.9327</text:p>
          </table:table-cell>
          <table:table-cell office:value-type="float" office:value="3.9888E-2" table:formula="of:=['1D_E1'.D127]" table:style-name="ce1">
            <text:p>0.039888</text:p>
          </table:table-cell>
          <table:table-cell office:value-type="float" office:value="0.1255" table:style-name="ce1">
            <text:p>0.1255</text:p>
          </table:table-cell>
          <table:table-cell table:number-columns-repeated="2" table:style-name="ce1"/>
          <table:table-cell office:value-type="float" office:value="15.111000000000001" table:formula="of:=['1D_E2'.A127]" table:style-name="ce1">
            <text:p>15.111</text:p>
          </table:table-cell>
          <table:table-cell office:value-type="float" office:value="8.4276999999999997" table:formula="of:=['1D_E2'.B127]" table:style-name="ce1">
            <text:p>8.4277</text:p>
          </table:table-cell>
          <table:table-cell office:value-type="float" office:value="1.9327000000000001" table:formula="of:=['1D_E2'.C127]" table:style-name="ce1">
            <text:p>1.9327</text:p>
          </table:table-cell>
          <table:table-cell office:value-type="float" office:value="3.9888E-2" table:formula="of:=['1D_E2'.D127]" table:style-name="ce1">
            <text:p>0.039888</text:p>
          </table:table-cell>
          <table:table-cell office:value-type="float" office:value="0.1255" table:style-name="ce1">
            <text:p>0.1255</text:p>
          </table:table-cell>
          <table:table-cell table:number-columns-repeated="16365"/>
        </table:table-row>
        <table:table-row table:style-name="ro2">
          <table:table-cell office:value-type="float" office:value="0.12650000000000008" table:formula="of:=[.A133]+0.001" table:style-name="ce2">
            <text:p>0.12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4615807243072272" table:formula="of:=(0.76^3/(0.41*([.A134]+0.00003347)))" table:style-name="ce2">
            <text:p>8.461580724</text:p>
          </table:table-cell>
          <table:table-cell office:value-type="float" office:value="15.269720957687353" table:formula="of:=(0.76/0.41)*LN(([.A134]+0.00003347)/0.00003347)" table:style-name="ce2">
            <text:p>15.26972096</text:p>
          </table:table-cell>
          <table:table-cell office:value-type="float" office:value="3.9427829252000016E-2" table:formula="of:=0.09*[.B134]^2/[.C134]" table:style-name="ce2">
            <text:p>0.039427829</text:p>
          </table:table-cell>
          <table:table-cell office:value-type="float" office:value="0.76" table:formula="of:=[.B134]^0.5*0.09^0.25" table:style-name="ce2">
            <text:p>0.76</text:p>
          </table:table-cell>
          <table:table-cell table:style-name="ce1"/>
          <table:table-cell office:value-type="float" office:value="15.125999999999999" table:formula="of:=['1D_E1'.A128]" table:style-name="ce1">
            <text:p>15.126</text:p>
          </table:table-cell>
          <table:table-cell office:value-type="float" office:value="8.3649000000000004" table:formula="of:=['1D_E1'.B128]" table:style-name="ce1">
            <text:p>8.3649</text:p>
          </table:table-cell>
          <table:table-cell office:value-type="float" office:value="1.9327000000000001" table:formula="of:=['1D_E1'.C128]" table:style-name="ce1">
            <text:p>1.9327</text:p>
          </table:table-cell>
          <table:table-cell office:value-type="float" office:value="4.0187E-2" table:formula="of:=['1D_E1'.D128]" table:style-name="ce1">
            <text:p>0.040187</text:p>
          </table:table-cell>
          <table:table-cell office:value-type="float" office:value="0.1265" table:style-name="ce1">
            <text:p>0.1265</text:p>
          </table:table-cell>
          <table:table-cell table:number-columns-repeated="2" table:style-name="ce1"/>
          <table:table-cell office:value-type="float" office:value="15.125999999999999" table:formula="of:=['1D_E2'.A128]" table:style-name="ce1">
            <text:p>15.126</text:p>
          </table:table-cell>
          <table:table-cell office:value-type="float" office:value="8.3649000000000004" table:formula="of:=['1D_E2'.B128]" table:style-name="ce1">
            <text:p>8.3649</text:p>
          </table:table-cell>
          <table:table-cell office:value-type="float" office:value="1.9327000000000001" table:formula="of:=['1D_E2'.C128]" table:style-name="ce1">
            <text:p>1.9327</text:p>
          </table:table-cell>
          <table:table-cell office:value-type="float" office:value="4.0187E-2" table:formula="of:=['1D_E2'.D128]" table:style-name="ce1">
            <text:p>0.040187</text:p>
          </table:table-cell>
          <table:table-cell office:value-type="float" office:value="0.1265" table:style-name="ce1">
            <text:p>0.1265</text:p>
          </table:table-cell>
          <table:table-cell table:number-columns-repeated="16365"/>
        </table:table-row>
        <table:table-row table:style-name="ro2">
          <table:table-cell office:value-type="float" office:value="0.12750000000000009" table:formula="of:=[.A134]+0.001" table:style-name="ce2">
            <text:p>0.12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3952328022730569" table:formula="of:=(0.76^3/(0.41*([.A135]+0.00003347)))" table:style-name="ce2">
            <text:p>8.395232802</text:p>
          </table:table-cell>
          <table:table-cell office:value-type="float" office:value="15.284312923953275" table:formula="of:=(0.76/0.41)*LN(([.A135]+0.00003347)/0.00003347)" table:style-name="ce2">
            <text:p>15.28431292</text:p>
          </table:table-cell>
          <table:table-cell office:value-type="float" office:value="3.9739429252000018E-2" table:formula="of:=0.09*[.B135]^2/[.C135]" table:style-name="ce2">
            <text:p>0.039739429</text:p>
          </table:table-cell>
          <table:table-cell office:value-type="float" office:value="0.76" table:formula="of:=[.B135]^0.5*0.09^0.25" table:style-name="ce2">
            <text:p>0.76</text:p>
          </table:table-cell>
          <table:table-cell table:style-name="ce1"/>
          <table:table-cell office:value-type="float" office:value="15.14" table:formula="of:=['1D_E1'.A129]" table:style-name="ce1">
            <text:p>15.14</text:p>
          </table:table-cell>
          <table:table-cell office:value-type="float" office:value="8.3031000000000006" table:formula="of:=['1D_E1'.B129]" table:style-name="ce1">
            <text:p>8.3031</text:p>
          </table:table-cell>
          <table:table-cell office:value-type="float" office:value="1.9327000000000001" table:formula="of:=['1D_E1'.C129]" table:style-name="ce1">
            <text:p>1.9327</text:p>
          </table:table-cell>
          <table:table-cell office:value-type="float" office:value="4.0486000000000001E-2" table:formula="of:=['1D_E1'.D129]" table:style-name="ce1">
            <text:p>0.040486</text:p>
          </table:table-cell>
          <table:table-cell office:value-type="float" office:value="0.1275" table:style-name="ce1">
            <text:p>0.1275</text:p>
          </table:table-cell>
          <table:table-cell table:number-columns-repeated="2" table:style-name="ce1"/>
          <table:table-cell office:value-type="float" office:value="15.14" table:formula="of:=['1D_E2'.A129]" table:style-name="ce1">
            <text:p>15.14</text:p>
          </table:table-cell>
          <table:table-cell office:value-type="float" office:value="8.3031000000000006" table:formula="of:=['1D_E2'.B129]" table:style-name="ce1">
            <text:p>8.3031</text:p>
          </table:table-cell>
          <table:table-cell office:value-type="float" office:value="1.9327000000000001" table:formula="of:=['1D_E2'.C129]" table:style-name="ce1">
            <text:p>1.9327</text:p>
          </table:table-cell>
          <table:table-cell office:value-type="float" office:value="4.0486000000000001E-2" table:formula="of:=['1D_E2'.D129]" table:style-name="ce1">
            <text:p>0.040486</text:p>
          </table:table-cell>
          <table:table-cell office:value-type="float" office:value="0.1275" table:style-name="ce1">
            <text:p>0.1275</text:p>
          </table:table-cell>
          <table:table-cell table:number-columns-repeated="16365"/>
        </table:table-row>
        <table:table-row table:style-name="ro2">
          <table:table-cell office:value-type="float" office:value="0.12850000000000009" table:formula="of:=[.A135]+0.001" table:style-name="ce2">
            <text:p>0.12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3299172638201302" table:formula="of:=(0.76^3/(0.41*([.A136]+0.00003347)))" table:style-name="ce2">
            <text:p>8.329917264</text:p>
          </table:table-cell>
          <table:table-cell office:value-type="float" office:value="15.298790919120773" table:formula="of:=(0.76/0.41)*LN(([.A136]+0.00003347)/0.00003347)" table:style-name="ce2">
            <text:p>15.29879092</text:p>
          </table:table-cell>
          <table:table-cell office:value-type="float" office:value="4.005102925200002E-2" table:formula="of:=0.09*[.B136]^2/[.C136]" table:style-name="ce2">
            <text:p>0.040051029</text:p>
          </table:table-cell>
          <table:table-cell office:value-type="float" office:value="0.76" table:formula="of:=[.B136]^0.5*0.09^0.25" table:style-name="ce2">
            <text:p>0.76</text:p>
          </table:table-cell>
          <table:table-cell table:style-name="ce1"/>
          <table:table-cell office:value-type="float" office:value="15.154999999999999" table:formula="of:=['1D_E1'.A130]" table:style-name="ce1">
            <text:p>15.155</text:p>
          </table:table-cell>
          <table:table-cell office:value-type="float" office:value="8.2423999999999999" table:formula="of:=['1D_E1'.B130]" table:style-name="ce1">
            <text:p>8.2424</text:p>
          </table:table-cell>
          <table:table-cell office:value-type="float" office:value="1.9327000000000001" table:formula="of:=['1D_E1'.C130]" table:style-name="ce1">
            <text:p>1.9327</text:p>
          </table:table-cell>
          <table:table-cell office:value-type="float" office:value="4.0785000000000002E-2" table:formula="of:=['1D_E1'.D130]" table:style-name="ce1">
            <text:p>0.040785</text:p>
          </table:table-cell>
          <table:table-cell office:value-type="float" office:value="0.1285" table:style-name="ce1">
            <text:p>0.1285</text:p>
          </table:table-cell>
          <table:table-cell table:number-columns-repeated="2" table:style-name="ce1"/>
          <table:table-cell office:value-type="float" office:value="15.154999999999999" table:formula="of:=['1D_E2'.A130]" table:style-name="ce1">
            <text:p>15.155</text:p>
          </table:table-cell>
          <table:table-cell office:value-type="float" office:value="8.2423999999999999" table:formula="of:=['1D_E2'.B130]" table:style-name="ce1">
            <text:p>8.2424</text:p>
          </table:table-cell>
          <table:table-cell office:value-type="float" office:value="1.9327000000000001" table:formula="of:=['1D_E2'.C130]" table:style-name="ce1">
            <text:p>1.9327</text:p>
          </table:table-cell>
          <table:table-cell office:value-type="float" office:value="4.0785000000000002E-2" table:formula="of:=['1D_E2'.D130]" table:style-name="ce1">
            <text:p>0.040785</text:p>
          </table:table-cell>
          <table:table-cell office:value-type="float" office:value="0.1285" table:style-name="ce1">
            <text:p>0.1285</text:p>
          </table:table-cell>
          <table:table-cell table:number-columns-repeated="16365"/>
        </table:table-row>
        <table:table-row table:style-name="ro2">
          <table:table-cell office:value-type="float" office:value="0.12950000000000009" table:formula="of:=[.A136]+0.001" table:style-name="ce2">
            <text:p>0.12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2656101989061721" table:formula="of:=(0.76^3/(0.41*([.A137]+0.00003347)))" table:style-name="ce2">
            <text:p>8.265610199</text:p>
          </table:table-cell>
          <table:table-cell office:value-type="float" office:value="15.313156709752008" table:formula="of:=(0.76/0.41)*LN(([.A137]+0.00003347)/0.00003347)" table:style-name="ce2">
            <text:p>15.31315671</text:p>
          </table:table-cell>
          <table:table-cell office:value-type="float" office:value="4.0362629252000022E-2" table:formula="of:=0.09*[.B137]^2/[.C137]" table:style-name="ce2">
            <text:p>0.040362629</text:p>
          </table:table-cell>
          <table:table-cell office:value-type="float" office:value="0.76" table:formula="of:=[.B137]^0.5*0.09^0.25" table:style-name="ce2">
            <text:p>0.76</text:p>
          </table:table-cell>
          <table:table-cell table:style-name="ce1"/>
          <table:table-cell office:value-type="float" office:value="15.169" table:formula="of:=['1D_E1'.A131]" table:style-name="ce1">
            <text:p>15.169</text:p>
          </table:table-cell>
          <table:table-cell office:value-type="float" office:value="8.1826000000000008" table:formula="of:=['1D_E1'.B131]" table:style-name="ce1">
            <text:p>8.1826</text:p>
          </table:table-cell>
          <table:table-cell office:value-type="float" office:value="1.9327000000000001" table:formula="of:=['1D_E1'.C131]" table:style-name="ce1">
            <text:p>1.9327</text:p>
          </table:table-cell>
          <table:table-cell office:value-type="float" office:value="4.1083000000000001E-2" table:formula="of:=['1D_E1'.D131]" table:style-name="ce1">
            <text:p>0.041083</text:p>
          </table:table-cell>
          <table:table-cell office:value-type="float" office:value="0.1295" table:style-name="ce1">
            <text:p>0.1295</text:p>
          </table:table-cell>
          <table:table-cell table:number-columns-repeated="2" table:style-name="ce1"/>
          <table:table-cell office:value-type="float" office:value="15.169" table:formula="of:=['1D_E2'.A131]" table:style-name="ce1">
            <text:p>15.169</text:p>
          </table:table-cell>
          <table:table-cell office:value-type="float" office:value="8.1826000000000008" table:formula="of:=['1D_E2'.B131]" table:style-name="ce1">
            <text:p>8.1826</text:p>
          </table:table-cell>
          <table:table-cell office:value-type="float" office:value="1.9327000000000001" table:formula="of:=['1D_E2'.C131]" table:style-name="ce1">
            <text:p>1.9327</text:p>
          </table:table-cell>
          <table:table-cell office:value-type="float" office:value="4.1083000000000001E-2" table:formula="of:=['1D_E2'.D131]" table:style-name="ce1">
            <text:p>0.041083</text:p>
          </table:table-cell>
          <table:table-cell office:value-type="float" office:value="0.1295" table:style-name="ce1">
            <text:p>0.1295</text:p>
          </table:table-cell>
          <table:table-cell table:number-columns-repeated="16365"/>
        </table:table-row>
        <table:table-row table:style-name="ro2">
          <table:table-cell office:value-type="float" office:value="0.13050000000000009" table:formula="of:=[.A137]+0.001" table:style-name="ce2">
            <text:p>0.13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2022884301758516" table:formula="of:=(0.76^3/(0.41*([.A138]+0.00003347)))" table:style-name="ce2">
            <text:p>8.20228843</text:p>
          </table:table-cell>
          <table:table-cell office:value-type="float" office:value="15.327412021652011" table:formula="of:=(0.76/0.41)*LN(([.A138]+0.00003347)/0.00003347)" table:style-name="ce2">
            <text:p>15.32741202</text:p>
          </table:table-cell>
          <table:table-cell office:value-type="float" office:value="4.0674229252000024E-2" table:formula="of:=0.09*[.B138]^2/[.C138]" table:style-name="ce2">
            <text:p>0.040674229</text:p>
          </table:table-cell>
          <table:table-cell office:value-type="float" office:value="0.76" table:formula="of:=[.B138]^0.5*0.09^0.25" table:style-name="ce2">
            <text:p>0.76</text:p>
          </table:table-cell>
          <table:table-cell table:style-name="ce1"/>
          <table:table-cell office:value-type="float" office:value="15.183" table:formula="of:=['1D_E1'.A132]" table:style-name="ce1">
            <text:p>15.183</text:p>
          </table:table-cell>
          <table:table-cell office:value-type="float" office:value="8.1236999999999995" table:formula="of:=['1D_E1'.B132]" table:style-name="ce1">
            <text:p>8.1237</text:p>
          </table:table-cell>
          <table:table-cell office:value-type="float" office:value="1.9327000000000001" table:formula="of:=['1D_E1'.C132]" table:style-name="ce1">
            <text:p>1.9327</text:p>
          </table:table-cell>
          <table:table-cell office:value-type="float" office:value="4.1381000000000001E-2" table:formula="of:=['1D_E1'.D132]" table:style-name="ce1">
            <text:p>0.041381</text:p>
          </table:table-cell>
          <table:table-cell office:value-type="float" office:value="0.1305" table:style-name="ce1">
            <text:p>0.1305</text:p>
          </table:table-cell>
          <table:table-cell table:number-columns-repeated="2" table:style-name="ce1"/>
          <table:table-cell office:value-type="float" office:value="15.183" table:formula="of:=['1D_E2'.A132]" table:style-name="ce1">
            <text:p>15.183</text:p>
          </table:table-cell>
          <table:table-cell office:value-type="float" office:value="8.1236999999999995" table:formula="of:=['1D_E2'.B132]" table:style-name="ce1">
            <text:p>8.1237</text:p>
          </table:table-cell>
          <table:table-cell office:value-type="float" office:value="1.9327000000000001" table:formula="of:=['1D_E2'.C132]" table:style-name="ce1">
            <text:p>1.9327</text:p>
          </table:table-cell>
          <table:table-cell office:value-type="float" office:value="4.1381000000000001E-2" table:formula="of:=['1D_E2'.D132]" table:style-name="ce1">
            <text:p>0.041381</text:p>
          </table:table-cell>
          <table:table-cell office:value-type="float" office:value="0.1305" table:style-name="ce1">
            <text:p>0.1305</text:p>
          </table:table-cell>
          <table:table-cell table:number-columns-repeated="16365"/>
        </table:table-row>
        <table:table-row table:style-name="ro2">
          <table:table-cell office:value-type="float" office:value="0.13150000000000009" table:formula="of:=[.A138]+0.001" table:style-name="ce2">
            <text:p>0.13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1399294851090502" table:formula="of:=(0.76^3/(0.41*([.A139]+0.00003347)))" table:style-name="ce2">
            <text:p>8.139929485</text:p>
          </table:table-cell>
          <table:table-cell office:value-type="float" office:value="15.341558541112876" table:formula="of:=(0.76/0.41)*LN(([.A139]+0.00003347)/0.00003347)" table:style-name="ce2">
            <text:p>15.34155854</text:p>
          </table:table-cell>
          <table:table-cell office:value-type="float" office:value="4.0985829252000019E-2" table:formula="of:=0.09*[.B139]^2/[.C139]" table:style-name="ce2">
            <text:p>0.040985829</text:p>
          </table:table-cell>
          <table:table-cell office:value-type="float" office:value="0.76" table:formula="of:=[.B139]^0.5*0.09^0.25" table:style-name="ce2">
            <text:p>0.76</text:p>
          </table:table-cell>
          <table:table-cell table:style-name="ce1"/>
          <table:table-cell office:value-type="float" office:value="15.196999999999999" table:formula="of:=['1D_E1'.A133]" table:style-name="ce1">
            <text:p>15.197</text:p>
          </table:table-cell>
          <table:table-cell office:value-type="float" office:value="8.0657999999999994" table:formula="of:=['1D_E1'.B133]" table:style-name="ce1">
            <text:p>8.0658</text:p>
          </table:table-cell>
          <table:table-cell office:value-type="float" office:value="1.9327000000000001" table:formula="of:=['1D_E1'.C133]" table:style-name="ce1">
            <text:p>1.9327</text:p>
          </table:table-cell>
          <table:table-cell office:value-type="float" office:value="4.1678E-2" table:formula="of:=['1D_E1'.D133]" table:style-name="ce1">
            <text:p>0.041678</text:p>
          </table:table-cell>
          <table:table-cell office:value-type="float" office:value="0.13150000000000001" table:style-name="ce1">
            <text:p>0.1315</text:p>
          </table:table-cell>
          <table:table-cell table:number-columns-repeated="2" table:style-name="ce1"/>
          <table:table-cell office:value-type="float" office:value="15.196999999999999" table:formula="of:=['1D_E2'.A133]" table:style-name="ce1">
            <text:p>15.197</text:p>
          </table:table-cell>
          <table:table-cell office:value-type="float" office:value="8.0657999999999994" table:formula="of:=['1D_E2'.B133]" table:style-name="ce1">
            <text:p>8.0658</text:p>
          </table:table-cell>
          <table:table-cell office:value-type="float" office:value="1.9327000000000001" table:formula="of:=['1D_E2'.C133]" table:style-name="ce1">
            <text:p>1.9327</text:p>
          </table:table-cell>
          <table:table-cell office:value-type="float" office:value="4.1678E-2" table:formula="of:=['1D_E2'.D133]" table:style-name="ce1">
            <text:p>0.041678</text:p>
          </table:table-cell>
          <table:table-cell office:value-type="float" office:value="0.13150000000000001" table:style-name="ce1">
            <text:p>0.1315</text:p>
          </table:table-cell>
          <table:table-cell table:number-columns-repeated="16365"/>
        </table:table-row>
        <table:table-row table:style-name="ro2">
          <table:table-cell office:value-type="float" office:value="0.13250000000000009" table:formula="of:=[.A139]+0.001" table:style-name="ce2">
            <text:p>0.13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078511569430022" table:formula="of:=(0.76^3/(0.41*([.A140]+0.00003347)))" table:style-name="ce2">
            <text:p>8.078511569</text:p>
          </table:table-cell>
          <table:table-cell office:value-type="float" office:value="15.355597916110856" table:formula="of:=(0.76/0.41)*LN(([.A140]+0.00003347)/0.00003347)" table:style-name="ce2">
            <text:p>15.35559792</text:p>
          </table:table-cell>
          <table:table-cell office:value-type="float" office:value="4.1297429252000022E-2" table:formula="of:=0.09*[.B140]^2/[.C140]" table:style-name="ce2">
            <text:p>0.041297429</text:p>
          </table:table-cell>
          <table:table-cell office:value-type="float" office:value="0.76" table:formula="of:=[.B140]^0.5*0.09^0.25" table:style-name="ce2">
            <text:p>0.76</text:p>
          </table:table-cell>
          <table:table-cell table:style-name="ce1"/>
          <table:table-cell office:value-type="float" office:value="15.211" table:formula="of:=['1D_E1'.A134]" table:style-name="ce1">
            <text:p>15.211</text:p>
          </table:table-cell>
          <table:table-cell office:value-type="float" office:value="8.0088000000000008" table:formula="of:=['1D_E1'.B134]" table:style-name="ce1">
            <text:p>8.0088</text:p>
          </table:table-cell>
          <table:table-cell office:value-type="float" office:value="1.9327000000000001" table:formula="of:=['1D_E1'.C134]" table:style-name="ce1">
            <text:p>1.9327</text:p>
          </table:table-cell>
          <table:table-cell office:value-type="float" office:value="4.1973999999999997E-2" table:formula="of:=['1D_E1'.D134]" table:style-name="ce1">
            <text:p>0.041974</text:p>
          </table:table-cell>
          <table:table-cell office:value-type="float" office:value="0.13250000000000001" table:style-name="ce1">
            <text:p>0.1325</text:p>
          </table:table-cell>
          <table:table-cell table:number-columns-repeated="2" table:style-name="ce1"/>
          <table:table-cell office:value-type="float" office:value="15.211" table:formula="of:=['1D_E2'.A134]" table:style-name="ce1">
            <text:p>15.211</text:p>
          </table:table-cell>
          <table:table-cell office:value-type="float" office:value="8.0088000000000008" table:formula="of:=['1D_E2'.B134]" table:style-name="ce1">
            <text:p>8.0088</text:p>
          </table:table-cell>
          <table:table-cell office:value-type="float" office:value="1.9327000000000001" table:formula="of:=['1D_E2'.C134]" table:style-name="ce1">
            <text:p>1.9327</text:p>
          </table:table-cell>
          <table:table-cell office:value-type="float" office:value="4.1973999999999997E-2" table:formula="of:=['1D_E2'.D134]" table:style-name="ce1">
            <text:p>0.041974</text:p>
          </table:table-cell>
          <table:table-cell office:value-type="float" office:value="0.13250000000000001" table:style-name="ce1">
            <text:p>0.1325</text:p>
          </table:table-cell>
          <table:table-cell table:number-columns-repeated="16365"/>
        </table:table-row>
        <table:table-row table:style-name="ro2">
          <table:table-cell office:value-type="float" office:value="0.13350000000000009" table:formula="of:=[.A140]+0.001" table:style-name="ce2">
            <text:p>0.13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8.0180135417113529" table:formula="of:=(0.76^3/(0.41*([.A141]+0.00003347)))" table:style-name="ce2">
            <text:p>8.018013542</text:p>
          </table:table-cell>
          <table:table-cell office:value-type="float" office:value="15.369531757458441" table:formula="of:=(0.76/0.41)*LN(([.A141]+0.00003347)/0.00003347)" table:style-name="ce2">
            <text:p>15.36953176</text:p>
          </table:table-cell>
          <table:table-cell office:value-type="float" office:value="4.1609029252000024E-2" table:formula="of:=0.09*[.B141]^2/[.C141]" table:style-name="ce2">
            <text:p>0.041609029</text:p>
          </table:table-cell>
          <table:table-cell office:value-type="float" office:value="0.76" table:formula="of:=[.B141]^0.5*0.09^0.25" table:style-name="ce2">
            <text:p>0.76</text:p>
          </table:table-cell>
          <table:table-cell table:style-name="ce1"/>
          <table:table-cell office:value-type="float" office:value="15.224" table:formula="of:=['1D_E1'.A135]" table:style-name="ce1">
            <text:p>15.224</text:p>
          </table:table-cell>
          <table:table-cell office:value-type="float" office:value="7.9527000000000001" table:formula="of:=['1D_E1'.B135]" table:style-name="ce1">
            <text:p>7.9527</text:p>
          </table:table-cell>
          <table:table-cell office:value-type="float" office:value="1.9327000000000001" table:formula="of:=['1D_E1'.C135]" table:style-name="ce1">
            <text:p>1.9327</text:p>
          </table:table-cell>
          <table:table-cell office:value-type="float" office:value="4.2270000000000002E-2" table:formula="of:=['1D_E1'.D135]" table:style-name="ce1">
            <text:p>0.04227</text:p>
          </table:table-cell>
          <table:table-cell office:value-type="float" office:value="0.13350000000000001" table:style-name="ce1">
            <text:p>0.1335</text:p>
          </table:table-cell>
          <table:table-cell table:number-columns-repeated="2" table:style-name="ce1"/>
          <table:table-cell office:value-type="float" office:value="15.224" table:formula="of:=['1D_E2'.A135]" table:style-name="ce1">
            <text:p>15.224</text:p>
          </table:table-cell>
          <table:table-cell office:value-type="float" office:value="7.9527000000000001" table:formula="of:=['1D_E2'.B135]" table:style-name="ce1">
            <text:p>7.9527</text:p>
          </table:table-cell>
          <table:table-cell office:value-type="float" office:value="1.9327000000000001" table:formula="of:=['1D_E2'.C135]" table:style-name="ce1">
            <text:p>1.9327</text:p>
          </table:table-cell>
          <table:table-cell office:value-type="float" office:value="4.2270000000000002E-2" table:formula="of:=['1D_E2'.D135]" table:style-name="ce1">
            <text:p>0.04227</text:p>
          </table:table-cell>
          <table:table-cell office:value-type="float" office:value="0.13350000000000001" table:style-name="ce1">
            <text:p>0.1335</text:p>
          </table:table-cell>
          <table:table-cell table:number-columns-repeated="16365"/>
        </table:table-row>
        <table:table-row table:style-name="ro2">
          <table:table-cell office:value-type="float" office:value="0.13450000000000009" table:formula="of:=[.A141]+0.001" table:style-name="ce2">
            <text:p>0.13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9584148891105437" table:formula="of:=(0.76^3/(0.41*([.A142]+0.00003347)))" table:style-name="ce2">
            <text:p>7.958414889</text:p>
          </table:table-cell>
          <table:table-cell office:value-type="float" office:value="15.383361639913494" table:formula="of:=(0.76/0.41)*LN(([.A142]+0.00003347)/0.00003347)" table:style-name="ce2">
            <text:p>15.38336164</text:p>
          </table:table-cell>
          <table:table-cell office:value-type="float" office:value="4.1920629252000026E-2" table:formula="of:=0.09*[.B142]^2/[.C142]" table:style-name="ce2">
            <text:p>0.041920629</text:p>
          </table:table-cell>
          <table:table-cell office:value-type="float" office:value="0.76" table:formula="of:=[.B142]^0.5*0.09^0.25" table:style-name="ce2">
            <text:p>0.76</text:p>
          </table:table-cell>
          <table:table-cell table:style-name="ce1"/>
          <table:table-cell office:value-type="float" office:value="15.238" table:formula="of:=['1D_E1'.A136]" table:style-name="ce1">
            <text:p>15.238</text:p>
          </table:table-cell>
          <table:table-cell office:value-type="float" office:value="7.8975" table:formula="of:=['1D_E1'.B136]" table:style-name="ce1">
            <text:p>7.8975</text:p>
          </table:table-cell>
          <table:table-cell office:value-type="float" office:value="1.9327000000000001" table:formula="of:=['1D_E1'.C136]" table:style-name="ce1">
            <text:p>1.9327</text:p>
          </table:table-cell>
          <table:table-cell office:value-type="float" office:value="4.2566E-2" table:formula="of:=['1D_E1'.D136]" table:style-name="ce1">
            <text:p>0.042566</text:p>
          </table:table-cell>
          <table:table-cell office:value-type="float" office:value="0.13450000000000001" table:style-name="ce1">
            <text:p>0.1345</text:p>
          </table:table-cell>
          <table:table-cell table:number-columns-repeated="2" table:style-name="ce1"/>
          <table:table-cell office:value-type="float" office:value="15.238" table:formula="of:=['1D_E2'.A136]" table:style-name="ce1">
            <text:p>15.238</text:p>
          </table:table-cell>
          <table:table-cell office:value-type="float" office:value="7.8975" table:formula="of:=['1D_E2'.B136]" table:style-name="ce1">
            <text:p>7.8975</text:p>
          </table:table-cell>
          <table:table-cell office:value-type="float" office:value="1.9327000000000001" table:formula="of:=['1D_E2'.C136]" table:style-name="ce1">
            <text:p>1.9327</text:p>
          </table:table-cell>
          <table:table-cell office:value-type="float" office:value="4.2566E-2" table:formula="of:=['1D_E2'.D136]" table:style-name="ce1">
            <text:p>0.042566</text:p>
          </table:table-cell>
          <table:table-cell office:value-type="float" office:value="0.13450000000000001" table:style-name="ce1">
            <text:p>0.1345</text:p>
          </table:table-cell>
          <table:table-cell table:number-columns-repeated="16365"/>
        </table:table-row>
        <table:table-row table:style-name="ro2">
          <table:table-cell office:value-type="float" office:value="0.13550000000000009" table:formula="of:=[.A142]+0.001" table:style-name="ce2">
            <text:p>0.13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8996957041807212" table:formula="of:=(0.76^3/(0.41*([.A143]+0.00003347)))" table:style-name="ce2">
            <text:p>7.899695704</text:p>
          </table:table-cell>
          <table:table-cell office:value-type="float" office:value="15.397089103247277" table:formula="of:=(0.76/0.41)*LN(([.A143]+0.00003347)/0.00003347)" table:style-name="ce2">
            <text:p>15.3970891</text:p>
          </table:table-cell>
          <table:table-cell office:value-type="float" office:value="4.2232229252000028E-2" table:formula="of:=0.09*[.B143]^2/[.C143]" table:style-name="ce2">
            <text:p>0.042232229</text:p>
          </table:table-cell>
          <table:table-cell office:value-type="float" office:value="0.76" table:formula="of:=[.B143]^0.5*0.09^0.25" table:style-name="ce2">
            <text:p>0.76</text:p>
          </table:table-cell>
          <table:table-cell table:style-name="ce1"/>
          <table:table-cell office:value-type="float" office:value="15.252000000000001" table:formula="of:=['1D_E1'.A137]" table:style-name="ce1">
            <text:p>15.252</text:p>
          </table:table-cell>
          <table:table-cell office:value-type="float" office:value="7.8430999999999997" table:formula="of:=['1D_E1'.B137]" table:style-name="ce1">
            <text:p>7.8431</text:p>
          </table:table-cell>
          <table:table-cell office:value-type="float" office:value="1.9327000000000001" table:formula="of:=['1D_E1'.C137]" table:style-name="ce1">
            <text:p>1.9327</text:p>
          </table:table-cell>
          <table:table-cell office:value-type="float" office:value="4.2861000000000003E-2" table:formula="of:=['1D_E1'.D137]" table:style-name="ce1">
            <text:p>0.042861</text:p>
          </table:table-cell>
          <table:table-cell office:value-type="float" office:value="0.13550000000000001" table:style-name="ce1">
            <text:p>0.1355</text:p>
          </table:table-cell>
          <table:table-cell table:number-columns-repeated="2" table:style-name="ce1"/>
          <table:table-cell office:value-type="float" office:value="15.252000000000001" table:formula="of:=['1D_E2'.A137]" table:style-name="ce1">
            <text:p>15.252</text:p>
          </table:table-cell>
          <table:table-cell office:value-type="float" office:value="7.8430999999999997" table:formula="of:=['1D_E2'.B137]" table:style-name="ce1">
            <text:p>7.8431</text:p>
          </table:table-cell>
          <table:table-cell office:value-type="float" office:value="1.9327000000000001" table:formula="of:=['1D_E2'.C137]" table:style-name="ce1">
            <text:p>1.9327</text:p>
          </table:table-cell>
          <table:table-cell office:value-type="float" office:value="4.2861000000000003E-2" table:formula="of:=['1D_E2'.D137]" table:style-name="ce1">
            <text:p>0.042861</text:p>
          </table:table-cell>
          <table:table-cell office:value-type="float" office:value="0.13550000000000001" table:style-name="ce1">
            <text:p>0.1355</text:p>
          </table:table-cell>
          <table:table-cell table:number-columns-repeated="16365"/>
        </table:table-row>
        <table:table-row table:style-name="ro2">
          <table:table-cell office:value-type="float" office:value="0.13650000000000009" table:formula="of:=[.A143]+0.001" table:style-name="ce2">
            <text:p>0.13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8418366627004108" table:formula="of:=(0.76^3/(0.41*([.A144]+0.00003347)))" table:style-name="ce2">
            <text:p>7.841836663</text:p>
          </table:table-cell>
          <table:table-cell office:value-type="float" office:value="15.410715653273261" table:formula="of:=(0.76/0.41)*LN(([.A144]+0.00003347)/0.00003347)" table:style-name="ce2">
            <text:p>15.41071565</text:p>
          </table:table-cell>
          <table:table-cell office:value-type="float" office:value="4.2543829252000023E-2" table:formula="of:=0.09*[.B144]^2/[.C144]" table:style-name="ce2">
            <text:p>0.042543829</text:p>
          </table:table-cell>
          <table:table-cell office:value-type="float" office:value="0.76" table:formula="of:=[.B144]^0.5*0.09^0.25" table:style-name="ce2">
            <text:p>0.76</text:p>
          </table:table-cell>
          <table:table-cell table:style-name="ce1"/>
          <table:table-cell office:value-type="float" office:value="15.265000000000001" table:formula="of:=['1D_E1'.A138]" table:style-name="ce1">
            <text:p>15.265</text:p>
          </table:table-cell>
          <table:table-cell office:value-type="float" office:value="7.7896000000000001" table:formula="of:=['1D_E1'.B138]" table:style-name="ce1">
            <text:p>7.7896</text:p>
          </table:table-cell>
          <table:table-cell office:value-type="float" office:value="1.9327000000000001" table:formula="of:=['1D_E1'.C138]" table:style-name="ce1">
            <text:p>1.9327</text:p>
          </table:table-cell>
          <table:table-cell office:value-type="float" office:value="4.3156E-2" table:formula="of:=['1D_E1'.D138]" table:style-name="ce1">
            <text:p>0.043156</text:p>
          </table:table-cell>
          <table:table-cell office:value-type="float" office:value="0.13650000000000001" table:style-name="ce1">
            <text:p>0.1365</text:p>
          </table:table-cell>
          <table:table-cell table:number-columns-repeated="2" table:style-name="ce1"/>
          <table:table-cell office:value-type="float" office:value="15.265000000000001" table:formula="of:=['1D_E2'.A138]" table:style-name="ce1">
            <text:p>15.265</text:p>
          </table:table-cell>
          <table:table-cell office:value-type="float" office:value="7.7896000000000001" table:formula="of:=['1D_E2'.B138]" table:style-name="ce1">
            <text:p>7.7896</text:p>
          </table:table-cell>
          <table:table-cell office:value-type="float" office:value="1.9327000000000001" table:formula="of:=['1D_E2'.C138]" table:style-name="ce1">
            <text:p>1.9327</text:p>
          </table:table-cell>
          <table:table-cell office:value-type="float" office:value="4.3156E-2" table:formula="of:=['1D_E2'.D138]" table:style-name="ce1">
            <text:p>0.043156</text:p>
          </table:table-cell>
          <table:table-cell office:value-type="float" office:value="0.13650000000000001" table:style-name="ce1">
            <text:p>0.1365</text:p>
          </table:table-cell>
          <table:table-cell table:number-columns-repeated="16365"/>
        </table:table-row>
        <table:table-row table:style-name="ro2">
          <table:table-cell office:value-type="float" office:value="0.13750000000000009" table:formula="of:=[.A144]+0.001" table:style-name="ce2">
            <text:p>0.13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7848190024705017" table:formula="of:=(0.76^3/(0.41*([.A145]+0.00003347)))" table:style-name="ce2">
            <text:p>7.784819002</text:p>
          </table:table-cell>
          <table:table-cell office:value-type="float" office:value="15.424242762838343" table:formula="of:=(0.76/0.41)*LN(([.A145]+0.00003347)/0.00003347)" table:style-name="ce2">
            <text:p>15.42424276</text:p>
          </table:table-cell>
          <table:table-cell office:value-type="float" office:value="4.2855429252000025E-2" table:formula="of:=0.09*[.B145]^2/[.C145]" table:style-name="ce2">
            <text:p>0.042855429</text:p>
          </table:table-cell>
          <table:table-cell office:value-type="float" office:value="0.76" table:formula="of:=[.B145]^0.5*0.09^0.25" table:style-name="ce2">
            <text:p>0.76</text:p>
          </table:table-cell>
          <table:table-cell table:style-name="ce1"/>
          <table:table-cell office:value-type="float" office:value="15.279" table:formula="of:=['1D_E1'.A139]" table:style-name="ce1">
            <text:p>15.279</text:p>
          </table:table-cell>
          <table:table-cell office:value-type="float" office:value="7.7369000000000003" table:formula="of:=['1D_E1'.B139]" table:style-name="ce1">
            <text:p>7.7369</text:p>
          </table:table-cell>
          <table:table-cell office:value-type="float" office:value="1.9327000000000001" table:formula="of:=['1D_E1'.C139]" table:style-name="ce1">
            <text:p>1.9327</text:p>
          </table:table-cell>
          <table:table-cell office:value-type="float" office:value="4.3450000000000003E-2" table:formula="of:=['1D_E1'.D139]" table:style-name="ce1">
            <text:p>0.04345</text:p>
          </table:table-cell>
          <table:table-cell office:value-type="float" office:value="0.13750000000000001" table:style-name="ce1">
            <text:p>0.1375</text:p>
          </table:table-cell>
          <table:table-cell table:number-columns-repeated="2" table:style-name="ce1"/>
          <table:table-cell office:value-type="float" office:value="15.279" table:formula="of:=['1D_E2'.A139]" table:style-name="ce1">
            <text:p>15.279</text:p>
          </table:table-cell>
          <table:table-cell office:value-type="float" office:value="7.7369000000000003" table:formula="of:=['1D_E2'.B139]" table:style-name="ce1">
            <text:p>7.7369</text:p>
          </table:table-cell>
          <table:table-cell office:value-type="float" office:value="1.9327000000000001" table:formula="of:=['1D_E2'.C139]" table:style-name="ce1">
            <text:p>1.9327</text:p>
          </table:table-cell>
          <table:table-cell office:value-type="float" office:value="4.3450000000000003E-2" table:formula="of:=['1D_E2'.D139]" table:style-name="ce1">
            <text:p>0.04345</text:p>
          </table:table-cell>
          <table:table-cell office:value-type="float" office:value="0.13750000000000001" table:style-name="ce1">
            <text:p>0.1375</text:p>
          </table:table-cell>
          <table:table-cell table:number-columns-repeated="16365"/>
        </table:table-row>
        <table:table-row table:style-name="ro2">
          <table:table-cell office:value-type="float" office:value="0.1385000000000001" table:formula="of:=[.A145]+0.001" table:style-name="ce2">
            <text:p>0.13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7286245030295326" table:formula="of:=(0.76^3/(0.41*([.A146]+0.00003347)))" table:style-name="ce2">
            <text:p>7.728624503</text:p>
          </table:table-cell>
          <table:table-cell office:value-type="float" office:value="15.437671872778225" table:formula="of:=(0.76/0.41)*LN(([.A146]+0.00003347)/0.00003347)" table:style-name="ce2">
            <text:p>15.43767187</text:p>
          </table:table-cell>
          <table:table-cell office:value-type="float" office:value="4.3167029252000028E-2" table:formula="of:=0.09*[.B146]^2/[.C146]" table:style-name="ce2">
            <text:p>0.043167029</text:p>
          </table:table-cell>
          <table:table-cell office:value-type="float" office:value="0.76" table:formula="of:=[.B146]^0.5*0.09^0.25" table:style-name="ce2">
            <text:p>0.76</text:p>
          </table:table-cell>
          <table:table-cell table:style-name="ce1"/>
          <table:table-cell office:value-type="float" office:value="15.292" table:formula="of:=['1D_E1'.A140]" table:style-name="ce1">
            <text:p>15.292</text:p>
          </table:table-cell>
          <table:table-cell office:value-type="float" office:value="7.6848999999999998" table:formula="of:=['1D_E1'.B140]" table:style-name="ce1">
            <text:p>7.6849</text:p>
          </table:table-cell>
          <table:table-cell office:value-type="float" office:value="1.9327000000000001" table:formula="of:=['1D_E1'.C140]" table:style-name="ce1">
            <text:p>1.9327</text:p>
          </table:table-cell>
          <table:table-cell office:value-type="float" office:value="4.3742999999999997E-2" table:formula="of:=['1D_E1'.D140]" table:style-name="ce1">
            <text:p>0.043743</text:p>
          </table:table-cell>
          <table:table-cell office:value-type="float" office:value="0.13850000000000001" table:style-name="ce1">
            <text:p>0.1385</text:p>
          </table:table-cell>
          <table:table-cell table:number-columns-repeated="2" table:style-name="ce1"/>
          <table:table-cell office:value-type="float" office:value="15.292" table:formula="of:=['1D_E2'.A140]" table:style-name="ce1">
            <text:p>15.292</text:p>
          </table:table-cell>
          <table:table-cell office:value-type="float" office:value="7.6848999999999998" table:formula="of:=['1D_E2'.B140]" table:style-name="ce1">
            <text:p>7.6849</text:p>
          </table:table-cell>
          <table:table-cell office:value-type="float" office:value="1.9327000000000001" table:formula="of:=['1D_E2'.C140]" table:style-name="ce1">
            <text:p>1.9327</text:p>
          </table:table-cell>
          <table:table-cell office:value-type="float" office:value="4.3742999999999997E-2" table:formula="of:=['1D_E2'.D140]" table:style-name="ce1">
            <text:p>0.043743</text:p>
          </table:table-cell>
          <table:table-cell office:value-type="float" office:value="0.13850000000000001" table:style-name="ce1">
            <text:p>0.1385</text:p>
          </table:table-cell>
          <table:table-cell table:number-columns-repeated="16365"/>
        </table:table-row>
        <table:table-row table:style-name="ro2">
          <table:table-cell office:value-type="float" office:value="0.1395000000000001" table:formula="of:=[.A146]+0.001" table:style-name="ce2">
            <text:p>0.13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6732354662412297" table:formula="of:=(0.76^3/(0.41*([.A147]+0.00003347)))" table:style-name="ce2">
            <text:p>7.673235466</text:p>
          </table:table-cell>
          <table:table-cell office:value-type="float" office:value="15.451004392838367" table:formula="of:=(0.76/0.41)*LN(([.A147]+0.00003347)/0.00003347)" table:style-name="ce2">
            <text:p>15.45100439</text:p>
          </table:table-cell>
          <table:table-cell office:value-type="float" office:value="4.347862925200003E-2" table:formula="of:=0.09*[.B147]^2/[.C147]" table:style-name="ce2">
            <text:p>0.043478629</text:p>
          </table:table-cell>
          <table:table-cell office:value-type="float" office:value="0.76" table:formula="of:=[.B147]^0.5*0.09^0.25" table:style-name="ce2">
            <text:p>0.76</text:p>
          </table:table-cell>
          <table:table-cell table:style-name="ce1"/>
          <table:table-cell office:value-type="float" office:value="15.305" table:formula="of:=['1D_E1'.A141]" table:style-name="ce1">
            <text:p>15.305</text:p>
          </table:table-cell>
          <table:table-cell office:value-type="float" office:value="7.6337999999999999" table:formula="of:=['1D_E1'.B141]" table:style-name="ce1">
            <text:p>7.6338</text:p>
          </table:table-cell>
          <table:table-cell office:value-type="float" office:value="1.9327000000000001" table:formula="of:=['1D_E1'.C141]" table:style-name="ce1">
            <text:p>1.9327</text:p>
          </table:table-cell>
          <table:table-cell office:value-type="float" office:value="4.4037E-2" table:formula="of:=['1D_E1'.D141]" table:style-name="ce1">
            <text:p>0.044037</text:p>
          </table:table-cell>
          <table:table-cell office:value-type="float" office:value="0.13950000000000001" table:style-name="ce1">
            <text:p>0.1395</text:p>
          </table:table-cell>
          <table:table-cell table:number-columns-repeated="2" table:style-name="ce1"/>
          <table:table-cell office:value-type="float" office:value="15.305" table:formula="of:=['1D_E2'.A141]" table:style-name="ce1">
            <text:p>15.305</text:p>
          </table:table-cell>
          <table:table-cell office:value-type="float" office:value="7.6337999999999999" table:formula="of:=['1D_E2'.B141]" table:style-name="ce1">
            <text:p>7.6338</text:p>
          </table:table-cell>
          <table:table-cell office:value-type="float" office:value="1.9327000000000001" table:formula="of:=['1D_E2'.C141]" table:style-name="ce1">
            <text:p>1.9327</text:p>
          </table:table-cell>
          <table:table-cell office:value-type="float" office:value="4.4037E-2" table:formula="of:=['1D_E2'.D141]" table:style-name="ce1">
            <text:p>0.044037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65"/>
        </table:table-row>
        <table:table-row table:style-name="ro2">
          <table:table-cell office:value-type="float" office:value="0.1405000000000001" table:formula="of:=[.A147]+0.001" table:style-name="ce2">
            <text:p>0.140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6186346977108483" table:formula="of:=(0.76^3/(0.41*([.A148]+0.00003347)))" table:style-name="ce2">
            <text:p>7.618634698</text:p>
          </table:table-cell>
          <table:table-cell office:value-type="float" office:value="15.464241702562108" table:formula="of:=(0.76/0.41)*LN(([.A148]+0.00003347)/0.00003347)" table:style-name="ce2">
            <text:p>15.4642417</text:p>
          </table:table-cell>
          <table:table-cell office:value-type="float" office:value="4.3790229252000032E-2" table:formula="of:=0.09*[.B148]^2/[.C148]" table:style-name="ce2">
            <text:p>0.043790229</text:p>
          </table:table-cell>
          <table:table-cell office:value-type="float" office:value="0.76" table:formula="of:=[.B148]^0.5*0.09^0.25" table:style-name="ce2">
            <text:p>0.76</text:p>
          </table:table-cell>
          <table:table-cell table:style-name="ce1"/>
          <table:table-cell office:value-type="float" office:value="15.318" table:formula="of:=['1D_E1'.A142]" table:style-name="ce1">
            <text:p>15.318</text:p>
          </table:table-cell>
          <table:table-cell office:value-type="float" office:value="7.5834000000000001" table:formula="of:=['1D_E1'.B142]" table:style-name="ce1">
            <text:p>7.5834</text:p>
          </table:table-cell>
          <table:table-cell office:value-type="float" office:value="1.9327000000000001" table:formula="of:=['1D_E1'.C142]" table:style-name="ce1">
            <text:p>1.9327</text:p>
          </table:table-cell>
          <table:table-cell office:value-type="float" office:value="4.4329E-2" table:formula="of:=['1D_E1'.D142]" table:style-name="ce1">
            <text:p>0.044329</text:p>
          </table:table-cell>
          <table:table-cell office:value-type="float" office:value="0.14050000000000001" table:style-name="ce1">
            <text:p>0.1405</text:p>
          </table:table-cell>
          <table:table-cell table:number-columns-repeated="2" table:style-name="ce1"/>
          <table:table-cell office:value-type="float" office:value="15.318" table:formula="of:=['1D_E2'.A142]" table:style-name="ce1">
            <text:p>15.318</text:p>
          </table:table-cell>
          <table:table-cell office:value-type="float" office:value="7.5834000000000001" table:formula="of:=['1D_E2'.B142]" table:style-name="ce1">
            <text:p>7.5834</text:p>
          </table:table-cell>
          <table:table-cell office:value-type="float" office:value="1.9327000000000001" table:formula="of:=['1D_E2'.C142]" table:style-name="ce1">
            <text:p>1.9327</text:p>
          </table:table-cell>
          <table:table-cell office:value-type="float" office:value="4.4329E-2" table:formula="of:=['1D_E2'.D142]" table:style-name="ce1">
            <text:p>0.044329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65"/>
        </table:table-row>
        <table:table-row table:style-name="ro2">
          <table:table-cell office:value-type="float" office:value="0.1415000000000001" table:formula="of:=[.A148]+0.001" table:style-name="ce2">
            <text:p>0.141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5648054889893297" table:formula="of:=(0.76^3/(0.41*([.A149]+0.00003347)))" table:style-name="ce2">
            <text:p>7.564805489</text:p>
          </table:table-cell>
          <table:table-cell office:value-type="float" office:value="15.47738515214726" table:formula="of:=(0.76/0.41)*LN(([.A149]+0.00003347)/0.00003347)" table:style-name="ce2">
            <text:p>15.47738515</text:p>
          </table:table-cell>
          <table:table-cell office:value-type="float" office:value="4.4101829252000027E-2" table:formula="of:=0.09*[.B149]^2/[.C149]" table:style-name="ce2">
            <text:p>0.044101829</text:p>
          </table:table-cell>
          <table:table-cell office:value-type="float" office:value="0.76" table:formula="of:=[.B149]^0.5*0.09^0.25" table:style-name="ce2">
            <text:p>0.76</text:p>
          </table:table-cell>
          <table:table-cell table:style-name="ce1"/>
          <table:table-cell office:value-type="float" office:value="15.331" table:formula="of:=['1D_E1'.A143]" table:style-name="ce1">
            <text:p>15.331</text:p>
          </table:table-cell>
          <table:table-cell office:value-type="float" office:value="7.5338000000000003" table:formula="of:=['1D_E1'.B143]" table:style-name="ce1">
            <text:p>7.5338</text:p>
          </table:table-cell>
          <table:table-cell office:value-type="float" office:value="1.9327000000000001" table:formula="of:=['1D_E1'.C143]" table:style-name="ce1">
            <text:p>1.9327</text:p>
          </table:table-cell>
          <table:table-cell office:value-type="float" office:value="4.4621000000000001E-2" table:formula="of:=['1D_E1'.D143]" table:style-name="ce1">
            <text:p>0.044621</text:p>
          </table:table-cell>
          <table:table-cell office:value-type="float" office:value="0.14149999999999999" table:style-name="ce1">
            <text:p>0.1415</text:p>
          </table:table-cell>
          <table:table-cell table:number-columns-repeated="2" table:style-name="ce1"/>
          <table:table-cell office:value-type="float" office:value="15.331" table:formula="of:=['1D_E2'.A143]" table:style-name="ce1">
            <text:p>15.331</text:p>
          </table:table-cell>
          <table:table-cell office:value-type="float" office:value="7.5338000000000003" table:formula="of:=['1D_E2'.B143]" table:style-name="ce1">
            <text:p>7.5338</text:p>
          </table:table-cell>
          <table:table-cell office:value-type="float" office:value="1.9327000000000001" table:formula="of:=['1D_E2'.C143]" table:style-name="ce1">
            <text:p>1.9327</text:p>
          </table:table-cell>
          <table:table-cell office:value-type="float" office:value="4.4621000000000001E-2" table:formula="of:=['1D_E2'.D143]" table:style-name="ce1">
            <text:p>0.044621</text:p>
          </table:table-cell>
          <table:table-cell office:value-type="float" office:value="0.14149999999999999" table:style-name="ce1">
            <text:p>0.1415</text:p>
          </table:table-cell>
          <table:table-cell table:number-columns-repeated="16365"/>
        </table:table-row>
        <table:table-row table:style-name="ro2">
          <table:table-cell office:value-type="float" office:value="0.1425000000000001" table:formula="of:=[.A149]+0.001" table:style-name="ce2">
            <text:p>0.142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5117316005265753" table:formula="of:=(0.76^3/(0.41*([.A150]+0.00003347)))" table:style-name="ce2">
            <text:p>7.511731601</text:p>
          </table:table-cell>
          <table:table-cell office:value-type="float" office:value="15.490436063272583" table:formula="of:=(0.76/0.41)*LN(([.A150]+0.00003347)/0.00003347)" table:style-name="ce2">
            <text:p>15.49043606</text:p>
          </table:table-cell>
          <table:table-cell office:value-type="float" office:value="4.4413429252000029E-2" table:formula="of:=0.09*[.B150]^2/[.C150]" table:style-name="ce2">
            <text:p>0.044413429</text:p>
          </table:table-cell>
          <table:table-cell office:value-type="float" office:value="0.76" table:formula="of:=[.B150]^0.5*0.09^0.25" table:style-name="ce2">
            <text:p>0.76</text:p>
          </table:table-cell>
          <table:table-cell table:style-name="ce1"/>
          <table:table-cell office:value-type="float" office:value="15.343999999999999" table:formula="of:=['1D_E1'.A144]" table:style-name="ce1">
            <text:p>15.344</text:p>
          </table:table-cell>
          <table:table-cell office:value-type="float" office:value="7.4847999999999999" table:formula="of:=['1D_E1'.B144]" table:style-name="ce1">
            <text:p>7.4848</text:p>
          </table:table-cell>
          <table:table-cell office:value-type="float" office:value="1.9327000000000001" table:formula="of:=['1D_E1'.C144]" table:style-name="ce1">
            <text:p>1.9327</text:p>
          </table:table-cell>
          <table:table-cell office:value-type="float" office:value="4.4913000000000002E-2" table:formula="of:=['1D_E1'.D144]" table:style-name="ce1">
            <text:p>0.044913</text:p>
          </table:table-cell>
          <table:table-cell office:value-type="float" office:value="0.14249999999999999" table:style-name="ce1">
            <text:p>0.1425</text:p>
          </table:table-cell>
          <table:table-cell table:number-columns-repeated="2" table:style-name="ce1"/>
          <table:table-cell office:value-type="float" office:value="15.343999999999999" table:formula="of:=['1D_E2'.A144]" table:style-name="ce1">
            <text:p>15.344</text:p>
          </table:table-cell>
          <table:table-cell office:value-type="float" office:value="7.4847999999999999" table:formula="of:=['1D_E2'.B144]" table:style-name="ce1">
            <text:p>7.4848</text:p>
          </table:table-cell>
          <table:table-cell office:value-type="float" office:value="1.9327000000000001" table:formula="of:=['1D_E2'.C144]" table:style-name="ce1">
            <text:p>1.9327</text:p>
          </table:table-cell>
          <table:table-cell office:value-type="float" office:value="4.4913000000000002E-2" table:formula="of:=['1D_E2'.D144]" table:style-name="ce1">
            <text:p>0.044913</text:p>
          </table:table-cell>
          <table:table-cell office:value-type="float" office:value="0.14249999999999999" table:style-name="ce1">
            <text:p>0.1425</text:p>
          </table:table-cell>
          <table:table-cell table:number-columns-repeated="16365"/>
        </table:table-row>
        <table:table-row table:style-name="ro2">
          <table:table-cell office:value-type="float" office:value="0.1435000000000001" table:formula="of:=[.A150]+0.001" table:style-name="ce2">
            <text:p>0.143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4593972453373185" table:formula="of:=(0.76^3/(0.41*([.A151]+0.00003347)))" table:style-name="ce2">
            <text:p>7.459397245</text:p>
          </table:table-cell>
          <table:table-cell office:value-type="float" office:value="15.503395729895338" table:formula="of:=(0.76/0.41)*LN(([.A151]+0.00003347)/0.00003347)" table:style-name="ce2">
            <text:p>15.50339573</text:p>
          </table:table-cell>
          <table:table-cell office:value-type="float" office:value="4.4725029252000024E-2" table:formula="of:=0.09*[.B151]^2/[.C151]" table:style-name="ce2">
            <text:p>0.044725029</text:p>
          </table:table-cell>
          <table:table-cell office:value-type="float" office:value="0.76" table:formula="of:=[.B151]^0.5*0.09^0.25" table:style-name="ce2">
            <text:p>0.76</text:p>
          </table:table-cell>
          <table:table-cell table:style-name="ce1"/>
          <table:table-cell office:value-type="float" office:value="15.356999999999999" table:formula="of:=['1D_E1'.A145]" table:style-name="ce1">
            <text:p>15.357</text:p>
          </table:table-cell>
          <table:table-cell office:value-type="float" office:value="7.4367000000000001" table:formula="of:=['1D_E1'.B145]" table:style-name="ce1">
            <text:p>7.4367</text:p>
          </table:table-cell>
          <table:table-cell office:value-type="float" office:value="1.9327000000000001" table:formula="of:=['1D_E1'.C145]" table:style-name="ce1">
            <text:p>1.9327</text:p>
          </table:table-cell>
          <table:table-cell office:value-type="float" office:value="4.5204000000000001E-2" table:formula="of:=['1D_E1'.D145]" table:style-name="ce1">
            <text:p>0.045204</text:p>
          </table:table-cell>
          <table:table-cell office:value-type="float" office:value="0.14349999999999999" table:style-name="ce1">
            <text:p>0.1435</text:p>
          </table:table-cell>
          <table:table-cell table:number-columns-repeated="2" table:style-name="ce1"/>
          <table:table-cell office:value-type="float" office:value="15.356999999999999" table:formula="of:=['1D_E2'.A145]" table:style-name="ce1">
            <text:p>15.357</text:p>
          </table:table-cell>
          <table:table-cell office:value-type="float" office:value="7.4367000000000001" table:formula="of:=['1D_E2'.B145]" table:style-name="ce1">
            <text:p>7.4367</text:p>
          </table:table-cell>
          <table:table-cell office:value-type="float" office:value="1.9327000000000001" table:formula="of:=['1D_E2'.C145]" table:style-name="ce1">
            <text:p>1.9327</text:p>
          </table:table-cell>
          <table:table-cell office:value-type="float" office:value="4.5204000000000001E-2" table:formula="of:=['1D_E2'.D145]" table:style-name="ce1">
            <text:p>0.045204</text:p>
          </table:table-cell>
          <table:table-cell office:value-type="float" office:value="0.14349999999999999" table:style-name="ce1">
            <text:p>0.1435</text:p>
          </table:table-cell>
          <table:table-cell table:number-columns-repeated="16365"/>
        </table:table-row>
        <table:table-row table:style-name="ro2">
          <table:table-cell office:value-type="float" office:value="0.1445000000000001" table:formula="of:=[.A151]+0.001" table:style-name="ce2">
            <text:p>0.144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4077870733450641" table:formula="of:=(0.76^3/(0.41*([.A152]+0.00003347)))" table:style-name="ce2">
            <text:p>7.407787073</text:p>
          </table:table-cell>
          <table:table-cell office:value-type="float" office:value="15.516265419021172" table:formula="of:=(0.76/0.41)*LN(([.A152]+0.00003347)/0.00003347)" table:style-name="ce2">
            <text:p>15.51626542</text:p>
          </table:table-cell>
          <table:table-cell office:value-type="float" office:value="4.5036629252000027E-2" table:formula="of:=0.09*[.B152]^2/[.C152]" table:style-name="ce2">
            <text:p>0.045036629</text:p>
          </table:table-cell>
          <table:table-cell office:value-type="float" office:value="0.76" table:formula="of:=[.B152]^0.5*0.09^0.25" table:style-name="ce2">
            <text:p>0.76</text:p>
          </table:table-cell>
          <table:table-cell table:style-name="ce1"/>
          <table:table-cell office:value-type="float" office:value="15.37" table:formula="of:=['1D_E1'.A146]" table:style-name="ce1">
            <text:p>15.37</text:p>
          </table:table-cell>
          <table:table-cell office:value-type="float" office:value="7.3891999999999998" table:formula="of:=['1D_E1'.B146]" table:style-name="ce1">
            <text:p>7.3892</text:p>
          </table:table-cell>
          <table:table-cell office:value-type="float" office:value="1.9327000000000001" table:formula="of:=['1D_E1'.C146]" table:style-name="ce1">
            <text:p>1.9327</text:p>
          </table:table-cell>
          <table:table-cell office:value-type="float" office:value="4.5494E-2" table:formula="of:=['1D_E1'.D146]" table:style-name="ce1">
            <text:p>0.045494</text:p>
          </table:table-cell>
          <table:table-cell office:value-type="float" office:value="0.14449999999999999" table:style-name="ce1">
            <text:p>0.1445</text:p>
          </table:table-cell>
          <table:table-cell table:number-columns-repeated="2" table:style-name="ce1"/>
          <table:table-cell office:value-type="float" office:value="15.37" table:formula="of:=['1D_E2'.A146]" table:style-name="ce1">
            <text:p>15.37</text:p>
          </table:table-cell>
          <table:table-cell office:value-type="float" office:value="7.3891999999999998" table:formula="of:=['1D_E2'.B146]" table:style-name="ce1">
            <text:p>7.3892</text:p>
          </table:table-cell>
          <table:table-cell office:value-type="float" office:value="1.9327000000000001" table:formula="of:=['1D_E2'.C146]" table:style-name="ce1">
            <text:p>1.9327</text:p>
          </table:table-cell>
          <table:table-cell office:value-type="float" office:value="4.5494E-2" table:formula="of:=['1D_E2'.D146]" table:style-name="ce1">
            <text:p>0.045494</text:p>
          </table:table-cell>
          <table:table-cell office:value-type="float" office:value="0.14449999999999999" table:style-name="ce1">
            <text:p>0.1445</text:p>
          </table:table-cell>
          <table:table-cell table:number-columns-repeated="16365"/>
        </table:table-row>
        <table:table-row table:style-name="ro2">
          <table:table-cell office:value-type="float" office:value="0.1455000000000001" table:formula="of:=[.A152]+0.001" table:style-name="ce2">
            <text:p>0.145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3568861563714973" table:formula="of:=(0.76^3/(0.41*([.A153]+0.00003347)))" table:style-name="ce2">
            <text:p>7.356886156</text:p>
          </table:table-cell>
          <table:table-cell office:value-type="float" office:value="15.529046371447455" table:formula="of:=(0.76/0.41)*LN(([.A153]+0.00003347)/0.00003347)" table:style-name="ce2">
            <text:p>15.52904637</text:p>
          </table:table-cell>
          <table:table-cell office:value-type="float" office:value="4.5348229252000029E-2" table:formula="of:=0.09*[.B153]^2/[.C153]" table:style-name="ce2">
            <text:p>0.045348229</text:p>
          </table:table-cell>
          <table:table-cell office:value-type="float" office:value="0.76" table:formula="of:=[.B153]^0.5*0.09^0.25" table:style-name="ce2">
            <text:p>0.76</text:p>
          </table:table-cell>
          <table:table-cell table:style-name="ce1"/>
          <table:table-cell office:value-type="float" office:value="15.382999999999999" table:formula="of:=['1D_E1'.A147]" table:style-name="ce1">
            <text:p>15.383</text:p>
          </table:table-cell>
          <table:table-cell office:value-type="float" office:value="7.3423999999999996" table:formula="of:=['1D_E1'.B147]" table:style-name="ce1">
            <text:p>7.3424</text:p>
          </table:table-cell>
          <table:table-cell office:value-type="float" office:value="1.9327000000000001" table:formula="of:=['1D_E1'.C147]" table:style-name="ce1">
            <text:p>1.9327</text:p>
          </table:table-cell>
          <table:table-cell office:value-type="float" office:value="4.5783999999999998E-2" table:formula="of:=['1D_E1'.D147]" table:style-name="ce1">
            <text:p>0.045784</text:p>
          </table:table-cell>
          <table:table-cell office:value-type="float" office:value="0.14549999999999999" table:style-name="ce1">
            <text:p>0.1455</text:p>
          </table:table-cell>
          <table:table-cell table:number-columns-repeated="2" table:style-name="ce1"/>
          <table:table-cell office:value-type="float" office:value="15.382999999999999" table:formula="of:=['1D_E2'.A147]" table:style-name="ce1">
            <text:p>15.383</text:p>
          </table:table-cell>
          <table:table-cell office:value-type="float" office:value="7.3423999999999996" table:formula="of:=['1D_E2'.B147]" table:style-name="ce1">
            <text:p>7.3424</text:p>
          </table:table-cell>
          <table:table-cell office:value-type="float" office:value="1.9327000000000001" table:formula="of:=['1D_E2'.C147]" table:style-name="ce1">
            <text:p>1.9327</text:p>
          </table:table-cell>
          <table:table-cell office:value-type="float" office:value="4.5783999999999998E-2" table:formula="of:=['1D_E2'.D147]" table:style-name="ce1">
            <text:p>0.045784</text:p>
          </table:table-cell>
          <table:table-cell office:value-type="float" office:value="0.14549999999999999" table:style-name="ce1">
            <text:p>0.1455</text:p>
          </table:table-cell>
          <table:table-cell table:number-columns-repeated="16365"/>
        </table:table-row>
        <table:table-row table:style-name="ro2">
          <table:table-cell office:value-type="float" office:value="0.1465000000000001" table:formula="of:=[.A153]+0.001" table:style-name="ce2">
            <text:p>0.146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3066799737405166" table:formula="of:=(0.76^3/(0.41*([.A154]+0.00003347)))" table:style-name="ce2">
            <text:p>7.306679974</text:p>
          </table:table-cell>
          <table:table-cell office:value-type="float" office:value="15.541739802481152" table:formula="of:=(0.76/0.41)*LN(([.A154]+0.00003347)/0.00003347)" table:style-name="ce2">
            <text:p>15.5417398</text:p>
          </table:table-cell>
          <table:table-cell office:value-type="float" office:value="4.5659829252000024E-2" table:formula="of:=0.09*[.B154]^2/[.C154]" table:style-name="ce2">
            <text:p>0.045659829</text:p>
          </table:table-cell>
          <table:table-cell office:value-type="float" office:value="0.76" table:formula="of:=[.B154]^0.5*0.09^0.25" table:style-name="ce2">
            <text:p>0.76</text:p>
          </table:table-cell>
          <table:table-cell table:style-name="ce1"/>
          <table:table-cell office:value-type="float" office:value="15.395" table:formula="of:=['1D_E1'.A148]" table:style-name="ce1">
            <text:p>15.395</text:p>
          </table:table-cell>
          <table:table-cell office:value-type="float" office:value="7.2961999999999998" table:formula="of:=['1D_E1'.B148]" table:style-name="ce1">
            <text:p>7.2962</text:p>
          </table:table-cell>
          <table:table-cell office:value-type="float" office:value="1.9327000000000001" table:formula="of:=['1D_E1'.C148]" table:style-name="ce1">
            <text:p>1.9327</text:p>
          </table:table-cell>
          <table:table-cell office:value-type="float" office:value="4.6073999999999997E-2" table:formula="of:=['1D_E1'.D148]" table:style-name="ce1">
            <text:p>0.046074</text:p>
          </table:table-cell>
          <table:table-cell office:value-type="float" office:value="0.14649999999999999" table:style-name="ce1">
            <text:p>0.1465</text:p>
          </table:table-cell>
          <table:table-cell table:number-columns-repeated="2" table:style-name="ce1"/>
          <table:table-cell office:value-type="float" office:value="15.395" table:formula="of:=['1D_E2'.A148]" table:style-name="ce1">
            <text:p>15.395</text:p>
          </table:table-cell>
          <table:table-cell office:value-type="float" office:value="7.2961999999999998" table:formula="of:=['1D_E2'.B148]" table:style-name="ce1">
            <text:p>7.2962</text:p>
          </table:table-cell>
          <table:table-cell office:value-type="float" office:value="1.9327000000000001" table:formula="of:=['1D_E2'.C148]" table:style-name="ce1">
            <text:p>1.9327</text:p>
          </table:table-cell>
          <table:table-cell office:value-type="float" office:value="4.6073999999999997E-2" table:formula="of:=['1D_E2'.D148]" table:style-name="ce1">
            <text:p>0.046074</text:p>
          </table:table-cell>
          <table:table-cell office:value-type="float" office:value="0.14649999999999999" table:style-name="ce1">
            <text:p>0.1465</text:p>
          </table:table-cell>
          <table:table-cell table:number-columns-repeated="16365"/>
        </table:table-row>
        <table:table-row table:style-name="ro2">
          <table:table-cell office:value-type="float" office:value="0.1475000000000001" table:formula="of:=[.A154]+0.001" table:style-name="ce2">
            <text:p>0.147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2571543984677289" table:formula="of:=(0.76^3/(0.41*([.A155]+0.00003347)))" table:style-name="ce2">
            <text:p>7.257154398</text:p>
          </table:table-cell>
          <table:table-cell office:value-type="float" office:value="15.554346902632314" table:formula="of:=(0.76/0.41)*LN(([.A155]+0.00003347)/0.00003347)" table:style-name="ce2">
            <text:p>15.5543469</text:p>
          </table:table-cell>
          <table:table-cell office:value-type="float" office:value="4.5971429252000026E-2" table:formula="of:=0.09*[.B155]^2/[.C155]" table:style-name="ce2">
            <text:p>0.045971429</text:p>
          </table:table-cell>
          <table:table-cell office:value-type="float" office:value="0.76" table:formula="of:=[.B155]^0.5*0.09^0.25" table:style-name="ce2">
            <text:p>0.76</text:p>
          </table:table-cell>
          <table:table-cell table:style-name="ce1"/>
          <table:table-cell office:value-type="float" office:value="15.407999999999999" table:formula="of:=['1D_E1'.A149]" table:style-name="ce1">
            <text:p>15.408</text:p>
          </table:table-cell>
          <table:table-cell office:value-type="float" office:value="7.2507999999999999" table:formula="of:=['1D_E1'.B149]" table:style-name="ce1">
            <text:p>7.2508</text:p>
          </table:table-cell>
          <table:table-cell office:value-type="float" office:value="1.9327000000000001" table:formula="of:=['1D_E1'.C149]" table:style-name="ce1">
            <text:p>1.9327</text:p>
          </table:table-cell>
          <table:table-cell office:value-type="float" office:value="4.6363000000000001E-2" table:formula="of:=['1D_E1'.D149]" table:style-name="ce1">
            <text:p>0.046363</text:p>
          </table:table-cell>
          <table:table-cell office:value-type="float" office:value="0.14749999999999999" table:style-name="ce1">
            <text:p>0.1475</text:p>
          </table:table-cell>
          <table:table-cell table:number-columns-repeated="2" table:style-name="ce1"/>
          <table:table-cell office:value-type="float" office:value="15.407999999999999" table:formula="of:=['1D_E2'.A149]" table:style-name="ce1">
            <text:p>15.408</text:p>
          </table:table-cell>
          <table:table-cell office:value-type="float" office:value="7.2507999999999999" table:formula="of:=['1D_E2'.B149]" table:style-name="ce1">
            <text:p>7.2508</text:p>
          </table:table-cell>
          <table:table-cell office:value-type="float" office:value="1.9327000000000001" table:formula="of:=['1D_E2'.C149]" table:style-name="ce1">
            <text:p>1.9327</text:p>
          </table:table-cell>
          <table:table-cell office:value-type="float" office:value="4.6363000000000001E-2" table:formula="of:=['1D_E2'.D149]" table:style-name="ce1">
            <text:p>0.046363</text:p>
          </table:table-cell>
          <table:table-cell office:value-type="float" office:value="0.14749999999999999" table:style-name="ce1">
            <text:p>0.1475</text:p>
          </table:table-cell>
          <table:table-cell table:number-columns-repeated="16365"/>
        </table:table-row>
        <table:table-row table:style-name="ro2">
          <table:table-cell office:value-type="float" office:value="0.1485000000000001" table:formula="of:=[.A155]+0.001" table:style-name="ce2">
            <text:p>0.148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2082956840078314" table:formula="of:=(0.76^3/(0.41*([.A156]+0.00003347)))" table:style-name="ce2">
            <text:p>7.208295684</text:p>
          </table:table-cell>
          <table:table-cell office:value-type="float" office:value="15.566868838284108" table:formula="of:=(0.76/0.41)*LN(([.A156]+0.00003347)/0.00003347)" table:style-name="ce2">
            <text:p>15.56686884</text:p>
          </table:table-cell>
          <table:table-cell office:value-type="float" office:value="4.6283029252000028E-2" table:formula="of:=0.09*[.B156]^2/[.C156]" table:style-name="ce2">
            <text:p>0.046283029</text:p>
          </table:table-cell>
          <table:table-cell office:value-type="float" office:value="0.76" table:formula="of:=[.B156]^0.5*0.09^0.25" table:style-name="ce2">
            <text:p>0.76</text:p>
          </table:table-cell>
          <table:table-cell table:style-name="ce1"/>
          <table:table-cell office:value-type="float" office:value="15.42" table:formula="of:=['1D_E1'.A150]" table:style-name="ce1">
            <text:p>15.42</text:p>
          </table:table-cell>
          <table:table-cell office:value-type="float" office:value="7.2060000000000004" table:formula="of:=['1D_E1'.B150]" table:style-name="ce1">
            <text:p>7.206</text:p>
          </table:table-cell>
          <table:table-cell office:value-type="float" office:value="1.9327000000000001" table:formula="of:=['1D_E1'.C150]" table:style-name="ce1">
            <text:p>1.9327</text:p>
          </table:table-cell>
          <table:table-cell office:value-type="float" office:value="4.6650999999999998E-2" table:formula="of:=['1D_E1'.D150]" table:style-name="ce1">
            <text:p>0.046651</text:p>
          </table:table-cell>
          <table:table-cell office:value-type="float" office:value="0.14849999999999999" table:style-name="ce1">
            <text:p>0.1485</text:p>
          </table:table-cell>
          <table:table-cell table:number-columns-repeated="2" table:style-name="ce1"/>
          <table:table-cell office:value-type="float" office:value="15.42" table:formula="of:=['1D_E2'.A150]" table:style-name="ce1">
            <text:p>15.42</text:p>
          </table:table-cell>
          <table:table-cell office:value-type="float" office:value="7.2060000000000004" table:formula="of:=['1D_E2'.B150]" table:style-name="ce1">
            <text:p>7.206</text:p>
          </table:table-cell>
          <table:table-cell office:value-type="float" office:value="1.9327000000000001" table:formula="of:=['1D_E2'.C150]" table:style-name="ce1">
            <text:p>1.9327</text:p>
          </table:table-cell>
          <table:table-cell office:value-type="float" office:value="4.6650999999999998E-2" table:formula="of:=['1D_E2'.D150]" table:style-name="ce1">
            <text:p>0.046651</text:p>
          </table:table-cell>
          <table:table-cell office:value-type="float" office:value="0.14849999999999999" table:style-name="ce1">
            <text:p>0.1485</text:p>
          </table:table-cell>
          <table:table-cell table:number-columns-repeated="16365"/>
        </table:table-row>
        <table:table-row table:style-name="ro2">
          <table:table-cell office:value-type="float" office:value="0.14950000000000011" table:formula="of:=[.A156]+0.001" table:style-name="ce2">
            <text:p>0.1495</text:p>
          </table:table-cell>
          <table:table-cell office:value-type="float" office:value="1.9253333333333333" table:formula="of:=(0.76^2/(0.09^0.5))" table:style-name="ce2">
            <text:p>1.925333333</text:p>
          </table:table-cell>
          <table:table-cell office:value-type="float" office:value="7.1600904515337378" table:formula="of:=(0.76^3/(0.41*([.A157]+0.00003347)))" table:style-name="ce2">
            <text:p>7.160090452</text:p>
          </table:table-cell>
          <table:table-cell office:value-type="float" office:value="15.579306752340406" table:formula="of:=(0.76/0.41)*LN(([.A157]+0.00003347)/0.00003347)" table:style-name="ce2">
            <text:p>15.57930675</text:p>
          </table:table-cell>
          <table:table-cell office:value-type="float" office:value="4.659462925200003E-2" table:formula="of:=0.09*[.B157]^2/[.C157]" table:style-name="ce2">
            <text:p>0.046594629</text:p>
          </table:table-cell>
          <table:table-cell office:value-type="float" office:value="0.76" table:formula="of:=[.B157]^0.5*0.09^0.25" table:style-name="ce2">
            <text:p>0.76</text:p>
          </table:table-cell>
          <table:table-cell table:style-name="ce1"/>
          <table:table-cell office:value-type="float" office:value="15.433" table:formula="of:=['1D_E1'.A151]" table:style-name="ce1">
            <text:p>15.433</text:p>
          </table:table-cell>
          <table:table-cell office:value-type="float" office:value="7.1618000000000004" table:formula="of:=['1D_E1'.B151]" table:style-name="ce1">
            <text:p>7.1618</text:p>
          </table:table-cell>
          <table:table-cell office:value-type="float" office:value="1.9327000000000001" table:formula="of:=['1D_E1'.C151]" table:style-name="ce1">
            <text:p>1.9327</text:p>
          </table:table-cell>
          <table:table-cell office:value-type="float" office:value="4.6939000000000002E-2" table:formula="of:=['1D_E1'.D151]" table:style-name="ce1">
            <text:p>0.046939</text:p>
          </table:table-cell>
          <table:table-cell office:value-type="float" office:value="0.14949999999999999" table:style-name="ce1">
            <text:p>0.1495</text:p>
          </table:table-cell>
          <table:table-cell table:number-columns-repeated="2" table:style-name="ce1"/>
          <table:table-cell office:value-type="float" office:value="15.433" table:formula="of:=['1D_E2'.A151]" table:style-name="ce1">
            <text:p>15.433</text:p>
          </table:table-cell>
          <table:table-cell office:value-type="float" office:value="7.1618000000000004" table:formula="of:=['1D_E2'.B151]" table:style-name="ce1">
            <text:p>7.1618</text:p>
          </table:table-cell>
          <table:table-cell office:value-type="float" office:value="1.9327000000000001" table:formula="of:=['1D_E2'.C151]" table:style-name="ce1">
            <text:p>1.9327</text:p>
          </table:table-cell>
          <table:table-cell office:value-type="float" office:value="4.6939000000000002E-2" table:formula="of:=['1D_E2'.D151]" table:style-name="ce1">
            <text:p>0.046939</text:p>
          </table:table-cell>
          <table:table-cell office:value-type="float" office:value="0.14949999999999999" table:style-name="ce1">
            <text:p>0.1495</text:p>
          </table:table-cell>
          <table:table-cell table:number-columns-repeated="16365"/>
        </table:table-row>
        <table:table-row table:number-rows-repeated="3" table:style-name="ro2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14" table:style-name="ro2">
          <table:table-cell table:style-name="ce2"/>
          <table:table-cell table:number-columns-repeated="2" table:style-name="ce1"/>
          <table:table-cell table:style-name="ce2"/>
          <table:table-cell table:number-columns-repeated="16380"/>
        </table:table-row>
        <table:table-row table:number-rows-repeated="1048302" table:style-name="ro2">
          <table:table-cell table:number-columns-repeated="16384"/>
        </table:table-row>
      </table:table>
      <table:table table:name="1D_E1" table:style-name="ta2"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U:0</text:p>
          </table:table-cell>
          <table:table-cell office:value-type="string" table:style-name="ce1">
            <text:p>epsil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ut</text:p>
          </table:table-cell>
          <table:table-cell office:value-type="string" table:style-name="ce1">
            <text:p>Points:2</text:p>
          </table:table-cell>
          <table:table-cell table:number-columns-repeated="16379"/>
        </table:table-row>
        <table:table-row table:style-name="ro1">
          <table:table-cell office:value-type="float" office:value="5.1234000000000002" table:style-name="ce1">
            <text:p>5.1234</text:p>
          </table:table-cell>
          <table:table-cell office:value-type="float" office:value="2044.5" table:style-name="ce1">
            <text:p>2044.5</text:p>
          </table:table-cell>
          <table:table-cell office:value-type="float" office:value="1.9492" table:style-name="ce1">
            <text:p>1.9492</text:p>
          </table:table-cell>
          <table:table-cell office:value-type="float" office:value="1.6725999999999999E-4" table:style-name="ce1">
            <text:p>0.00016726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79"/>
        </table:table-row>
        <table:table-row table:style-name="ro1">
          <table:table-cell office:value-type="float" office:value="6.9522000000000004" table:style-name="ce1">
            <text:p>6.9522</text:p>
          </table:table-cell>
          <table:table-cell office:value-type="float" office:value="823.04" table:style-name="ce1">
            <text:p>823.04</text:p>
          </table:table-cell>
          <table:table-cell office:value-type="float" office:value="1.9997" table:style-name="ce1">
            <text:p>1.9997</text:p>
          </table:table-cell>
          <table:table-cell office:value-type="float" office:value="4.3724999999999998E-4" table:style-name="ce1">
            <text:p>0.00043725</text:p>
          </table:table-cell>
          <table:table-cell office:value-type="float" office:value="1.5E-3" table:style-name="ce1">
            <text:p>0.0015</text:p>
          </table:table-cell>
          <table:table-cell table:number-columns-repeated="16379"/>
        </table:table-row>
        <table:table-row table:style-name="ro1">
          <table:table-cell office:value-type="float" office:value="7.9219999999999997" table:style-name="ce1">
            <text:p>7.922</text:p>
          </table:table-cell>
          <table:table-cell office:value-type="float" office:value="479.45" table:style-name="ce1">
            <text:p>479.45</text:p>
          </table:table-cell>
          <table:table-cell office:value-type="float" office:value="1.9711000000000001" table:style-name="ce1">
            <text:p>1.9711</text:p>
          </table:table-cell>
          <table:table-cell office:value-type="float" office:value="7.2931000000000005E-4" table:style-name="ce1">
            <text:p>0.000729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9"/>
        </table:table-row>
        <table:table-row table:style-name="ro1">
          <table:table-cell office:value-type="float" office:value="8.5683000000000007" table:style-name="ce1">
            <text:p>8.5683</text:p>
          </table:table-cell>
          <table:table-cell office:value-type="float" office:value="332.22" table:style-name="ce1">
            <text:p>332.22</text:p>
          </table:table-cell>
          <table:table-cell office:value-type="float" office:value="1.9557" table:style-name="ce1">
            <text:p>1.9557</text:p>
          </table:table-cell>
          <table:table-cell office:value-type="float" office:value="1.0361999999999999E-3" table:style-name="ce1">
            <text:p>0.0010362</text:p>
          </table:table-cell>
          <table:table-cell office:value-type="float" office:value="3.5000000000000001E-3" table:style-name="ce1">
            <text:p>0.0035</text:p>
          </table:table-cell>
          <table:table-cell table:number-columns-repeated="16379"/>
        </table:table-row>
        <table:table-row table:style-name="ro1">
          <table:table-cell office:value-type="float" office:value="9.0484000000000009" table:style-name="ce1">
            <text:p>9.0484</text:p>
          </table:table-cell>
          <table:table-cell office:value-type="float" office:value="252.67" table:style-name="ce1">
            <text:p>252.67</text:p>
          </table:table-cell>
          <table:table-cell office:value-type="float" office:value="1.9473" table:style-name="ce1">
            <text:p>1.9473</text:p>
          </table:table-cell>
          <table:table-cell office:value-type="float" office:value="1.3506E-3" table:style-name="ce1">
            <text:p>0.0013506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79"/>
        </table:table-row>
        <table:table-row table:style-name="ro1">
          <table:table-cell office:value-type="float" office:value="9.4288000000000007" table:style-name="ce1">
            <text:p>9.4288</text:p>
          </table:table-cell>
          <table:table-cell office:value-type="float" office:value="203.37" table:style-name="ce1">
            <text:p>203.37</text:p>
          </table:table-cell>
          <table:table-cell office:value-type="float" office:value="1.9421999999999999" table:style-name="ce1">
            <text:p>1.9422</text:p>
          </table:table-cell>
          <table:table-cell office:value-type="float" office:value="1.6693999999999999E-3" table:style-name="ce1">
            <text:p>0.0016694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>
          <table:table-cell office:value-type="float" office:value="9.7432999999999996" table:style-name="ce1">
            <text:p>9.7433</text:p>
          </table:table-cell>
          <table:table-cell office:value-type="float" office:value="169.98" table:style-name="ce1">
            <text:p>169.98</text:p>
          </table:table-cell>
          <table:table-cell office:value-type="float" office:value="1.9391" table:style-name="ce1">
            <text:p>1.9391</text:p>
          </table:table-cell>
          <table:table-cell office:value-type="float" office:value="1.9908999999999999E-3" table:style-name="ce1">
            <text:p>0.0019909</text:p>
          </table:table-cell>
          <table:table-cell office:value-type="float" office:value="6.4999999999999997E-3" table:style-name="ce1">
            <text:p>0.0065</text:p>
          </table:table-cell>
          <table:table-cell table:number-columns-repeated="16379"/>
        </table:table-row>
        <table:table-row table:style-name="ro1">
          <table:table-cell office:value-type="float" office:value="10.010999999999999" table:style-name="ce1">
            <text:p>10.011</text:p>
          </table:table-cell>
          <table:table-cell office:value-type="float" office:value="145.93" table:style-name="ce1">
            <text:p>145.93</text:p>
          </table:table-cell>
          <table:table-cell office:value-type="float" office:value="1.9370000000000001" table:style-name="ce1">
            <text:p>1.937</text:p>
          </table:table-cell>
          <table:table-cell office:value-type="float" office:value="2.3140999999999999E-3" table:style-name="ce1">
            <text:p>0.0023141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float" office:value="10.244" table:style-name="ce1">
            <text:p>10.244</text:p>
          </table:table-cell>
          <table:table-cell office:value-type="float" office:value="127.8" table:style-name="ce1">
            <text:p>127.8</text:p>
          </table:table-cell>
          <table:table-cell office:value-type="float" office:value="1.9356" table:style-name="ce1">
            <text:p>1.9356</text:p>
          </table:table-cell>
          <table:table-cell office:value-type="float" office:value="2.6384999999999998E-3" table:style-name="ce1">
            <text:p>0.0026385</text:p>
          </table:table-cell>
          <table:table-cell office:value-type="float" office:value="8.5000000000000006E-3" table:style-name="ce1">
            <text:p>0.0085</text:p>
          </table:table-cell>
          <table:table-cell table:number-columns-repeated="16379"/>
        </table:table-row>
        <table:table-row table:style-name="ro1">
          <table:table-cell office:value-type="float" office:value="10.45" table:style-name="ce1">
            <text:p>10.45</text:p>
          </table:table-cell>
          <table:table-cell office:value-type="float" office:value="113.65" table:style-name="ce1">
            <text:p>113.65</text:p>
          </table:table-cell>
          <table:table-cell office:value-type="float" office:value="1.9346000000000001" table:style-name="ce1">
            <text:p>1.9346</text:p>
          </table:table-cell>
          <table:table-cell office:value-type="float" office:value="2.9637999999999999E-3" table:style-name="ce1">
            <text:p>0.0029638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>
          <table:table-cell office:value-type="float" office:value="10.635" table:style-name="ce1">
            <text:p>10.635</text:p>
          </table:table-cell>
          <table:table-cell office:value-type="float" office:value="102.32" table:style-name="ce1">
            <text:p>102.32</text:p>
          </table:table-cell>
          <table:table-cell office:value-type="float" office:value="1.9339" table:style-name="ce1">
            <text:p>1.9339</text:p>
          </table:table-cell>
          <table:table-cell office:value-type="float" office:value="3.2897999999999998E-3" table:style-name="ce1">
            <text:p>0.0032898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>
          <table:table-cell office:value-type="float" office:value="10.802" table:style-name="ce1">
            <text:p>10.802</text:p>
          </table:table-cell>
          <table:table-cell office:value-type="float" office:value="93.031999999999996" table:style-name="ce1">
            <text:p>93.032</text:p>
          </table:table-cell>
          <table:table-cell office:value-type="float" office:value="1.9334" table:style-name="ce1">
            <text:p>1.9334</text:p>
          </table:table-cell>
          <table:table-cell office:value-type="float" office:value="3.6162E-3" table:style-name="ce1">
            <text:p>0.0036162</text:p>
          </table:table-cell>
          <table:table-cell office:value-type="float" office:value="1.15E-2" table:style-name="ce1">
            <text:p>0.0115</text:p>
          </table:table-cell>
          <table:table-cell table:number-columns-repeated="16379"/>
        </table:table-row>
        <table:table-row table:style-name="ro1">
          <table:table-cell office:value-type="float" office:value="10.955" table:style-name="ce1">
            <text:p>10.955</text:p>
          </table:table-cell>
          <table:table-cell office:value-type="float" office:value="85.287999999999997" table:style-name="ce1">
            <text:p>85.288</text:p>
          </table:table-cell>
          <table:table-cell office:value-type="float" office:value="1.9330000000000001" table:style-name="ce1">
            <text:p>1.933</text:p>
          </table:table-cell>
          <table:table-cell office:value-type="float" office:value="3.9430000000000003E-3" table:style-name="ce1">
            <text:p>0.003943</text:p>
          </table:table-cell>
          <table:table-cell office:value-type="float" office:value="1.2500000000000001E-2" table:style-name="ce1">
            <text:p>0.0125</text:p>
          </table:table-cell>
          <table:table-cell table:number-columns-repeated="16379"/>
        </table:table-row>
        <table:table-row table:style-name="ro1">
          <table:table-cell office:value-type="float" office:value="11.095000000000001" table:style-name="ce1">
            <text:p>11.095</text:p>
          </table:table-cell>
          <table:table-cell office:value-type="float" office:value="78.731999999999999" table:style-name="ce1">
            <text:p>78.73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1.35E-2" table:style-name="ce1">
            <text:p>0.0135</text:p>
          </table:table-cell>
          <table:table-cell table:number-columns-repeated="16379"/>
        </table:table-row>
        <table:table-row table:style-name="ro1">
          <table:table-cell office:value-type="float" office:value="11.226000000000001" table:style-name="ce1">
            <text:p>11.226</text:p>
          </table:table-cell>
          <table:table-cell office:value-type="float" office:value="73.111000000000004" table:style-name="ce1">
            <text:p>73.111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4.5973000000000003E-3" table:style-name="ce1">
            <text:p>0.0045973</text:p>
          </table:table-cell>
          <table:table-cell office:value-type="float" office:value="1.4500000000000001E-2" table:style-name="ce1">
            <text:p>0.0145</text:p>
          </table:table-cell>
          <table:table-cell table:number-columns-repeated="16379"/>
        </table:table-row>
        <table:table-row table:style-name="ro1">
          <table:table-cell office:value-type="float" office:value="11.347" table:style-name="ce1">
            <text:p>11.347</text:p>
          </table:table-cell>
          <table:table-cell office:value-type="float" office:value="68.238" table:style-name="ce1">
            <text:p>68.238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4.9246999999999997E-3" table:style-name="ce1">
            <text:p>0.0049247</text:p>
          </table:table-cell>
          <table:table-cell office:value-type="float" office:value="1.55E-2" table:style-name="ce1">
            <text:p>0.0155</text:p>
          </table:table-cell>
          <table:table-cell table:number-columns-repeated="16379"/>
        </table:table-row>
        <table:table-row table:style-name="ro1">
          <table:table-cell office:value-type="float" office:value="11.461" table:style-name="ce1">
            <text:p>11.461</text:p>
          </table:table-cell>
          <table:table-cell office:value-type="float" office:value="63.975000000000001" table:style-name="ce1">
            <text:p>63.975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5.2522999999999997E-3" table:style-name="ce1">
            <text:p>0.0052523</text:p>
          </table:table-cell>
          <table:table-cell office:value-type="float" office:value="1.6500000000000001E-2" table:style-name="ce1">
            <text:p>0.0165</text:p>
          </table:table-cell>
          <table:table-cell table:number-columns-repeated="16379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60.212000000000003" table:style-name="ce1">
            <text:p>60.212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5.5798999999999996E-3" table:style-name="ce1">
            <text:p>0.0055799</text:p>
          </table:table-cell>
          <table:table-cell office:value-type="float" office:value="1.7500000000000002E-2" table:style-name="ce1">
            <text:p>0.0175</text:p>
          </table:table-cell>
          <table:table-cell table:number-columns-repeated="16379"/>
        </table:table-row>
        <table:table-row table:style-name="ro1">
          <table:table-cell office:value-type="float" office:value="11.669" table:style-name="ce1">
            <text:p>11.669</text:p>
          </table:table-cell>
          <table:table-cell office:value-type="float" office:value="56.868000000000002" table:style-name="ce1">
            <text:p>56.868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5.9075999999999998E-3" table:style-name="ce1">
            <text:p>0.0059076</text:p>
          </table:table-cell>
          <table:table-cell office:value-type="float" office:value="1.8499999999999999E-2" table:style-name="ce1">
            <text:p>0.0185</text:p>
          </table:table-cell>
          <table:table-cell table:number-columns-repeated="16379"/>
        </table:table-row>
        <table:table-row table:style-name="ro1">
          <table:table-cell office:value-type="float" office:value="11.763999999999999" table:style-name="ce1">
            <text:p>11.764</text:p>
          </table:table-cell>
          <table:table-cell office:value-type="float" office:value="53.875999999999998" table:style-name="ce1">
            <text:p>53.876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6.2354000000000003E-3" table:style-name="ce1">
            <text:p>0.0062354</text:p>
          </table:table-cell>
          <table:table-cell office:value-type="float" office:value="1.95E-2" table:style-name="ce1">
            <text:p>0.0195</text:p>
          </table:table-cell>
          <table:table-cell table:number-columns-repeated="16379"/>
        </table:table-row>
        <table:table-row table:style-name="ro1">
          <table:table-cell office:value-type="float" office:value="11.853999999999999" table:style-name="ce1">
            <text:p>11.854</text:p>
          </table:table-cell>
          <table:table-cell office:value-type="float" office:value="51.183999999999997" table:style-name="ce1">
            <text:p>51.184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6.5630999999999997E-3" table:style-name="ce1">
            <text:p>0.0065631</text:p>
          </table:table-cell>
          <table:table-cell office:value-type="float" office:value="2.0500000000000001E-2" table:style-name="ce1">
            <text:p>0.0205</text:p>
          </table:table-cell>
          <table:table-cell table:number-columns-repeated="16379"/>
        </table:table-row>
        <table:table-row table:style-name="ro1">
          <table:table-cell office:value-type="float" office:value="11.94" table:style-name="ce1">
            <text:p>11.94</text:p>
          </table:table-cell>
          <table:table-cell office:value-type="float" office:value="48.747999999999998" table:style-name="ce1">
            <text:p>48.748</text:p>
          </table:table-cell>
          <table:table-cell office:value-type="float" office:value="1.9319" table:style-name="ce1">
            <text:p>1.9319</text:p>
          </table:table-cell>
          <table:table-cell office:value-type="float" office:value="6.8909000000000002E-3" table:style-name="ce1">
            <text:p>0.0068909</text:p>
          </table:table-cell>
          <table:table-cell office:value-type="float" office:value="2.1499999999999998E-2" table:style-name="ce1">
            <text:p>0.0215</text:p>
          </table:table-cell>
          <table:table-cell table:number-columns-repeated="16379"/>
        </table:table-row>
        <table:table-row table:style-name="ro1">
          <table:table-cell office:value-type="float" office:value="12.023" table:style-name="ce1">
            <text:p>12.023</text:p>
          </table:table-cell>
          <table:table-cell office:value-type="float" office:value="46.533999999999999" table:style-name="ce1">
            <text:p>46.534</text:p>
          </table:table-cell>
          <table:table-cell office:value-type="float" office:value="1.9319" table:style-name="ce1">
            <text:p>1.9319</text:p>
          </table:table-cell>
          <table:table-cell office:value-type="float" office:value="7.2186000000000004E-3" table:style-name="ce1">
            <text:p>0.0072186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16379"/>
        </table:table-row>
        <table:table-row table:style-name="ro1">
          <table:table-cell office:value-type="float" office:value="12.101000000000001" table:style-name="ce1">
            <text:p>12.101</text:p>
          </table:table-cell>
          <table:table-cell office:value-type="float" office:value="44.512999999999998" table:style-name="ce1">
            <text:p>44.513</text:p>
          </table:table-cell>
          <table:table-cell office:value-type="float" office:value="1.9319" table:style-name="ce1">
            <text:p>1.9319</text:p>
          </table:table-cell>
          <table:table-cell office:value-type="float" office:value="7.5462999999999997E-3" table:style-name="ce1">
            <text:p>0.0075463</text:p>
          </table:table-cell>
          <table:table-cell office:value-type="float" office:value="2.35E-2" table:style-name="ce1">
            <text:p>0.0235</text:p>
          </table:table-cell>
          <table:table-cell table:number-columns-repeated="16379"/>
        </table:table-row>
        <table:table-row table:style-name="ro1">
          <table:table-cell office:value-type="float" office:value="12.176" table:style-name="ce1">
            <text:p>12.176</text:p>
          </table:table-cell>
          <table:table-cell office:value-type="float" office:value="42.66" table:style-name="ce1">
            <text:p>42.66</text:p>
          </table:table-cell>
          <table:table-cell office:value-type="float" office:value="1.9319" table:style-name="ce1">
            <text:p>1.9319</text:p>
          </table:table-cell>
          <table:table-cell office:value-type="float" office:value="7.8740000000000008E-3" table:style-name="ce1">
            <text:p>0.007874</text:p>
          </table:table-cell>
          <table:table-cell office:value-type="float" office:value="2.4500000000000001E-2" table:style-name="ce1">
            <text:p>0.0245</text:p>
          </table:table-cell>
          <table:table-cell table:number-columns-repeated="16379"/>
        </table:table-row>
        <table:table-row table:style-name="ro1">
          <table:table-cell office:value-type="float" office:value="12.247999999999999" table:style-name="ce1">
            <text:p>12.248</text:p>
          </table:table-cell>
          <table:table-cell office:value-type="float" office:value="40.956000000000003" table:style-name="ce1">
            <text:p>40.956</text:p>
          </table:table-cell>
          <table:table-cell office:value-type="float" office:value="1.9319" table:style-name="ce1">
            <text:p>1.9319</text:p>
          </table:table-cell>
          <table:table-cell office:value-type="float" office:value="8.2016999999999993E-3" table:style-name="ce1">
            <text:p>0.0082017</text:p>
          </table:table-cell>
          <table:table-cell office:value-type="float" office:value="2.5499999999999998E-2" table:style-name="ce1">
            <text:p>0.0255</text:p>
          </table:table-cell>
          <table:table-cell table:number-columns-repeated="16379"/>
        </table:table-row>
        <table:table-row table:style-name="ro1">
          <table:table-cell office:value-type="float" office:value="12.317" table:style-name="ce1">
            <text:p>12.317</text:p>
          </table:table-cell>
          <table:table-cell office:value-type="float" office:value="39.383000000000003" table:style-name="ce1">
            <text:p>39.383</text:p>
          </table:table-cell>
          <table:table-cell office:value-type="float" office:value="1.9319" table:style-name="ce1">
            <text:p>1.9319</text:p>
          </table:table-cell>
          <table:table-cell office:value-type="float" office:value="8.5293000000000001E-3" table:style-name="ce1">
            <text:p>0.0085293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37.927" table:style-name="ce1">
            <text:p>37.927</text:p>
          </table:table-cell>
          <table:table-cell office:value-type="float" office:value="1.9319" table:style-name="ce1">
            <text:p>1.9319</text:p>
          </table:table-cell>
          <table:table-cell office:value-type="float" office:value="8.8567999999999997E-3" table:style-name="ce1">
            <text:p>0.0088568</text:p>
          </table:table-cell>
          <table:table-cell office:value-type="float" office:value="2.75E-2" table:style-name="ce1">
            <text:p>0.0275</text:p>
          </table:table-cell>
          <table:table-cell table:number-columns-repeated="16379"/>
        </table:table-row>
        <table:table-row table:style-name="ro1">
          <table:table-cell office:value-type="float" office:value="12.448" table:style-name="ce1">
            <text:p>12.448</text:p>
          </table:table-cell>
          <table:table-cell office:value-type="float" office:value="36.575000000000003" table:style-name="ce1">
            <text:p>36.575</text:p>
          </table:table-cell>
          <table:table-cell office:value-type="float" office:value="1.9319" table:style-name="ce1">
            <text:p>1.9319</text:p>
          </table:table-cell>
          <table:table-cell office:value-type="float" office:value="9.1842E-3" table:style-name="ce1">
            <text:p>0.0091842</text:p>
          </table:table-cell>
          <table:table-cell office:value-type="float" office:value="2.8500000000000001E-2" table:style-name="ce1">
            <text:p>0.0285</text:p>
          </table:table-cell>
          <table:table-cell table:number-columns-repeated="16379"/>
        </table:table-row>
        <table:table-row table:style-name="ro1">
          <table:table-cell office:value-type="float" office:value="12.51" table:style-name="ce1">
            <text:p>12.51</text:p>
          </table:table-cell>
          <table:table-cell office:value-type="float" office:value="35.317" table:style-name="ce1">
            <text:p>35.317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9.5116000000000003E-3" table:style-name="ce1">
            <text:p>0.009511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>
          <table:table-cell office:value-type="float" office:value="12.57" table:style-name="ce1">
            <text:p>12.57</text:p>
          </table:table-cell>
          <table:table-cell office:value-type="float" office:value="34.142000000000003" table:style-name="ce1">
            <text:p>34.142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9.8388999999999994E-3" table:style-name="ce1">
            <text:p>0.0098389</text:p>
          </table:table-cell>
          <table:table-cell office:value-type="float" office:value="3.0499999999999999E-2" table:style-name="ce1">
            <text:p>0.0305</text:p>
          </table:table-cell>
          <table:table-cell table:number-columns-repeated="16379"/>
        </table:table-row>
        <table:table-row table:style-name="ro1">
          <table:table-cell office:value-type="float" office:value="12.628" table:style-name="ce1">
            <text:p>12.628</text:p>
          </table:table-cell>
          <table:table-cell office:value-type="float" office:value="33.043999999999997" table:style-name="ce1">
            <text:p>33.044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166E-2" table:style-name="ce1">
            <text:p>0.010166</text:p>
          </table:table-cell>
          <table:table-cell office:value-type="float" office:value="3.15E-2" table:style-name="ce1">
            <text:p>0.0315</text:p>
          </table:table-cell>
          <table:table-cell table:number-columns-repeated="16379"/>
        </table:table-row>
        <table:table-row table:style-name="ro1">
          <table:table-cell office:value-type="float" office:value="12.683999999999999" table:style-name="ce1">
            <text:p>12.684</text:p>
          </table:table-cell>
          <table:table-cell office:value-type="float" office:value="32.015000000000001" table:style-name="ce1">
            <text:p>32.015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493000000000001E-2" table:style-name="ce1">
            <text:p>0.010493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/>
        </table:table-row>
        <table:table-row table:style-name="ro1">
          <table:table-cell office:value-type="float" office:value="12.738" table:style-name="ce1">
            <text:p>12.738</text:p>
          </table:table-cell>
          <table:table-cell office:value-type="float" office:value="31.047999999999998" table:style-name="ce1">
            <text:p>31.04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82E-2" table:style-name="ce1">
            <text:p>0.01082</text:p>
          </table:table-cell>
          <table:table-cell office:value-type="float" office:value="3.3500000000000002E-2" table:style-name="ce1">
            <text:p>0.0335</text:p>
          </table:table-cell>
          <table:table-cell table:number-columns-repeated="16379"/>
        </table:table-row>
        <table:table-row table:style-name="ro1">
          <table:table-cell office:value-type="float" office:value="12.791" table:style-name="ce1">
            <text:p>12.791</text:p>
          </table:table-cell>
          <table:table-cell office:value-type="float" office:value="30.138000000000002" table:style-name="ce1">
            <text:p>30.13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1147000000000001E-2" table:style-name="ce1">
            <text:p>0.01114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>
          <table:table-cell office:value-type="float" office:value="12.842000000000001" table:style-name="ce1">
            <text:p>12.842</text:p>
          </table:table-cell>
          <table:table-cell office:value-type="float" office:value="29.28" table:style-name="ce1">
            <text:p>29.2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1474E-2" table:style-name="ce1">
            <text:p>0.011474</text:p>
          </table:table-cell>
          <table:table-cell office:value-type="float" office:value="3.5499999999999997E-2" table:style-name="ce1">
            <text:p>0.0355</text:p>
          </table:table-cell>
          <table:table-cell table:number-columns-repeated="16379"/>
        </table:table-row>
        <table:table-row table:style-name="ro1">
          <table:table-cell office:value-type="float" office:value="12.891999999999999" table:style-name="ce1">
            <text:p>12.892</text:p>
          </table:table-cell>
          <table:table-cell office:value-type="float" office:value="28.47" table:style-name="ce1">
            <text:p>28.47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18E-2" table:style-name="ce1">
            <text:p>0.0118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16379"/>
        </table:table-row>
        <table:table-row table:style-name="ro1">
          <table:table-cell office:value-type="float" office:value="12.941000000000001" table:style-name="ce1">
            <text:p>12.941</text:p>
          </table:table-cell>
          <table:table-cell office:value-type="float" office:value="27.704000000000001" table:style-name="ce1">
            <text:p>27.704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127000000000001E-2" table:style-name="ce1">
            <text:p>0.012127</text:p>
          </table:table-cell>
          <table:table-cell office:value-type="float" office:value="3.7499999999999999E-2" table:style-name="ce1">
            <text:p>0.0375</text:p>
          </table:table-cell>
          <table:table-cell table:number-columns-repeated="16379"/>
        </table:table-row>
        <table:table-row table:style-name="ro1">
          <table:table-cell office:value-type="float" office:value="12.988" table:style-name="ce1">
            <text:p>12.988</text:p>
          </table:table-cell>
          <table:table-cell office:value-type="float" office:value="26.978000000000002" table:style-name="ce1">
            <text:p>26.978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453000000000001E-2" table:style-name="ce1">
            <text:p>0.012453</text:p>
          </table:table-cell>
          <table:table-cell office:value-type="float" office:value="3.85E-2" table:style-name="ce1">
            <text:p>0.0385</text:p>
          </table:table-cell>
          <table:table-cell table:number-columns-repeated="16379"/>
        </table:table-row>
        <table:table-row table:style-name="ro1">
          <table:table-cell office:value-type="float" office:value="13.034000000000001" table:style-name="ce1">
            <text:p>13.034</text:p>
          </table:table-cell>
          <table:table-cell office:value-type="float" office:value="26.29" table:style-name="ce1">
            <text:p>26.29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78E-2" table:style-name="ce1">
            <text:p>0.01278</text:p>
          </table:table-cell>
          <table:table-cell office:value-type="float" office:value="3.95E-2" table:style-name="ce1">
            <text:p>0.0395</text:p>
          </table:table-cell>
          <table:table-cell table:number-columns-repeated="16379"/>
        </table:table-row>
        <table:table-row table:style-name="ro1">
          <table:table-cell office:value-type="float" office:value="13.077999999999999" table:style-name="ce1">
            <text:p>13.078</text:p>
          </table:table-cell>
          <table:table-cell office:value-type="float" office:value="25.635999999999999" table:style-name="ce1">
            <text:p>25.636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3106E-2" table:style-name="ce1">
            <text:p>0.013106</text:p>
          </table:table-cell>
          <table:table-cell office:value-type="float" office:value="4.0500000000000001E-2" table:style-name="ce1">
            <text:p>0.0405</text:p>
          </table:table-cell>
          <table:table-cell table:number-columns-repeated="16379"/>
        </table:table-row>
        <table:table-row table:style-name="ro1">
          <table:table-cell office:value-type="float" office:value="13.122" table:style-name="ce1">
            <text:p>13.122</text:p>
          </table:table-cell>
          <table:table-cell office:value-type="float" office:value="25.015000000000001" table:style-name="ce1">
            <text:p>25.015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3431999999999999E-2" table:style-name="ce1">
            <text:p>0.013432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9"/>
        </table:table-row>
        <table:table-row table:style-name="ro1">
          <table:table-cell office:value-type="float" office:value="13.164999999999999" table:style-name="ce1">
            <text:p>13.165</text:p>
          </table:table-cell>
          <table:table-cell office:value-type="float" office:value="24.422999999999998" table:style-name="ce1">
            <text:p>24.423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3757E-2" table:style-name="ce1">
            <text:p>0.013757</text:p>
          </table:table-cell>
          <table:table-cell office:value-type="float" office:value="4.2500000000000003E-2" table:style-name="ce1">
            <text:p>0.0425</text:p>
          </table:table-cell>
          <table:table-cell table:number-columns-repeated="16379"/>
        </table:table-row>
        <table:table-row table:style-name="ro1">
          <table:table-cell office:value-type="float" office:value="13.206" table:style-name="ce1">
            <text:p>13.206</text:p>
          </table:table-cell>
          <table:table-cell office:value-type="float" office:value="23.858000000000001" table:style-name="ce1">
            <text:p>23.858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083E-2" table:style-name="ce1">
            <text:p>0.014083</text:p>
          </table:table-cell>
          <table:table-cell office:value-type="float" office:value="4.3499999999999997E-2" table:style-name="ce1">
            <text:p>0.0435</text:p>
          </table:table-cell>
          <table:table-cell table:number-columns-repeated="16379"/>
        </table:table-row>
        <table:table-row table:style-name="ro1">
          <table:table-cell office:value-type="float" office:value="13.247" table:style-name="ce1">
            <text:p>13.247</text:p>
          </table:table-cell>
          <table:table-cell office:value-type="float" office:value="23.32" table:style-name="ce1">
            <text:p>23.32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408000000000001E-2" table:style-name="ce1">
            <text:p>0.014408</text:p>
          </table:table-cell>
          <table:table-cell office:value-type="float" office:value="4.4499999999999998E-2" table:style-name="ce1">
            <text:p>0.0445</text:p>
          </table:table-cell>
          <table:table-cell table:number-columns-repeated="16379"/>
        </table:table-row>
        <table:table-row table:style-name="ro1">
          <table:table-cell office:value-type="float" office:value="13.287000000000001" table:style-name="ce1">
            <text:p>13.287</text:p>
          </table:table-cell>
          <table:table-cell office:value-type="float" office:value="22.805" table:style-name="ce1">
            <text:p>22.805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734000000000001E-2" table:style-name="ce1">
            <text:p>0.014734</text:p>
          </table:table-cell>
          <table:table-cell office:value-type="float" office:value="4.5499999999999999E-2" table:style-name="ce1">
            <text:p>0.0455</text:p>
          </table:table-cell>
          <table:table-cell table:number-columns-repeated="16379"/>
        </table:table-row>
        <table:table-row table:style-name="ro1">
          <table:table-cell office:value-type="float" office:value="13.326000000000001" table:style-name="ce1">
            <text:p>13.326</text:p>
          </table:table-cell>
          <table:table-cell office:value-type="float" office:value="22.312999999999999" table:style-name="ce1">
            <text:p>22.313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058999999999999E-2" table:style-name="ce1">
            <text:p>0.015059</text:p>
          </table:table-cell>
          <table:table-cell office:value-type="float" office:value="4.65E-2" table:style-name="ce1">
            <text:p>0.0465</text:p>
          </table:table-cell>
          <table:table-cell table:number-columns-repeated="16379"/>
        </table:table-row>
        <table:table-row table:style-name="ro1">
          <table:table-cell office:value-type="float" office:value="13.364000000000001" table:style-name="ce1">
            <text:p>13.364</text:p>
          </table:table-cell>
          <table:table-cell office:value-type="float" office:value="21.841999999999999" table:style-name="ce1">
            <text:p>21.842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384E-2" table:style-name="ce1">
            <text:p>0.015384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79"/>
        </table:table-row>
        <table:table-row table:style-name="ro1">
          <table:table-cell office:value-type="float" office:value="13.401" table:style-name="ce1">
            <text:p>13.401</text:p>
          </table:table-cell>
          <table:table-cell office:value-type="float" office:value="21.390999999999998" table:style-name="ce1">
            <text:p>21.391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709000000000001E-2" table:style-name="ce1">
            <text:p>0.015709</text:p>
          </table:table-cell>
          <table:table-cell office:value-type="float" office:value="4.8500000000000001E-2" table:style-name="ce1">
            <text:p>0.0485</text:p>
          </table:table-cell>
          <table:table-cell table:number-columns-repeated="16379"/>
        </table:table-row>
        <table:table-row table:style-name="ro1">
          <table:table-cell office:value-type="float" office:value="13.438000000000001" table:style-name="ce1">
            <text:p>13.438</text:p>
          </table:table-cell>
          <table:table-cell office:value-type="float" office:value="20.957999999999998" table:style-name="ce1">
            <text:p>20.958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032999999999999E-2" table:style-name="ce1">
            <text:p>0.016033</text:p>
          </table:table-cell>
          <table:table-cell office:value-type="float" office:value="4.9500000000000002E-2" table:style-name="ce1">
            <text:p>0.0495</text:p>
          </table:table-cell>
          <table:table-cell table:number-columns-repeated="16379"/>
        </table:table-row>
        <table:table-row table:style-name="ro1">
          <table:table-cell office:value-type="float" office:value="13.473000000000001" table:style-name="ce1">
            <text:p>13.473</text:p>
          </table:table-cell>
          <table:table-cell office:value-type="float" office:value="20.542999999999999" table:style-name="ce1">
            <text:p>20.54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358000000000001E-2" table:style-name="ce1">
            <text:p>0.016358</text:p>
          </table:table-cell>
          <table:table-cell office:value-type="float" office:value="5.0500000000000003E-2" table:style-name="ce1">
            <text:p>0.0505</text:p>
          </table:table-cell>
          <table:table-cell table:number-columns-repeated="16379"/>
        </table:table-row>
        <table:table-row table:style-name="ro1">
          <table:table-cell office:value-type="float" office:value="13.509" table:style-name="ce1">
            <text:p>13.509</text:p>
          </table:table-cell>
          <table:table-cell office:value-type="float" office:value="20.143999999999998" table:style-name="ce1">
            <text:p>20.144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681999999999999E-2" table:style-name="ce1">
            <text:p>0.016682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float" office:value="13.542999999999999" table:style-name="ce1">
            <text:p>13.543</text:p>
          </table:table-cell>
          <table:table-cell office:value-type="float" office:value="19.760000000000002" table:style-name="ce1">
            <text:p>19.76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006E-2" table:style-name="ce1">
            <text:p>0.017006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>
          <table:table-cell office:value-type="float" office:value="13.577" table:style-name="ce1">
            <text:p>13.577</text:p>
          </table:table-cell>
          <table:table-cell office:value-type="float" office:value="19.390999999999998" table:style-name="ce1">
            <text:p>19.391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330000000000002E-2" table:style-name="ce1">
            <text:p>0.01733</text:p>
          </table:table-cell>
          <table:table-cell office:value-type="float" office:value="5.3499999999999999E-2" table:style-name="ce1">
            <text:p>0.0535</text:p>
          </table:table-cell>
          <table:table-cell table:number-columns-repeated="16379"/>
        </table:table-row>
        <table:table-row table:style-name="ro1">
          <table:table-cell office:value-type="float" office:value="13.61" table:style-name="ce1">
            <text:p>13.61</text:p>
          </table:table-cell>
          <table:table-cell office:value-type="float" office:value="19.036000000000001" table:style-name="ce1">
            <text:p>19.036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654E-2" table:style-name="ce1">
            <text:p>0.017654</text:p>
          </table:table-cell>
          <table:table-cell office:value-type="float" office:value="5.45E-2" table:style-name="ce1">
            <text:p>0.0545</text:p>
          </table:table-cell>
          <table:table-cell table:number-columns-repeated="16379"/>
        </table:table-row>
        <table:table-row table:style-name="ro1">
          <table:table-cell office:value-type="float" office:value="13.641999999999999" table:style-name="ce1">
            <text:p>13.642</text:p>
          </table:table-cell>
          <table:table-cell office:value-type="float" office:value="18.693000000000001" table:style-name="ce1">
            <text:p>18.69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977E-2" table:style-name="ce1">
            <text:p>0.017977</text:p>
          </table:table-cell>
          <table:table-cell office:value-type="float" office:value="5.5500000000000001E-2" table:style-name="ce1">
            <text:p>0.0555</text:p>
          </table:table-cell>
          <table:table-cell table:number-columns-repeated="16379"/>
        </table:table-row>
        <table:table-row table:style-name="ro1">
          <table:table-cell office:value-type="float" office:value="13.673999999999999" table:style-name="ce1">
            <text:p>13.674</text:p>
          </table:table-cell>
          <table:table-cell office:value-type="float" office:value="18.363" table:style-name="ce1">
            <text:p>18.36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83E-2" table:style-name="ce1">
            <text:p>0.0183</text:p>
          </table:table-cell>
          <table:table-cell office:value-type="float" office:value="5.6500000000000002E-2" table:style-name="ce1">
            <text:p>0.0565</text:p>
          </table:table-cell>
          <table:table-cell table:number-columns-repeated="16379"/>
        </table:table-row>
        <table:table-row table:style-name="ro1">
          <table:table-cell office:value-type="float" office:value="13.706" table:style-name="ce1">
            <text:p>13.706</text:p>
          </table:table-cell>
          <table:table-cell office:value-type="float" office:value="18.045000000000002" table:style-name="ce1">
            <text:p>18.045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8623000000000001E-2" table:style-name="ce1">
            <text:p>0.018623</text:p>
          </table:table-cell>
          <table:table-cell office:value-type="float" office:value="5.7500000000000002E-2" table:style-name="ce1">
            <text:p>0.0575</text:p>
          </table:table-cell>
          <table:table-cell table:number-columns-repeated="16379"/>
        </table:table-row>
        <table:table-row table:style-name="ro1">
          <table:table-cell office:value-type="float" office:value="13.737" table:style-name="ce1">
            <text:p>13.737</text:p>
          </table:table-cell>
          <table:table-cell office:value-type="float" office:value="17.738" table:style-name="ce1">
            <text:p>17.738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8946000000000001E-2" table:style-name="ce1">
            <text:p>0.018946</text:p>
          </table:table-cell>
          <table:table-cell office:value-type="float" office:value="5.8500000000000003E-2" table:style-name="ce1">
            <text:p>0.0585</text:p>
          </table:table-cell>
          <table:table-cell table:number-columns-repeated="16379"/>
        </table:table-row>
        <table:table-row table:style-name="ro1">
          <table:table-cell office:value-type="float" office:value="13.766999999999999" table:style-name="ce1">
            <text:p>13.767</text:p>
          </table:table-cell>
          <table:table-cell office:value-type="float" office:value="17.440999999999999" table:style-name="ce1">
            <text:p>17.441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269000000000001E-2" table:style-name="ce1">
            <text:p>0.019269</text:p>
          </table:table-cell>
          <table:table-cell office:value-type="float" office:value="5.9499999999999997E-2" table:style-name="ce1">
            <text:p>0.0595</text:p>
          </table:table-cell>
          <table:table-cell table:number-columns-repeated="16379"/>
        </table:table-row>
        <table:table-row table:style-name="ro1">
          <table:table-cell office:value-type="float" office:value="13.797000000000001" table:style-name="ce1">
            <text:p>13.797</text:p>
          </table:table-cell>
          <table:table-cell office:value-type="float" office:value="17.154" table:style-name="ce1">
            <text:p>17.154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591000000000001E-2" table:style-name="ce1">
            <text:p>0.019591</text:p>
          </table:table-cell>
          <table:table-cell office:value-type="float" office:value="6.0499999999999998E-2" table:style-name="ce1">
            <text:p>0.0605</text:p>
          </table:table-cell>
          <table:table-cell table:number-columns-repeated="16379"/>
        </table:table-row>
        <table:table-row table:style-name="ro1">
          <table:table-cell office:value-type="float" office:value="13.826000000000001" table:style-name="ce1">
            <text:p>13.826</text:p>
          </table:table-cell>
          <table:table-cell office:value-type="float" office:value="16.876999999999999" table:style-name="ce1">
            <text:p>16.87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913E-2" table:style-name="ce1">
            <text:p>0.019913</text:p>
          </table:table-cell>
          <table:table-cell office:value-type="float" office:value="6.1499999999999999E-2" table:style-name="ce1">
            <text:p>0.0615</text:p>
          </table:table-cell>
          <table:table-cell table:number-columns-repeated="16379"/>
        </table:table-row>
        <table:table-row table:style-name="ro1">
          <table:table-cell office:value-type="float" office:value="13.855" table:style-name="ce1">
            <text:p>13.855</text:p>
          </table:table-cell>
          <table:table-cell office:value-type="float" office:value="16.609000000000002" table:style-name="ce1">
            <text:p>16.609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235E-2" table:style-name="ce1">
            <text:p>0.020235</text:p>
          </table:table-cell>
          <table:table-cell office:value-type="float" office:value="6.25E-2" table:style-name="ce1">
            <text:p>0.0625</text:p>
          </table:table-cell>
          <table:table-cell table:number-columns-repeated="16379"/>
        </table:table-row>
        <table:table-row table:style-name="ro1">
          <table:table-cell office:value-type="float" office:value="13.882999999999999" table:style-name="ce1">
            <text:p>13.883</text:p>
          </table:table-cell>
          <table:table-cell office:value-type="float" office:value="16.349" table:style-name="ce1">
            <text:p>16.349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556999999999999E-2" table:style-name="ce1">
            <text:p>0.020557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79"/>
        </table:table-row>
        <table:table-row table:style-name="ro1">
          <table:table-cell office:value-type="float" office:value="13.911" table:style-name="ce1">
            <text:p>13.911</text:p>
          </table:table-cell>
          <table:table-cell office:value-type="float" office:value="16.097000000000001" table:style-name="ce1">
            <text:p>16.09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878000000000001E-2" table:style-name="ce1">
            <text:p>0.020878</text:p>
          </table:table-cell>
          <table:table-cell office:value-type="float" office:value="6.4500000000000002E-2" table:style-name="ce1">
            <text:p>0.0645</text:p>
          </table:table-cell>
          <table:table-cell table:number-columns-repeated="16379"/>
        </table:table-row>
        <table:table-row table:style-name="ro1">
          <table:table-cell office:value-type="float" office:value="13.939" table:style-name="ce1">
            <text:p>13.939</text:p>
          </table:table-cell>
          <table:table-cell office:value-type="float" office:value="15.853999999999999" table:style-name="ce1">
            <text:p>15.854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1198999999999999E-2" table:style-name="ce1">
            <text:p>0.021199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79"/>
        </table:table-row>
        <table:table-row table:style-name="ro1">
          <table:table-cell office:value-type="float" office:value="13.965999999999999" table:style-name="ce1">
            <text:p>13.966</text:p>
          </table:table-cell>
          <table:table-cell office:value-type="float" office:value="15.617000000000001" table:style-name="ce1">
            <text:p>15.61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>
          <table:table-cell office:value-type="float" office:value="13.993" table:style-name="ce1">
            <text:p>13.993</text:p>
          </table:table-cell>
          <table:table-cell office:value-type="float" office:value="15.388" table:style-name="ce1">
            <text:p>15.388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1840999999999999E-2" table:style-name="ce1">
            <text:p>0.021841</text:p>
          </table:table-cell>
          <table:table-cell office:value-type="float" office:value="6.7500000000000004E-2" table:style-name="ce1">
            <text:p>0.0675</text:p>
          </table:table-cell>
          <table:table-cell table:number-columns-repeated="16379"/>
        </table:table-row>
        <table:table-row table:style-name="ro1">
          <table:table-cell office:value-type="float" office:value="14.019" table:style-name="ce1">
            <text:p>14.019</text:p>
          </table:table-cell>
          <table:table-cell office:value-type="float" office:value="15.166" table:style-name="ce1">
            <text:p>15.166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162000000000001E-2" table:style-name="ce1">
            <text:p>0.022162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>
          <table:table-cell office:value-type="float" office:value="14.045" table:style-name="ce1">
            <text:p>14.045</text:p>
          </table:table-cell>
          <table:table-cell office:value-type="float" office:value="14.95" table:style-name="ce1">
            <text:p>14.9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481999999999999E-2" table:style-name="ce1">
            <text:p>0.022482</text:p>
          </table:table-cell>
          <table:table-cell office:value-type="float" office:value="6.9500000000000006E-2" table:style-name="ce1">
            <text:p>0.0695</text:p>
          </table:table-cell>
          <table:table-cell table:number-columns-repeated="16379"/>
        </table:table-row>
        <table:table-row table:style-name="ro1">
          <table:table-cell office:value-type="float" office:value="14.071" table:style-name="ce1">
            <text:p>14.071</text:p>
          </table:table-cell>
          <table:table-cell office:value-type="float" office:value="14.74" table:style-name="ce1">
            <text:p>14.74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801999999999999E-2" table:style-name="ce1">
            <text:p>0.022802</text:p>
          </table:table-cell>
          <table:table-cell office:value-type="float" office:value="7.0499999999999993E-2" table:style-name="ce1">
            <text:p>0.0705</text:p>
          </table:table-cell>
          <table:table-cell table:number-columns-repeated="16379"/>
        </table:table-row>
        <table:table-row table:style-name="ro1">
          <table:table-cell office:value-type="float" office:value="14.096" table:style-name="ce1">
            <text:p>14.096</text:p>
          </table:table-cell>
          <table:table-cell office:value-type="float" office:value="14.537000000000001" table:style-name="ce1">
            <text:p>14.53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120999999999999E-2" table:style-name="ce1">
            <text:p>0.023121</text:p>
          </table:table-cell>
          <table:table-cell office:value-type="float" office:value="7.1499999999999994E-2" table:style-name="ce1">
            <text:p>0.0715</text:p>
          </table:table-cell>
          <table:table-cell table:number-columns-repeated="16379"/>
        </table:table-row>
        <table:table-row table:style-name="ro1">
          <table:table-cell office:value-type="float" office:value="14.121" table:style-name="ce1">
            <text:p>14.121</text:p>
          </table:table-cell>
          <table:table-cell office:value-type="float" office:value="14.339" table:style-name="ce1">
            <text:p>14.33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441E-2" table:style-name="ce1">
            <text:p>0.023441</text:p>
          </table:table-cell>
          <table:table-cell office:value-type="float" office:value="7.2499999999999995E-2" table:style-name="ce1">
            <text:p>0.0725</text:p>
          </table:table-cell>
          <table:table-cell table:number-columns-repeated="16379"/>
        </table:table-row>
        <table:table-row table:style-name="ro1">
          <table:table-cell office:value-type="float" office:value="14.146000000000001" table:style-name="ce1">
            <text:p>14.146</text:p>
          </table:table-cell>
          <table:table-cell office:value-type="float" office:value="14.146000000000001" table:style-name="ce1">
            <text:p>14.146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76E-2" table:style-name="ce1">
            <text:p>0.02376</text:p>
          </table:table-cell>
          <table:table-cell office:value-type="float" office:value="7.3499999999999996E-2" table:style-name="ce1">
            <text:p>0.0735</text:p>
          </table:table-cell>
          <table:table-cell table:number-columns-repeated="16379"/>
        </table:table-row>
        <table:table-row table:style-name="ro1">
          <table:table-cell office:value-type="float" office:value="14.17" table:style-name="ce1">
            <text:p>14.17</text:p>
          </table:table-cell>
          <table:table-cell office:value-type="float" office:value="13.959" table:style-name="ce1">
            <text:p>13.95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079E-2" table:style-name="ce1">
            <text:p>0.024079</text:p>
          </table:table-cell>
          <table:table-cell office:value-type="float" office:value="7.4499999999999997E-2" table:style-name="ce1">
            <text:p>0.0745</text:p>
          </table:table-cell>
          <table:table-cell table:number-columns-repeated="16379"/>
        </table:table-row>
        <table:table-row table:style-name="ro1">
          <table:table-cell office:value-type="float" office:value="14.194000000000001" table:style-name="ce1">
            <text:p>14.194</text:p>
          </table:table-cell>
          <table:table-cell office:value-type="float" office:value="13.776999999999999" table:style-name="ce1">
            <text:p>13.77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396999999999999E-2" table:style-name="ce1">
            <text:p>0.024397</text:p>
          </table:table-cell>
          <table:table-cell office:value-type="float" office:value="7.5499999999999998E-2" table:style-name="ce1">
            <text:p>0.0755</text:p>
          </table:table-cell>
          <table:table-cell table:number-columns-repeated="16379"/>
        </table:table-row>
        <table:table-row table:style-name="ro1">
          <table:table-cell office:value-type="float" office:value="14.217000000000001" table:style-name="ce1">
            <text:p>14.217</text:p>
          </table:table-cell>
          <table:table-cell office:value-type="float" office:value="13.599" table:style-name="ce1">
            <text:p>13.59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715000000000001E-2" table:style-name="ce1">
            <text:p>0.024715</text:p>
          </table:table-cell>
          <table:table-cell office:value-type="float" office:value="7.6499999999999999E-2" table:style-name="ce1">
            <text:p>0.0765</text:p>
          </table:table-cell>
          <table:table-cell table:number-columns-repeated="16379"/>
        </table:table-row>
        <table:table-row table:style-name="ro1">
          <table:table-cell office:value-type="float" office:value="14.241" table:style-name="ce1">
            <text:p>14.241</text:p>
          </table:table-cell>
          <table:table-cell office:value-type="float" office:value="13.427" table:style-name="ce1">
            <text:p>13.42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033E-2" table:style-name="ce1">
            <text:p>0.025033</text:p>
          </table:table-cell>
          <table:table-cell office:value-type="float" office:value="7.7499999999999999E-2" table:style-name="ce1">
            <text:p>0.0775</text:p>
          </table:table-cell>
          <table:table-cell table:number-columns-repeated="16379"/>
        </table:table-row>
        <table:table-row table:style-name="ro1">
          <table:table-cell office:value-type="float" office:value="14.263999999999999" table:style-name="ce1">
            <text:p>14.264</text:p>
          </table:table-cell>
          <table:table-cell office:value-type="float" office:value="13.259" table:style-name="ce1">
            <text:p>13.25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350999999999999E-2" table:style-name="ce1">
            <text:p>0.025351</text:p>
          </table:table-cell>
          <table:table-cell office:value-type="float" office:value="7.85E-2" table:style-name="ce1">
            <text:p>0.0785</text:p>
          </table:table-cell>
          <table:table-cell table:number-columns-repeated="16379"/>
        </table:table-row>
        <table:table-row table:style-name="ro1">
          <table:table-cell office:value-type="float" office:value="14.286" table:style-name="ce1">
            <text:p>14.286</text:p>
          </table:table-cell>
          <table:table-cell office:value-type="float" office:value="13.095000000000001" table:style-name="ce1">
            <text:p>13.09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669000000000001E-2" table:style-name="ce1">
            <text:p>0.025669</text:p>
          </table:table-cell>
          <table:table-cell office:value-type="float" office:value="7.9500000000000001E-2" table:style-name="ce1">
            <text:p>0.0795</text:p>
          </table:table-cell>
          <table:table-cell table:number-columns-repeated="16379"/>
        </table:table-row>
        <table:table-row table:style-name="ro1">
          <table:table-cell office:value-type="float" office:value="14.308999999999999" table:style-name="ce1">
            <text:p>14.309</text:p>
          </table:table-cell>
          <table:table-cell office:value-type="float" office:value="12.935" table:style-name="ce1">
            <text:p>12.93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985999999999999E-2" table:style-name="ce1">
            <text:p>0.025986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79"/>
        </table:table-row>
        <table:table-row table:style-name="ro1">
          <table:table-cell office:value-type="float" office:value="14.331" table:style-name="ce1">
            <text:p>14.331</text:p>
          </table:table-cell>
          <table:table-cell office:value-type="float" office:value="12.779" table:style-name="ce1">
            <text:p>12.77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6301999999999999E-2" table:style-name="ce1">
            <text:p>0.026302</text:p>
          </table:table-cell>
          <table:table-cell office:value-type="float" office:value="8.1500000000000003E-2" table:style-name="ce1">
            <text:p>0.0815</text:p>
          </table:table-cell>
          <table:table-cell table:number-columns-repeated="16379"/>
        </table:table-row>
        <table:table-row table:style-name="ro1">
          <table:table-cell office:value-type="float" office:value="14.353" table:style-name="ce1">
            <text:p>14.353</text:p>
          </table:table-cell>
          <table:table-cell office:value-type="float" office:value="12.627000000000001" table:style-name="ce1">
            <text:p>12.62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6619E-2" table:style-name="ce1">
            <text:p>0.026619</text:p>
          </table:table-cell>
          <table:table-cell office:value-type="float" office:value="8.2500000000000004E-2" table:style-name="ce1">
            <text:p>0.0825</text:p>
          </table:table-cell>
          <table:table-cell table:number-columns-repeated="16379"/>
        </table:table-row>
        <table:table-row table:style-name="ro1">
          <table:table-cell office:value-type="float" office:value="14.375" table:style-name="ce1">
            <text:p>14.375</text:p>
          </table:table-cell>
          <table:table-cell office:value-type="float" office:value="12.478999999999999" table:style-name="ce1">
            <text:p>12.4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6935000000000001E-2" table:style-name="ce1">
            <text:p>0.026935</text:p>
          </table:table-cell>
          <table:table-cell office:value-type="float" office:value="8.3500000000000005E-2" table:style-name="ce1">
            <text:p>0.0835</text:p>
          </table:table-cell>
          <table:table-cell table:number-columns-repeated="16379"/>
        </table:table-row>
        <table:table-row table:style-name="ro1">
          <table:table-cell office:value-type="float" office:value="14.396000000000001" table:style-name="ce1">
            <text:p>14.396</text:p>
          </table:table-cell>
          <table:table-cell office:value-type="float" office:value="12.335000000000001" table:style-name="ce1">
            <text:p>12.33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251000000000001E-2" table:style-name="ce1">
            <text:p>0.027251</text:p>
          </table:table-cell>
          <table:table-cell office:value-type="float" office:value="8.4500000000000006E-2" table:style-name="ce1">
            <text:p>0.0845</text:p>
          </table:table-cell>
          <table:table-cell table:number-columns-repeated="16379"/>
        </table:table-row>
        <table:table-row table:style-name="ro1">
          <table:table-cell office:value-type="float" office:value="14.417" table:style-name="ce1">
            <text:p>14.417</text:p>
          </table:table-cell>
          <table:table-cell office:value-type="float" office:value="12.193" table:style-name="ce1">
            <text:p>12.19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567000000000001E-2" table:style-name="ce1">
            <text:p>0.027567</text:p>
          </table:table-cell>
          <table:table-cell office:value-type="float" office:value="8.5500000000000007E-2" table:style-name="ce1">
            <text:p>0.0855</text:p>
          </table:table-cell>
          <table:table-cell table:number-columns-repeated="16379"/>
        </table:table-row>
        <table:table-row table:style-name="ro1">
          <table:table-cell office:value-type="float" office:value="14.438000000000001" table:style-name="ce1">
            <text:p>14.438</text:p>
          </table:table-cell>
          <table:table-cell office:value-type="float" office:value="12.055999999999999" table:style-name="ce1">
            <text:p>12.05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882000000000001E-2" table:style-name="ce1">
            <text:p>0.027882</text:p>
          </table:table-cell>
          <table:table-cell office:value-type="float" office:value="8.6499999999999994E-2" table:style-name="ce1">
            <text:p>0.0865</text:p>
          </table:table-cell>
          <table:table-cell table:number-columns-repeated="16379"/>
        </table:table-row>
        <table:table-row table:style-name="ro1">
          <table:table-cell office:value-type="float" office:value="14.459" table:style-name="ce1">
            <text:p>14.459</text:p>
          </table:table-cell>
          <table:table-cell office:value-type="float" office:value="11.920999999999999" table:style-name="ce1">
            <text:p>11.9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197E-2" table:style-name="ce1">
            <text:p>0.028197</text:p>
          </table:table-cell>
          <table:table-cell office:value-type="float" office:value="8.7499999999999994E-2" table:style-name="ce1">
            <text:p>0.0875</text:p>
          </table:table-cell>
          <table:table-cell table:number-columns-repeated="16379"/>
        </table:table-row>
        <table:table-row table:style-name="ro1">
          <table:table-cell office:value-type="float" office:value="14.478999999999999" table:style-name="ce1">
            <text:p>14.479</text:p>
          </table:table-cell>
          <table:table-cell office:value-type="float" office:value="11.79" table:style-name="ce1">
            <text:p>11.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511000000000002E-2" table:style-name="ce1">
            <text:p>0.028511</text:p>
          </table:table-cell>
          <table:table-cell office:value-type="float" office:value="8.8499999999999995E-2" table:style-name="ce1">
            <text:p>0.0885</text:p>
          </table:table-cell>
          <table:table-cell table:number-columns-repeated="16379"/>
        </table:table-row>
        <table:table-row table:style-name="ro1">
          <table:table-cell office:value-type="float" office:value="14.499000000000001" table:style-name="ce1">
            <text:p>14.499</text:p>
          </table:table-cell>
          <table:table-cell office:value-type="float" office:value="11.661" table:style-name="ce1">
            <text:p>11.66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826000000000001E-2" table:style-name="ce1">
            <text:p>0.028826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float" office:value="14.519" table:style-name="ce1">
            <text:p>14.519</text:p>
          </table:table-cell>
          <table:table-cell office:value-type="float" office:value="11.536" table:style-name="ce1">
            <text:p>11.53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139999999999999E-2" table:style-name="ce1">
            <text:p>0.02914</text:p>
          </table:table-cell>
          <table:table-cell office:value-type="float" office:value="9.0499999999999997E-2" table:style-name="ce1">
            <text:p>0.0905</text:p>
          </table:table-cell>
          <table:table-cell table:number-columns-repeated="16379"/>
        </table:table-row>
        <table:table-row table:style-name="ro1">
          <table:table-cell office:value-type="float" office:value="14.539" table:style-name="ce1">
            <text:p>14.539</text:p>
          </table:table-cell>
          <table:table-cell office:value-type="float" office:value="11.413" table:style-name="ce1">
            <text:p>11.41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453E-2" table:style-name="ce1">
            <text:p>0.029453</text:p>
          </table:table-cell>
          <table:table-cell office:value-type="float" office:value="9.1499999999999998E-2" table:style-name="ce1">
            <text:p>0.0915</text:p>
          </table:table-cell>
          <table:table-cell table:number-columns-repeated="16379"/>
        </table:table-row>
        <table:table-row table:style-name="ro1">
          <table:table-cell office:value-type="float" office:value="14.558999999999999" table:style-name="ce1">
            <text:p>14.559</text:p>
          </table:table-cell>
          <table:table-cell office:value-type="float" office:value="11.292999999999999" table:style-name="ce1">
            <text:p>11.29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766000000000001E-2" table:style-name="ce1">
            <text:p>0.029766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>
          <table:table-cell office:value-type="float" office:value="14.577999999999999" table:style-name="ce1">
            <text:p>14.578</text:p>
          </table:table-cell>
          <table:table-cell office:value-type="float" office:value="11.175000000000001" table:style-name="ce1">
            <text:p>11.17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079000000000002E-2" table:style-name="ce1">
            <text:p>0.030079</text:p>
          </table:table-cell>
          <table:table-cell office:value-type="float" office:value="9.35E-2" table:style-name="ce1">
            <text:p>0.0935</text:p>
          </table:table-cell>
          <table:table-cell table:number-columns-repeated="16379"/>
        </table:table-row>
        <table:table-row table:style-name="ro1">
          <table:table-cell office:value-type="float" office:value="14.597" table:style-name="ce1">
            <text:p>14.597</text:p>
          </table:table-cell>
          <table:table-cell office:value-type="float" office:value="11.06" table:style-name="ce1">
            <text:p>11.0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391999999999999E-2" table:style-name="ce1">
            <text:p>0.030392</text:p>
          </table:table-cell>
          <table:table-cell office:value-type="float" office:value="9.4500000000000001E-2" table:style-name="ce1">
            <text:p>0.0945</text:p>
          </table:table-cell>
          <table:table-cell table:number-columns-repeated="16379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0.948" table:style-name="ce1">
            <text:p>10.94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703999999999999E-2" table:style-name="ce1">
            <text:p>0.030704</text:p>
          </table:table-cell>
          <table:table-cell office:value-type="float" office:value="9.5500000000000002E-2" table:style-name="ce1">
            <text:p>0.0955</text:p>
          </table:table-cell>
          <table:table-cell table:number-columns-repeated="16379"/>
        </table:table-row>
        <table:table-row table:style-name="ro1">
          <table:table-cell office:value-type="float" office:value="14.635" table:style-name="ce1">
            <text:p>14.635</text:p>
          </table:table-cell>
          <table:table-cell office:value-type="float" office:value="10.837999999999999" table:style-name="ce1">
            <text:p>10.83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015999999999998E-2" table:style-name="ce1">
            <text:p>0.031016</text:p>
          </table:table-cell>
          <table:table-cell office:value-type="float" office:value="9.6500000000000002E-2" table:style-name="ce1">
            <text:p>0.0965</text:p>
          </table:table-cell>
          <table:table-cell table:number-columns-repeated="16379"/>
        </table:table-row>
        <table:table-row table:style-name="ro1">
          <table:table-cell office:value-type="float" office:value="14.654" table:style-name="ce1">
            <text:p>14.654</text:p>
          </table:table-cell>
          <table:table-cell office:value-type="float" office:value="10.73" table:style-name="ce1">
            <text:p>10.7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327000000000001E-2" table:style-name="ce1">
            <text:p>0.031327</text:p>
          </table:table-cell>
          <table:table-cell office:value-type="float" office:value="9.7500000000000003E-2" table:style-name="ce1">
            <text:p>0.0975</text:p>
          </table:table-cell>
          <table:table-cell table:number-columns-repeated="16379"/>
        </table:table-row>
        <table:table-row table:style-name="ro1">
          <table:table-cell office:value-type="float" office:value="14.672000000000001" table:style-name="ce1">
            <text:p>14.672</text:p>
          </table:table-cell>
          <table:table-cell office:value-type="float" office:value="10.625" table:style-name="ce1">
            <text:p>10.62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637999999999999E-2" table:style-name="ce1">
            <text:p>0.031638</text:p>
          </table:table-cell>
          <table:table-cell office:value-type="float" office:value="9.8500000000000004E-2" table:style-name="ce1">
            <text:p>0.0985</text:p>
          </table:table-cell>
          <table:table-cell table:number-columns-repeated="16379"/>
        </table:table-row>
        <table:table-row table:style-name="ro1">
          <table:table-cell office:value-type="float" office:value="14.69" table:style-name="ce1">
            <text:p>14.69</text:p>
          </table:table-cell>
          <table:table-cell office:value-type="float" office:value="10.521000000000001" table:style-name="ce1">
            <text:p>10.5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948999999999998E-2" table:style-name="ce1">
            <text:p>0.031949</text:p>
          </table:table-cell>
          <table:table-cell office:value-type="float" office:value="9.9500000000000005E-2" table:style-name="ce1">
            <text:p>0.0995</text:p>
          </table:table-cell>
          <table:table-cell table:number-columns-repeated="16379"/>
        </table:table-row>
        <table:table-row table:style-name="ro1">
          <table:table-cell office:value-type="float" office:value="14.708" table:style-name="ce1">
            <text:p>14.708</text:p>
          </table:table-cell>
          <table:table-cell office:value-type="float" office:value="10.42" table:style-name="ce1">
            <text:p>10.42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259999999999997E-2" table:style-name="ce1">
            <text:p>0.03226</text:p>
          </table:table-cell>
          <table:table-cell office:value-type="float" office:value="0.10050000000000001" table:style-name="ce1">
            <text:p>0.1005</text:p>
          </table:table-cell>
          <table:table-cell table:number-columns-repeated="16379"/>
        </table:table-row>
        <table:table-row table:style-name="ro1">
          <table:table-cell office:value-type="float" office:value="14.726000000000001" table:style-name="ce1">
            <text:p>14.726</text:p>
          </table:table-cell>
          <table:table-cell office:value-type="float" office:value="10.321" table:style-name="ce1">
            <text:p>10.3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570000000000002E-2" table:style-name="ce1">
            <text:p>0.03257</text:p>
          </table:table-cell>
          <table:table-cell office:value-type="float" office:value="0.10150000000000001" table:style-name="ce1">
            <text:p>0.1015</text:p>
          </table:table-cell>
          <table:table-cell table:number-columns-repeated="16379"/>
        </table:table-row>
        <table:table-row table:style-name="ro1">
          <table:table-cell office:value-type="float" office:value="14.744" table:style-name="ce1">
            <text:p>14.744</text:p>
          </table:table-cell>
          <table:table-cell office:value-type="float" office:value="10.224" table:style-name="ce1">
            <text:p>10.224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878999999999999E-2" table:style-name="ce1">
            <text:p>0.032879</text:p>
          </table:table-cell>
          <table:table-cell office:value-type="float" office:value="0.10249999999999999" table:style-name="ce1">
            <text:p>0.1025</text:p>
          </table:table-cell>
          <table:table-cell table:number-columns-repeated="16379"/>
        </table:table-row>
        <table:table-row table:style-name="ro1">
          <table:table-cell office:value-type="float" office:value="14.762" table:style-name="ce1">
            <text:p>14.762</text:p>
          </table:table-cell>
          <table:table-cell office:value-type="float" office:value="10.129" table:style-name="ce1">
            <text:p>10.12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188000000000002E-2" table:style-name="ce1">
            <text:p>0.033188</text:p>
          </table:table-cell>
          <table:table-cell office:value-type="float" office:value="0.10349999999999999" table:style-name="ce1">
            <text:p>0.1035</text:p>
          </table:table-cell>
          <table:table-cell table:number-columns-repeated="16379"/>
        </table:table-row>
        <table:table-row table:style-name="ro1">
          <table:table-cell office:value-type="float" office:value="14.779" table:style-name="ce1">
            <text:p>14.779</text:p>
          </table:table-cell>
          <table:table-cell office:value-type="float" office:value="10.035" table:style-name="ce1">
            <text:p>10.03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496999999999999E-2" table:style-name="ce1">
            <text:p>0.033497</text:p>
          </table:table-cell>
          <table:table-cell office:value-type="float" office:value="0.1045" table:style-name="ce1">
            <text:p>0.1045</text:p>
          </table:table-cell>
          <table:table-cell table:number-columns-repeated="16379"/>
        </table:table-row>
        <table:table-row table:style-name="ro1">
          <table:table-cell office:value-type="float" office:value="14.795999999999999" table:style-name="ce1">
            <text:p>14.796</text:p>
          </table:table-cell>
          <table:table-cell office:value-type="float" office:value="9.9436999999999998" table:style-name="ce1">
            <text:p>9.943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806000000000003E-2" table:style-name="ce1">
            <text:p>0.033806</text:p>
          </table:table-cell>
          <table:table-cell office:value-type="float" office:value="0.1055" table:style-name="ce1">
            <text:p>0.1055</text:p>
          </table:table-cell>
          <table:table-cell table:number-columns-repeated="16379"/>
        </table:table-row>
        <table:table-row table:style-name="ro1">
          <table:table-cell office:value-type="float" office:value="14.813000000000001" table:style-name="ce1">
            <text:p>14.813</text:p>
          </table:table-cell>
          <table:table-cell office:value-type="float" office:value="9.8538999999999994" table:style-name="ce1">
            <text:p>9.853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113999999999998E-2" table:style-name="ce1">
            <text:p>0.034114</text:p>
          </table:table-cell>
          <table:table-cell office:value-type="float" office:value="0.1065" table:style-name="ce1">
            <text:p>0.1065</text:p>
          </table:table-cell>
          <table:table-cell table:number-columns-repeated="16379"/>
        </table:table-row>
        <table:table-row table:style-name="ro1">
          <table:table-cell office:value-type="float" office:value="14.83" table:style-name="ce1">
            <text:p>14.83</text:p>
          </table:table-cell>
          <table:table-cell office:value-type="float" office:value="9.7659000000000002" table:style-name="ce1">
            <text:p>9.765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421E-2" table:style-name="ce1">
            <text:p>0.034421</text:p>
          </table:table-cell>
          <table:table-cell office:value-type="float" office:value="0.1075" table:style-name="ce1">
            <text:p>0.1075</text:p>
          </table:table-cell>
          <table:table-cell table:number-columns-repeated="16379"/>
        </table:table-row>
        <table:table-row table:style-name="ro1">
          <table:table-cell office:value-type="float" office:value="14.847" table:style-name="ce1">
            <text:p>14.847</text:p>
          </table:table-cell>
          <table:table-cell office:value-type="float" office:value="9.6795000000000009" table:style-name="ce1">
            <text:p>9.679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729000000000003E-2" table:style-name="ce1">
            <text:p>0.034729</text:p>
          </table:table-cell>
          <table:table-cell office:value-type="float" office:value="0.1085" table:style-name="ce1">
            <text:p>0.1085</text:p>
          </table:table-cell>
          <table:table-cell table:number-columns-repeated="16379"/>
        </table:table-row>
        <table:table-row table:style-name="ro1">
          <table:table-cell office:value-type="float" office:value="14.864000000000001" table:style-name="ce1">
            <text:p>14.864</text:p>
          </table:table-cell>
          <table:table-cell office:value-type="float" office:value="9.5946999999999996" table:style-name="ce1">
            <text:p>9.594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035999999999998E-2" table:style-name="ce1">
            <text:p>0.035036</text:p>
          </table:table-cell>
          <table:table-cell office:value-type="float" office:value="0.1095" table:style-name="ce1">
            <text:p>0.1095</text:p>
          </table:table-cell>
          <table:table-cell table:number-columns-repeated="16379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9.5114999999999998" table:style-name="ce1">
            <text:p>9.511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341999999999998E-2" table:style-name="ce1">
            <text:p>0.035342</text:p>
          </table:table-cell>
          <table:table-cell office:value-type="float" office:value="0.1105" table:style-name="ce1">
            <text:p>0.1105</text:p>
          </table:table-cell>
          <table:table-cell table:number-columns-repeated="16379"/>
        </table:table-row>
        <table:table-row table:style-name="ro1">
          <table:table-cell office:value-type="float" office:value="14.896000000000001" table:style-name="ce1">
            <text:p>14.896</text:p>
          </table:table-cell>
          <table:table-cell office:value-type="float" office:value="9.4298999999999999" table:style-name="ce1">
            <text:p>9.429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647999999999999E-2" table:style-name="ce1">
            <text:p>0.035648</text:p>
          </table:table-cell>
          <table:table-cell office:value-type="float" office:value="0.1115" table:style-name="ce1">
            <text:p>0.1115</text:p>
          </table:table-cell>
          <table:table-cell table:number-columns-repeated="16379"/>
        </table:table-row>
        <table:table-row table:style-name="ro1">
          <table:table-cell office:value-type="float" office:value="14.913" table:style-name="ce1">
            <text:p>14.913</text:p>
          </table:table-cell>
          <table:table-cell office:value-type="float" office:value="9.3497000000000003" table:style-name="ce1">
            <text:p>9.349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954E-2" table:style-name="ce1">
            <text:p>0.035954</text:p>
          </table:table-cell>
          <table:table-cell office:value-type="float" office:value="0.1125" table:style-name="ce1">
            <text:p>0.1125</text:p>
          </table:table-cell>
          <table:table-cell table:number-columns-repeated="16379"/>
        </table:table-row>
        <table:table-row table:style-name="ro1">
          <table:table-cell office:value-type="float" office:value="14.929" table:style-name="ce1">
            <text:p>14.929</text:p>
          </table:table-cell>
          <table:table-cell office:value-type="float" office:value="9.2710000000000008" table:style-name="ce1">
            <text:p>9.27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259E-2" table:style-name="ce1">
            <text:p>0.036259</text:p>
          </table:table-cell>
          <table:table-cell office:value-type="float" office:value="0.1135" table:style-name="ce1">
            <text:p>0.1135</text:p>
          </table:table-cell>
          <table:table-cell table:number-columns-repeated="16379"/>
        </table:table-row>
        <table:table-row table:style-name="ro1">
          <table:table-cell office:value-type="float" office:value="14.945" table:style-name="ce1">
            <text:p>14.945</text:p>
          </table:table-cell>
          <table:table-cell office:value-type="float" office:value="9.1937999999999995" table:style-name="ce1">
            <text:p>9.193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563999999999999E-2" table:style-name="ce1">
            <text:p>0.036564</text:p>
          </table:table-cell>
          <table:table-cell office:value-type="float" office:value="0.1145" table:style-name="ce1">
            <text:p>0.1145</text:p>
          </table:table-cell>
          <table:table-cell table:number-columns-repeated="16379"/>
        </table:table-row>
        <table:table-row table:style-name="ro1">
          <table:table-cell office:value-type="float" office:value="14.96" table:style-name="ce1">
            <text:p>14.96</text:p>
          </table:table-cell>
          <table:table-cell office:value-type="float" office:value="9.1179000000000006" table:style-name="ce1">
            <text:p>9.11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867999999999998E-2" table:style-name="ce1">
            <text:p>0.036868</text:p>
          </table:table-cell>
          <table:table-cell office:value-type="float" office:value="0.11550000000000001" table:style-name="ce1">
            <text:p>0.1155</text:p>
          </table:table-cell>
          <table:table-cell table:number-columns-repeated="16379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9.0433000000000003" table:style-name="ce1">
            <text:p>9.043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171999999999997E-2" table:style-name="ce1">
            <text:p>0.037172</text:p>
          </table:table-cell>
          <table:table-cell office:value-type="float" office:value="0.11650000000000001" table:style-name="ce1">
            <text:p>0.1165</text:p>
          </table:table-cell>
          <table:table-cell table:number-columns-repeated="16379"/>
        </table:table-row>
        <table:table-row table:style-name="ro1">
          <table:table-cell office:value-type="float" office:value="14.992000000000001" table:style-name="ce1">
            <text:p>14.992</text:p>
          </table:table-cell>
          <table:table-cell office:value-type="float" office:value="8.9701000000000004" table:style-name="ce1">
            <text:p>8.970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476000000000002E-2" table:style-name="ce1">
            <text:p>0.037476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>
          <table:table-cell office:value-type="float" office:value="15.007" table:style-name="ce1">
            <text:p>15.007</text:p>
          </table:table-cell>
          <table:table-cell office:value-type="float" office:value="8.8981999999999992" table:style-name="ce1">
            <text:p>8.8982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779E-2" table:style-name="ce1">
            <text:p>0.037779</text:p>
          </table:table-cell>
          <table:table-cell office:value-type="float" office:value="0.11849999999999999" table:style-name="ce1">
            <text:p>0.1185</text:p>
          </table:table-cell>
          <table:table-cell table:number-columns-repeated="16379"/>
        </table:table-row>
        <table:table-row table:style-name="ro1">
          <table:table-cell office:value-type="float" office:value="15.022" table:style-name="ce1">
            <text:p>15.022</text:p>
          </table:table-cell>
          <table:table-cell office:value-type="float" office:value="8.8274000000000008" table:style-name="ce1">
            <text:p>8.8274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8080999999999997E-2" table:style-name="ce1">
            <text:p>0.038081</text:p>
          </table:table-cell>
          <table:table-cell office:value-type="float" office:value="0.1195" table:style-name="ce1">
            <text:p>0.1195</text:p>
          </table:table-cell>
          <table:table-cell table:number-columns-repeated="16379"/>
        </table:table-row>
        <table:table-row table:style-name="ro1">
          <table:table-cell office:value-type="float" office:value="15.037000000000001" table:style-name="ce1">
            <text:p>15.037</text:p>
          </table:table-cell>
          <table:table-cell office:value-type="float" office:value="8.7579999999999991" table:style-name="ce1">
            <text:p>8.75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8384000000000001E-2" table:style-name="ce1">
            <text:p>0.038384</text:p>
          </table:table-cell>
          <table:table-cell office:value-type="float" office:value="0.1205" table:style-name="ce1">
            <text:p>0.1205</text:p>
          </table:table-cell>
          <table:table-cell table:number-columns-repeated="16379"/>
        </table:table-row>
        <table:table-row table:style-name="ro1">
          <table:table-cell office:value-type="float" office:value="15.052" table:style-name="ce1">
            <text:p>15.052</text:p>
          </table:table-cell>
          <table:table-cell office:value-type="float" office:value="8.6896000000000004" table:style-name="ce1">
            <text:p>8.689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8684999999999997E-2" table:style-name="ce1">
            <text:p>0.038685</text:p>
          </table:table-cell>
          <table:table-cell office:value-type="float" office:value="0.1215" table:style-name="ce1">
            <text:p>0.1215</text:p>
          </table:table-cell>
          <table:table-cell table:number-columns-repeated="16379"/>
        </table:table-row>
        <table:table-row table:style-name="ro1">
          <table:table-cell office:value-type="float" office:value="15.067" table:style-name="ce1">
            <text:p>15.067</text:p>
          </table:table-cell>
          <table:table-cell office:value-type="float" office:value="8.6225000000000005" table:style-name="ce1">
            <text:p>8.622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8987000000000001E-2" table:style-name="ce1">
            <text:p>0.038987</text:p>
          </table:table-cell>
          <table:table-cell office:value-type="float" office:value="0.1225" table:style-name="ce1">
            <text:p>0.1225</text:p>
          </table:table-cell>
          <table:table-cell table:number-columns-repeated="16379"/>
        </table:table-row>
        <table:table-row table:style-name="ro1">
          <table:table-cell office:value-type="float" office:value="15.082000000000001" table:style-name="ce1">
            <text:p>15.082</text:p>
          </table:table-cell>
          <table:table-cell office:value-type="float" office:value="8.5564999999999998" table:style-name="ce1">
            <text:p>8.556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287999999999997E-2" table:style-name="ce1">
            <text:p>0.039288</text:p>
          </table:table-cell>
          <table:table-cell office:value-type="float" office:value="0.1235" table:style-name="ce1">
            <text:p>0.1235</text:p>
          </table:table-cell>
          <table:table-cell table:number-columns-repeated="16379"/>
        </table:table-row>
        <table:table-row table:style-name="ro1">
          <table:table-cell office:value-type="float" office:value="15.097" table:style-name="ce1">
            <text:p>15.097</text:p>
          </table:table-cell>
          <table:table-cell office:value-type="float" office:value="8.4916" table:style-name="ce1">
            <text:p>8.491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587999999999998E-2" table:style-name="ce1">
            <text:p>0.039588</text:p>
          </table:table-cell>
          <table:table-cell office:value-type="float" office:value="0.1245" table:style-name="ce1">
            <text:p>0.1245</text:p>
          </table:table-cell>
          <table:table-cell table:number-columns-repeated="16379"/>
        </table:table-row>
        <table:table-row table:style-name="ro1">
          <table:table-cell office:value-type="float" office:value="15.111000000000001" table:style-name="ce1">
            <text:p>15.111</text:p>
          </table:table-cell>
          <table:table-cell office:value-type="float" office:value="8.4276999999999997" table:style-name="ce1">
            <text:p>8.427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888E-2" table:style-name="ce1">
            <text:p>0.039888</text:p>
          </table:table-cell>
          <table:table-cell office:value-type="float" office:value="0.1255" table:style-name="ce1">
            <text:p>0.1255</text:p>
          </table:table-cell>
          <table:table-cell table:number-columns-repeated="16379"/>
        </table:table-row>
        <table:table-row table:style-name="ro1">
          <table:table-cell office:value-type="float" office:value="15.125999999999999" table:style-name="ce1">
            <text:p>15.126</text:p>
          </table:table-cell>
          <table:table-cell office:value-type="float" office:value="8.3649000000000004" table:style-name="ce1">
            <text:p>8.364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187E-2" table:style-name="ce1">
            <text:p>0.040187</text:p>
          </table:table-cell>
          <table:table-cell office:value-type="float" office:value="0.1265" table:style-name="ce1">
            <text:p>0.1265</text:p>
          </table:table-cell>
          <table:table-cell table:number-columns-repeated="16379"/>
        </table:table-row>
        <table:table-row table:style-name="ro1">
          <table:table-cell office:value-type="float" office:value="15.14" table:style-name="ce1">
            <text:p>15.14</text:p>
          </table:table-cell>
          <table:table-cell office:value-type="float" office:value="8.3031000000000006" table:style-name="ce1">
            <text:p>8.3031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486000000000001E-2" table:style-name="ce1">
            <text:p>0.040486</text:p>
          </table:table-cell>
          <table:table-cell office:value-type="float" office:value="0.1275" table:style-name="ce1">
            <text:p>0.1275</text:p>
          </table:table-cell>
          <table:table-cell table:number-columns-repeated="16379"/>
        </table:table-row>
        <table:table-row table:style-name="ro1">
          <table:table-cell office:value-type="float" office:value="15.154999999999999" table:style-name="ce1">
            <text:p>15.155</text:p>
          </table:table-cell>
          <table:table-cell office:value-type="float" office:value="8.2423999999999999" table:style-name="ce1">
            <text:p>8.242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785000000000002E-2" table:style-name="ce1">
            <text:p>0.040785</text:p>
          </table:table-cell>
          <table:table-cell office:value-type="float" office:value="0.1285" table:style-name="ce1">
            <text:p>0.1285</text:p>
          </table:table-cell>
          <table:table-cell table:number-columns-repeated="16379"/>
        </table:table-row>
        <table:table-row table:style-name="ro1">
          <table:table-cell office:value-type="float" office:value="15.169" table:style-name="ce1">
            <text:p>15.169</text:p>
          </table:table-cell>
          <table:table-cell office:value-type="float" office:value="8.1826000000000008" table:style-name="ce1">
            <text:p>8.182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083000000000001E-2" table:style-name="ce1">
            <text:p>0.041083</text:p>
          </table:table-cell>
          <table:table-cell office:value-type="float" office:value="0.1295" table:style-name="ce1">
            <text:p>0.1295</text:p>
          </table:table-cell>
          <table:table-cell table:number-columns-repeated="16379"/>
        </table:table-row>
        <table:table-row table:style-name="ro1">
          <table:table-cell office:value-type="float" office:value="15.183" table:style-name="ce1">
            <text:p>15.183</text:p>
          </table:table-cell>
          <table:table-cell office:value-type="float" office:value="8.1236999999999995" table:style-name="ce1">
            <text:p>8.123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381000000000001E-2" table:style-name="ce1">
            <text:p>0.041381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>
          <table:table-cell office:value-type="float" office:value="15.196999999999999" table:style-name="ce1">
            <text:p>15.197</text:p>
          </table:table-cell>
          <table:table-cell office:value-type="float" office:value="8.0657999999999994" table:style-name="ce1">
            <text:p>8.065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678E-2" table:style-name="ce1">
            <text:p>0.041678</text:p>
          </table:table-cell>
          <table:table-cell office:value-type="float" office:value="0.13150000000000001" table:style-name="ce1">
            <text:p>0.1315</text:p>
          </table:table-cell>
          <table:table-cell table:number-columns-repeated="16379"/>
        </table:table-row>
        <table:table-row table:style-name="ro1">
          <table:table-cell office:value-type="float" office:value="15.211" table:style-name="ce1">
            <text:p>15.211</text:p>
          </table:table-cell>
          <table:table-cell office:value-type="float" office:value="8.0088000000000008" table:style-name="ce1">
            <text:p>8.008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973999999999997E-2" table:style-name="ce1">
            <text:p>0.041974</text:p>
          </table:table-cell>
          <table:table-cell office:value-type="float" office:value="0.13250000000000001" table:style-name="ce1">
            <text:p>0.1325</text:p>
          </table:table-cell>
          <table:table-cell table:number-columns-repeated="16379"/>
        </table:table-row>
        <table:table-row table:style-name="ro1">
          <table:table-cell office:value-type="float" office:value="15.224" table:style-name="ce1">
            <text:p>15.224</text:p>
          </table:table-cell>
          <table:table-cell office:value-type="float" office:value="7.9527000000000001" table:style-name="ce1">
            <text:p>7.952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270000000000002E-2" table:style-name="ce1">
            <text:p>0.04227</text:p>
          </table:table-cell>
          <table:table-cell office:value-type="float" office:value="0.13350000000000001" table:style-name="ce1">
            <text:p>0.1335</text:p>
          </table:table-cell>
          <table:table-cell table:number-columns-repeated="16379"/>
        </table:table-row>
        <table:table-row table:style-name="ro1">
          <table:table-cell office:value-type="float" office:value="15.238" table:style-name="ce1">
            <text:p>15.238</text:p>
          </table:table-cell>
          <table:table-cell office:value-type="float" office:value="7.8975" table:style-name="ce1">
            <text:p>7.897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566E-2" table:style-name="ce1">
            <text:p>0.042566</text:p>
          </table:table-cell>
          <table:table-cell office:value-type="float" office:value="0.13450000000000001" table:style-name="ce1">
            <text:p>0.1345</text:p>
          </table:table-cell>
          <table:table-cell table:number-columns-repeated="16379"/>
        </table:table-row>
        <table:table-row table:style-name="ro1">
          <table:table-cell office:value-type="float" office:value="15.252000000000001" table:style-name="ce1">
            <text:p>15.252</text:p>
          </table:table-cell>
          <table:table-cell office:value-type="float" office:value="7.8430999999999997" table:style-name="ce1">
            <text:p>7.8431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861000000000003E-2" table:style-name="ce1">
            <text:p>0.042861</text:p>
          </table:table-cell>
          <table:table-cell office:value-type="float" office:value="0.13550000000000001" table:style-name="ce1">
            <text:p>0.1355</text:p>
          </table:table-cell>
          <table:table-cell table:number-columns-repeated="16379"/>
        </table:table-row>
        <table:table-row table:style-name="ro1">
          <table:table-cell office:value-type="float" office:value="15.265000000000001" table:style-name="ce1">
            <text:p>15.265</text:p>
          </table:table-cell>
          <table:table-cell office:value-type="float" office:value="7.7896000000000001" table:style-name="ce1">
            <text:p>7.789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156E-2" table:style-name="ce1">
            <text:p>0.043156</text:p>
          </table:table-cell>
          <table:table-cell office:value-type="float" office:value="0.13650000000000001" table:style-name="ce1">
            <text:p>0.1365</text:p>
          </table:table-cell>
          <table:table-cell table:number-columns-repeated="16379"/>
        </table:table-row>
        <table:table-row table:style-name="ro1">
          <table:table-cell office:value-type="float" office:value="15.279" table:style-name="ce1">
            <text:p>15.279</text:p>
          </table:table-cell>
          <table:table-cell office:value-type="float" office:value="7.7369000000000003" table:style-name="ce1">
            <text:p>7.736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450000000000003E-2" table:style-name="ce1">
            <text:p>0.04345</text:p>
          </table:table-cell>
          <table:table-cell office:value-type="float" office:value="0.13750000000000001" table:style-name="ce1">
            <text:p>0.1375</text:p>
          </table:table-cell>
          <table:table-cell table:number-columns-repeated="16379"/>
        </table:table-row>
        <table:table-row table:style-name="ro1">
          <table:table-cell office:value-type="float" office:value="15.292" table:style-name="ce1">
            <text:p>15.292</text:p>
          </table:table-cell>
          <table:table-cell office:value-type="float" office:value="7.6848999999999998" table:style-name="ce1">
            <text:p>7.684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742999999999997E-2" table:style-name="ce1">
            <text:p>0.043743</text:p>
          </table:table-cell>
          <table:table-cell office:value-type="float" office:value="0.13850000000000001" table:style-name="ce1">
            <text:p>0.1385</text:p>
          </table:table-cell>
          <table:table-cell table:number-columns-repeated="16379"/>
        </table:table-row>
        <table:table-row table:style-name="ro1">
          <table:table-cell office:value-type="float" office:value="15.305" table:style-name="ce1">
            <text:p>15.305</text:p>
          </table:table-cell>
          <table:table-cell office:value-type="float" office:value="7.6337999999999999" table:style-name="ce1">
            <text:p>7.633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037E-2" table:style-name="ce1">
            <text:p>0.044037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float" office:value="15.318" table:style-name="ce1">
            <text:p>15.318</text:p>
          </table:table-cell>
          <table:table-cell office:value-type="float" office:value="7.5834000000000001" table:style-name="ce1">
            <text:p>7.583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329E-2" table:style-name="ce1">
            <text:p>0.044329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>
          <table:table-cell office:value-type="float" office:value="15.331" table:style-name="ce1">
            <text:p>15.331</text:p>
          </table:table-cell>
          <table:table-cell office:value-type="float" office:value="7.5338000000000003" table:style-name="ce1">
            <text:p>7.533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621000000000001E-2" table:style-name="ce1">
            <text:p>0.044621</text:p>
          </table:table-cell>
          <table:table-cell office:value-type="float" office:value="0.14149999999999999" table:style-name="ce1">
            <text:p>0.1415</text:p>
          </table:table-cell>
          <table:table-cell table:number-columns-repeated="16379"/>
        </table:table-row>
        <table:table-row table:style-name="ro1">
          <table:table-cell office:value-type="float" office:value="15.343999999999999" table:style-name="ce1">
            <text:p>15.344</text:p>
          </table:table-cell>
          <table:table-cell office:value-type="float" office:value="7.4847999999999999" table:style-name="ce1">
            <text:p>7.484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913000000000002E-2" table:style-name="ce1">
            <text:p>0.044913</text:p>
          </table:table-cell>
          <table:table-cell office:value-type="float" office:value="0.14249999999999999" table:style-name="ce1">
            <text:p>0.1425</text:p>
          </table:table-cell>
          <table:table-cell table:number-columns-repeated="16379"/>
        </table:table-row>
        <table:table-row table:style-name="ro1">
          <table:table-cell office:value-type="float" office:value="15.356999999999999" table:style-name="ce1">
            <text:p>15.357</text:p>
          </table:table-cell>
          <table:table-cell office:value-type="float" office:value="7.4367000000000001" table:style-name="ce1">
            <text:p>7.436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204000000000001E-2" table:style-name="ce1">
            <text:p>0.045204</text:p>
          </table:table-cell>
          <table:table-cell office:value-type="float" office:value="0.14349999999999999" table:style-name="ce1">
            <text:p>0.1435</text:p>
          </table:table-cell>
          <table:table-cell table:number-columns-repeated="16379"/>
        </table:table-row>
        <table:table-row table:style-name="ro1">
          <table:table-cell office:value-type="float" office:value="15.37" table:style-name="ce1">
            <text:p>15.37</text:p>
          </table:table-cell>
          <table:table-cell office:value-type="float" office:value="7.3891999999999998" table:style-name="ce1">
            <text:p>7.389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494E-2" table:style-name="ce1">
            <text:p>0.045494</text:p>
          </table:table-cell>
          <table:table-cell office:value-type="float" office:value="0.14449999999999999" table:style-name="ce1">
            <text:p>0.1445</text:p>
          </table:table-cell>
          <table:table-cell table:number-columns-repeated="16379"/>
        </table:table-row>
        <table:table-row table:style-name="ro1">
          <table:table-cell office:value-type="float" office:value="15.382999999999999" table:style-name="ce1">
            <text:p>15.383</text:p>
          </table:table-cell>
          <table:table-cell office:value-type="float" office:value="7.3423999999999996" table:style-name="ce1">
            <text:p>7.342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783999999999998E-2" table:style-name="ce1">
            <text:p>0.045784</text:p>
          </table:table-cell>
          <table:table-cell office:value-type="float" office:value="0.14549999999999999" table:style-name="ce1">
            <text:p>0.1455</text:p>
          </table:table-cell>
          <table:table-cell table:number-columns-repeated="16379"/>
        </table:table-row>
        <table:table-row table:style-name="ro1">
          <table:table-cell office:value-type="float" office:value="15.395" table:style-name="ce1">
            <text:p>15.395</text:p>
          </table:table-cell>
          <table:table-cell office:value-type="float" office:value="7.2961999999999998" table:style-name="ce1">
            <text:p>7.296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073999999999997E-2" table:style-name="ce1">
            <text:p>0.046074</text:p>
          </table:table-cell>
          <table:table-cell office:value-type="float" office:value="0.14649999999999999" table:style-name="ce1">
            <text:p>0.1465</text:p>
          </table:table-cell>
          <table:table-cell table:number-columns-repeated="16379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7.2507999999999999" table:style-name="ce1">
            <text:p>7.250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363000000000001E-2" table:style-name="ce1">
            <text:p>0.046363</text:p>
          </table:table-cell>
          <table:table-cell office:value-type="float" office:value="0.14749999999999999" table:style-name="ce1">
            <text:p>0.1475</text:p>
          </table:table-cell>
          <table:table-cell table:number-columns-repeated="16379"/>
        </table:table-row>
        <table:table-row table:style-name="ro1">
          <table:table-cell office:value-type="float" office:value="15.42" table:style-name="ce1">
            <text:p>15.42</text:p>
          </table:table-cell>
          <table:table-cell office:value-type="float" office:value="7.2060000000000004" table:style-name="ce1">
            <text:p>7.20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650999999999998E-2" table:style-name="ce1">
            <text:p>0.046651</text:p>
          </table:table-cell>
          <table:table-cell office:value-type="float" office:value="0.14849999999999999" table:style-name="ce1">
            <text:p>0.1485</text:p>
          </table:table-cell>
          <table:table-cell table:number-columns-repeated="16379"/>
        </table:table-row>
        <table:table-row table:style-name="ro1">
          <table:table-cell office:value-type="float" office:value="15.433" table:style-name="ce1">
            <text:p>15.433</text:p>
          </table:table-cell>
          <table:table-cell office:value-type="float" office:value="7.1618000000000004" table:style-name="ce1">
            <text:p>7.161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939000000000002E-2" table:style-name="ce1">
            <text:p>0.046939</text:p>
          </table:table-cell>
          <table:table-cell office:value-type="float" office:value="0.14949999999999999" table:style-name="ce1">
            <text:p>0.1495</text:p>
          </table:table-cell>
          <table:table-cell table:number-columns-repeated="16379"/>
        </table:table-row>
        <table:table-row table:number-rows-repeated="1048425" table:style-name="ro2">
          <table:table-cell table:number-columns-repeated="16384"/>
        </table:table-row>
      </table:table>
      <table:table table:name="1D_E2" table:style-name="ta2"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U:0</text:p>
          </table:table-cell>
          <table:table-cell office:value-type="string" table:style-name="ce1">
            <text:p>epsil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ut</text:p>
          </table:table-cell>
          <table:table-cell office:value-type="string" table:style-name="ce1">
            <text:p>Points:2</text:p>
          </table:table-cell>
          <table:table-cell table:number-columns-repeated="16379"/>
        </table:table-row>
        <table:table-row table:style-name="ro1">
          <table:table-cell office:value-type="float" office:value="5.1234000000000002" table:style-name="ce1">
            <text:p>5.1234</text:p>
          </table:table-cell>
          <table:table-cell office:value-type="float" office:value="2044.5" table:style-name="ce1">
            <text:p>2044.5</text:p>
          </table:table-cell>
          <table:table-cell office:value-type="float" office:value="1.9492" table:style-name="ce1">
            <text:p>1.9492</text:p>
          </table:table-cell>
          <table:table-cell office:value-type="float" office:value="1.6725999999999999E-4" table:style-name="ce1">
            <text:p>0.00016726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79"/>
        </table:table-row>
        <table:table-row table:style-name="ro1">
          <table:table-cell office:value-type="float" office:value="6.9522000000000004" table:style-name="ce1">
            <text:p>6.9522</text:p>
          </table:table-cell>
          <table:table-cell office:value-type="float" office:value="823.04" table:style-name="ce1">
            <text:p>823.04</text:p>
          </table:table-cell>
          <table:table-cell office:value-type="float" office:value="1.9997" table:style-name="ce1">
            <text:p>1.9997</text:p>
          </table:table-cell>
          <table:table-cell office:value-type="float" office:value="4.3724999999999998E-4" table:style-name="ce1">
            <text:p>0.00043725</text:p>
          </table:table-cell>
          <table:table-cell office:value-type="float" office:value="1.5E-3" table:style-name="ce1">
            <text:p>0.0015</text:p>
          </table:table-cell>
          <table:table-cell table:number-columns-repeated="16379"/>
        </table:table-row>
        <table:table-row table:style-name="ro1">
          <table:table-cell office:value-type="float" office:value="7.9219999999999997" table:style-name="ce1">
            <text:p>7.922</text:p>
          </table:table-cell>
          <table:table-cell office:value-type="float" office:value="479.45" table:style-name="ce1">
            <text:p>479.45</text:p>
          </table:table-cell>
          <table:table-cell office:value-type="float" office:value="1.9711000000000001" table:style-name="ce1">
            <text:p>1.9711</text:p>
          </table:table-cell>
          <table:table-cell office:value-type="float" office:value="7.2931000000000005E-4" table:style-name="ce1">
            <text:p>0.000729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9"/>
        </table:table-row>
        <table:table-row table:style-name="ro1">
          <table:table-cell office:value-type="float" office:value="8.5683000000000007" table:style-name="ce1">
            <text:p>8.5683</text:p>
          </table:table-cell>
          <table:table-cell office:value-type="float" office:value="332.22" table:style-name="ce1">
            <text:p>332.22</text:p>
          </table:table-cell>
          <table:table-cell office:value-type="float" office:value="1.9557" table:style-name="ce1">
            <text:p>1.9557</text:p>
          </table:table-cell>
          <table:table-cell office:value-type="float" office:value="1.0361999999999999E-3" table:style-name="ce1">
            <text:p>0.0010362</text:p>
          </table:table-cell>
          <table:table-cell office:value-type="float" office:value="3.5000000000000001E-3" table:style-name="ce1">
            <text:p>0.0035</text:p>
          </table:table-cell>
          <table:table-cell table:number-columns-repeated="16379"/>
        </table:table-row>
        <table:table-row table:style-name="ro1">
          <table:table-cell office:value-type="float" office:value="9.0484000000000009" table:style-name="ce1">
            <text:p>9.0484</text:p>
          </table:table-cell>
          <table:table-cell office:value-type="float" office:value="252.67" table:style-name="ce1">
            <text:p>252.67</text:p>
          </table:table-cell>
          <table:table-cell office:value-type="float" office:value="1.9473" table:style-name="ce1">
            <text:p>1.9473</text:p>
          </table:table-cell>
          <table:table-cell office:value-type="float" office:value="1.3506E-3" table:style-name="ce1">
            <text:p>0.0013506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79"/>
        </table:table-row>
        <table:table-row table:style-name="ro1">
          <table:table-cell office:value-type="float" office:value="9.4288000000000007" table:style-name="ce1">
            <text:p>9.4288</text:p>
          </table:table-cell>
          <table:table-cell office:value-type="float" office:value="203.37" table:style-name="ce1">
            <text:p>203.37</text:p>
          </table:table-cell>
          <table:table-cell office:value-type="float" office:value="1.9421999999999999" table:style-name="ce1">
            <text:p>1.9422</text:p>
          </table:table-cell>
          <table:table-cell office:value-type="float" office:value="1.6693999999999999E-3" table:style-name="ce1">
            <text:p>0.0016694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>
          <table:table-cell office:value-type="float" office:value="9.7432999999999996" table:style-name="ce1">
            <text:p>9.7433</text:p>
          </table:table-cell>
          <table:table-cell office:value-type="float" office:value="169.98" table:style-name="ce1">
            <text:p>169.98</text:p>
          </table:table-cell>
          <table:table-cell office:value-type="float" office:value="1.9391" table:style-name="ce1">
            <text:p>1.9391</text:p>
          </table:table-cell>
          <table:table-cell office:value-type="float" office:value="1.9908999999999999E-3" table:style-name="ce1">
            <text:p>0.0019909</text:p>
          </table:table-cell>
          <table:table-cell office:value-type="float" office:value="6.4999999999999997E-3" table:style-name="ce1">
            <text:p>0.0065</text:p>
          </table:table-cell>
          <table:table-cell table:number-columns-repeated="16379"/>
        </table:table-row>
        <table:table-row table:style-name="ro1">
          <table:table-cell office:value-type="float" office:value="10.010999999999999" table:style-name="ce1">
            <text:p>10.011</text:p>
          </table:table-cell>
          <table:table-cell office:value-type="float" office:value="145.93" table:style-name="ce1">
            <text:p>145.93</text:p>
          </table:table-cell>
          <table:table-cell office:value-type="float" office:value="1.9370000000000001" table:style-name="ce1">
            <text:p>1.937</text:p>
          </table:table-cell>
          <table:table-cell office:value-type="float" office:value="2.3140999999999999E-3" table:style-name="ce1">
            <text:p>0.0023141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float" office:value="10.244" table:style-name="ce1">
            <text:p>10.244</text:p>
          </table:table-cell>
          <table:table-cell office:value-type="float" office:value="127.8" table:style-name="ce1">
            <text:p>127.8</text:p>
          </table:table-cell>
          <table:table-cell office:value-type="float" office:value="1.9356" table:style-name="ce1">
            <text:p>1.9356</text:p>
          </table:table-cell>
          <table:table-cell office:value-type="float" office:value="2.6384999999999998E-3" table:style-name="ce1">
            <text:p>0.0026385</text:p>
          </table:table-cell>
          <table:table-cell office:value-type="float" office:value="8.5000000000000006E-3" table:style-name="ce1">
            <text:p>0.0085</text:p>
          </table:table-cell>
          <table:table-cell table:number-columns-repeated="16379"/>
        </table:table-row>
        <table:table-row table:style-name="ro1">
          <table:table-cell office:value-type="float" office:value="10.45" table:style-name="ce1">
            <text:p>10.45</text:p>
          </table:table-cell>
          <table:table-cell office:value-type="float" office:value="113.65" table:style-name="ce1">
            <text:p>113.65</text:p>
          </table:table-cell>
          <table:table-cell office:value-type="float" office:value="1.9346000000000001" table:style-name="ce1">
            <text:p>1.9346</text:p>
          </table:table-cell>
          <table:table-cell office:value-type="float" office:value="2.9637999999999999E-3" table:style-name="ce1">
            <text:p>0.0029638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>
          <table:table-cell office:value-type="float" office:value="10.635" table:style-name="ce1">
            <text:p>10.635</text:p>
          </table:table-cell>
          <table:table-cell office:value-type="float" office:value="102.32" table:style-name="ce1">
            <text:p>102.32</text:p>
          </table:table-cell>
          <table:table-cell office:value-type="float" office:value="1.9339" table:style-name="ce1">
            <text:p>1.9339</text:p>
          </table:table-cell>
          <table:table-cell office:value-type="float" office:value="3.2897999999999998E-3" table:style-name="ce1">
            <text:p>0.0032898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>
          <table:table-cell office:value-type="float" office:value="10.802" table:style-name="ce1">
            <text:p>10.802</text:p>
          </table:table-cell>
          <table:table-cell office:value-type="float" office:value="93.031999999999996" table:style-name="ce1">
            <text:p>93.032</text:p>
          </table:table-cell>
          <table:table-cell office:value-type="float" office:value="1.9334" table:style-name="ce1">
            <text:p>1.9334</text:p>
          </table:table-cell>
          <table:table-cell office:value-type="float" office:value="3.6162E-3" table:style-name="ce1">
            <text:p>0.0036162</text:p>
          </table:table-cell>
          <table:table-cell office:value-type="float" office:value="1.15E-2" table:style-name="ce1">
            <text:p>0.0115</text:p>
          </table:table-cell>
          <table:table-cell table:number-columns-repeated="16379"/>
        </table:table-row>
        <table:table-row table:style-name="ro1">
          <table:table-cell office:value-type="float" office:value="10.955" table:style-name="ce1">
            <text:p>10.955</text:p>
          </table:table-cell>
          <table:table-cell office:value-type="float" office:value="85.287999999999997" table:style-name="ce1">
            <text:p>85.288</text:p>
          </table:table-cell>
          <table:table-cell office:value-type="float" office:value="1.9330000000000001" table:style-name="ce1">
            <text:p>1.933</text:p>
          </table:table-cell>
          <table:table-cell office:value-type="float" office:value="3.9430000000000003E-3" table:style-name="ce1">
            <text:p>0.003943</text:p>
          </table:table-cell>
          <table:table-cell office:value-type="float" office:value="1.2500000000000001E-2" table:style-name="ce1">
            <text:p>0.0125</text:p>
          </table:table-cell>
          <table:table-cell table:number-columns-repeated="16379"/>
        </table:table-row>
        <table:table-row table:style-name="ro1">
          <table:table-cell office:value-type="float" office:value="11.095000000000001" table:style-name="ce1">
            <text:p>11.095</text:p>
          </table:table-cell>
          <table:table-cell office:value-type="float" office:value="78.731999999999999" table:style-name="ce1">
            <text:p>78.73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1.35E-2" table:style-name="ce1">
            <text:p>0.0135</text:p>
          </table:table-cell>
          <table:table-cell table:number-columns-repeated="16379"/>
        </table:table-row>
        <table:table-row table:style-name="ro1">
          <table:table-cell office:value-type="float" office:value="11.226000000000001" table:style-name="ce1">
            <text:p>11.226</text:p>
          </table:table-cell>
          <table:table-cell office:value-type="float" office:value="73.111000000000004" table:style-name="ce1">
            <text:p>73.111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4.5973000000000003E-3" table:style-name="ce1">
            <text:p>0.0045973</text:p>
          </table:table-cell>
          <table:table-cell office:value-type="float" office:value="1.4500000000000001E-2" table:style-name="ce1">
            <text:p>0.0145</text:p>
          </table:table-cell>
          <table:table-cell table:number-columns-repeated="16379"/>
        </table:table-row>
        <table:table-row table:style-name="ro1">
          <table:table-cell office:value-type="float" office:value="11.347" table:style-name="ce1">
            <text:p>11.347</text:p>
          </table:table-cell>
          <table:table-cell office:value-type="float" office:value="68.238" table:style-name="ce1">
            <text:p>68.238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4.9246999999999997E-3" table:style-name="ce1">
            <text:p>0.0049247</text:p>
          </table:table-cell>
          <table:table-cell office:value-type="float" office:value="1.55E-2" table:style-name="ce1">
            <text:p>0.0155</text:p>
          </table:table-cell>
          <table:table-cell table:number-columns-repeated="16379"/>
        </table:table-row>
        <table:table-row table:style-name="ro1">
          <table:table-cell office:value-type="float" office:value="11.461" table:style-name="ce1">
            <text:p>11.461</text:p>
          </table:table-cell>
          <table:table-cell office:value-type="float" office:value="63.975000000000001" table:style-name="ce1">
            <text:p>63.975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5.2522999999999997E-3" table:style-name="ce1">
            <text:p>0.0052523</text:p>
          </table:table-cell>
          <table:table-cell office:value-type="float" office:value="1.6500000000000001E-2" table:style-name="ce1">
            <text:p>0.0165</text:p>
          </table:table-cell>
          <table:table-cell table:number-columns-repeated="16379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60.212000000000003" table:style-name="ce1">
            <text:p>60.212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5.5798999999999996E-3" table:style-name="ce1">
            <text:p>0.0055799</text:p>
          </table:table-cell>
          <table:table-cell office:value-type="float" office:value="1.7500000000000002E-2" table:style-name="ce1">
            <text:p>0.0175</text:p>
          </table:table-cell>
          <table:table-cell table:number-columns-repeated="16379"/>
        </table:table-row>
        <table:table-row table:style-name="ro1">
          <table:table-cell office:value-type="float" office:value="11.669" table:style-name="ce1">
            <text:p>11.669</text:p>
          </table:table-cell>
          <table:table-cell office:value-type="float" office:value="56.868000000000002" table:style-name="ce1">
            <text:p>56.868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5.9075999999999998E-3" table:style-name="ce1">
            <text:p>0.0059076</text:p>
          </table:table-cell>
          <table:table-cell office:value-type="float" office:value="1.8499999999999999E-2" table:style-name="ce1">
            <text:p>0.0185</text:p>
          </table:table-cell>
          <table:table-cell table:number-columns-repeated="16379"/>
        </table:table-row>
        <table:table-row table:style-name="ro1">
          <table:table-cell office:value-type="float" office:value="11.763999999999999" table:style-name="ce1">
            <text:p>11.764</text:p>
          </table:table-cell>
          <table:table-cell office:value-type="float" office:value="53.875999999999998" table:style-name="ce1">
            <text:p>53.876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6.2354000000000003E-3" table:style-name="ce1">
            <text:p>0.0062354</text:p>
          </table:table-cell>
          <table:table-cell office:value-type="float" office:value="1.95E-2" table:style-name="ce1">
            <text:p>0.0195</text:p>
          </table:table-cell>
          <table:table-cell table:number-columns-repeated="16379"/>
        </table:table-row>
        <table:table-row table:style-name="ro1">
          <table:table-cell office:value-type="float" office:value="11.853999999999999" table:style-name="ce1">
            <text:p>11.854</text:p>
          </table:table-cell>
          <table:table-cell office:value-type="float" office:value="51.183999999999997" table:style-name="ce1">
            <text:p>51.184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6.5630999999999997E-3" table:style-name="ce1">
            <text:p>0.0065631</text:p>
          </table:table-cell>
          <table:table-cell office:value-type="float" office:value="2.0500000000000001E-2" table:style-name="ce1">
            <text:p>0.0205</text:p>
          </table:table-cell>
          <table:table-cell table:number-columns-repeated="16379"/>
        </table:table-row>
        <table:table-row table:style-name="ro1">
          <table:table-cell office:value-type="float" office:value="11.94" table:style-name="ce1">
            <text:p>11.94</text:p>
          </table:table-cell>
          <table:table-cell office:value-type="float" office:value="48.747999999999998" table:style-name="ce1">
            <text:p>48.748</text:p>
          </table:table-cell>
          <table:table-cell office:value-type="float" office:value="1.9319" table:style-name="ce1">
            <text:p>1.9319</text:p>
          </table:table-cell>
          <table:table-cell office:value-type="float" office:value="6.8909000000000002E-3" table:style-name="ce1">
            <text:p>0.0068909</text:p>
          </table:table-cell>
          <table:table-cell office:value-type="float" office:value="2.1499999999999998E-2" table:style-name="ce1">
            <text:p>0.0215</text:p>
          </table:table-cell>
          <table:table-cell table:number-columns-repeated="16379"/>
        </table:table-row>
        <table:table-row table:style-name="ro1">
          <table:table-cell office:value-type="float" office:value="12.023" table:style-name="ce1">
            <text:p>12.023</text:p>
          </table:table-cell>
          <table:table-cell office:value-type="float" office:value="46.533999999999999" table:style-name="ce1">
            <text:p>46.534</text:p>
          </table:table-cell>
          <table:table-cell office:value-type="float" office:value="1.9319" table:style-name="ce1">
            <text:p>1.9319</text:p>
          </table:table-cell>
          <table:table-cell office:value-type="float" office:value="7.2186000000000004E-3" table:style-name="ce1">
            <text:p>0.0072186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16379"/>
        </table:table-row>
        <table:table-row table:style-name="ro1">
          <table:table-cell office:value-type="float" office:value="12.101000000000001" table:style-name="ce1">
            <text:p>12.101</text:p>
          </table:table-cell>
          <table:table-cell office:value-type="float" office:value="44.512999999999998" table:style-name="ce1">
            <text:p>44.513</text:p>
          </table:table-cell>
          <table:table-cell office:value-type="float" office:value="1.9319" table:style-name="ce1">
            <text:p>1.9319</text:p>
          </table:table-cell>
          <table:table-cell office:value-type="float" office:value="7.5462999999999997E-3" table:style-name="ce1">
            <text:p>0.0075463</text:p>
          </table:table-cell>
          <table:table-cell office:value-type="float" office:value="2.35E-2" table:style-name="ce1">
            <text:p>0.0235</text:p>
          </table:table-cell>
          <table:table-cell table:number-columns-repeated="16379"/>
        </table:table-row>
        <table:table-row table:style-name="ro1">
          <table:table-cell office:value-type="float" office:value="12.176" table:style-name="ce1">
            <text:p>12.176</text:p>
          </table:table-cell>
          <table:table-cell office:value-type="float" office:value="42.66" table:style-name="ce1">
            <text:p>42.66</text:p>
          </table:table-cell>
          <table:table-cell office:value-type="float" office:value="1.9319" table:style-name="ce1">
            <text:p>1.9319</text:p>
          </table:table-cell>
          <table:table-cell office:value-type="float" office:value="7.8740000000000008E-3" table:style-name="ce1">
            <text:p>0.007874</text:p>
          </table:table-cell>
          <table:table-cell office:value-type="float" office:value="2.4500000000000001E-2" table:style-name="ce1">
            <text:p>0.0245</text:p>
          </table:table-cell>
          <table:table-cell table:number-columns-repeated="16379"/>
        </table:table-row>
        <table:table-row table:style-name="ro1">
          <table:table-cell office:value-type="float" office:value="12.247999999999999" table:style-name="ce1">
            <text:p>12.248</text:p>
          </table:table-cell>
          <table:table-cell office:value-type="float" office:value="40.956000000000003" table:style-name="ce1">
            <text:p>40.956</text:p>
          </table:table-cell>
          <table:table-cell office:value-type="float" office:value="1.9319" table:style-name="ce1">
            <text:p>1.9319</text:p>
          </table:table-cell>
          <table:table-cell office:value-type="float" office:value="8.2016999999999993E-3" table:style-name="ce1">
            <text:p>0.0082017</text:p>
          </table:table-cell>
          <table:table-cell office:value-type="float" office:value="2.5499999999999998E-2" table:style-name="ce1">
            <text:p>0.0255</text:p>
          </table:table-cell>
          <table:table-cell table:number-columns-repeated="16379"/>
        </table:table-row>
        <table:table-row table:style-name="ro1">
          <table:table-cell office:value-type="float" office:value="12.317" table:style-name="ce1">
            <text:p>12.317</text:p>
          </table:table-cell>
          <table:table-cell office:value-type="float" office:value="39.383000000000003" table:style-name="ce1">
            <text:p>39.383</text:p>
          </table:table-cell>
          <table:table-cell office:value-type="float" office:value="1.9319" table:style-name="ce1">
            <text:p>1.9319</text:p>
          </table:table-cell>
          <table:table-cell office:value-type="float" office:value="8.5293000000000001E-3" table:style-name="ce1">
            <text:p>0.0085293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37.927" table:style-name="ce1">
            <text:p>37.927</text:p>
          </table:table-cell>
          <table:table-cell office:value-type="float" office:value="1.9319" table:style-name="ce1">
            <text:p>1.9319</text:p>
          </table:table-cell>
          <table:table-cell office:value-type="float" office:value="8.8567999999999997E-3" table:style-name="ce1">
            <text:p>0.0088568</text:p>
          </table:table-cell>
          <table:table-cell office:value-type="float" office:value="2.75E-2" table:style-name="ce1">
            <text:p>0.0275</text:p>
          </table:table-cell>
          <table:table-cell table:number-columns-repeated="16379"/>
        </table:table-row>
        <table:table-row table:style-name="ro1">
          <table:table-cell office:value-type="float" office:value="12.448" table:style-name="ce1">
            <text:p>12.448</text:p>
          </table:table-cell>
          <table:table-cell office:value-type="float" office:value="36.575000000000003" table:style-name="ce1">
            <text:p>36.575</text:p>
          </table:table-cell>
          <table:table-cell office:value-type="float" office:value="1.9319" table:style-name="ce1">
            <text:p>1.9319</text:p>
          </table:table-cell>
          <table:table-cell office:value-type="float" office:value="9.1842E-3" table:style-name="ce1">
            <text:p>0.0091842</text:p>
          </table:table-cell>
          <table:table-cell office:value-type="float" office:value="2.8500000000000001E-2" table:style-name="ce1">
            <text:p>0.0285</text:p>
          </table:table-cell>
          <table:table-cell table:number-columns-repeated="16379"/>
        </table:table-row>
        <table:table-row table:style-name="ro1">
          <table:table-cell office:value-type="float" office:value="12.51" table:style-name="ce1">
            <text:p>12.51</text:p>
          </table:table-cell>
          <table:table-cell office:value-type="float" office:value="35.317" table:style-name="ce1">
            <text:p>35.317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9.5116000000000003E-3" table:style-name="ce1">
            <text:p>0.009511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>
          <table:table-cell office:value-type="float" office:value="12.57" table:style-name="ce1">
            <text:p>12.57</text:p>
          </table:table-cell>
          <table:table-cell office:value-type="float" office:value="34.142000000000003" table:style-name="ce1">
            <text:p>34.142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9.8388999999999994E-3" table:style-name="ce1">
            <text:p>0.0098389</text:p>
          </table:table-cell>
          <table:table-cell office:value-type="float" office:value="3.0499999999999999E-2" table:style-name="ce1">
            <text:p>0.0305</text:p>
          </table:table-cell>
          <table:table-cell table:number-columns-repeated="16379"/>
        </table:table-row>
        <table:table-row table:style-name="ro1">
          <table:table-cell office:value-type="float" office:value="12.628" table:style-name="ce1">
            <text:p>12.628</text:p>
          </table:table-cell>
          <table:table-cell office:value-type="float" office:value="33.043999999999997" table:style-name="ce1">
            <text:p>33.044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166E-2" table:style-name="ce1">
            <text:p>0.010166</text:p>
          </table:table-cell>
          <table:table-cell office:value-type="float" office:value="3.15E-2" table:style-name="ce1">
            <text:p>0.0315</text:p>
          </table:table-cell>
          <table:table-cell table:number-columns-repeated="16379"/>
        </table:table-row>
        <table:table-row table:style-name="ro1">
          <table:table-cell office:value-type="float" office:value="12.683999999999999" table:style-name="ce1">
            <text:p>12.684</text:p>
          </table:table-cell>
          <table:table-cell office:value-type="float" office:value="32.015000000000001" table:style-name="ce1">
            <text:p>32.015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493000000000001E-2" table:style-name="ce1">
            <text:p>0.010493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/>
        </table:table-row>
        <table:table-row table:style-name="ro1">
          <table:table-cell office:value-type="float" office:value="12.738" table:style-name="ce1">
            <text:p>12.738</text:p>
          </table:table-cell>
          <table:table-cell office:value-type="float" office:value="31.047999999999998" table:style-name="ce1">
            <text:p>31.04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082E-2" table:style-name="ce1">
            <text:p>0.01082</text:p>
          </table:table-cell>
          <table:table-cell office:value-type="float" office:value="3.3500000000000002E-2" table:style-name="ce1">
            <text:p>0.0335</text:p>
          </table:table-cell>
          <table:table-cell table:number-columns-repeated="16379"/>
        </table:table-row>
        <table:table-row table:style-name="ro1">
          <table:table-cell office:value-type="float" office:value="12.791" table:style-name="ce1">
            <text:p>12.791</text:p>
          </table:table-cell>
          <table:table-cell office:value-type="float" office:value="30.138000000000002" table:style-name="ce1">
            <text:p>30.13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1147000000000001E-2" table:style-name="ce1">
            <text:p>0.01114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>
          <table:table-cell office:value-type="float" office:value="12.842000000000001" table:style-name="ce1">
            <text:p>12.842</text:p>
          </table:table-cell>
          <table:table-cell office:value-type="float" office:value="29.28" table:style-name="ce1">
            <text:p>29.28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1474E-2" table:style-name="ce1">
            <text:p>0.011474</text:p>
          </table:table-cell>
          <table:table-cell office:value-type="float" office:value="3.5499999999999997E-2" table:style-name="ce1">
            <text:p>0.0355</text:p>
          </table:table-cell>
          <table:table-cell table:number-columns-repeated="16379"/>
        </table:table-row>
        <table:table-row table:style-name="ro1">
          <table:table-cell office:value-type="float" office:value="12.891999999999999" table:style-name="ce1">
            <text:p>12.892</text:p>
          </table:table-cell>
          <table:table-cell office:value-type="float" office:value="28.47" table:style-name="ce1">
            <text:p>28.47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18E-2" table:style-name="ce1">
            <text:p>0.0118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16379"/>
        </table:table-row>
        <table:table-row table:style-name="ro1">
          <table:table-cell office:value-type="float" office:value="12.941000000000001" table:style-name="ce1">
            <text:p>12.941</text:p>
          </table:table-cell>
          <table:table-cell office:value-type="float" office:value="27.704000000000001" table:style-name="ce1">
            <text:p>27.704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127000000000001E-2" table:style-name="ce1">
            <text:p>0.012127</text:p>
          </table:table-cell>
          <table:table-cell office:value-type="float" office:value="3.7499999999999999E-2" table:style-name="ce1">
            <text:p>0.0375</text:p>
          </table:table-cell>
          <table:table-cell table:number-columns-repeated="16379"/>
        </table:table-row>
        <table:table-row table:style-name="ro1">
          <table:table-cell office:value-type="float" office:value="12.988" table:style-name="ce1">
            <text:p>12.988</text:p>
          </table:table-cell>
          <table:table-cell office:value-type="float" office:value="26.978000000000002" table:style-name="ce1">
            <text:p>26.978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453000000000001E-2" table:style-name="ce1">
            <text:p>0.012453</text:p>
          </table:table-cell>
          <table:table-cell office:value-type="float" office:value="3.85E-2" table:style-name="ce1">
            <text:p>0.0385</text:p>
          </table:table-cell>
          <table:table-cell table:number-columns-repeated="16379"/>
        </table:table-row>
        <table:table-row table:style-name="ro1">
          <table:table-cell office:value-type="float" office:value="13.034000000000001" table:style-name="ce1">
            <text:p>13.034</text:p>
          </table:table-cell>
          <table:table-cell office:value-type="float" office:value="26.29" table:style-name="ce1">
            <text:p>26.29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278E-2" table:style-name="ce1">
            <text:p>0.01278</text:p>
          </table:table-cell>
          <table:table-cell office:value-type="float" office:value="3.95E-2" table:style-name="ce1">
            <text:p>0.0395</text:p>
          </table:table-cell>
          <table:table-cell table:number-columns-repeated="16379"/>
        </table:table-row>
        <table:table-row table:style-name="ro1">
          <table:table-cell office:value-type="float" office:value="13.077999999999999" table:style-name="ce1">
            <text:p>13.078</text:p>
          </table:table-cell>
          <table:table-cell office:value-type="float" office:value="25.635999999999999" table:style-name="ce1">
            <text:p>25.636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3106E-2" table:style-name="ce1">
            <text:p>0.013106</text:p>
          </table:table-cell>
          <table:table-cell office:value-type="float" office:value="4.0500000000000001E-2" table:style-name="ce1">
            <text:p>0.0405</text:p>
          </table:table-cell>
          <table:table-cell table:number-columns-repeated="16379"/>
        </table:table-row>
        <table:table-row table:style-name="ro1">
          <table:table-cell office:value-type="float" office:value="13.122" table:style-name="ce1">
            <text:p>13.122</text:p>
          </table:table-cell>
          <table:table-cell office:value-type="float" office:value="25.015000000000001" table:style-name="ce1">
            <text:p>25.015</text:p>
          </table:table-cell>
          <table:table-cell office:value-type="float" office:value="1.9320999999999999" table:style-name="ce1">
            <text:p>1.9321</text:p>
          </table:table-cell>
          <table:table-cell office:value-type="float" office:value="1.3431999999999999E-2" table:style-name="ce1">
            <text:p>0.013432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9"/>
        </table:table-row>
        <table:table-row table:style-name="ro1">
          <table:table-cell office:value-type="float" office:value="13.164999999999999" table:style-name="ce1">
            <text:p>13.165</text:p>
          </table:table-cell>
          <table:table-cell office:value-type="float" office:value="24.422999999999998" table:style-name="ce1">
            <text:p>24.423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3757E-2" table:style-name="ce1">
            <text:p>0.013757</text:p>
          </table:table-cell>
          <table:table-cell office:value-type="float" office:value="4.2500000000000003E-2" table:style-name="ce1">
            <text:p>0.0425</text:p>
          </table:table-cell>
          <table:table-cell table:number-columns-repeated="16379"/>
        </table:table-row>
        <table:table-row table:style-name="ro1">
          <table:table-cell office:value-type="float" office:value="13.206" table:style-name="ce1">
            <text:p>13.206</text:p>
          </table:table-cell>
          <table:table-cell office:value-type="float" office:value="23.858000000000001" table:style-name="ce1">
            <text:p>23.858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083E-2" table:style-name="ce1">
            <text:p>0.014083</text:p>
          </table:table-cell>
          <table:table-cell office:value-type="float" office:value="4.3499999999999997E-2" table:style-name="ce1">
            <text:p>0.0435</text:p>
          </table:table-cell>
          <table:table-cell table:number-columns-repeated="16379"/>
        </table:table-row>
        <table:table-row table:style-name="ro1">
          <table:table-cell office:value-type="float" office:value="13.247" table:style-name="ce1">
            <text:p>13.247</text:p>
          </table:table-cell>
          <table:table-cell office:value-type="float" office:value="23.32" table:style-name="ce1">
            <text:p>23.32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408000000000001E-2" table:style-name="ce1">
            <text:p>0.014408</text:p>
          </table:table-cell>
          <table:table-cell office:value-type="float" office:value="4.4499999999999998E-2" table:style-name="ce1">
            <text:p>0.0445</text:p>
          </table:table-cell>
          <table:table-cell table:number-columns-repeated="16379"/>
        </table:table-row>
        <table:table-row table:style-name="ro1">
          <table:table-cell office:value-type="float" office:value="13.287000000000001" table:style-name="ce1">
            <text:p>13.287</text:p>
          </table:table-cell>
          <table:table-cell office:value-type="float" office:value="22.805" table:style-name="ce1">
            <text:p>22.805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4734000000000001E-2" table:style-name="ce1">
            <text:p>0.014734</text:p>
          </table:table-cell>
          <table:table-cell office:value-type="float" office:value="4.5499999999999999E-2" table:style-name="ce1">
            <text:p>0.0455</text:p>
          </table:table-cell>
          <table:table-cell table:number-columns-repeated="16379"/>
        </table:table-row>
        <table:table-row table:style-name="ro1">
          <table:table-cell office:value-type="float" office:value="13.326000000000001" table:style-name="ce1">
            <text:p>13.326</text:p>
          </table:table-cell>
          <table:table-cell office:value-type="float" office:value="22.312999999999999" table:style-name="ce1">
            <text:p>22.313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058999999999999E-2" table:style-name="ce1">
            <text:p>0.015059</text:p>
          </table:table-cell>
          <table:table-cell office:value-type="float" office:value="4.65E-2" table:style-name="ce1">
            <text:p>0.0465</text:p>
          </table:table-cell>
          <table:table-cell table:number-columns-repeated="16379"/>
        </table:table-row>
        <table:table-row table:style-name="ro1">
          <table:table-cell office:value-type="float" office:value="13.364000000000001" table:style-name="ce1">
            <text:p>13.364</text:p>
          </table:table-cell>
          <table:table-cell office:value-type="float" office:value="21.841999999999999" table:style-name="ce1">
            <text:p>21.842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384E-2" table:style-name="ce1">
            <text:p>0.015384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79"/>
        </table:table-row>
        <table:table-row table:style-name="ro1">
          <table:table-cell office:value-type="float" office:value="13.401" table:style-name="ce1">
            <text:p>13.401</text:p>
          </table:table-cell>
          <table:table-cell office:value-type="float" office:value="21.390999999999998" table:style-name="ce1">
            <text:p>21.391</text:p>
          </table:table-cell>
          <table:table-cell office:value-type="float" office:value="1.9321999999999999" table:style-name="ce1">
            <text:p>1.9322</text:p>
          </table:table-cell>
          <table:table-cell office:value-type="float" office:value="1.5709000000000001E-2" table:style-name="ce1">
            <text:p>0.015709</text:p>
          </table:table-cell>
          <table:table-cell office:value-type="float" office:value="4.8500000000000001E-2" table:style-name="ce1">
            <text:p>0.0485</text:p>
          </table:table-cell>
          <table:table-cell table:number-columns-repeated="16379"/>
        </table:table-row>
        <table:table-row table:style-name="ro1">
          <table:table-cell office:value-type="float" office:value="13.438000000000001" table:style-name="ce1">
            <text:p>13.438</text:p>
          </table:table-cell>
          <table:table-cell office:value-type="float" office:value="20.957999999999998" table:style-name="ce1">
            <text:p>20.958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032999999999999E-2" table:style-name="ce1">
            <text:p>0.016033</text:p>
          </table:table-cell>
          <table:table-cell office:value-type="float" office:value="4.9500000000000002E-2" table:style-name="ce1">
            <text:p>0.0495</text:p>
          </table:table-cell>
          <table:table-cell table:number-columns-repeated="16379"/>
        </table:table-row>
        <table:table-row table:style-name="ro1">
          <table:table-cell office:value-type="float" office:value="13.473000000000001" table:style-name="ce1">
            <text:p>13.473</text:p>
          </table:table-cell>
          <table:table-cell office:value-type="float" office:value="20.542999999999999" table:style-name="ce1">
            <text:p>20.54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358000000000001E-2" table:style-name="ce1">
            <text:p>0.016358</text:p>
          </table:table-cell>
          <table:table-cell office:value-type="float" office:value="5.0500000000000003E-2" table:style-name="ce1">
            <text:p>0.0505</text:p>
          </table:table-cell>
          <table:table-cell table:number-columns-repeated="16379"/>
        </table:table-row>
        <table:table-row table:style-name="ro1">
          <table:table-cell office:value-type="float" office:value="13.509" table:style-name="ce1">
            <text:p>13.509</text:p>
          </table:table-cell>
          <table:table-cell office:value-type="float" office:value="20.143999999999998" table:style-name="ce1">
            <text:p>20.144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6681999999999999E-2" table:style-name="ce1">
            <text:p>0.016682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float" office:value="13.542999999999999" table:style-name="ce1">
            <text:p>13.543</text:p>
          </table:table-cell>
          <table:table-cell office:value-type="float" office:value="19.760000000000002" table:style-name="ce1">
            <text:p>19.76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006E-2" table:style-name="ce1">
            <text:p>0.017006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>
          <table:table-cell office:value-type="float" office:value="13.577" table:style-name="ce1">
            <text:p>13.577</text:p>
          </table:table-cell>
          <table:table-cell office:value-type="float" office:value="19.390999999999998" table:style-name="ce1">
            <text:p>19.391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330000000000002E-2" table:style-name="ce1">
            <text:p>0.01733</text:p>
          </table:table-cell>
          <table:table-cell office:value-type="float" office:value="5.3499999999999999E-2" table:style-name="ce1">
            <text:p>0.0535</text:p>
          </table:table-cell>
          <table:table-cell table:number-columns-repeated="16379"/>
        </table:table-row>
        <table:table-row table:style-name="ro1">
          <table:table-cell office:value-type="float" office:value="13.61" table:style-name="ce1">
            <text:p>13.61</text:p>
          </table:table-cell>
          <table:table-cell office:value-type="float" office:value="19.036000000000001" table:style-name="ce1">
            <text:p>19.036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654E-2" table:style-name="ce1">
            <text:p>0.017654</text:p>
          </table:table-cell>
          <table:table-cell office:value-type="float" office:value="5.45E-2" table:style-name="ce1">
            <text:p>0.0545</text:p>
          </table:table-cell>
          <table:table-cell table:number-columns-repeated="16379"/>
        </table:table-row>
        <table:table-row table:style-name="ro1">
          <table:table-cell office:value-type="float" office:value="13.641999999999999" table:style-name="ce1">
            <text:p>13.642</text:p>
          </table:table-cell>
          <table:table-cell office:value-type="float" office:value="18.693000000000001" table:style-name="ce1">
            <text:p>18.69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7977E-2" table:style-name="ce1">
            <text:p>0.017977</text:p>
          </table:table-cell>
          <table:table-cell office:value-type="float" office:value="5.5500000000000001E-2" table:style-name="ce1">
            <text:p>0.0555</text:p>
          </table:table-cell>
          <table:table-cell table:number-columns-repeated="16379"/>
        </table:table-row>
        <table:table-row table:style-name="ro1">
          <table:table-cell office:value-type="float" office:value="13.673999999999999" table:style-name="ce1">
            <text:p>13.674</text:p>
          </table:table-cell>
          <table:table-cell office:value-type="float" office:value="18.363" table:style-name="ce1">
            <text:p>18.363</text:p>
          </table:table-cell>
          <table:table-cell office:value-type="float" office:value="1.9322999999999999" table:style-name="ce1">
            <text:p>1.9323</text:p>
          </table:table-cell>
          <table:table-cell office:value-type="float" office:value="1.83E-2" table:style-name="ce1">
            <text:p>0.0183</text:p>
          </table:table-cell>
          <table:table-cell office:value-type="float" office:value="5.6500000000000002E-2" table:style-name="ce1">
            <text:p>0.0565</text:p>
          </table:table-cell>
          <table:table-cell table:number-columns-repeated="16379"/>
        </table:table-row>
        <table:table-row table:style-name="ro1">
          <table:table-cell office:value-type="float" office:value="13.706" table:style-name="ce1">
            <text:p>13.706</text:p>
          </table:table-cell>
          <table:table-cell office:value-type="float" office:value="18.045000000000002" table:style-name="ce1">
            <text:p>18.045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8623000000000001E-2" table:style-name="ce1">
            <text:p>0.018623</text:p>
          </table:table-cell>
          <table:table-cell office:value-type="float" office:value="5.7500000000000002E-2" table:style-name="ce1">
            <text:p>0.0575</text:p>
          </table:table-cell>
          <table:table-cell table:number-columns-repeated="16379"/>
        </table:table-row>
        <table:table-row table:style-name="ro1">
          <table:table-cell office:value-type="float" office:value="13.737" table:style-name="ce1">
            <text:p>13.737</text:p>
          </table:table-cell>
          <table:table-cell office:value-type="float" office:value="17.738" table:style-name="ce1">
            <text:p>17.738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8946000000000001E-2" table:style-name="ce1">
            <text:p>0.018946</text:p>
          </table:table-cell>
          <table:table-cell office:value-type="float" office:value="5.8500000000000003E-2" table:style-name="ce1">
            <text:p>0.0585</text:p>
          </table:table-cell>
          <table:table-cell table:number-columns-repeated="16379"/>
        </table:table-row>
        <table:table-row table:style-name="ro1">
          <table:table-cell office:value-type="float" office:value="13.766999999999999" table:style-name="ce1">
            <text:p>13.767</text:p>
          </table:table-cell>
          <table:table-cell office:value-type="float" office:value="17.440999999999999" table:style-name="ce1">
            <text:p>17.441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269000000000001E-2" table:style-name="ce1">
            <text:p>0.019269</text:p>
          </table:table-cell>
          <table:table-cell office:value-type="float" office:value="5.9499999999999997E-2" table:style-name="ce1">
            <text:p>0.0595</text:p>
          </table:table-cell>
          <table:table-cell table:number-columns-repeated="16379"/>
        </table:table-row>
        <table:table-row table:style-name="ro1">
          <table:table-cell office:value-type="float" office:value="13.797000000000001" table:style-name="ce1">
            <text:p>13.797</text:p>
          </table:table-cell>
          <table:table-cell office:value-type="float" office:value="17.154" table:style-name="ce1">
            <text:p>17.154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591000000000001E-2" table:style-name="ce1">
            <text:p>0.019591</text:p>
          </table:table-cell>
          <table:table-cell office:value-type="float" office:value="6.0499999999999998E-2" table:style-name="ce1">
            <text:p>0.0605</text:p>
          </table:table-cell>
          <table:table-cell table:number-columns-repeated="16379"/>
        </table:table-row>
        <table:table-row table:style-name="ro1">
          <table:table-cell office:value-type="float" office:value="13.826000000000001" table:style-name="ce1">
            <text:p>13.826</text:p>
          </table:table-cell>
          <table:table-cell office:value-type="float" office:value="16.876999999999999" table:style-name="ce1">
            <text:p>16.87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1.9913E-2" table:style-name="ce1">
            <text:p>0.019913</text:p>
          </table:table-cell>
          <table:table-cell office:value-type="float" office:value="6.1499999999999999E-2" table:style-name="ce1">
            <text:p>0.0615</text:p>
          </table:table-cell>
          <table:table-cell table:number-columns-repeated="16379"/>
        </table:table-row>
        <table:table-row table:style-name="ro1">
          <table:table-cell office:value-type="float" office:value="13.855" table:style-name="ce1">
            <text:p>13.855</text:p>
          </table:table-cell>
          <table:table-cell office:value-type="float" office:value="16.609000000000002" table:style-name="ce1">
            <text:p>16.609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235E-2" table:style-name="ce1">
            <text:p>0.020235</text:p>
          </table:table-cell>
          <table:table-cell office:value-type="float" office:value="6.25E-2" table:style-name="ce1">
            <text:p>0.0625</text:p>
          </table:table-cell>
          <table:table-cell table:number-columns-repeated="16379"/>
        </table:table-row>
        <table:table-row table:style-name="ro1">
          <table:table-cell office:value-type="float" office:value="13.882999999999999" table:style-name="ce1">
            <text:p>13.883</text:p>
          </table:table-cell>
          <table:table-cell office:value-type="float" office:value="16.349" table:style-name="ce1">
            <text:p>16.349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556999999999999E-2" table:style-name="ce1">
            <text:p>0.020557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79"/>
        </table:table-row>
        <table:table-row table:style-name="ro1">
          <table:table-cell office:value-type="float" office:value="13.911" table:style-name="ce1">
            <text:p>13.911</text:p>
          </table:table-cell>
          <table:table-cell office:value-type="float" office:value="16.097000000000001" table:style-name="ce1">
            <text:p>16.09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0878000000000001E-2" table:style-name="ce1">
            <text:p>0.020878</text:p>
          </table:table-cell>
          <table:table-cell office:value-type="float" office:value="6.4500000000000002E-2" table:style-name="ce1">
            <text:p>0.0645</text:p>
          </table:table-cell>
          <table:table-cell table:number-columns-repeated="16379"/>
        </table:table-row>
        <table:table-row table:style-name="ro1">
          <table:table-cell office:value-type="float" office:value="13.939" table:style-name="ce1">
            <text:p>13.939</text:p>
          </table:table-cell>
          <table:table-cell office:value-type="float" office:value="15.853999999999999" table:style-name="ce1">
            <text:p>15.854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1198999999999999E-2" table:style-name="ce1">
            <text:p>0.021199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79"/>
        </table:table-row>
        <table:table-row table:style-name="ro1">
          <table:table-cell office:value-type="float" office:value="13.965999999999999" table:style-name="ce1">
            <text:p>13.966</text:p>
          </table:table-cell>
          <table:table-cell office:value-type="float" office:value="15.617000000000001" table:style-name="ce1">
            <text:p>15.617</text:p>
          </table:table-cell>
          <table:table-cell office:value-type="float" office:value="1.9323999999999999" table:style-name="ce1">
            <text:p>1.9324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>
          <table:table-cell office:value-type="float" office:value="13.993" table:style-name="ce1">
            <text:p>13.993</text:p>
          </table:table-cell>
          <table:table-cell office:value-type="float" office:value="15.388" table:style-name="ce1">
            <text:p>15.388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1840999999999999E-2" table:style-name="ce1">
            <text:p>0.021841</text:p>
          </table:table-cell>
          <table:table-cell office:value-type="float" office:value="6.7500000000000004E-2" table:style-name="ce1">
            <text:p>0.0675</text:p>
          </table:table-cell>
          <table:table-cell table:number-columns-repeated="16379"/>
        </table:table-row>
        <table:table-row table:style-name="ro1">
          <table:table-cell office:value-type="float" office:value="14.019" table:style-name="ce1">
            <text:p>14.019</text:p>
          </table:table-cell>
          <table:table-cell office:value-type="float" office:value="15.166" table:style-name="ce1">
            <text:p>15.166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162000000000001E-2" table:style-name="ce1">
            <text:p>0.022162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>
          <table:table-cell office:value-type="float" office:value="14.045" table:style-name="ce1">
            <text:p>14.045</text:p>
          </table:table-cell>
          <table:table-cell office:value-type="float" office:value="14.95" table:style-name="ce1">
            <text:p>14.9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481999999999999E-2" table:style-name="ce1">
            <text:p>0.022482</text:p>
          </table:table-cell>
          <table:table-cell office:value-type="float" office:value="6.9500000000000006E-2" table:style-name="ce1">
            <text:p>0.0695</text:p>
          </table:table-cell>
          <table:table-cell table:number-columns-repeated="16379"/>
        </table:table-row>
        <table:table-row table:style-name="ro1">
          <table:table-cell office:value-type="float" office:value="14.071" table:style-name="ce1">
            <text:p>14.071</text:p>
          </table:table-cell>
          <table:table-cell office:value-type="float" office:value="14.74" table:style-name="ce1">
            <text:p>14.74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2801999999999999E-2" table:style-name="ce1">
            <text:p>0.022802</text:p>
          </table:table-cell>
          <table:table-cell office:value-type="float" office:value="7.0499999999999993E-2" table:style-name="ce1">
            <text:p>0.0705</text:p>
          </table:table-cell>
          <table:table-cell table:number-columns-repeated="16379"/>
        </table:table-row>
        <table:table-row table:style-name="ro1">
          <table:table-cell office:value-type="float" office:value="14.096" table:style-name="ce1">
            <text:p>14.096</text:p>
          </table:table-cell>
          <table:table-cell office:value-type="float" office:value="14.537000000000001" table:style-name="ce1">
            <text:p>14.53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120999999999999E-2" table:style-name="ce1">
            <text:p>0.023121</text:p>
          </table:table-cell>
          <table:table-cell office:value-type="float" office:value="7.1499999999999994E-2" table:style-name="ce1">
            <text:p>0.0715</text:p>
          </table:table-cell>
          <table:table-cell table:number-columns-repeated="16379"/>
        </table:table-row>
        <table:table-row table:style-name="ro1">
          <table:table-cell office:value-type="float" office:value="14.121" table:style-name="ce1">
            <text:p>14.121</text:p>
          </table:table-cell>
          <table:table-cell office:value-type="float" office:value="14.339" table:style-name="ce1">
            <text:p>14.33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441E-2" table:style-name="ce1">
            <text:p>0.023441</text:p>
          </table:table-cell>
          <table:table-cell office:value-type="float" office:value="7.2499999999999995E-2" table:style-name="ce1">
            <text:p>0.0725</text:p>
          </table:table-cell>
          <table:table-cell table:number-columns-repeated="16379"/>
        </table:table-row>
        <table:table-row table:style-name="ro1">
          <table:table-cell office:value-type="float" office:value="14.146000000000001" table:style-name="ce1">
            <text:p>14.146</text:p>
          </table:table-cell>
          <table:table-cell office:value-type="float" office:value="14.146000000000001" table:style-name="ce1">
            <text:p>14.146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376E-2" table:style-name="ce1">
            <text:p>0.02376</text:p>
          </table:table-cell>
          <table:table-cell office:value-type="float" office:value="7.3499999999999996E-2" table:style-name="ce1">
            <text:p>0.0735</text:p>
          </table:table-cell>
          <table:table-cell table:number-columns-repeated="16379"/>
        </table:table-row>
        <table:table-row table:style-name="ro1">
          <table:table-cell office:value-type="float" office:value="14.17" table:style-name="ce1">
            <text:p>14.17</text:p>
          </table:table-cell>
          <table:table-cell office:value-type="float" office:value="13.959" table:style-name="ce1">
            <text:p>13.95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079E-2" table:style-name="ce1">
            <text:p>0.024079</text:p>
          </table:table-cell>
          <table:table-cell office:value-type="float" office:value="7.4499999999999997E-2" table:style-name="ce1">
            <text:p>0.0745</text:p>
          </table:table-cell>
          <table:table-cell table:number-columns-repeated="16379"/>
        </table:table-row>
        <table:table-row table:style-name="ro1">
          <table:table-cell office:value-type="float" office:value="14.194000000000001" table:style-name="ce1">
            <text:p>14.194</text:p>
          </table:table-cell>
          <table:table-cell office:value-type="float" office:value="13.776999999999999" table:style-name="ce1">
            <text:p>13.77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396999999999999E-2" table:style-name="ce1">
            <text:p>0.024397</text:p>
          </table:table-cell>
          <table:table-cell office:value-type="float" office:value="7.5499999999999998E-2" table:style-name="ce1">
            <text:p>0.0755</text:p>
          </table:table-cell>
          <table:table-cell table:number-columns-repeated="16379"/>
        </table:table-row>
        <table:table-row table:style-name="ro1">
          <table:table-cell office:value-type="float" office:value="14.217000000000001" table:style-name="ce1">
            <text:p>14.217</text:p>
          </table:table-cell>
          <table:table-cell office:value-type="float" office:value="13.599" table:style-name="ce1">
            <text:p>13.59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4715000000000001E-2" table:style-name="ce1">
            <text:p>0.024715</text:p>
          </table:table-cell>
          <table:table-cell office:value-type="float" office:value="7.6499999999999999E-2" table:style-name="ce1">
            <text:p>0.0765</text:p>
          </table:table-cell>
          <table:table-cell table:number-columns-repeated="16379"/>
        </table:table-row>
        <table:table-row table:style-name="ro1">
          <table:table-cell office:value-type="float" office:value="14.241" table:style-name="ce1">
            <text:p>14.241</text:p>
          </table:table-cell>
          <table:table-cell office:value-type="float" office:value="13.427" table:style-name="ce1">
            <text:p>13.42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033E-2" table:style-name="ce1">
            <text:p>0.025033</text:p>
          </table:table-cell>
          <table:table-cell office:value-type="float" office:value="7.7499999999999999E-2" table:style-name="ce1">
            <text:p>0.0775</text:p>
          </table:table-cell>
          <table:table-cell table:number-columns-repeated="16379"/>
        </table:table-row>
        <table:table-row table:style-name="ro1">
          <table:table-cell office:value-type="float" office:value="14.263999999999999" table:style-name="ce1">
            <text:p>14.264</text:p>
          </table:table-cell>
          <table:table-cell office:value-type="float" office:value="13.259" table:style-name="ce1">
            <text:p>13.25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350999999999999E-2" table:style-name="ce1">
            <text:p>0.025351</text:p>
          </table:table-cell>
          <table:table-cell office:value-type="float" office:value="7.85E-2" table:style-name="ce1">
            <text:p>0.0785</text:p>
          </table:table-cell>
          <table:table-cell table:number-columns-repeated="16379"/>
        </table:table-row>
        <table:table-row table:style-name="ro1">
          <table:table-cell office:value-type="float" office:value="14.286" table:style-name="ce1">
            <text:p>14.286</text:p>
          </table:table-cell>
          <table:table-cell office:value-type="float" office:value="13.095000000000001" table:style-name="ce1">
            <text:p>13.09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669000000000001E-2" table:style-name="ce1">
            <text:p>0.025669</text:p>
          </table:table-cell>
          <table:table-cell office:value-type="float" office:value="7.9500000000000001E-2" table:style-name="ce1">
            <text:p>0.0795</text:p>
          </table:table-cell>
          <table:table-cell table:number-columns-repeated="16379"/>
        </table:table-row>
        <table:table-row table:style-name="ro1">
          <table:table-cell office:value-type="float" office:value="14.308999999999999" table:style-name="ce1">
            <text:p>14.309</text:p>
          </table:table-cell>
          <table:table-cell office:value-type="float" office:value="12.935" table:style-name="ce1">
            <text:p>12.935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5985999999999999E-2" table:style-name="ce1">
            <text:p>0.025986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79"/>
        </table:table-row>
        <table:table-row table:style-name="ro1">
          <table:table-cell office:value-type="float" office:value="14.331" table:style-name="ce1">
            <text:p>14.331</text:p>
          </table:table-cell>
          <table:table-cell office:value-type="float" office:value="12.779" table:style-name="ce1">
            <text:p>12.779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6301999999999999E-2" table:style-name="ce1">
            <text:p>0.026302</text:p>
          </table:table-cell>
          <table:table-cell office:value-type="float" office:value="8.1500000000000003E-2" table:style-name="ce1">
            <text:p>0.0815</text:p>
          </table:table-cell>
          <table:table-cell table:number-columns-repeated="16379"/>
        </table:table-row>
        <table:table-row table:style-name="ro1">
          <table:table-cell office:value-type="float" office:value="14.353" table:style-name="ce1">
            <text:p>14.353</text:p>
          </table:table-cell>
          <table:table-cell office:value-type="float" office:value="12.627000000000001" table:style-name="ce1">
            <text:p>12.627</text:p>
          </table:table-cell>
          <table:table-cell office:value-type="float" office:value="1.9325000000000001" table:style-name="ce1">
            <text:p>1.9325</text:p>
          </table:table-cell>
          <table:table-cell office:value-type="float" office:value="2.6619E-2" table:style-name="ce1">
            <text:p>0.026619</text:p>
          </table:table-cell>
          <table:table-cell office:value-type="float" office:value="8.2500000000000004E-2" table:style-name="ce1">
            <text:p>0.0825</text:p>
          </table:table-cell>
          <table:table-cell table:number-columns-repeated="16379"/>
        </table:table-row>
        <table:table-row table:style-name="ro1">
          <table:table-cell office:value-type="float" office:value="14.375" table:style-name="ce1">
            <text:p>14.375</text:p>
          </table:table-cell>
          <table:table-cell office:value-type="float" office:value="12.478999999999999" table:style-name="ce1">
            <text:p>12.4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6935000000000001E-2" table:style-name="ce1">
            <text:p>0.026935</text:p>
          </table:table-cell>
          <table:table-cell office:value-type="float" office:value="8.3500000000000005E-2" table:style-name="ce1">
            <text:p>0.0835</text:p>
          </table:table-cell>
          <table:table-cell table:number-columns-repeated="16379"/>
        </table:table-row>
        <table:table-row table:style-name="ro1">
          <table:table-cell office:value-type="float" office:value="14.396000000000001" table:style-name="ce1">
            <text:p>14.396</text:p>
          </table:table-cell>
          <table:table-cell office:value-type="float" office:value="12.335000000000001" table:style-name="ce1">
            <text:p>12.33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251000000000001E-2" table:style-name="ce1">
            <text:p>0.027251</text:p>
          </table:table-cell>
          <table:table-cell office:value-type="float" office:value="8.4500000000000006E-2" table:style-name="ce1">
            <text:p>0.0845</text:p>
          </table:table-cell>
          <table:table-cell table:number-columns-repeated="16379"/>
        </table:table-row>
        <table:table-row table:style-name="ro1">
          <table:table-cell office:value-type="float" office:value="14.417" table:style-name="ce1">
            <text:p>14.417</text:p>
          </table:table-cell>
          <table:table-cell office:value-type="float" office:value="12.193" table:style-name="ce1">
            <text:p>12.19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567000000000001E-2" table:style-name="ce1">
            <text:p>0.027567</text:p>
          </table:table-cell>
          <table:table-cell office:value-type="float" office:value="8.5500000000000007E-2" table:style-name="ce1">
            <text:p>0.0855</text:p>
          </table:table-cell>
          <table:table-cell table:number-columns-repeated="16379"/>
        </table:table-row>
        <table:table-row table:style-name="ro1">
          <table:table-cell office:value-type="float" office:value="14.438000000000001" table:style-name="ce1">
            <text:p>14.438</text:p>
          </table:table-cell>
          <table:table-cell office:value-type="float" office:value="12.055999999999999" table:style-name="ce1">
            <text:p>12.05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7882000000000001E-2" table:style-name="ce1">
            <text:p>0.027882</text:p>
          </table:table-cell>
          <table:table-cell office:value-type="float" office:value="8.6499999999999994E-2" table:style-name="ce1">
            <text:p>0.0865</text:p>
          </table:table-cell>
          <table:table-cell table:number-columns-repeated="16379"/>
        </table:table-row>
        <table:table-row table:style-name="ro1">
          <table:table-cell office:value-type="float" office:value="14.459" table:style-name="ce1">
            <text:p>14.459</text:p>
          </table:table-cell>
          <table:table-cell office:value-type="float" office:value="11.920999999999999" table:style-name="ce1">
            <text:p>11.9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197E-2" table:style-name="ce1">
            <text:p>0.028197</text:p>
          </table:table-cell>
          <table:table-cell office:value-type="float" office:value="8.7499999999999994E-2" table:style-name="ce1">
            <text:p>0.0875</text:p>
          </table:table-cell>
          <table:table-cell table:number-columns-repeated="16379"/>
        </table:table-row>
        <table:table-row table:style-name="ro1">
          <table:table-cell office:value-type="float" office:value="14.478999999999999" table:style-name="ce1">
            <text:p>14.479</text:p>
          </table:table-cell>
          <table:table-cell office:value-type="float" office:value="11.79" table:style-name="ce1">
            <text:p>11.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511000000000002E-2" table:style-name="ce1">
            <text:p>0.028511</text:p>
          </table:table-cell>
          <table:table-cell office:value-type="float" office:value="8.8499999999999995E-2" table:style-name="ce1">
            <text:p>0.0885</text:p>
          </table:table-cell>
          <table:table-cell table:number-columns-repeated="16379"/>
        </table:table-row>
        <table:table-row table:style-name="ro1">
          <table:table-cell office:value-type="float" office:value="14.499000000000001" table:style-name="ce1">
            <text:p>14.499</text:p>
          </table:table-cell>
          <table:table-cell office:value-type="float" office:value="11.661" table:style-name="ce1">
            <text:p>11.66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8826000000000001E-2" table:style-name="ce1">
            <text:p>0.028826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float" office:value="14.519" table:style-name="ce1">
            <text:p>14.519</text:p>
          </table:table-cell>
          <table:table-cell office:value-type="float" office:value="11.536" table:style-name="ce1">
            <text:p>11.53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139999999999999E-2" table:style-name="ce1">
            <text:p>0.02914</text:p>
          </table:table-cell>
          <table:table-cell office:value-type="float" office:value="9.0499999999999997E-2" table:style-name="ce1">
            <text:p>0.0905</text:p>
          </table:table-cell>
          <table:table-cell table:number-columns-repeated="16379"/>
        </table:table-row>
        <table:table-row table:style-name="ro1">
          <table:table-cell office:value-type="float" office:value="14.539" table:style-name="ce1">
            <text:p>14.539</text:p>
          </table:table-cell>
          <table:table-cell office:value-type="float" office:value="11.413" table:style-name="ce1">
            <text:p>11.41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453E-2" table:style-name="ce1">
            <text:p>0.029453</text:p>
          </table:table-cell>
          <table:table-cell office:value-type="float" office:value="9.1499999999999998E-2" table:style-name="ce1">
            <text:p>0.0915</text:p>
          </table:table-cell>
          <table:table-cell table:number-columns-repeated="16379"/>
        </table:table-row>
        <table:table-row table:style-name="ro1">
          <table:table-cell office:value-type="float" office:value="14.558999999999999" table:style-name="ce1">
            <text:p>14.559</text:p>
          </table:table-cell>
          <table:table-cell office:value-type="float" office:value="11.292999999999999" table:style-name="ce1">
            <text:p>11.29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2.9766000000000001E-2" table:style-name="ce1">
            <text:p>0.029766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>
          <table:table-cell office:value-type="float" office:value="14.577999999999999" table:style-name="ce1">
            <text:p>14.578</text:p>
          </table:table-cell>
          <table:table-cell office:value-type="float" office:value="11.175000000000001" table:style-name="ce1">
            <text:p>11.17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079000000000002E-2" table:style-name="ce1">
            <text:p>0.030079</text:p>
          </table:table-cell>
          <table:table-cell office:value-type="float" office:value="9.35E-2" table:style-name="ce1">
            <text:p>0.0935</text:p>
          </table:table-cell>
          <table:table-cell table:number-columns-repeated="16379"/>
        </table:table-row>
        <table:table-row table:style-name="ro1">
          <table:table-cell office:value-type="float" office:value="14.597" table:style-name="ce1">
            <text:p>14.597</text:p>
          </table:table-cell>
          <table:table-cell office:value-type="float" office:value="11.06" table:style-name="ce1">
            <text:p>11.06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391999999999999E-2" table:style-name="ce1">
            <text:p>0.030392</text:p>
          </table:table-cell>
          <table:table-cell office:value-type="float" office:value="9.4500000000000001E-2" table:style-name="ce1">
            <text:p>0.0945</text:p>
          </table:table-cell>
          <table:table-cell table:number-columns-repeated="16379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0.948" table:style-name="ce1">
            <text:p>10.94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0703999999999999E-2" table:style-name="ce1">
            <text:p>0.030704</text:p>
          </table:table-cell>
          <table:table-cell office:value-type="float" office:value="9.5500000000000002E-2" table:style-name="ce1">
            <text:p>0.0955</text:p>
          </table:table-cell>
          <table:table-cell table:number-columns-repeated="16379"/>
        </table:table-row>
        <table:table-row table:style-name="ro1">
          <table:table-cell office:value-type="float" office:value="14.635" table:style-name="ce1">
            <text:p>14.635</text:p>
          </table:table-cell>
          <table:table-cell office:value-type="float" office:value="10.837999999999999" table:style-name="ce1">
            <text:p>10.83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015999999999998E-2" table:style-name="ce1">
            <text:p>0.031016</text:p>
          </table:table-cell>
          <table:table-cell office:value-type="float" office:value="9.6500000000000002E-2" table:style-name="ce1">
            <text:p>0.0965</text:p>
          </table:table-cell>
          <table:table-cell table:number-columns-repeated="16379"/>
        </table:table-row>
        <table:table-row table:style-name="ro1">
          <table:table-cell office:value-type="float" office:value="14.654" table:style-name="ce1">
            <text:p>14.654</text:p>
          </table:table-cell>
          <table:table-cell office:value-type="float" office:value="10.73" table:style-name="ce1">
            <text:p>10.7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327000000000001E-2" table:style-name="ce1">
            <text:p>0.031327</text:p>
          </table:table-cell>
          <table:table-cell office:value-type="float" office:value="9.7500000000000003E-2" table:style-name="ce1">
            <text:p>0.0975</text:p>
          </table:table-cell>
          <table:table-cell table:number-columns-repeated="16379"/>
        </table:table-row>
        <table:table-row table:style-name="ro1">
          <table:table-cell office:value-type="float" office:value="14.672000000000001" table:style-name="ce1">
            <text:p>14.672</text:p>
          </table:table-cell>
          <table:table-cell office:value-type="float" office:value="10.625" table:style-name="ce1">
            <text:p>10.62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637999999999999E-2" table:style-name="ce1">
            <text:p>0.031638</text:p>
          </table:table-cell>
          <table:table-cell office:value-type="float" office:value="9.8500000000000004E-2" table:style-name="ce1">
            <text:p>0.0985</text:p>
          </table:table-cell>
          <table:table-cell table:number-columns-repeated="16379"/>
        </table:table-row>
        <table:table-row table:style-name="ro1">
          <table:table-cell office:value-type="float" office:value="14.69" table:style-name="ce1">
            <text:p>14.69</text:p>
          </table:table-cell>
          <table:table-cell office:value-type="float" office:value="10.521000000000001" table:style-name="ce1">
            <text:p>10.5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1948999999999998E-2" table:style-name="ce1">
            <text:p>0.031949</text:p>
          </table:table-cell>
          <table:table-cell office:value-type="float" office:value="9.9500000000000005E-2" table:style-name="ce1">
            <text:p>0.0995</text:p>
          </table:table-cell>
          <table:table-cell table:number-columns-repeated="16379"/>
        </table:table-row>
        <table:table-row table:style-name="ro1">
          <table:table-cell office:value-type="float" office:value="14.708" table:style-name="ce1">
            <text:p>14.708</text:p>
          </table:table-cell>
          <table:table-cell office:value-type="float" office:value="10.42" table:style-name="ce1">
            <text:p>10.42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259999999999997E-2" table:style-name="ce1">
            <text:p>0.03226</text:p>
          </table:table-cell>
          <table:table-cell office:value-type="float" office:value="0.10050000000000001" table:style-name="ce1">
            <text:p>0.1005</text:p>
          </table:table-cell>
          <table:table-cell table:number-columns-repeated="16379"/>
        </table:table-row>
        <table:table-row table:style-name="ro1">
          <table:table-cell office:value-type="float" office:value="14.726000000000001" table:style-name="ce1">
            <text:p>14.726</text:p>
          </table:table-cell>
          <table:table-cell office:value-type="float" office:value="10.321" table:style-name="ce1">
            <text:p>10.32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570000000000002E-2" table:style-name="ce1">
            <text:p>0.03257</text:p>
          </table:table-cell>
          <table:table-cell office:value-type="float" office:value="0.10150000000000001" table:style-name="ce1">
            <text:p>0.1015</text:p>
          </table:table-cell>
          <table:table-cell table:number-columns-repeated="16379"/>
        </table:table-row>
        <table:table-row table:style-name="ro1">
          <table:table-cell office:value-type="float" office:value="14.744" table:style-name="ce1">
            <text:p>14.744</text:p>
          </table:table-cell>
          <table:table-cell office:value-type="float" office:value="10.224" table:style-name="ce1">
            <text:p>10.224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2878999999999999E-2" table:style-name="ce1">
            <text:p>0.032879</text:p>
          </table:table-cell>
          <table:table-cell office:value-type="float" office:value="0.10249999999999999" table:style-name="ce1">
            <text:p>0.1025</text:p>
          </table:table-cell>
          <table:table-cell table:number-columns-repeated="16379"/>
        </table:table-row>
        <table:table-row table:style-name="ro1">
          <table:table-cell office:value-type="float" office:value="14.762" table:style-name="ce1">
            <text:p>14.762</text:p>
          </table:table-cell>
          <table:table-cell office:value-type="float" office:value="10.129" table:style-name="ce1">
            <text:p>10.12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188000000000002E-2" table:style-name="ce1">
            <text:p>0.033188</text:p>
          </table:table-cell>
          <table:table-cell office:value-type="float" office:value="0.10349999999999999" table:style-name="ce1">
            <text:p>0.1035</text:p>
          </table:table-cell>
          <table:table-cell table:number-columns-repeated="16379"/>
        </table:table-row>
        <table:table-row table:style-name="ro1">
          <table:table-cell office:value-type="float" office:value="14.779" table:style-name="ce1">
            <text:p>14.779</text:p>
          </table:table-cell>
          <table:table-cell office:value-type="float" office:value="10.035" table:style-name="ce1">
            <text:p>10.03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496999999999999E-2" table:style-name="ce1">
            <text:p>0.033497</text:p>
          </table:table-cell>
          <table:table-cell office:value-type="float" office:value="0.1045" table:style-name="ce1">
            <text:p>0.1045</text:p>
          </table:table-cell>
          <table:table-cell table:number-columns-repeated="16379"/>
        </table:table-row>
        <table:table-row table:style-name="ro1">
          <table:table-cell office:value-type="float" office:value="14.795999999999999" table:style-name="ce1">
            <text:p>14.796</text:p>
          </table:table-cell>
          <table:table-cell office:value-type="float" office:value="9.9436999999999998" table:style-name="ce1">
            <text:p>9.943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3806000000000003E-2" table:style-name="ce1">
            <text:p>0.033806</text:p>
          </table:table-cell>
          <table:table-cell office:value-type="float" office:value="0.1055" table:style-name="ce1">
            <text:p>0.1055</text:p>
          </table:table-cell>
          <table:table-cell table:number-columns-repeated="16379"/>
        </table:table-row>
        <table:table-row table:style-name="ro1">
          <table:table-cell office:value-type="float" office:value="14.813000000000001" table:style-name="ce1">
            <text:p>14.813</text:p>
          </table:table-cell>
          <table:table-cell office:value-type="float" office:value="9.8538999999999994" table:style-name="ce1">
            <text:p>9.853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113999999999998E-2" table:style-name="ce1">
            <text:p>0.034114</text:p>
          </table:table-cell>
          <table:table-cell office:value-type="float" office:value="0.1065" table:style-name="ce1">
            <text:p>0.1065</text:p>
          </table:table-cell>
          <table:table-cell table:number-columns-repeated="16379"/>
        </table:table-row>
        <table:table-row table:style-name="ro1">
          <table:table-cell office:value-type="float" office:value="14.83" table:style-name="ce1">
            <text:p>14.83</text:p>
          </table:table-cell>
          <table:table-cell office:value-type="float" office:value="9.7659000000000002" table:style-name="ce1">
            <text:p>9.765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421E-2" table:style-name="ce1">
            <text:p>0.034421</text:p>
          </table:table-cell>
          <table:table-cell office:value-type="float" office:value="0.1075" table:style-name="ce1">
            <text:p>0.1075</text:p>
          </table:table-cell>
          <table:table-cell table:number-columns-repeated="16379"/>
        </table:table-row>
        <table:table-row table:style-name="ro1">
          <table:table-cell office:value-type="float" office:value="14.847" table:style-name="ce1">
            <text:p>14.847</text:p>
          </table:table-cell>
          <table:table-cell office:value-type="float" office:value="9.6795000000000009" table:style-name="ce1">
            <text:p>9.679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4729000000000003E-2" table:style-name="ce1">
            <text:p>0.034729</text:p>
          </table:table-cell>
          <table:table-cell office:value-type="float" office:value="0.1085" table:style-name="ce1">
            <text:p>0.1085</text:p>
          </table:table-cell>
          <table:table-cell table:number-columns-repeated="16379"/>
        </table:table-row>
        <table:table-row table:style-name="ro1">
          <table:table-cell office:value-type="float" office:value="14.864000000000001" table:style-name="ce1">
            <text:p>14.864</text:p>
          </table:table-cell>
          <table:table-cell office:value-type="float" office:value="9.5946999999999996" table:style-name="ce1">
            <text:p>9.594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035999999999998E-2" table:style-name="ce1">
            <text:p>0.035036</text:p>
          </table:table-cell>
          <table:table-cell office:value-type="float" office:value="0.1095" table:style-name="ce1">
            <text:p>0.1095</text:p>
          </table:table-cell>
          <table:table-cell table:number-columns-repeated="16379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9.5114999999999998" table:style-name="ce1">
            <text:p>9.5115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341999999999998E-2" table:style-name="ce1">
            <text:p>0.035342</text:p>
          </table:table-cell>
          <table:table-cell office:value-type="float" office:value="0.1105" table:style-name="ce1">
            <text:p>0.1105</text:p>
          </table:table-cell>
          <table:table-cell table:number-columns-repeated="16379"/>
        </table:table-row>
        <table:table-row table:style-name="ro1">
          <table:table-cell office:value-type="float" office:value="14.896000000000001" table:style-name="ce1">
            <text:p>14.896</text:p>
          </table:table-cell>
          <table:table-cell office:value-type="float" office:value="9.4298999999999999" table:style-name="ce1">
            <text:p>9.429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647999999999999E-2" table:style-name="ce1">
            <text:p>0.035648</text:p>
          </table:table-cell>
          <table:table-cell office:value-type="float" office:value="0.1115" table:style-name="ce1">
            <text:p>0.1115</text:p>
          </table:table-cell>
          <table:table-cell table:number-columns-repeated="16379"/>
        </table:table-row>
        <table:table-row table:style-name="ro1">
          <table:table-cell office:value-type="float" office:value="14.913" table:style-name="ce1">
            <text:p>14.913</text:p>
          </table:table-cell>
          <table:table-cell office:value-type="float" office:value="9.3497000000000003" table:style-name="ce1">
            <text:p>9.3497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5954E-2" table:style-name="ce1">
            <text:p>0.035954</text:p>
          </table:table-cell>
          <table:table-cell office:value-type="float" office:value="0.1125" table:style-name="ce1">
            <text:p>0.1125</text:p>
          </table:table-cell>
          <table:table-cell table:number-columns-repeated="16379"/>
        </table:table-row>
        <table:table-row table:style-name="ro1">
          <table:table-cell office:value-type="float" office:value="14.929" table:style-name="ce1">
            <text:p>14.929</text:p>
          </table:table-cell>
          <table:table-cell office:value-type="float" office:value="9.2710000000000008" table:style-name="ce1">
            <text:p>9.27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259E-2" table:style-name="ce1">
            <text:p>0.036259</text:p>
          </table:table-cell>
          <table:table-cell office:value-type="float" office:value="0.1135" table:style-name="ce1">
            <text:p>0.1135</text:p>
          </table:table-cell>
          <table:table-cell table:number-columns-repeated="16379"/>
        </table:table-row>
        <table:table-row table:style-name="ro1">
          <table:table-cell office:value-type="float" office:value="14.945" table:style-name="ce1">
            <text:p>14.945</text:p>
          </table:table-cell>
          <table:table-cell office:value-type="float" office:value="9.1937999999999995" table:style-name="ce1">
            <text:p>9.193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563999999999999E-2" table:style-name="ce1">
            <text:p>0.036564</text:p>
          </table:table-cell>
          <table:table-cell office:value-type="float" office:value="0.1145" table:style-name="ce1">
            <text:p>0.1145</text:p>
          </table:table-cell>
          <table:table-cell table:number-columns-repeated="16379"/>
        </table:table-row>
        <table:table-row table:style-name="ro1">
          <table:table-cell office:value-type="float" office:value="14.96" table:style-name="ce1">
            <text:p>14.96</text:p>
          </table:table-cell>
          <table:table-cell office:value-type="float" office:value="9.1179000000000006" table:style-name="ce1">
            <text:p>9.1179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6867999999999998E-2" table:style-name="ce1">
            <text:p>0.036868</text:p>
          </table:table-cell>
          <table:table-cell office:value-type="float" office:value="0.11550000000000001" table:style-name="ce1">
            <text:p>0.1155</text:p>
          </table:table-cell>
          <table:table-cell table:number-columns-repeated="16379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9.0433000000000003" table:style-name="ce1">
            <text:p>9.0433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171999999999997E-2" table:style-name="ce1">
            <text:p>0.037172</text:p>
          </table:table-cell>
          <table:table-cell office:value-type="float" office:value="0.11650000000000001" table:style-name="ce1">
            <text:p>0.1165</text:p>
          </table:table-cell>
          <table:table-cell table:number-columns-repeated="16379"/>
        </table:table-row>
        <table:table-row table:style-name="ro1">
          <table:table-cell office:value-type="float" office:value="14.992000000000001" table:style-name="ce1">
            <text:p>14.992</text:p>
          </table:table-cell>
          <table:table-cell office:value-type="float" office:value="8.9701000000000004" table:style-name="ce1">
            <text:p>8.9701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476000000000002E-2" table:style-name="ce1">
            <text:p>0.037476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>
          <table:table-cell office:value-type="float" office:value="15.007" table:style-name="ce1">
            <text:p>15.007</text:p>
          </table:table-cell>
          <table:table-cell office:value-type="float" office:value="8.8981999999999992" table:style-name="ce1">
            <text:p>8.8982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7779E-2" table:style-name="ce1">
            <text:p>0.037779</text:p>
          </table:table-cell>
          <table:table-cell office:value-type="float" office:value="0.11849999999999999" table:style-name="ce1">
            <text:p>0.1185</text:p>
          </table:table-cell>
          <table:table-cell table:number-columns-repeated="16379"/>
        </table:table-row>
        <table:table-row table:style-name="ro1">
          <table:table-cell office:value-type="float" office:value="15.022" table:style-name="ce1">
            <text:p>15.022</text:p>
          </table:table-cell>
          <table:table-cell office:value-type="float" office:value="8.8274000000000008" table:style-name="ce1">
            <text:p>8.8274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8080999999999997E-2" table:style-name="ce1">
            <text:p>0.038081</text:p>
          </table:table-cell>
          <table:table-cell office:value-type="float" office:value="0.1195" table:style-name="ce1">
            <text:p>0.1195</text:p>
          </table:table-cell>
          <table:table-cell table:number-columns-repeated="16379"/>
        </table:table-row>
        <table:table-row table:style-name="ro1">
          <table:table-cell office:value-type="float" office:value="15.037000000000001" table:style-name="ce1">
            <text:p>15.037</text:p>
          </table:table-cell>
          <table:table-cell office:value-type="float" office:value="8.7579999999999991" table:style-name="ce1">
            <text:p>8.758</text:p>
          </table:table-cell>
          <table:table-cell office:value-type="float" office:value="1.9326000000000001" table:style-name="ce1">
            <text:p>1.9326</text:p>
          </table:table-cell>
          <table:table-cell office:value-type="float" office:value="3.8384000000000001E-2" table:style-name="ce1">
            <text:p>0.038384</text:p>
          </table:table-cell>
          <table:table-cell office:value-type="float" office:value="0.1205" table:style-name="ce1">
            <text:p>0.1205</text:p>
          </table:table-cell>
          <table:table-cell table:number-columns-repeated="16379"/>
        </table:table-row>
        <table:table-row table:style-name="ro1">
          <table:table-cell office:value-type="float" office:value="15.052" table:style-name="ce1">
            <text:p>15.052</text:p>
          </table:table-cell>
          <table:table-cell office:value-type="float" office:value="8.6896000000000004" table:style-name="ce1">
            <text:p>8.689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8684999999999997E-2" table:style-name="ce1">
            <text:p>0.038685</text:p>
          </table:table-cell>
          <table:table-cell office:value-type="float" office:value="0.1215" table:style-name="ce1">
            <text:p>0.1215</text:p>
          </table:table-cell>
          <table:table-cell table:number-columns-repeated="16379"/>
        </table:table-row>
        <table:table-row table:style-name="ro1">
          <table:table-cell office:value-type="float" office:value="15.067" table:style-name="ce1">
            <text:p>15.067</text:p>
          </table:table-cell>
          <table:table-cell office:value-type="float" office:value="8.6225000000000005" table:style-name="ce1">
            <text:p>8.622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8987000000000001E-2" table:style-name="ce1">
            <text:p>0.038987</text:p>
          </table:table-cell>
          <table:table-cell office:value-type="float" office:value="0.1225" table:style-name="ce1">
            <text:p>0.1225</text:p>
          </table:table-cell>
          <table:table-cell table:number-columns-repeated="16379"/>
        </table:table-row>
        <table:table-row table:style-name="ro1">
          <table:table-cell office:value-type="float" office:value="15.082000000000001" table:style-name="ce1">
            <text:p>15.082</text:p>
          </table:table-cell>
          <table:table-cell office:value-type="float" office:value="8.5564999999999998" table:style-name="ce1">
            <text:p>8.556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287999999999997E-2" table:style-name="ce1">
            <text:p>0.039288</text:p>
          </table:table-cell>
          <table:table-cell office:value-type="float" office:value="0.1235" table:style-name="ce1">
            <text:p>0.1235</text:p>
          </table:table-cell>
          <table:table-cell table:number-columns-repeated="16379"/>
        </table:table-row>
        <table:table-row table:style-name="ro1">
          <table:table-cell office:value-type="float" office:value="15.097" table:style-name="ce1">
            <text:p>15.097</text:p>
          </table:table-cell>
          <table:table-cell office:value-type="float" office:value="8.4916" table:style-name="ce1">
            <text:p>8.491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587999999999998E-2" table:style-name="ce1">
            <text:p>0.039588</text:p>
          </table:table-cell>
          <table:table-cell office:value-type="float" office:value="0.1245" table:style-name="ce1">
            <text:p>0.1245</text:p>
          </table:table-cell>
          <table:table-cell table:number-columns-repeated="16379"/>
        </table:table-row>
        <table:table-row table:style-name="ro1">
          <table:table-cell office:value-type="float" office:value="15.111000000000001" table:style-name="ce1">
            <text:p>15.111</text:p>
          </table:table-cell>
          <table:table-cell office:value-type="float" office:value="8.4276999999999997" table:style-name="ce1">
            <text:p>8.427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3.9888E-2" table:style-name="ce1">
            <text:p>0.039888</text:p>
          </table:table-cell>
          <table:table-cell office:value-type="float" office:value="0.1255" table:style-name="ce1">
            <text:p>0.1255</text:p>
          </table:table-cell>
          <table:table-cell table:number-columns-repeated="16379"/>
        </table:table-row>
        <table:table-row table:style-name="ro1">
          <table:table-cell office:value-type="float" office:value="15.125999999999999" table:style-name="ce1">
            <text:p>15.126</text:p>
          </table:table-cell>
          <table:table-cell office:value-type="float" office:value="8.3649000000000004" table:style-name="ce1">
            <text:p>8.364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187E-2" table:style-name="ce1">
            <text:p>0.040187</text:p>
          </table:table-cell>
          <table:table-cell office:value-type="float" office:value="0.1265" table:style-name="ce1">
            <text:p>0.1265</text:p>
          </table:table-cell>
          <table:table-cell table:number-columns-repeated="16379"/>
        </table:table-row>
        <table:table-row table:style-name="ro1">
          <table:table-cell office:value-type="float" office:value="15.14" table:style-name="ce1">
            <text:p>15.14</text:p>
          </table:table-cell>
          <table:table-cell office:value-type="float" office:value="8.3031000000000006" table:style-name="ce1">
            <text:p>8.3031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486000000000001E-2" table:style-name="ce1">
            <text:p>0.040486</text:p>
          </table:table-cell>
          <table:table-cell office:value-type="float" office:value="0.1275" table:style-name="ce1">
            <text:p>0.1275</text:p>
          </table:table-cell>
          <table:table-cell table:number-columns-repeated="16379"/>
        </table:table-row>
        <table:table-row table:style-name="ro1">
          <table:table-cell office:value-type="float" office:value="15.154999999999999" table:style-name="ce1">
            <text:p>15.155</text:p>
          </table:table-cell>
          <table:table-cell office:value-type="float" office:value="8.2423999999999999" table:style-name="ce1">
            <text:p>8.242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0785000000000002E-2" table:style-name="ce1">
            <text:p>0.040785</text:p>
          </table:table-cell>
          <table:table-cell office:value-type="float" office:value="0.1285" table:style-name="ce1">
            <text:p>0.1285</text:p>
          </table:table-cell>
          <table:table-cell table:number-columns-repeated="16379"/>
        </table:table-row>
        <table:table-row table:style-name="ro1">
          <table:table-cell office:value-type="float" office:value="15.169" table:style-name="ce1">
            <text:p>15.169</text:p>
          </table:table-cell>
          <table:table-cell office:value-type="float" office:value="8.1826000000000008" table:style-name="ce1">
            <text:p>8.182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083000000000001E-2" table:style-name="ce1">
            <text:p>0.041083</text:p>
          </table:table-cell>
          <table:table-cell office:value-type="float" office:value="0.1295" table:style-name="ce1">
            <text:p>0.1295</text:p>
          </table:table-cell>
          <table:table-cell table:number-columns-repeated="16379"/>
        </table:table-row>
        <table:table-row table:style-name="ro1">
          <table:table-cell office:value-type="float" office:value="15.183" table:style-name="ce1">
            <text:p>15.183</text:p>
          </table:table-cell>
          <table:table-cell office:value-type="float" office:value="8.1236999999999995" table:style-name="ce1">
            <text:p>8.123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381000000000001E-2" table:style-name="ce1">
            <text:p>0.041381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>
          <table:table-cell office:value-type="float" office:value="15.196999999999999" table:style-name="ce1">
            <text:p>15.197</text:p>
          </table:table-cell>
          <table:table-cell office:value-type="float" office:value="8.0657999999999994" table:style-name="ce1">
            <text:p>8.065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678E-2" table:style-name="ce1">
            <text:p>0.041678</text:p>
          </table:table-cell>
          <table:table-cell office:value-type="float" office:value="0.13150000000000001" table:style-name="ce1">
            <text:p>0.1315</text:p>
          </table:table-cell>
          <table:table-cell table:number-columns-repeated="16379"/>
        </table:table-row>
        <table:table-row table:style-name="ro1">
          <table:table-cell office:value-type="float" office:value="15.211" table:style-name="ce1">
            <text:p>15.211</text:p>
          </table:table-cell>
          <table:table-cell office:value-type="float" office:value="8.0088000000000008" table:style-name="ce1">
            <text:p>8.008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1973999999999997E-2" table:style-name="ce1">
            <text:p>0.041974</text:p>
          </table:table-cell>
          <table:table-cell office:value-type="float" office:value="0.13250000000000001" table:style-name="ce1">
            <text:p>0.1325</text:p>
          </table:table-cell>
          <table:table-cell table:number-columns-repeated="16379"/>
        </table:table-row>
        <table:table-row table:style-name="ro1">
          <table:table-cell office:value-type="float" office:value="15.224" table:style-name="ce1">
            <text:p>15.224</text:p>
          </table:table-cell>
          <table:table-cell office:value-type="float" office:value="7.9527000000000001" table:style-name="ce1">
            <text:p>7.952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270000000000002E-2" table:style-name="ce1">
            <text:p>0.04227</text:p>
          </table:table-cell>
          <table:table-cell office:value-type="float" office:value="0.13350000000000001" table:style-name="ce1">
            <text:p>0.1335</text:p>
          </table:table-cell>
          <table:table-cell table:number-columns-repeated="16379"/>
        </table:table-row>
        <table:table-row table:style-name="ro1">
          <table:table-cell office:value-type="float" office:value="15.238" table:style-name="ce1">
            <text:p>15.238</text:p>
          </table:table-cell>
          <table:table-cell office:value-type="float" office:value="7.8975" table:style-name="ce1">
            <text:p>7.8975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566E-2" table:style-name="ce1">
            <text:p>0.042566</text:p>
          </table:table-cell>
          <table:table-cell office:value-type="float" office:value="0.13450000000000001" table:style-name="ce1">
            <text:p>0.1345</text:p>
          </table:table-cell>
          <table:table-cell table:number-columns-repeated="16379"/>
        </table:table-row>
        <table:table-row table:style-name="ro1">
          <table:table-cell office:value-type="float" office:value="15.252000000000001" table:style-name="ce1">
            <text:p>15.252</text:p>
          </table:table-cell>
          <table:table-cell office:value-type="float" office:value="7.8430999999999997" table:style-name="ce1">
            <text:p>7.8431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2861000000000003E-2" table:style-name="ce1">
            <text:p>0.042861</text:p>
          </table:table-cell>
          <table:table-cell office:value-type="float" office:value="0.13550000000000001" table:style-name="ce1">
            <text:p>0.1355</text:p>
          </table:table-cell>
          <table:table-cell table:number-columns-repeated="16379"/>
        </table:table-row>
        <table:table-row table:style-name="ro1">
          <table:table-cell office:value-type="float" office:value="15.265000000000001" table:style-name="ce1">
            <text:p>15.265</text:p>
          </table:table-cell>
          <table:table-cell office:value-type="float" office:value="7.7896000000000001" table:style-name="ce1">
            <text:p>7.789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156E-2" table:style-name="ce1">
            <text:p>0.043156</text:p>
          </table:table-cell>
          <table:table-cell office:value-type="float" office:value="0.13650000000000001" table:style-name="ce1">
            <text:p>0.1365</text:p>
          </table:table-cell>
          <table:table-cell table:number-columns-repeated="16379"/>
        </table:table-row>
        <table:table-row table:style-name="ro1">
          <table:table-cell office:value-type="float" office:value="15.279" table:style-name="ce1">
            <text:p>15.279</text:p>
          </table:table-cell>
          <table:table-cell office:value-type="float" office:value="7.7369000000000003" table:style-name="ce1">
            <text:p>7.736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450000000000003E-2" table:style-name="ce1">
            <text:p>0.04345</text:p>
          </table:table-cell>
          <table:table-cell office:value-type="float" office:value="0.13750000000000001" table:style-name="ce1">
            <text:p>0.1375</text:p>
          </table:table-cell>
          <table:table-cell table:number-columns-repeated="16379"/>
        </table:table-row>
        <table:table-row table:style-name="ro1">
          <table:table-cell office:value-type="float" office:value="15.292" table:style-name="ce1">
            <text:p>15.292</text:p>
          </table:table-cell>
          <table:table-cell office:value-type="float" office:value="7.6848999999999998" table:style-name="ce1">
            <text:p>7.6849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3742999999999997E-2" table:style-name="ce1">
            <text:p>0.043743</text:p>
          </table:table-cell>
          <table:table-cell office:value-type="float" office:value="0.13850000000000001" table:style-name="ce1">
            <text:p>0.1385</text:p>
          </table:table-cell>
          <table:table-cell table:number-columns-repeated="16379"/>
        </table:table-row>
        <table:table-row table:style-name="ro1">
          <table:table-cell office:value-type="float" office:value="15.305" table:style-name="ce1">
            <text:p>15.305</text:p>
          </table:table-cell>
          <table:table-cell office:value-type="float" office:value="7.6337999999999999" table:style-name="ce1">
            <text:p>7.633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037E-2" table:style-name="ce1">
            <text:p>0.044037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float" office:value="15.318" table:style-name="ce1">
            <text:p>15.318</text:p>
          </table:table-cell>
          <table:table-cell office:value-type="float" office:value="7.5834000000000001" table:style-name="ce1">
            <text:p>7.583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329E-2" table:style-name="ce1">
            <text:p>0.044329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>
          <table:table-cell office:value-type="float" office:value="15.331" table:style-name="ce1">
            <text:p>15.331</text:p>
          </table:table-cell>
          <table:table-cell office:value-type="float" office:value="7.5338000000000003" table:style-name="ce1">
            <text:p>7.533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621000000000001E-2" table:style-name="ce1">
            <text:p>0.044621</text:p>
          </table:table-cell>
          <table:table-cell office:value-type="float" office:value="0.14149999999999999" table:style-name="ce1">
            <text:p>0.1415</text:p>
          </table:table-cell>
          <table:table-cell table:number-columns-repeated="16379"/>
        </table:table-row>
        <table:table-row table:style-name="ro1">
          <table:table-cell office:value-type="float" office:value="15.343999999999999" table:style-name="ce1">
            <text:p>15.344</text:p>
          </table:table-cell>
          <table:table-cell office:value-type="float" office:value="7.4847999999999999" table:style-name="ce1">
            <text:p>7.484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4913000000000002E-2" table:style-name="ce1">
            <text:p>0.044913</text:p>
          </table:table-cell>
          <table:table-cell office:value-type="float" office:value="0.14249999999999999" table:style-name="ce1">
            <text:p>0.1425</text:p>
          </table:table-cell>
          <table:table-cell table:number-columns-repeated="16379"/>
        </table:table-row>
        <table:table-row table:style-name="ro1">
          <table:table-cell office:value-type="float" office:value="15.356999999999999" table:style-name="ce1">
            <text:p>15.357</text:p>
          </table:table-cell>
          <table:table-cell office:value-type="float" office:value="7.4367000000000001" table:style-name="ce1">
            <text:p>7.4367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204000000000001E-2" table:style-name="ce1">
            <text:p>0.045204</text:p>
          </table:table-cell>
          <table:table-cell office:value-type="float" office:value="0.14349999999999999" table:style-name="ce1">
            <text:p>0.1435</text:p>
          </table:table-cell>
          <table:table-cell table:number-columns-repeated="16379"/>
        </table:table-row>
        <table:table-row table:style-name="ro1">
          <table:table-cell office:value-type="float" office:value="15.37" table:style-name="ce1">
            <text:p>15.37</text:p>
          </table:table-cell>
          <table:table-cell office:value-type="float" office:value="7.3891999999999998" table:style-name="ce1">
            <text:p>7.389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494E-2" table:style-name="ce1">
            <text:p>0.045494</text:p>
          </table:table-cell>
          <table:table-cell office:value-type="float" office:value="0.14449999999999999" table:style-name="ce1">
            <text:p>0.1445</text:p>
          </table:table-cell>
          <table:table-cell table:number-columns-repeated="16379"/>
        </table:table-row>
        <table:table-row table:style-name="ro1">
          <table:table-cell office:value-type="float" office:value="15.382999999999999" table:style-name="ce1">
            <text:p>15.383</text:p>
          </table:table-cell>
          <table:table-cell office:value-type="float" office:value="7.3423999999999996" table:style-name="ce1">
            <text:p>7.3424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5783999999999998E-2" table:style-name="ce1">
            <text:p>0.045784</text:p>
          </table:table-cell>
          <table:table-cell office:value-type="float" office:value="0.14549999999999999" table:style-name="ce1">
            <text:p>0.1455</text:p>
          </table:table-cell>
          <table:table-cell table:number-columns-repeated="16379"/>
        </table:table-row>
        <table:table-row table:style-name="ro1">
          <table:table-cell office:value-type="float" office:value="15.395" table:style-name="ce1">
            <text:p>15.395</text:p>
          </table:table-cell>
          <table:table-cell office:value-type="float" office:value="7.2961999999999998" table:style-name="ce1">
            <text:p>7.2962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073999999999997E-2" table:style-name="ce1">
            <text:p>0.046074</text:p>
          </table:table-cell>
          <table:table-cell office:value-type="float" office:value="0.14649999999999999" table:style-name="ce1">
            <text:p>0.1465</text:p>
          </table:table-cell>
          <table:table-cell table:number-columns-repeated="16379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7.2507999999999999" table:style-name="ce1">
            <text:p>7.250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363000000000001E-2" table:style-name="ce1">
            <text:p>0.046363</text:p>
          </table:table-cell>
          <table:table-cell office:value-type="float" office:value="0.14749999999999999" table:style-name="ce1">
            <text:p>0.1475</text:p>
          </table:table-cell>
          <table:table-cell table:number-columns-repeated="16379"/>
        </table:table-row>
        <table:table-row table:style-name="ro1">
          <table:table-cell office:value-type="float" office:value="15.42" table:style-name="ce1">
            <text:p>15.42</text:p>
          </table:table-cell>
          <table:table-cell office:value-type="float" office:value="7.2060000000000004" table:style-name="ce1">
            <text:p>7.206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650999999999998E-2" table:style-name="ce1">
            <text:p>0.046651</text:p>
          </table:table-cell>
          <table:table-cell office:value-type="float" office:value="0.14849999999999999" table:style-name="ce1">
            <text:p>0.1485</text:p>
          </table:table-cell>
          <table:table-cell table:number-columns-repeated="16379"/>
        </table:table-row>
        <table:table-row table:style-name="ro1">
          <table:table-cell office:value-type="float" office:value="15.433" table:style-name="ce1">
            <text:p>15.433</text:p>
          </table:table-cell>
          <table:table-cell office:value-type="float" office:value="7.1618000000000004" table:style-name="ce1">
            <text:p>7.1618</text:p>
          </table:table-cell>
          <table:table-cell office:value-type="float" office:value="1.9327000000000001" table:style-name="ce1">
            <text:p>1.9327</text:p>
          </table:table-cell>
          <table:table-cell office:value-type="float" office:value="4.6939000000000002E-2" table:style-name="ce1">
            <text:p>0.046939</text:p>
          </table:table-cell>
          <table:table-cell office:value-type="float" office:value="0.14949999999999999" table:style-name="ce1">
            <text:p>0.1495</text:p>
          </table:table-cell>
          <table:table-cell table:number-columns-repeated="16379"/>
        </table:table-row>
        <table:table-row table:number-rows-repeated="10484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René Thibault</dc:creator>
    <meta:creation-date>2021-05-06T13:27:36Z</meta:creation-date>
    <dc:date>2022-02-16T14:21:21Z</dc:date>
    <meta:editing-cycles>77</meta:editing-cycles>
    <meta:editing-duration>PT969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.05" chart:minimum="1.65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66ff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:.$A$157"/>
          </chart:axis>
          <chart:series chart:label-cell-address="Sheet1.$B$7" chart:values-cell-range-address="Sheet1.$B$8:.$B$157" chart:class="chart:line" chart:attached-axis="primary-y" chart:style-name="G0S0">
            <chart:data-point chart:repeated="150"/>
          </chart:series>
          <chart:series chart:label-cell-address="Sheet1.$J$7" chart:values-cell-range-address="Sheet1.$J$8:.$J$157" chart:class="chart:line" chart:attached-axis="primary-y" chart:style-name="G0S1">
            <chart:data-point chart:repeated="150"/>
          </chart:series>
          <chart:series chart:label-cell-address="Sheet1.$Q$7" chart:values-cell-range-address="Sheet1.$Q$8:.$Q$157" chart:class="chart:line" chart:attached-axis="primary-y" chart:style-name="G0S2">
            <chart:data-point chart:repeated="1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000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66ff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:.$A$157"/>
          </chart:axis>
          <chart:series chart:label-cell-address="Sheet1.$C$7" chart:values-cell-range-address="Sheet1.$C$8:.$C$157" chart:class="chart:line" chart:attached-axis="primary-y" chart:style-name="G0S0">
            <chart:data-point chart:repeated="150"/>
          </chart:series>
          <chart:series chart:label-cell-address="Sheet1.$I$7" chart:values-cell-range-address="Sheet1.$I$8:.$I$157" chart:class="chart:line" chart:attached-axis="primary-y" chart:style-name="G0S1">
            <chart:data-point chart:repeated="150"/>
          </chart:series>
          <chart:series chart:label-cell-address="Sheet1.$P$7" chart:values-cell-range-address="Sheet1.$P$8:.$P$157" chart:class="chart:line" chart:attached-axis="primary-y" chart:style-name="G0S2">
            <chart:data-point chart:repeated="1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.3" chart:minimum="4.5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66ff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:.$A$157"/>
          </chart:axis>
          <chart:series chart:label-cell-address="Sheet1.$D$7" chart:values-cell-range-address="Sheet1.$D$8:.$D$157" chart:class="chart:line" chart:attached-axis="primary-y" chart:style-name="G0S0">
            <chart:data-point chart:repeated="150"/>
          </chart:series>
          <chart:series chart:label-cell-address="Sheet1.$H$7" chart:values-cell-range-address="Sheet1.$H$8:.$H$157" chart:class="chart:line" chart:attached-axis="primary-y" chart:style-name="G0S1">
            <chart:data-point chart:repeated="150"/>
          </chart:series>
          <chart:series chart:label-cell-address="Sheet1.$O$7" chart:values-cell-range-address="Sheet1.$O$8:.$O$157" chart:class="chart:line" chart:attached-axis="primary-y" chart:style-name="G0S2">
            <chart:data-point chart:repeated="1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05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66ff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:.$A$157"/>
          </chart:axis>
          <chart:series chart:label-cell-address="Sheet1.$E$7" chart:values-cell-range-address="Sheet1.$E$8:.$E$157" chart:class="chart:line" chart:attached-axis="primary-y" chart:style-name="G0S0">
            <chart:data-point chart:repeated="150"/>
          </chart:series>
          <chart:series chart:label-cell-address="Sheet1.$K$7" chart:values-cell-range-address="Sheet1.$K$8:.$K$156" chart:class="chart:line" chart:attached-axis="primary-y" chart:style-name="G0S1">
            <chart:data-point chart:repeated="149"/>
          </chart:series>
          <chart:series chart:label-cell-address="Sheet1.$R$7" chart:values-cell-range-address="Sheet1.$R$8:.$R$157" chart:class="chart:line" chart:attached-axis="primary-y" chart:style-name="G0S2">
            <chart:data-point chart:repeated="15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.3" chart:minimum="4.5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66ff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841.8330708661417pt" svg:width="1496.69291338582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:.$A$157"/>
          </chart:axis>
          <chart:series chart:label-cell-address="Sheet1.$D$7" chart:values-cell-range-address="Sheet1.$D$8:.$D$157" chart:class="chart:line" chart:attached-axis="primary-y" chart:style-name="G0S0">
            <chart:data-point chart:repeated="150"/>
          </chart:series>
          <chart:series chart:label-cell-address="Sheet1.$H$7" chart:values-cell-range-address="Sheet1.$H$8:.$H$157" chart:class="chart:line" chart:attached-axis="primary-y" chart:style-name="G0S1">
            <chart:data-point chart:repeated="150"/>
          </chart:series>
          <chart:series chart:label-cell-address="Sheet1.$O$7" chart:values-cell-range-address="Sheet1.$O$8:.$O$157" chart:class="chart:line" chart:attached-axis="primary-y" chart:style-name="G0S2">
            <chart:data-point chart:repeated="15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